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test.xml"/>
  <manifest:file-entry manifest:media-type="text/xml" manifest:full-path="Dialogs/Standard/dialog-lb.xml"/>
  <manifest:file-entry manifest:media-type="" manifest:full-path="Dialogs/Standard/"/>
  <manifest:file-entry manifest:media-type="" manifest:full-path="Dialogs/"/>
  <manifest:file-entry manifest:media-type="text/xml" manifest:full-path="content.xml"/>
  <manifest:file-entry manifest:media-type="text/xml" manifest:full-path="Basic/Standard/test.xml"/>
  <manifest:file-entry manifest:media-type="text/xml" manifest:full-path="Basic/Standard/ModBrisanje06.xml"/>
  <manifest:file-entry manifest:media-type="text/xml" manifest:full-path="Basic/Standard/ModObradaXML06.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Arial Black" svg:font-family="'Arial Black'"/>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35cm"/>
    </style:style>
    <style:style style:name="co2" style:family="table-column">
      <style:table-column-properties fo:break-before="auto" style:column-width="0.531cm"/>
    </style:style>
    <style:style style:name="co3" style:family="table-column">
      <style:table-column-properties fo:break-before="auto" style:column-width="0.474cm"/>
    </style:style>
    <style:style style:name="co4" style:family="table-column">
      <style:table-column-properties fo:break-before="auto" style:column-width="0.727cm"/>
    </style:style>
    <style:style style:name="co5" style:family="table-column">
      <style:table-column-properties fo:break-before="auto" style:column-width="0.979cm"/>
    </style:style>
    <style:style style:name="co6" style:family="table-column">
      <style:table-column-properties fo:break-before="auto" style:column-width="1.035cm"/>
    </style:style>
    <style:style style:name="co7" style:family="table-column">
      <style:table-column-properties fo:break-before="auto" style:column-width="0.951cm"/>
    </style:style>
    <style:style style:name="co8" style:family="table-column">
      <style:table-column-properties fo:break-before="auto" style:column-width="1.79cm"/>
    </style:style>
    <style:style style:name="co9" style:family="table-column">
      <style:table-column-properties fo:break-before="auto" style:column-width="1.774cm"/>
    </style:style>
    <style:style style:name="ro1" style:family="table-row">
      <style:table-row-properties style:row-height="0.427cm" fo:break-before="auto" style:use-optimal-row-height="true"/>
    </style:style>
    <style:style style:name="ro2" style:family="table-row">
      <style:table-row-properties style:row-height="0.87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446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0.767cm" fo:break-before="auto" style:use-optimal-row-height="false"/>
    </style:style>
    <style:style style:name="ro8" style:family="table-row">
      <style:table-row-properties style:row-height="0.709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979cm" fo:break-before="auto" style:use-optimal-row-height="false"/>
    </style:style>
    <style:style style:name="ro11" style:family="table-row">
      <style:table-row-properties style:row-height="0.88cm" fo:break-before="auto" style:use-optimal-row-height="false"/>
    </style:style>
    <style:style style:name="ro12" style:family="table-row">
      <style:table-row-properties style:row-height="0.397cm" fo:break-before="page" style:use-optimal-row-height="false"/>
    </style:style>
    <style:style style:name="ro13" style:family="table-row">
      <style:table-row-properties style:row-height="0.397cm" fo:break-before="auto" style:use-optimal-row-height="false"/>
    </style:style>
    <style:style style:name="ro14" style:family="table-row">
      <style:table-row-properties style:row-height="1.138cm" fo:break-before="auto" style:use-optimal-row-height="false"/>
    </style:style>
    <style:style style:name="ro15" style:family="table-row">
      <style:table-row-properties style:row-height="1.111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0.926cm" fo:break-before="auto" style:use-optimal-row-height="false"/>
    </style:style>
    <style:style style:name="ro18" style:family="table-row">
      <style:table-row-properties style:row-height="0.953cm" fo:break-before="auto" style:use-optimal-row-height="false"/>
    </style:style>
    <style:style style:name="ro19" style:family="table-row">
      <style:table-row-properties style:row-height="0.427cm" fo:break-before="page" style:use-optimal-row-height="true"/>
    </style:style>
    <style:style style:name="ro20" style:family="table-row">
      <style:table-row-properties style:row-height="0.582cm" fo:break-before="auto" style:use-optimal-row-height="false"/>
    </style:style>
    <style:style style:name="ro21" style:family="table-row">
      <style:table-row-properties style:row-height="1.409cm" fo:break-before="auto" style:use-optimal-row-height="false"/>
    </style:style>
    <style:style style:name="ro22" style:family="table-row">
      <style:table-row-properties style:row-height="1.667cm" fo:break-before="auto" style:use-optimal-row-height="false"/>
    </style:style>
    <style:style style:name="ro23" style:family="table-row">
      <style:table-row-properties style:row-height="1.005cm" fo:break-before="auto" style:use-optimal-row-height="false"/>
    </style:style>
    <style:style style:name="ro24" style:family="table-row">
      <style:table-row-properties style:row-height="1.879cm" fo:break-before="auto" style:use-optimal-row-height="false"/>
    </style:style>
    <style:style style:name="ro25" style:family="table-row">
      <style:table-row-properties style:row-height="1.773cm" fo:break-before="auto" style:use-optimal-row-height="false"/>
    </style:style>
    <style:style style:name="ro26" style:family="table-row">
      <style:table-row-properties style:row-height="1.429cm" fo:break-before="auto" style:use-optimal-row-height="false"/>
    </style:style>
    <style:style style:name="ro27" style:family="table-row">
      <style:table-row-properties style:row-height="1.217cm" fo:break-before="auto" style:use-optimal-row-height="false"/>
    </style:style>
    <style:style style:name="ro28" style:family="table-row">
      <style:table-row-properties style:row-height="1.746cm" fo:break-before="auto" style:use-optimal-row-height="false"/>
    </style:style>
    <style:style style:name="ro29" style:family="table-row">
      <style:table-row-properties style:row-height="1.349cm" fo:break-before="auto" style:use-optimal-row-height="false"/>
    </style:style>
    <style:style style:name="ro30" style:family="table-row">
      <style:table-row-properties style:row-height="1.164cm" fo:break-before="auto" style:use-optimal-row-height="false"/>
    </style:style>
    <style:style style:name="ro31" style:family="table-row">
      <style:table-row-properties style:row-height="1.376cm" fo:break-before="auto" style:use-optimal-row-height="false"/>
    </style:style>
    <style:style style:name="ro32" style:family="table-row">
      <style:table-row-properties style:row-height="0.342cm" fo:break-before="page" style:use-optimal-row-height="true"/>
    </style:style>
    <style:style style:name="ro33" style:family="table-row">
      <style:table-row-properties style:row-height="0.45cm" fo:break-before="page" style:use-optimal-row-height="false"/>
    </style:style>
    <style:style style:name="ro34" style:family="table-row">
      <style:table-row-properties style:row-height="0.423cm" fo:break-before="auto" style:use-optimal-row-height="false"/>
    </style:style>
    <style:style style:name="ro35" style:family="table-row">
      <style:table-row-properties style:row-height="0.367cm" fo:break-before="auto" style:use-optimal-row-height="true"/>
    </style:style>
    <style:style style:name="ta1" style:family="table" style:master-page-name="PageStyle_5f_FI_20_2008">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 style:family="table-cell" style:parent-style-name="Default">
      <style:table-cell-properties style:glyph-orientation-vertical="0"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Normal_5f_Sheet3">
      <style:table-cell-properties style:glyph-orientation-vertical="0" fo:border-bottom="non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 style:family="table-cell" style:parent-style-name="Normal_5f_Sheet3">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 style:family="table-cell" style:parent-style-name="Normal_5f_Sheet3" style:data-style-name="N100">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 style:family="table-cell" style:parent-style-name="Normal_5f_Sheet3">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 style:family="table-cell" style:parent-style-name="Normal_5f_Sheet3">
      <style:table-cell-properties style:glyph-orientation-vertical="0" fo:border-bottom="non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0.035cm solid #1a1a1a"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 style:family="table-cell" style:parent-style-name="Normal_5f_Sheet3">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 style:family="table-cell" style:parent-style-name="Normal_5f_Sheet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 style:family="table-cell" style:parent-style-name="Default">
      <style:table-cell-properties style:glyph-orientation-vertical="0" fo:background-color="#c0c0c0"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35cm solid #1a1a1a" style:diagonal-bl-tr="none" style:diagonal-tl-br="none" style:text-align-source="value-type" style:repeat-content="false" fo:wrap-option="wrap" fo:border-left="0.035cm solid #1a1a1a"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Normal_5f_Sheet3">
      <style:table-cell-properties style:glyph-orientation-vertical="0" fo:border-bottom="none" style:diagonal-bl-tr="none" style:diagonal-tl-br="none" style:text-align-source="fix" style:repeat-content="false" fo:background-color="transparent" fo:wrap-option="wrap" fo:border-left="0.035cm solid #1a1a1a"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0"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0.035cm solid #1a1a1a"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1"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0.035cm solid #1a1a1a"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2" style:family="table-cell" style:parent-style-name="Normal_5f_Sheet3">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3"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0.035cm solid #1a1a1a"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4" style:family="table-cell" style:parent-style-name="Normal_5f_Sheet3">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 style:family="table-cell" style:parent-style-name="Normal_5f_Sheet1">
      <style:table-cell-properties style:glyph-orientation-vertical="0" fo:background-color="#c0c0c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6" style:family="table-cell" style:parent-style-name="Default">
      <style:table-cell-properties style:glyph-orientation-vertical="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Normal_5f_Sheet1">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Normal_5f_Sheet1">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 style:family="table-cell" style:parent-style-name="Normal_5f_Sheet1">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Normal_5f_Sheet1">
      <style:table-cell-properties style:glyph-orientation-vertical="0" fo:background-color="#c0c0c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no-wrap" fo:border-left="0.035cm solid #1a1a1a"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Normal_5f_Sheet3">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wrap" fo:border-left="0.035cm solid #1a1a1a"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Normal_5f_Sheet3">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7" style:family="table-cell" style:parent-style-name="Normal_5f_Sheet3">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 style:family="table-cell" style:parent-style-name="Default">
      <style:table-cell-properties style:glyph-orientation-vertical="0" fo:border-bottom="0.035cm solid #1a1a1a" fo:background-color="#c0c0c0" style:cell-protect="protected" style:print-content="true" style:diagonal-bl-tr="none" style:diagonal-tl-br="none" style:text-align-source="fix" style:repeat-content="false" fo:wrap-option="wrap" fo:border-left="0.035cm solid #1a1a1a"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Normal_5f_Sheet3" style:data-style-name="N100">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0" style:family="table-cell" style:parent-style-name="Normal_5f_Sheet3">
      <style:table-cell-properties style:glyph-orientation-vertical="0" fo:border-bottom="0.035cm solid #ffffff" style:cell-protect="protected" style:print-content="true" style:diagonal-bl-tr="none" style:diagonal-tl-br="none" style:text-align-source="fix" style:repeat-content="false" fo:background-color="transparent" fo:wrap-option="wrap" fo:border-left="0.035cm solid #ffffff" style:direction="ltr" fo:border-right="0.035cm solid #ffffff"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 style:family="table-cell" style:parent-style-name="Default">
      <style:table-cell-properties fo:border-bottom="0.035cm solid #1a1a1a" style:cell-protect="protected" style:print-content="true" style:diagonal-bl-tr="none" style:diagonal-tl-br="none" fo:border-left="none"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Normal_5f_Sheet3">
      <style:table-cell-properties style:glyph-orientation-vertical="0" fo:background-color="#c0c0c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wrap" fo:border-left="0.035cm solid #1a1a1a"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Normal_5f_Sheet3">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5" style:family="table-cell" style:parent-style-name="Normal_5f_Sheet3"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 style:family="table-cell" style:parent-style-name="Normal_5f_Sheet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7" style:family="table-cell" style:parent-style-name="Normal_5f_Sheet3">
      <style:table-cell-properties style:glyph-orientation-vertical="0" fo:background-color="#c0c0c0"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table-cell-properties style:glyph-orientation-vertical="0" fo:border-bottom="0.035cm solid #1a1a1a" style:diagonal-bl-tr="none" style:diagonal-tl-br="none" style:text-align-source="fix" style:repeat-content="false" fo:wrap-option="wrap" fo:border-left="0.035cm solid #1a1a1a"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 style:family="table-cell" style:parent-style-name="Normal_5f_Sheet3" style:data-style-name="N100">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1" style:family="table-cell" style:parent-style-name="Default">
      <style:table-cell-properties style:glyph-orientation-vertical="0" fo:background-color="#ff000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2"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glyph-orientation-vertical="0" fo:border-bottom="0.035cm solid #1a1a1a" fo:background-color="#c0c0c0"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1a1a1a" style:direction="ltr" fo:border-right="0.035cm solid #1a1a1a"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7" style:family="table-cell" style:parent-style-name="Default">
      <style:table-cell-properties style:glyph-orientation-vertical="0" fo:border-bottom="0.035cm solid #1a1a1a" style:diagonal-bl-tr="none" style:diagonal-tl-br="none" style:text-align-source="value-type" style:repeat-content="false" fo:background-color="transparent" fo:wrap-option="no-wrap" fo:border-left="0.035cm solid #1a1a1a" style:direction="ltr" fo:border-right="0.035cm solid #1a1a1a"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0.035cm solid #1a1a1a"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1a1a1a" style:direction="ltr" fo:border-right="0.035cm solid #1a1a1a"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background-color="transparent" fo:wrap-option="no-wrap" fo:border="0.035cm solid #1a1a1a"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62" style:family="table-cell" style:parent-style-name="Normal_5f_Sheet1">
      <style:table-cell-properties style:glyph-orientation-vertical="0" fo:background-color="#c0c0c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Normal_5f_Sheet1">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4" style:family="table-cell" style:parent-style-name="Normal_5f_Sheet1">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 style:family="table-cell" style:parent-style-name="Normal_5f_Sheet1">
      <style:table-cell-properties style:glyph-orientation-vertical="0" fo:border-bottom="none"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6"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8" style:family="table-cell" style:parent-style-name="Default">
      <style:table-cell-properties style:glyph-orientation-vertical="0" fo:background-color="#ff0000" style:cell-protect="protected"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9"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4"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6" style:family="table-cell" style:parent-style-name="Default">
      <style:table-cell-properties style:glyph-orientation-vertical="0" fo:border-bottom="none"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 style:family="table-cell" style:parent-style-name="Default">
      <style:table-cell-properties style:glyph-orientation-vertical="0" fo:border-bottom="0.035cm solid #1a1a1a"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Default">
      <style:table-cell-properties style:glyph-orientation-vertical="0" fo:border-bottom="0.035cm solid #ffffff" style:cell-protect="protected" style:print-content="true" style:diagonal-bl-tr="none" style:diagonal-tl-br="none" style:text-align-source="fix" style:repeat-content="false" fo:background-color="transparent" fo:wrap-option="wrap" fo:border-left="0.035cm solid #ffffff" style:direction="ltr" fo:border-right="0.035cm solid #ffffff"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style:glyph-orientation-vertical="0" fo:border-bottom="0.035cm solid #1a1a1a"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 style:family="table-cell" style:parent-style-name="Default" style:data-style-name="N100">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3"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4"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85"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7"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able-cell-properties style:glyph-orientation-vertical="0" fo:border-bottom="0.035cm solid #1a1a1a"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table-cell-properties style:glyph-orientation-vertical="0" fo:border-bottom="0.035cm solid #1a1a1a"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0" style:family="table-cell" style:parent-style-name="Default" style:data-style-name="N100">
      <style:table-cell-properties style:glyph-orientation-vertical="0" fo:border-bottom="0.035cm solid #1a1a1a"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1"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data-style-name="N100">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3"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4" style:family="table-cell" style:parent-style-name="Normal_5f_Sheet1">
      <style:table-cell-properties style:glyph-orientation-vertical="0" fo:border-bottom="0.035cm solid #1a1a1a"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5" style:family="table-cell" style:parent-style-name="Normal_5f_Sheet1">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6" style:family="table-cell" style:parent-style-name="Normal_5f_Sheet1">
      <style:table-cell-properties style:glyph-orientation-vertical="0" fo:border-bottom="none" fo:background-color="#c0c0c0" style:cell-protect="protected"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no-wrap" fo:border-left="none"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 style:family="table-cell" style:parent-style-name="Normal_5f_Sheet3">
      <style:table-cell-properties style:glyph-orientation-vertical="0" fo:border-bottom="non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0.035cm solid #1a1a1a"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9" style:family="table-cell" style:parent-style-name="Normal_5f_Sheet3">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0" style:family="table-cell" style:parent-style-name="Normal_5f_Sheet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table-cell-properties style:glyph-orientation-vertical="0" fo:border-bottom="0.035cm solid #1a1a1a"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2" style:family="table-cell" style:parent-style-name="Normal_5f_Sheet1">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3" style:family="table-cell" style:parent-style-name="Normal_5f_Sheet1">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4" style:family="table-cell" style:parent-style-name="Normal_5f_Sheet1">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5" style:family="table-cell" style:parent-style-name="Normal_5f_Sheet1">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6" style:family="table-cell" style:parent-style-name="Normal_5f_Sheet1">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7" style:family="table-cell" style:parent-style-name="Normal_5f_Sheet1">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8" style:family="table-cell" style:parent-style-name="Default">
      <style:table-cell-properties style:glyph-orientation-vertical="0" fo:border-bottom="0.035cm solid #1a1a1a"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data-style-name="N100">
      <style:table-cell-properties style:glyph-orientation-vertical="0" fo:background-color="#00ffff" style:cell-protect="none"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10" style:family="table-cell" style:parent-style-name="Default" style:data-style-name="N100">
      <style:table-cell-properties style:glyph-orientation-vertical="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1" style:family="table-cell" style:parent-style-name="Default" style:data-style-name="N10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1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3"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14" style:family="table-cell" style:parent-style-name="Default">
      <style:table-cell-properties style:glyph-orientation-vertical="0" fo:border-bottom="none" fo:background-color="#c0c0c0"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5cm solid #1a1a1a" fo:background-color="#c0c0c0"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data-style-name="N100">
      <style:table-cell-properties style:glyph-orientation-vertical="0" fo:border-bottom="0.035cm solid #1a1a1a"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8"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9"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0"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1" style:family="table-cell" style:parent-style-name="Default">
      <style:table-cell-properties style:glyph-orientation-vertical="0" fo:border-bottom="0.035cm solid #1a1a1a" style:diagonal-bl-tr="none" style:diagonal-tl-br="none" style:text-align-source="fix" style:repeat-content="false" fo:wrap-option="wrap" fo:border-left="none"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2" style:family="table-cell" style:parent-style-name="Default">
      <style:table-cell-properties style:glyph-orientation-vertical="0" fo:border-bottom="0.035cm solid #1a1a1a" fo:background-color="#c0c0c0"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3" style:family="table-cell" style:parent-style-name="Default">
      <style:table-cell-properties style:glyph-orientation-vertical="0" fo:border-bottom="0.035cm solid #1a1a1a"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4" style:family="table-cell" style:parent-style-name="Default" style:data-style-name="N100">
      <style:table-cell-properties style:glyph-orientation-vertical="0" fo:border-bottom="0.035cm solid #1a1a1a"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5" style:family="table-cell" style:parent-style-name="Default" style:data-style-name="N100">
      <style:table-cell-properties style:glyph-orientation-vertical="0" fo:border-bottom="0.035cm solid #1a1a1a" fo:background-color="#00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6" style:family="table-cell" style:parent-style-name="Default" style:data-style-name="N100">
      <style:table-cell-properties style:glyph-orientation-vertical="0" fo:border-bottom="0.035cm solid #1a1a1a"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9" style:family="table-cell" style:parent-style-name="Normal_5f_Sheet3">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0" style:family="table-cell" style:parent-style-name="Normal_5f_Sheet3">
      <style:table-cell-properties style:glyph-orientation-vertical="0" fo:border-bottom="0.035cm solid #ffffff" style:cell-protect="protected" style:print-content="true" style:diagonal-bl-tr="none" style:diagonal-tl-br="none" style:text-align-source="fix" style:repeat-content="false" fo:background-color="transparent" fo:wrap-option="wrap" fo:border-left="0.035cm solid #ffffff" style:direction="ltr" fo:border-right="0.035cm solid #ffffff" style:rotation-angle="0" style:rotation-align="none" style:shrink-to-fit="false" fo:border-top="0.035cm solid #1a1a1a" style:vertical-align="top"/>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1" style:family="table-cell" style:parent-style-name="Normal_5f_Sheet3">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2" style:family="table-cell" style:parent-style-name="Normal_5f_Sheet3">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3" style:family="table-cell" style:parent-style-name="Default">
      <style:table-cell-properties style:glyph-orientation-vertical="0" fo:border-bottom="0.035cm solid #1a1a1a"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4" style:family="table-cell" style:parent-style-name="Default">
      <style:table-cell-properties style:glyph-orientation-vertical="0" fo:border-bottom="0.035cm solid #1a1a1a" style:diagonal-bl-tr="none" style:diagonal-tl-br="none" style:text-align-source="fix" style:repeat-content="false" fo:wrap-option="wrap" fo:border-left="none" style:direction="ltr" fo:border-right="none" style:rotation-angle="0" style:rotation-align="none" style:shrink-to-fit="false" fo:border-top="0.035cm solid #1a1a1a" style:vertical-align="automatic"/>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5" style:family="table-cell" style:parent-style-name="Default">
      <style:table-cell-properties style:cell-protect="protected" style:print-content="true" style:diagonal-bl-tr="none" style:diagonal-tl-br="none"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6"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1a1a1a"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9" style:family="table-cell" style:parent-style-name="Default">
      <style:table-cell-properties style:glyph-orientation-vertical="0" fo:border-bottom="0.035cm solid #ffffff" style:cell-protect="protected" style:print-content="true" style:diagonal-bl-tr="none" style:diagonal-tl-br="none" style:text-align-source="value-type" style:repeat-content="false" fo:background-color="transparent" fo:wrap-option="wrap" fo:border-left="0.035cm solid #ffffff" style:direction="ltr" fo:border-right="0.035cm solid #ffffff"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0"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1"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42"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3"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none"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4"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table-cell-properties fo:background-color="#ffffff" style:cell-protect="protected" style:print-content="true" style:diagonal-bl-tr="none" style:diagonal-tl-br="none"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7" style:family="table-cell" style:parent-style-name="Default">
      <style:table-cell-properties style:glyph-orientation-vertical="0" fo:border-bottom="0.035cm solid #1a1a1a"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table-cell-properties style:glyph-orientation-vertical="0" fo:border-bottom="0.035cm solid #1a1a1a"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9"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0" style:family="table-cell" style:parent-style-name="Default">
      <style:table-cell-properties style:glyph-orientation-vertical="0" fo:border-bottom="0.035cm solid #1a1a1a" fo:background-color="#c0c0c0"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1" style:family="table-cell" style:parent-style-name="Normal_5f_Sheet3">
      <style:table-cell-properties style:glyph-orientation-vertical="0" fo:border-bottom="non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0.035cm solid #1a1a1a" style:vertical-align="top"/>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2"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3" style:family="table-cell" style:parent-style-name="Normal_5f_Sheet3">
      <style:table-cell-properties style:glyph-orientation-vertical="0" fo:border-bottom="non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4" style:family="table-cell" style:parent-style-name="Normal_5f_Sheet3">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5"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6" style:family="table-cell" style:parent-style-name="Normal_5f_Sheet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57" style:family="table-cell" style:parent-style-name="Normal_5f_Sheet3">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8" style:family="table-cell" style:parent-style-name="Default" style:data-style-name="N100">
      <style:table-cell-properties style:glyph-orientation-vertical="0" fo:border-bottom="0.035cm solid #1a1a1a" fo:background-color="#00ffff" style:cell-protect="none"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9" style:family="table-cell" style:parent-style-name="Default" style:data-style-name="N100">
      <style:table-cell-properties style:glyph-orientation-vertical="0" fo:border-bottom="0.035cm solid #1a1a1a"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60"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fix" style:repeat-content="false" fo:wrap-option="no-wrap" fo:border="0.035cm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2" style:family="table-cell" style:parent-style-name="Default">
      <style:table-cell-properties style:glyph-orientation-vertical="0" fo:border-bottom="0.035cm solid #1a1a1a" style:diagonal-bl-tr="none" style:diagonal-tl-br="none" style:text-align-source="fix" style:repeat-content="false" fo:wrap-option="no-wrap" fo:border-left="0.035cm solid #1a1a1a"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4" style:family="table-cell" style:parent-style-name="Normal_5f_Sheet1">
      <style:table-cell-properties style:glyph-orientation-vertical="0" fo:border-bottom="0.035cm solid #1a1a1a"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5" style:family="table-cell" style:parent-style-name="Normal_5f_Sheet1">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style:glyph-orientation-vertical="0" fo:border-bottom="0.035cm solid #1a1a1a"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1"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2" style:family="table-cell" style:parent-style-name="Normal_5f_Sheet1">
      <style:table-cell-properties style:glyph-orientation-vertical="0" fo:border-bottom="0.035cm solid #1a1a1a" style:diagonal-bl-tr="none" style:diagonal-tl-br="none" style:text-align-source="fix" style:repeat-content="false" fo:background-color="transparent" fo:wrap-option="no-wrap" fo:border-left="0.035cm solid #1a1a1a"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73" style:family="table-cell" style:parent-style-name="Normal_5f_Sheet1">
      <style:table-cell-properties style:glyph-orientation-vertical="0" fo:border-bottom="0.035cm solid #1a1a1a" style:cell-protect="protected" style:print-content="true" style:diagonal-bl-tr="none" style:diagonal-tl-br="none" style:text-align-source="fix" style:repeat-content="false" fo:background-color="transparent" fo:wrap-option="no-wrap" fo:border-left="0.035cm solid #1a1a1a"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74" style:family="table-cell" style:parent-style-name="Normal_5f_Sheet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7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order-bottom="0.035cm solid #1a1a1a" style:diagonal-bl-tr="none" style:diagonal-tl-br="none" style:text-align-source="fix" style:repeat-content="false" fo:wrap-option="no-wrap" fo:border-left="none" style:direction="ltr" fo:border-right="0.035cm solid #1a1a1a"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8" style:family="table-cell" style:parent-style-name="Default">
      <style:table-cell-properties style:glyph-orientation-vertical="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9" style:family="table-cell" style:parent-style-name="Default" style:data-style-name="N0">
      <style:table-cell-properties style:glyph-orientation-vertical="0" fo:background-color="#00ffff" style:cell-protect="none"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0" style:family="table-cell" style:parent-style-name="Normal_5f_Sheet1">
      <style:table-cell-properties style:glyph-orientation-vertical="0" style:diagonal-bl-tr="none" style:diagonal-tl-br="none" style:text-align-source="fix" style:repeat-content="false" fo:background-color="transparent"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81" style:family="table-cell" style:parent-style-name="Normal_5f_Sheet1">
      <style:table-cell-properties style:glyph-orientation-vertical="0" style:cell-protect="protected" style:print-content="true" style:diagonal-bl-tr="none" style:diagonal-tl-br="none" style:text-align-source="fix" style:repeat-content="false" fo:background-color="transparent"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82" style:family="table-cell" style:parent-style-name="Default">
      <style:table-cell-properties style:glyph-orientation-vertical="0" fo:background-color="#ff000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100">
      <style:table-cell-properties style:glyph-orientation-vertical="0"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84"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85"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data-style-name="N0">
      <style:table-cell-properties style:glyph-orientation-vertical="0" fo:border-bottom="0.035cm solid #1a1a1a" fo:background-color="#00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fo:border-bottom="0.035cm solid #1a1a1a"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8" style:family="table-cell" style:parent-style-name="Default" style:data-style-name="N100">
      <style:table-cell-properties style:glyph-orientation-vertical="0" fo:border-bottom="0.035cm solid #1a1a1a"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89" style:family="table-cell" style:parent-style-name="Default" style:data-style-name="N0">
      <style:table-cell-properties style:glyph-orientation-vertical="0" fo:border-bottom="0.035cm solid #1a1a1a" fo:background-color="#00ffff" style:cell-protect="none"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1" style:family="table-cell" style:parent-style-name="Default" style:data-style-name="N1">
      <style:table-cell-properties style:glyph-orientation-vertical="0" style:cell-protect="none"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2" style:family="table-cell" style:parent-style-name="Default" style:data-style-name="N1">
      <style:table-cell-properties style:glyph-orientation-vertical="0" fo:background-color="#ff000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3"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4"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5"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1a1a1a" style:direction="ltr" fo:border-right="0.035cm solid #1a1a1a"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Default">
      <style:table-cell-properties style:glyph-orientation-vertical="0" fo:border-bottom="none" style:diagonal-bl-tr="none" style:diagonal-tl-br="none" style:text-align-source="value-type" style:repeat-content="false" fo:wrap-option="no-wrap" fo:border-left="0.035cm solid #1a1a1a" style:direction="ltr" fo:border-right="none" style:rotation-angle="0" style:rotation-align="none" style:shrink-to-fit="false" fo:border-top="none" style:vertical-align="automatic"/>
      <style:paragraph-properties fo:margin-left="0cm" style:writing-mode="page"/>
    </style:style>
    <style:style style:name="ce197" style:family="table-cell" style:parent-style-name="Default" style:data-style-name="N1">
      <style:table-cell-properties style:glyph-orientation-vertical="0" fo:border-bottom="0.035cm solid #1a1a1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1a1a1a" style:rotation-angle="0" style:rotation-align="none" style:shrink-to-fit="false" fo:border-top="0.035cm solid #1a1a1a" style:vertical-align="automatic"/>
      <style:paragraph-properties fo:margin-left="0cm" style:writing-mode="page"/>
    </style:style>
    <style:style style:name="ce19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1a1a1a" style:rotation-angle="0" style:rotation-align="none" style:shrink-to-fit="false" fo:border-top="none" style:vertical-align="automatic"/>
      <style:paragraph-properties fo:margin-left="0cm" style:writing-mode="page"/>
    </style:style>
    <style:style style:name="ce200" style:family="table-cell" style:parent-style-name="Default">
      <style:table-cell-properties style:glyph-orientation-vertical="0" fo:border-bottom="0.035cm solid #1a1a1a" fo:background-color="#ff0000" style:cell-protect="protected"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1" style:family="table-cell" style:parent-style-name="Default" style:data-style-name="N100">
      <style:table-cell-properties style:glyph-orientation-vertical="0" fo:border-bottom="0.035cm solid #1a1a1a"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02" style:family="table-cell" style:parent-style-name="Default">
      <style:table-cell-properties style:glyph-orientation-vertical="0" fo:background-color="#ff000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3" style:family="table-cell" style:parent-style-name="Default" style:data-style-name="N1">
      <style:table-cell-properties style:glyph-orientation-vertical="0" fo:border-bottom="0.035cm solid #1a1a1a" style:cell-protect="none"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style:diagonal-bl-tr="none" style:diagonal-tl-br="none" style:text-align-source="fix" style:repeat-content="false" fo:background-color="transparent"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35cm solid #1a1a1a"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35cm solid #1a1a1a"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35cm solid #1a1a1a"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35cm solid #1a1a1a"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3" style:family="table-cell" style:parent-style-name="Default">
      <style:table-cell-properties style:glyph-orientation-vertical="0" style:cell-protect="protected" style:print-content="tru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4" style:family="table-cell" style:parent-style-name="Default">
      <style:table-cell-properties style:glyph-orientation-vertical="0" fo:background-color="#00ffff" style:cell-protect="none"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5"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6" style:family="table-cell" style:parent-style-name="Default" style:data-style-name="N100">
      <style:table-cell-properties style:glyph-orientation-vertical="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20" style:family="table-cell" style:parent-style-name="Default" style:data-style-name="N100">
      <style:table-cell-properties style:glyph-orientation-vertical="0" fo:border-bottom="0.035cm solid #1a1a1a"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1" style:family="table-cell" style:parent-style-name="Default" style:data-style-name="N1">
      <style:table-cell-properties style:glyph-orientation-vertical="0" fo:border-bottom="0.035cm solid #1a1a1a"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4"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6"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0.035cm solid #1a1a1a"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7"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8"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1a1a1a" style:direction="ltr" fo:border-right="none"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29" style:family="table-cell" style:parent-style-name="Default">
      <style:table-cell-properties style:glyph-orientation-vertical="0" fo:border-bottom="0.035cm solid #1a1a1a" style:diagonal-bl-tr="none" style:diagonal-tl-br="none" style:text-align-source="value-type" style:repeat-content="false" fo:background-color="transparent" fo:wrap-option="no-wrap" fo:border-left="0.035cm solid #1a1a1a"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30" style:family="table-cell" style:parent-style-name="Default">
      <style:table-cell-properties style:glyph-orientation-vertical="0" fo:border-bottom="0.035cm solid #1a1a1a" style:diagonal-bl-tr="none" style:diagonal-tl-br="none" style:text-align-source="value-type" style:repeat-content="false" fo:background-color="transparent" fo:wrap-option="no-wrap" fo:border-left="0.035cm solid #1a1a1a" style:direction="ltr" fo:border-right="none"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3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1a1a1a" style:direction="ltr" fo:border-right="none"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32" style:family="table-cell" style:parent-style-name="Default">
      <style:table-cell-properties style:glyph-orientation-vertical="0" fo:border-bottom="0.035cm solid #1a1a1a" style:diagonal-bl-tr="none" style:diagonal-tl-br="none" style:text-align-source="value-type" style:repeat-content="false" fo:background-color="transparent" fo:wrap-option="no-wrap" fo:border-left="0.035cm solid #1a1a1a" style:direction="ltr" fo:border-right="none"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33"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wrap" fo:border-left="none" style:direction="ltr" fo:border-right="0.035cm solid #1a1a1a"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37"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38"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39"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40"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none" style:direction="ltr" fo:border-right="0.035cm solid #1a1a1a"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41"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42" style:family="table-cell" style:parent-style-name="Default">
      <style:table-cell-properties style:glyph-orientation-vertical="0" fo:border-bottom="0.035cm solid #1a1a1a" style:diagonal-bl-tr="none" style:diagonal-tl-br="none" style:text-align-source="value-type" style:repeat-content="false" fo:wrap-option="wrap" fo:border-left="none" style:direction="ltr" fo:border-right="0.035cm solid #1a1a1a"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43" style:family="table-cell" style:parent-style-name="Default">
      <style:table-cell-properties style:glyph-orientation-vertical="0" fo:border-bottom="0.035cm solid #1a1a1a"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44" style:family="table-cell" style:parent-style-name="Default">
      <style:table-cell-properties style:glyph-orientation-vertical="0" fo:border-bottom="0.035cm solid #1a1a1a"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automatic"/>
      <style:paragraph-properties fo:text-align="start"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Normal_5f_Sheet3">
      <style:table-cell-properties style:glyph-orientation-vertical="0" fo:border-bottom="none" fo:background-color="#ffffff" style:diagonal-bl-tr="none" style:diagonal-tl-br="none" style:text-align-source="fix" style:repeat-content="false" fo:wrap-option="no-wrap" fo:border-left="0.035cm solid #1a1a1a" style:direction="ltr" fo:border-right="0.035cm solid #1a1a1a" style:rotation-angle="0" style:rotation-align="none" style:shrink-to-fit="false" fo:border-top="0.035cm solid #1a1a1a"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47" style:family="table-cell" style:parent-style-name="Normal_5f_Sheet3" style:data-style-name="N100">
      <style:table-cell-properties style:glyph-orientation-vertical="0" fo:border-bottom="0.035cm solid #1a1a1a" fo:background-color="#ffffff" style:diagonal-bl-tr="none" style:diagonal-tl-br="none" style:text-align-source="fix" style:repeat-content="false" fo:wrap-option="no-wrap" fo:border-left="0.035cm solid #1a1a1a"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48" style:family="table-cell" style:parent-style-name="Normal_5f_Sheet3" style:data-style-name="N100">
      <style:table-cell-properties style:glyph-orientation-vertical="0" fo:background-color="#ffffff"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49" style:family="table-cell" style:parent-style-name="Normal_5f_Sheet3" style:data-style-name="N100">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0" style:family="table-cell" style:parent-style-name="Normal_5f_Sheet3">
      <style:table-cell-properties style:glyph-orientation-vertical="0" fo:border-bottom="none" fo:background-color="#ffffff" style:diagonal-bl-tr="none" style:diagonal-tl-br="none" style:text-align-source="fix" style:repeat-content="false" fo:wrap-option="no-wrap" fo:border-left="0.035cm solid #1a1a1a"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1" style:family="table-cell" style:parent-style-name="Normal_5f_Sheet3">
      <style:table-cell-properties style:glyph-orientation-vertical="0" fo:border-bottom="0.035cm solid #1a1a1a" fo:background-color="#ffffff" style:diagonal-bl-tr="none" style:diagonal-tl-br="none" style:text-align-source="fix" style:repeat-content="false" fo:wrap-option="no-wrap" fo:border-left="0.035cm solid #1a1a1a"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2" style:family="table-cell" style:parent-style-name="Normal_5f_Sheet3">
      <style:table-cell-properties style:glyph-orientation-vertical="0" fo:background-color="#ffffff"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3" style:family="table-cell" style:parent-style-name="Normal_5f_Sheet3">
      <style:table-cell-properties style:glyph-orientation-vertical="0" fo:border-bottom="none"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0.035cm solid #1a1a1a"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4"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5" style:family="table-cell" style:parent-style-name="Normal_5f_Sheet3">
      <style:table-cell-properties style:glyph-orientation-vertical="0" style:diagonal-bl-tr="none" style:diagonal-tl-br="none" style:text-align-source="fix" style:repeat-content="false" fo:background-color="transparent"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6" style:family="table-cell" style:parent-style-name="Normal_5f_Sheet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57" style:family="table-cell" style:parent-style-name="Normal_5f_Sheet3">
      <style:table-cell-properties style:glyph-orientation-vertical="0" fo:border-bottom="none"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58" style:family="table-cell" style:parent-style-name="Normal_5f_Sheet3">
      <style:table-cell-properties style:glyph-orientation-vertical="0" fo:border-bottom="none"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9" style:family="table-cell" style:parent-style-name="Normal_5f_Sheet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60" style:family="table-cell" style:parent-style-name="Default" style:data-style-name="N1">
      <style:table-cell-properties style:glyph-orientation-vertical="0" fo:border-bottom="0.035cm solid #1a1a1a" style:cell-protect="none" style:print-content="true" style:diagonal-bl-tr="none" style:diagonal-tl-br="none" style:text-align-source="fix" style:repeat-content="false" fo:background-color="transparent" fo:wrap-option="no-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61" style:family="table-cell" style:parent-style-name="Normal_5f_Sheet3">
      <style:table-cell-properties style:glyph-orientation-vertical="0" style:cell-protect="protected" style:print-content="true" style:diagonal-bl-tr="none" style:diagonal-tl-br="none" style:text-align-source="fix" style:repeat-content="false" fo:background-color="transparent" fo:wrap-option="no-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62" style:family="table-cell" style:parent-style-name="Normal_5f_Sheet3">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63" style:family="table-cell" style:parent-style-name="Normal_5f_Sheet3">
      <style:table-cell-properties style:glyph-orientation-vertical="0" fo:border-bottom="0.035cm solid #ffffff" style:cell-protect="protected" style:print-content="true" style:diagonal-bl-tr="none" style:diagonal-tl-br="none" style:text-align-source="fix" style:repeat-content="false" fo:background-color="transparent" fo:wrap-option="no-wrap" fo:border-left="0.035cm solid #ffffff" style:direction="ltr" fo:border-right="0.035cm solid #ffffff" style:rotation-angle="0" style:rotation-align="none" style:shrink-to-fit="false" fo:border-top="0.035cm solid #1a1a1a" style:vertical-align="top"/>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64" style:family="table-cell" style:parent-style-name="Normal_5f_Sheet3">
      <style:table-cell-properties style:glyph-orientation-vertical="0" style:diagonal-bl-tr="none" style:diagonal-tl-br="none" style:text-align-source="fix" style:repeat-content="false" fo:background-color="transparent" fo:wrap-option="no-wrap" fo:border="0.035cm solid #1a1a1a"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65" style:family="table-cell" style:parent-style-name="Normal_5f_Sheet3">
      <style:table-cell-properties style:glyph-orientation-vertical="0" fo:border-bottom="none" fo:background-color="#ffffff" style:diagonal-bl-tr="none" style:diagonal-tl-br="none" style:text-align-source="fix" style:repeat-content="false" fo:wrap-option="no-wrap" fo:border-left="0.035cm solid #1a1a1a" style:direction="ltr" fo:border-right="0.035cm solid #1a1a1a" style:rotation-angle="0" style:rotation-align="none" style:shrink-to-fit="false" fo:border-top="0.035cm solid #1a1a1a"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66" style:family="table-cell" style:parent-style-name="Normal_5f_Sheet3">
      <style:table-cell-properties style:glyph-orientation-vertical="0" fo:border-bottom="0.035cm solid #1a1a1a" fo:background-color="#ffffff"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67" style:family="table-cell" style:parent-style-name="Normal_5f_Sheet3">
      <style:table-cell-properties style:glyph-orientation-vertical="0" fo:border-bottom="none"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0.035cm solid #1a1a1a"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68" style:family="table-cell" style:parent-style-name="Default">
      <style:table-cell-properties style:glyph-orientation-vertical="0" fo:border-bottom="0.035cm solid #1a1a1a"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0" style:family="table-cell" style:parent-style-name="Normal_5f_Sheet3">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71" style:family="table-cell" style:parent-style-name="Normal_5f_Sheet3">
      <style:table-cell-properties style:glyph-orientation-vertical="0" fo:border-bottom="0.035cm solid #1a1a1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72" style:family="table-cell" style:parent-style-name="Normal_5f_Sheet3">
      <style:table-cell-properties style:glyph-orientation-vertical="0" fo:border-bottom="0.035cm solid #ffffff" style:cell-protect="protected" style:print-content="true" style:diagonal-bl-tr="none" style:diagonal-tl-br="none" style:text-align-source="fix" style:repeat-content="false" fo:background-color="transparent" fo:wrap-option="no-wrap" fo:border-left="0.035cm solid #ffffff" style:direction="ltr" fo:border-right="0.035cm solid #ffffff" style:rotation-angle="0" style:rotation-align="none" style:shrink-to-fit="false" fo:border-top="0.035cm solid #1a1a1a"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73"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74" style:family="table-cell" style:parent-style-name="Normal_5f_Sheet3">
      <style:table-cell-properties style:glyph-orientation-vertical="0" style:diagonal-bl-tr="none" style:diagonal-tl-br="none" style:text-align-source="fix" style:repeat-content="false" fo:background-color="transparent" fo:wrap-option="no-wrap" fo:border="0.035cm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75"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6" style:family="table-cell" style:parent-style-name="Normal_5f_Sheet3">
      <style:table-cell-properties style:glyph-orientation-vertical="0" fo:border-bottom="0.035cm solid #1a1a1a" fo:background-color="#ffffff"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77" style:family="table-cell" style:parent-style-name="Normal_5f_Sheet3">
      <style:table-cell-properties style:glyph-orientation-vertical="0" fo:border-bottom="0.035cm solid #1a1a1a" style:cell-protect="protected" style:print-content="true" style:diagonal-bl-tr="none" style:diagonal-tl-br="none" style:text-align-source="fix" style:repeat-content="false" fo:background-color="transparent" fo:wrap-option="no-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78" style:family="table-cell" style:parent-style-name="Default">
      <style:table-cell-properties style:glyph-orientation-vertical="0" fo:border-bottom="0.035cm solid #1a1a1a" fo:background-color="#c0c0c0" style:diagonal-bl-tr="none" style:diagonal-tl-br="none" style:text-align-source="fix" style:repeat-content="false" fo:wrap-option="wrap" fo:border-left="none"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9" style:family="table-cell" style:parent-style-name="Normal_5f_Sheet3">
      <style:table-cell-properties style:glyph-orientation-vertical="0" fo:border-bottom="0.035cm solid #1a1a1a" style:diagonal-bl-tr="none" style:diagonal-tl-br="none" style:text-align-source="fix" style:repeat-content="false" fo:background-color="transparent" fo:wrap-option="no-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80" style:family="table-cell" style:parent-style-name="Default">
      <style:table-cell-properties style:glyph-orientation-vertical="0" fo:border-bottom="non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style:glyph-orientation-vertical="0" fo:border-bottom="0.035cm solid #1a1a1a"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4"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7" style:family="table-cell" style:parent-style-name="Default">
      <style:table-cell-properties style:glyph-orientation-vertical="0" fo:border-bottom="non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style:glyph-orientation-vertical="0" fo:border-bottom="0.035cm solid #1a1a1a" fo:background-color="#ff0000" style:diagonal-bl-tr="none" style:diagonal-tl-br="none" style:text-align-source="fix" style:repeat-content="false" fo:wrap-option="wrap" fo:border-left="0.035cm solid #1a1a1a"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0" style:family="table-cell" style:parent-style-name="Default">
      <style:table-cell-properties style:glyph-orientation-vertical="0" fo:background-color="#ff0000"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1"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3" style:family="table-cell" style:parent-style-name="Default">
      <style:table-cell-properties style:glyph-orientation-vertical="0" fo:border-bottom="0.035cm solid #1a1a1a" fo:background-color="#ff0000" style:diagonal-bl-tr="none" style:diagonal-tl-br="none" style:text-align-source="value-type" style:repeat-content="false" fo:wrap-option="no-wrap" fo:border-left="0.035cm solid #1a1a1a" style:direction="ltr" fo:border-right="0.035cm solid #1a1a1a"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table-cell-properties style:glyph-orientation-vertical="0" fo:border-bottom="0.035cm solid #1a1a1a" style:cell-protect="none" style:print-content="tru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6" style:family="table-cell" style:parent-style-name="Default">
      <style:table-cell-properties style:glyph-orientation-vertical="0" fo:background-color="#ff000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7" style:family="table-cell" style:parent-style-name="Default" style:data-style-name="N100">
      <style:table-cell-properties style:glyph-orientation-vertical="0" fo:border-bottom="0.035cm solid #1a1a1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8"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9"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0" style:family="table-cell" style:parent-style-name="Default" style:data-style-name="N1">
      <style:table-cell-properties style:glyph-orientation-vertical="0" fo:background-color="#ff000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1"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2" style:family="table-cell" style:parent-style-name="Default" style:data-style-name="N1">
      <style:table-cell-properties style:glyph-orientation-vertical="0" fo:border-bottom="0.035cm solid #ffffff" style:cell-protect="protected" style:print-content="true" style:diagonal-bl-tr="none" style:diagonal-tl-br="none" style:text-align-source="fix" style:repeat-content="false" fo:background-color="transparent" fo:wrap-option="wrap" fo:border-left="0.035cm solid #ffffff" style:direction="ltr" fo:border-right="0.035cm solid #ffffff"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3"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4" style:family="table-cell" style:parent-style-name="Default">
      <style:table-cell-properties style:glyph-orientation-vertical="0" fo:border-bottom="0.035cm solid #1a1a1a"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5"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6" style:family="table-cell" style:parent-style-name="Default">
      <style:table-cell-properties style:glyph-orientation-vertical="0" fo:border-bottom="0.035cm solid #1a1a1a" fo:background-color="#ff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7" style:family="table-cell" style:parent-style-name="Default">
      <style:table-cell-properties style:glyph-orientation-vertical="0" fo:border-bottom="0.035cm solid #1a1a1a" fo:background-color="#ff0000"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8" style:family="table-cell" style:parent-style-name="Default">
      <style:table-cell-properties style:glyph-orientation-vertical="0" fo:border-bottom="0.035cm solid #1a1a1a" fo:background-color="#ff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09" style:family="table-cell" style:parent-style-name="Default" style:data-style-name="N1">
      <style:table-cell-properties style:glyph-orientation-vertical="0" fo:border-bottom="0.035cm solid #1a1a1a" fo:background-color="#ff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0" style:family="table-cell" style:parent-style-name="Default" style:data-style-name="N1">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1" style:family="table-cell" style:parent-style-name="Default" style:data-style-name="N1">
      <style:table-cell-properties style:glyph-orientation-vertical="0" fo:border-bottom="0.035cm solid #1a1a1a"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2" style:family="table-cell" style:parent-style-name="Default">
      <style:table-cell-properties style:glyph-orientation-vertical="0" fo:border-bottom="0.035cm solid #1a1a1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end" fo:margin-left="0cm" style:writing-mode="page"/>
    </style:style>
    <style:style style:name="ce313" style:family="table-cell" style:parent-style-name="Default" style:data-style-name="N100">
      <style:table-cell-properties style:glyph-orientation-vertical="0" fo:border-bottom="0.035cm solid #1a1a1a"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4"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5" style:family="table-cell" style:parent-style-name="Default">
      <style:table-cell-properties style:glyph-orientation-vertical="0" fo:border-bottom="0.035cm solid #1a1a1a" style:diagonal-bl-tr="none" style:diagonal-tl-br="none" style:text-align-source="fix" style:repeat-content="false" fo:background-color="transparent" fo:wrap-option="no-wrap" fo:border-left="none"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7"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8" style:family="table-cell" style:parent-style-name="Default" style:data-style-name="N1">
      <style:table-cell-properties style:glyph-orientation-vertical="0" fo:border-bottom="0.035cm solid #1a1a1a" fo:background-color="#ff0000"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9" style:family="table-cell" style:parent-style-name="Default" style:data-style-name="N1">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0" style:family="table-cell" style:parent-style-name="Default" style:data-style-name="N1">
      <style:table-cell-properties style:glyph-orientation-vertical="0" fo:border-bottom="0.035cm solid #1a1a1a" style:cell-protect="none" style:print-content="true"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22" style:family="table-cell" style:parent-style-name="Default">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23" style:family="table-cell" style:parent-style-name="Default">
      <style:table-cell-properties style:cell-protect="protected" style:print-content="tru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24" style:family="table-cell" style:parent-style-name="Default" style:data-style-name="N100">
      <style:table-cell-properties style:glyph-orientation-vertical="0" fo:border-bottom="0.035cm solid #1a1a1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5" style:family="table-cell" style:parent-style-name="Default" style:data-style-name="N0">
      <style:table-cell-properties style:glyph-orientation-vertical="0" fo:border-bottom="0.035cm solid #1a1a1a" fo:background-color="#ff0000" style:diagonal-bl-tr="none" style:diagonal-tl-br="none" style:text-align-source="fix" style:repeat-content="false" fo:wrap-option="wrap" fo:border-left="0.035cm solid #1a1a1a"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6"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7" style:family="table-cell" style:parent-style-name="Default" style:data-style-name="N0">
      <style:table-cell-properties style:glyph-orientation-vertical="0" fo:background-color="#ff000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8" style:family="table-cell" style:parent-style-name="Default" style:data-style-name="N0">
      <style:table-cell-properties style:glyph-orientation-vertical="0" fo:background-color="#ff000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9" style:family="table-cell" style:parent-style-name="Default" style:data-style-name="N0">
      <style:table-cell-properties style:glyph-orientation-vertical="0" fo:background-color="#ff0000"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0" style:family="table-cell" style:parent-style-name="Default" style:data-style-name="N0">
      <style:table-cell-properties style:glyph-orientation-vertical="0" fo:border-bottom="none" fo:background-color="#ff0000" style:diagonal-bl-tr="none" style:diagonal-tl-br="none" style:text-align-source="fix" style:repeat-content="false" fo:wrap-option="wrap" fo:border-left="0.035cm solid #1a1a1a"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1" style:family="table-cell" style:parent-style-name="Default"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2" style:family="table-cell" style:parent-style-name="Default">
      <style:table-cell-properties style:glyph-orientation-vertical="0" fo:border-bottom="0.035cm solid #1a1a1a" fo:background-color="#00ffff" style:cell-protect="none" style:print-content="true" style:diagonal-bl-tr="none" style:diagonal-tl-br="none" style:text-align-source="fix" style:repeat-content="false" fo:wrap-option="wrap" fo:border-left="0.035cm solid #1a1a1a"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style:diagonal-bl-tr="none" style:diagonal-tl-br="none" style:text-align-source="value-type" style:repeat-content="false" fo:wrap-option="wrap" fo:border="0.035cm solid #1a1a1a"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8" style:family="table-cell" style:parent-style-name="Default">
      <style:table-cell-properties style:glyph-orientation-vertical="0" style:diagonal-bl-tr="none" style:diagonal-tl-br="none" style:text-align-source="value-type" style:repeat-content="false" fo:wrap-option="no-wrap" fo:border="0.035cm solid #1a1a1a"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9"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0" style:family="table-cell" style:parent-style-name="Default">
      <style:table-cell-properties style:glyph-orientation-vertical="0" fo:border-bottom="0.035cm solid #1a1a1a" fo:background-color="#ff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2" style:family="table-cell" style:parent-style-name="Default">
      <style:table-cell-properties style:glyph-orientation-vertical="0" fo:border-bottom="0.035cm solid #1a1a1a" fo:background-color="#ff0000"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3" style:family="table-cell" style:parent-style-name="Default">
      <style:table-cell-properties style:glyph-orientation-vertical="0" fo:background-color="#00ffff" style:cell-protect="none"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5" style:family="table-cell" style:parent-style-name="Default">
      <style:table-cell-properties style:glyph-orientation-vertical="0" fo:border-bottom="0.035cm solid #1a1a1a" style:cell-protect="none" style:print-content="true"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6" style:family="table-cell" style:parent-style-name="Default">
      <style:table-cell-properties style:glyph-orientation-vertical="0" fo:background-color="#ff0000"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8" style:family="table-cell" style:parent-style-name="Default">
      <style:table-cell-properties style:glyph-orientation-vertical="0" fo:border-bottom="0.035cm solid #1a1a1a" fo:background-color="#ff0000" style:diagonal-bl-tr="none" style:diagonal-tl-br="none" style:text-align-source="fix" style:repeat-content="false" fo:wrap-option="no-wrap" fo:border-left="0.035cm solid #1a1a1a"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9" style:family="table-cell" style:parent-style-name="Default">
      <style:table-cell-properties style:glyph-orientation-vertical="0" fo:background-color="#ff0000" style:cell-protect="protected"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0" style:family="table-cell" style:parent-style-name="Default">
      <style:table-cell-properties style:glyph-orientation-vertical="0" style:cell-protect="protected" style:print-content="true" style:diagonal-bl-tr="none" style:diagonal-tl-br="none" style:text-align-source="value-type" style:repeat-content="false" fo:wrap-option="no-wrap" fo:border="0.035cm solid #1a1a1a"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1"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2" style:family="table-cell" style:parent-style-name="Default" style:data-style-name="N100">
      <style:table-cell-properties style:glyph-orientation-vertical="0" fo:background-color="#ff000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3" style:family="table-cell" style:parent-style-name="Default" style:data-style-name="N1">
      <style:table-cell-properties style:glyph-orientation-vertical="0" fo:background-color="#00ffff" style:cell-protect="none"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4" style:family="table-cell" style:parent-style-name="Default">
      <style:table-cell-properties style:glyph-orientation-vertical="0" fo:background-color="#ff0000" style:cell-protect="protected"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5" style:family="table-cell" style:parent-style-name="Default" style:data-style-name="N1">
      <style:table-cell-properties style:glyph-orientation-vertical="0" fo:border-bottom="0.035cm solid #ffffff" style:cell-protect="protected" style:print-content="true" style:diagonal-bl-tr="none" style:diagonal-tl-br="none" style:text-align-source="fix" style:repeat-content="false" fo:background-color="transparent" fo:wrap-option="no-wrap" fo:border-left="0.035cm solid #ffffff" style:direction="ltr" fo:border-right="0.035cm solid #ffffff"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6"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7" style:family="table-cell" style:parent-style-name="Default">
      <style:table-cell-properties style:cell-protect="none" style:print-content="tru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58" style:family="table-cell" style:parent-style-name="Default" style:data-style-name="N0">
      <style:table-cell-properties style:glyph-orientation-vertical="0" fo:border-bottom="0.035cm solid #1a1a1a" fo:background-color="#ff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9" style:family="table-cell" style:parent-style-name="Default">
      <style:table-cell-properties style:glyph-orientation-vertical="0" fo:border-bottom="0.035cm solid #1a1a1a"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0" style:family="table-cell" style:parent-style-name="Default">
      <style:table-cell-properties style:glyph-orientation-vertical="0" fo:border-bottom="0.035cm solid #1a1a1a" fo:background-color="#ff0000" style:diagonal-bl-tr="none" style:diagonal-tl-br="none" style:text-align-source="fix" style:repeat-content="false" fo:wrap-option="no-wrap" fo:border-left="none"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1" style:family="table-cell" style:parent-style-name="Default">
      <style:table-cell-properties style:glyph-orientation-vertical="0" fo:border-bottom="0.035cm solid #1a1a1a" fo:background-color="#ff0000"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2" style:family="table-cell" style:parent-style-name="Default">
      <style:table-cell-properties style:glyph-orientation-vertical="0" fo:border-bottom="0.035cm solid #1a1a1a" fo:background-color="#ff0000" style:diagonal-bl-tr="none" style:diagonal-tl-br="none" style:text-align-source="value-type" style:repeat-content="false" fo:wrap-option="no-wrap" fo:border-left="none" style:direction="ltr" fo:border-right="0.035cm solid #1a1a1a"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3" style:family="table-cell" style:parent-style-name="Default">
      <style:table-cell-properties style:glyph-orientation-vertical="0" fo:border-bottom="0.035cm solid #1a1a1a" fo:background-color="#c0c0c0" style:cell-protect="protected" style:print-content="true" style:diagonal-bl-tr="none" style:diagonal-tl-br="none" style:text-align-source="fix" style:repeat-content="false" fo:wrap-option="no-wrap" fo:border-left="0.035cm solid #1a1a1a"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4" style:family="table-cell" style:parent-style-name="Default" style:data-style-name="N100">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5"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7" style:family="table-cell" style:parent-style-name="Default" style:data-style-name="N100">
      <style:table-cell-properties style:glyph-orientation-vertical="0" fo:border-bottom="0.035cm solid #1a1a1a" fo:background-color="#ff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8" style:family="table-cell" style:parent-style-name="Default" style:data-style-name="N1">
      <style:table-cell-properties style:glyph-orientation-vertical="0" fo:border-bottom="0.035cm solid #1a1a1a" fo:background-color="#00fff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9" style:family="table-cell" style:parent-style-name="Default">
      <style:table-cell-properties style:glyph-orientation-vertical="0" fo:border-bottom="0.035cm solid #1a1a1a" fo:background-color="#ff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0" style:family="table-cell" style:parent-style-name="Default">
      <style:table-cell-properties style:glyph-orientation-vertical="0" fo:border-bottom="0.035cm solid #1a1a1a" style:cell-protect="none"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end" fo:margin-left="0cm" style:writing-mode="page"/>
    </style:style>
    <style:style style:name="ce371" style:family="table-cell" style:parent-style-name="Default">
      <style:table-cell-properties fo:background-color="#ff0000" style:diagonal-bl-tr="none" style:diagonal-tl-br="none" fo:border="0.035cm solid #1a1a1a"/>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2" style:family="table-cell" style:parent-style-name="Default">
      <style:table-cell-properties fo:background-color="#00ffff" style:diagonal-bl-tr="none" style:diagonal-tl-br="none" fo:border="0.035cm solid #1a1a1a"/>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3"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4" style:family="table-cell" style:parent-style-name="Default">
      <style:table-cell-properties style:cell-protect="protected" style:print-content="true" style:diagonal-bl-tr="none" style:diagonal-tl-br="none" fo:background-color="transparent" fo:border="0.035cm solid #1a1a1a"/>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5"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76" style:family="table-cell" style:parent-style-name="Default">
      <style:table-cell-properties style:glyph-orientation-vertical="0" fo:border-bottom="none"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7" style:family="table-cell" style:parent-style-name="Default">
      <style:table-cell-properties style:glyph-orientation-vertical="0" fo:border-bottom="0.035cm solid #1a1a1a"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8"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9"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no-wrap" fo:border-left="0.035cm solid #1a1a1a"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0"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1" style:family="table-cell" style:parent-style-name="Default">
      <style:table-cell-properties style:glyph-orientation-vertical="0" fo:border-bottom="0.035cm solid #1a1a1a" style:diagonal-bl-tr="none" style:diagonal-tl-br="none" style:text-align-source="value-type" style:repeat-content="false" fo:wrap-option="no-wrap" fo:border-left="0.035cm solid #1a1a1a"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2" style:family="table-cell" style:parent-style-name="Default">
      <style:table-cell-properties style:cell-protect="protected" style:print-content="true" fo:background-color="transparent"/>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83" style:family="table-cell" style:parent-style-name="Default" style:data-style-name="N0">
      <style:table-cell-properties style:glyph-orientation-vertical="0" fo:border-bottom="0.035cm solid #1a1a1a" fo:background-color="#ff0000" style:diagonal-bl-tr="none" style:diagonal-tl-br="none" style:text-align-source="fix" style:repeat-content="false" fo:wrap-option="wrap" fo:border-left="none"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84" style:family="table-cell" style:parent-style-name="Default">
      <style:table-cell-properties style:glyph-orientation-vertical="0" fo:border-bottom="0.035cm solid #1a1a1a" style:cell-protect="none" style:print-content="true"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5" style:family="table-cell" style:parent-style-name="Default">
      <style:table-cell-properties style:glyph-orientation-vertical="0" fo:border-bottom="none" fo:background-color="#c0c0c0" style:cell-protect="protected"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6" style:family="table-cell" style:parent-style-name="Default">
      <style:table-cell-properties style:glyph-orientation-vertical="0" fo:border-bottom="0.035cm solid #1a1a1a" fo:background-color="#c0c0c0" style:cell-protect="protected" style:print-content="true" style:diagonal-bl-tr="none" style:diagonal-tl-br="none" style:text-align-source="fix" style:repeat-content="false" fo:wrap-option="no-wrap" fo:border-left="none" style:direction="ltr" fo:border-right="0.035cm solid #1a1a1a"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7" style:family="table-cell" style:parent-style-name="Default">
      <style:table-cell-properties style:glyph-orientation-vertical="0" fo:border-bottom="0.035cm solid #1a1a1a"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style>
    <style:style style:name="ce3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389"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0"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1"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2" style:family="table-cell" style:parent-style-name="Default" style:data-style-name="N100">
      <style:table-cell-properties style:glyph-orientation-vertical="0" fo:border-bottom="0.035cm solid #1a1a1a" fo:background-color="#ff0000"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3" style:family="table-cell" style:parent-style-name="Default" style:data-style-name="N1">
      <style:table-cell-properties style:glyph-orientation-vertical="0" fo:border-bottom="0.035cm solid #1a1a1a" fo:background-color="#00ffff" style:cell-protect="none"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94" style:family="table-cell" style:parent-style-name="Default">
      <style:table-cell-properties style:glyph-orientation-vertical="0" fo:border-bottom="0.035cm solid #1a1a1a" fo:background-color="#ff0000" style:cell-protect="protected"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6" style:family="table-cell" style:parent-style-name="Default">
      <style:table-cell-properties style:glyph-orientation-vertical="0" fo:border-bottom="0.035cm solid #1a1a1a"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7" style:family="table-cell" style:parent-style-name="Default">
      <style:table-cell-properties style:glyph-orientation-vertical="0" fo:border-bottom="0.035cm solid #1a1a1a" style:cell-protect="protected" style:print-content="tru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8" style:family="table-cell" style:parent-style-name="Default" style:data-style-name="N1">
      <style:table-cell-properties style:glyph-orientation-vertical="0" fo:background-color="#00ffff" style:cell-protect="none" style:print-content="true" style:diagonal-bl-tr="none" style:diagonal-tl-br="none" style:text-align-source="fix" style:repeat-content="false" fo:wrap-option="no-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99"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35cm solid #1a1a1a"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0" style:family="table-cell" style:parent-style-name="Default">
      <style:table-cell-properties style:glyph-orientation-vertical="0" fo:border-bottom="0.035cm solid #1a1a1a"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end" fo:margin-left="0cm" style:writing-mode="page"/>
    </style:style>
    <style:style style:name="ce401" style:family="table-cell" style:parent-style-name="Default" style:data-style-name="N1">
      <style:table-cell-properties style:glyph-orientation-vertical="0" fo:border-bottom="0.035cm solid #1a1a1a"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2" style:family="table-cell" style:parent-style-name="Default" style:data-style-name="N1">
      <style:table-cell-properties style:glyph-orientation-vertical="0" fo:border-bottom="0.035cm solid #1a1a1a" fo:background-color="#00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3" style:family="table-cell" style:parent-style-name="Default">
      <style:table-cell-properties style:glyph-orientation-vertical="0" fo:border-bottom="0.035cm solid #1a1a1a" fo:background-color="#00fff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4" style:family="table-cell" style:parent-style-name="Default">
      <style:table-cell-properties style:cell-protect="protected" style:print-content="true" fo:background-color="transparent"/>
      <style:text-properties fo:color="#ff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40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1a1a1a" style:direction="ltr" fo:border-right="0.035cm solid #1a1a1a" style:rotation-angle="0" style:rotation-align="none" style:shrink-to-fit="false" fo:border-top="0.035cm solid #1a1a1a"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6"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1a1a1a"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7"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8"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035cm solid #1a1a1a"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9" style:family="table-cell" style:parent-style-name="Default" style:data-style-name="N100">
      <style:table-cell-properties style:glyph-orientation-vertical="0" fo:border-bottom="0.035cm solid #1a1a1a"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0" style:family="table-cell" style:parent-style-name="Default">
      <style:table-cell-properties style:glyph-orientation-vertical="0" fo:border-bottom="0.035cm solid #1a1a1a" style:cell-protect="none"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style>
    <style:style style:name="ce411" style:family="table-cell" style:parent-style-name="Default" style:data-style-name="N1">
      <style:table-cell-properties style:glyph-orientation-vertical="0" fo:border-bottom="0.035cm solid #1a1a1a" fo:background-color="#ff0000" style:cell-protect="protected"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2" style:family="table-cell" style:parent-style-name="Default" style:data-style-name="N1">
      <style:table-cell-properties style:glyph-orientation-vertical="0" fo:border-bottom="0.035cm solid #1a1a1a" fo:background-color="#00ffff" style:cell-protect="none" style:print-content="true" style:diagonal-bl-tr="none" style:diagonal-tl-br="none" style:text-align-source="fix" style:repeat-content="false" fo:wrap-option="no-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3"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no-wrap" fo:border-left="none" style:direction="ltr" fo:border-right="0.035cm solid #1a1a1a"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4" style:family="table-cell" style:parent-style-name="Default">
      <style:table-cell-properties style:glyph-orientation-vertical="0" fo:border-bottom="0.035cm solid #1a1a1a" style:cell-protect="protected" style:print-content="true" style:diagonal-bl-tr="none" style:diagonal-tl-br="none" style:text-align-source="value-type" style:repeat-content="false" fo:wrap-option="no-wrap" fo:border-left="none" style:direction="ltr" fo:border-right="0.035cm solid #1a1a1a"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5" style:family="table-cell" style:parent-style-name="Default">
      <style:table-cell-properties style:glyph-orientation-vertical="0" fo:border-bottom="0.035cm solid #1a1a1a" fo:background-color="#00ffff" style:cell-protect="none" style:print-content="true" style:diagonal-bl-tr="none" style:diagonal-tl-br="none" style:text-align-source="fix" style:repeat-content="false" fo:wrap-option="wrap" fo:border-left="none" style:direction="ltr" fo:border-right="0.035cm solid #1a1a1a"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6" style:family="table-cell" style:parent-style-name="Default" style:data-style-name="N1">
      <style:table-cell-properties style:glyph-orientation-vertical="0" fo:border-bottom="0.035cm solid #ffffff" style:cell-protect="protected" style:print-content="true" style:diagonal-bl-tr="none" style:diagonal-tl-br="none" style:text-align-source="fix" style:repeat-content="false" fo:background-color="transparent" fo:wrap-option="no-wrap" fo:border-left="0.035cm solid #ffffff" style:direction="ltr" fo:border-right="none" style:rotation-angle="0" style:rotation-align="none" style:shrink-to-fit="false" fo:border-top="0.035cm solid #1a1a1a"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1a1a1a" style:rotation-angle="0" style:rotation-align="none" style:shrink-to-fit="false" fo:border-top="0.035cm solid #1a1a1a"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8" style:family="table-cell" style:parent-style-name="Default">
      <style:table-cell-properties style:glyph-orientation-vertical="0" fo:border-bottom="0.035cm solid #1a1a1a" style:diagonal-bl-tr="none" style:diagonal-tl-br="none" style:text-align-source="value-type" style:repeat-content="false" fo:wrap-option="no-wrap" fo:border-left="none" style:direction="ltr" fo:border-right="0.035cm solid #1a1a1a"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0"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1" style:family="table-cell" style:parent-style-name="Default">
      <style:table-cell-properties style:cell-protect="protected" style:print-content="true" fo:background-color="transparen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2"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3"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4"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5" style:family="table-cell" style:parent-style-name="Default">
      <style:table-cell-properties style:cell-protect="protected" style:print-content="true" style:diagonal-bl-tr="none" style:diagonal-tl-br="none" fo:background-color="transparent"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6"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wrap" fo:border-left="0.035cm solid #1a1a1a"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wrap" fo:border-left="0.035cm solid #1a1a1a"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35cm solid #1a1a1a" style:direction="ltr" fo:border-right="none" style:rotation-angle="0" style:rotation-align="none" style:shrink-to-fit="false" fo:border-top="none" style:vertical-align="middle"/>
      <style:paragraph-properties fo:margin-left="0cm" style:writing-mode="page"/>
    </style:style>
    <style:style style:name="ce429"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wrap" fo:border-left="0.035cm solid #1a1a1a"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0"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no-wrap" fo:border-left="0.035cm solid #1a1a1a"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2"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no-wrap" fo:border-left="0.035cm solid #1a1a1a"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style>
    <style:style style:name="ce434"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5"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wrap" fo:border-left="0.035cm solid #1a1a1a" style:direction="ltr" fo:border-right="0.035cm solid #1a1a1a"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7" style:family="table-cell" style:parent-style-name="Default">
      <style:table-cell-properties fo:background-color="#ff0000" style:cell-protect="protected" style:print-content="tru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8" style:family="table-cell" style:parent-style-name="Default">
      <style:table-cell-properties style:cell-protect="protected" style:print-content="true" fo:background-color="transparen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fo:background-color="#00ffff" style:cell-protect="protected" style:print-content="tru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40" style:family="table-cell" style:parent-style-name="Default">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1" style:family="table-cell" style:parent-style-name="Default">
      <style:table-cell-properties style:glyph-orientation-vertical="0" fo:background-color="#ff0000" style:cell-protect="protected"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42" style:family="table-cell" style:parent-style-name="Default">
      <style:table-cell-properties style:glyph-orientation-vertical="0" fo:background-color="#00ffff" style:cell-protect="protected"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4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44" style:family="table-cell" style:parent-style-name="Default">
      <style:table-cell-properties style:cell-protect="protected" style:print-content="true" fo:background-color="transparen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5" style:family="table-cell" style:parent-style-name="Default" style:data-style-name="N1">
      <style:table-cell-properties style:cell-protect="protected" style:print-content="true" fo:background-color="transparen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6" style:family="table-cell" style:parent-style-name="Default" style:data-style-name="N1">
      <style:table-cell-properties fo:background-color="#ff0000" style:cell-protect="protected" style:print-content="tru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47" style:family="table-cell" style:parent-style-name="Default" style:data-style-name="N1">
      <style:table-cell-properties style:cell-protect="protected" style:print-content="true" style:diagonal-bl-tr="none" style:diagonal-tl-br="none" fo:background-color="transparent"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8" style:family="table-cell" style:parent-style-name="Default" style:data-style-name="N1">
      <style:table-cell-properties style:glyph-orientation-vertical="0"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49" style:family="table-cell" style:parent-style-name="Default" style:data-style-name="N1">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0" style:family="table-cell" style:parent-style-name="Default" style:data-style-name="N1">
      <style:table-cell-properties style:glyph-orientation-vertical="0" fo:background-color="#ff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5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3" style:family="table-cell" style:parent-style-name="Default" style:data-style-name="N1">
      <style:table-cell-properties style:glyph-orientation-vertical="0" fo:background-color="#00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54"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5"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style>
    <style:style style:name="ce456"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8"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no-wrap" fo:border-left="0.035cm solid #1a1a1a" style:direction="ltr" fo:border-right="0.035cm solid #1a1a1a"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9" style:family="table-cell" style:parent-style-name="Default">
      <style:table-cell-properties style:glyph-orientation-vertical="0" fo:background-color="#ff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0" style:family="table-cell" style:parent-style-name="Default" style:data-style-name="N1">
      <style:table-cell-properties style:cell-protect="protected" style:print-content="true" style:diagonal-bl-tr="none" style:diagonal-tl-br="none" fo:background-color="transparent" fo:border="non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61" style:family="table-cell" style:parent-style-name="Default" style:data-style-name="N1">
      <style:table-cell-properties fo:background-color="#00ffff"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2" style:family="table-cell" style:parent-style-name="Default" style:data-style-name="N1">
      <style:table-cell-properties fo:background-color="#00ffff" style:cell-protect="protected" style:print-content="tru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63"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no-wrap" fo:border-left="0.035cm solid #1a1a1a"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4"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no-wrap" fo:border-left="0.035cm solid #1a1a1a"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5" style:family="table-cell" style:parent-style-name="Default" style:data-style-name="N1">
      <style:table-cell-properties style:glyph-orientation-vertical="0" style:cell-protect="protected"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66" style:family="table-cell" style:parent-style-name="Default" style:data-style-name="N1">
      <style:table-cell-properties style:glyph-orientation-vertical="0" style:cell-protect="protected"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7" style:family="table-cell" style:parent-style-name="Default">
      <style:table-cell-properties style:diagonal-bl-tr="none" style:diagonal-tl-br="none"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8"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1" style:family="table-cell" style:parent-style-name="Default" style:data-style-name="N1">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2" style:family="table-cell" style:parent-style-name="Default" style:data-style-name="N1">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solid" svg:stroke-width="0.026cm" svg:stroke-color="#000000" draw:stroke-linejoin="miter" draw:fill="solid" draw:fill-color="#ffffe0" draw:textarea-horizontal-align="justify" draw:textarea-vertical-align="top" draw:auto-grow-height="false" draw:auto-grow-width="false" fo:padding-top="0.056cm" fo:padding-bottom="0.056cm" fo:padding-left="0.056cm" fo:padding-right="0.056cm" fo:wrap-option="wrap" draw:shadow="visible" draw:shadow-offset-x="0.035cm" draw:shadow-offset-y="0.035cm" draw:shadow-color="#000000"/>
    </style:style>
    <style:style style:name="P1" style:family="paragraph">
      <style:paragraph-properties fo:text-align="center"/>
      <style:text-properties style:use-window-font-color="true" style:text-line-through-style="none" style:font-name="Arial1" fo:font-size="10pt" fo:font-style="normal" style:text-underline-style="none" fo:font-weight="normal"/>
    </style:style>
    <style:style style:name="P2" style:family="paragraph">
      <style:paragraph-properties fo:text-align="start" style:writing-mode="lr-tb"/>
    </style:style>
    <style:style style:name="P3" style:family="paragraph">
      <style:paragraph-properties fo:text-align="center" style:writing-mode="lr-tb"/>
    </style:style>
    <style:style style:name="T1" style:family="text">
      <style:text-properties fo:color="#ff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4" style:family="text">
      <style:text-properties style:use-window-font-color="true"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5"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bold" style:font-size-asian="8pt" style:font-style-asian="normal" style:font-weight-asian="bold" style:font-name-complex="Arial2" style:font-size-complex="8pt" style:font-style-complex="normal" style:font-weight-complex="bold"/>
    </style:style>
    <style:style style:name="T6"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7" style:family="text">
      <style:text-properties fo:color="#ff0000"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8" style:family="text">
      <style:text-properties fo:color="#ff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9" style:family="text">
      <style:text-properties fo:color="#00ffff"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whole-number() and cell-content()&gt;0" table:allow-empty-cell="true" table:base-cell-address="'FI 2008'.A2">
          <table:error-message table:message-type="stop" table:title="PAZNJA" table:display="true">
            <text:p>unosite NEGATIVNE brojeve a to nije DOZVOLJENO</text:p>
          </table:error-message>
        </table:content-validation>
        <table:content-validation table:name="val2" table:condition="of:cell-content-text-length()&lt;10" table:allow-empty-cell="false" table:base-cell-address="'FI 2008'.G8">
          <table:error-message table:message-type="stop" table:title="PAŽNJA " table:display="true">
            <text:p>unesite ispravan MATIČNI BROJ </text:p>
            <text:p><text:s/>ili <text:s text:c="24"/>PIB (za SINDIKATE) !!!!!</text:p>
          </table:error-message>
        </table:content-validation>
        <table:content-validation table:name="val3" table:condition="of:cell-content-is-whole-number() and cell-content()&gt;-1" table:allow-empty-cell="false" table:base-cell-address="'FI 2008'.Q12">
          <table:error-message table:message-type="stop" table:title="PAŽNJA " table:display="true">
            <text:p>unose se samo BROJEVI </text:p>
          </table:error-message>
        </table:content-validation>
        <table:content-validation table:name="val4" table:condition="of:cell-content-text-length()=5" table:allow-empty-cell="true" table:base-cell-address="'FI 2008'.R8">
          <table:error-message table:message-type="stop" table:title="PAŽNJA " table:display="true">
            <text:p>unose se samo BROJEVI i to pet cifara</text:p>
          </table:error-message>
        </table:content-validation>
        <table:content-validation table:name="val5" table:condition="of:cell-content-is-whole-number() and cell-content()&gt;=0" table:allow-empty-cell="true" table:base-cell-address="'FI 2008'.AG229">
          <table:error-message table:message-type="stop" table:title="PAŽNJA ZABRANJEN" table:display="true">
            <text:p>unos NEGATIVNIH brojeva</text:p>
          </table:error-message>
        </table:content-validation>
        <table:content-validation table:name="val6" table:base-cell-address="'FI 2008'.AG237">
          <table:error-message table:message-type="stop" table:display="true"/>
        </table:content-validation>
        <table:content-validation table:name="val7" table:condition="of:cell-content-is-whole-number() and cell-content()&gt;-1" table:allow-empty-cell="false" table:base-cell-address="'FI 2008'.V12">
          <table:error-message table:message-type="stop" table:title="PAŽNJA " table:display="true">
            <text:p>unose se samo BROJEVI</text:p>
          </table:error-message>
        </table:content-validation>
        <table:content-validation table:name="val8" table:condition="of:cell-content-text-length()=9" table:allow-empty-cell="true" table:base-cell-address="'FI 2008'.Z8">
          <table:error-message table:message-type="stop" table:title="PAŽNJA " table:display="true">
            <text:p>unesite ispravan PIB!!!!!!!!!</text:p>
          </table:error-message>
        </table:content-validation>
        <table:content-validation table:name="val9" table:condition="of:cell-content-is-whole-number() and cell-content()&gt;0" table:allow-empty-cell="true" table:base-cell-address="'FI 2008'.AF165">
          <table:error-message table:message-type="stop" table:title="PAŽNJA" table:display="true">
            <text:p>ZABRANJEN <text:s/>unos <text:s/></text:p>
            <text:p>---------NEGATIVNIH------- brojeva</text:p>
          </table:error-message>
        </table:content-validation>
        <table:content-validation table:name="val10" table:condition="of:cell-content-is-whole-number() and cell-content()&gt;=0" table:allow-empty-cell="true" table:base-cell-address="'FI 2008'.AR398">
          <table:error-message table:message-type="stop" table:title="PAŽNJA  ZABRANJEN " table:display="true">
            <text:p>unos NEGATIVNIH brojeva</text:p>
          </table:error-message>
        </table:content-validation>
        <table:content-validation table:name="val11" table:condition="of:cell-content-is-whole-number() and cell-content()&gt;=0" table:allow-empty-cell="true" table:base-cell-address="'FI 2008'.AJ281">
          <table:error-message table:message-type="stop" table:title="PAŽNJA ZABRANJEN " table:display="true">
            <text:p>unos NEGATIVNIH brojeva</text:p>
          </table:error-message>
        </table:content-validation>
        <table:content-validation table:name="val12" table:condition="of:cell-content-is-whole-number() and cell-content()&gt;0" table:allow-empty-cell="true" table:base-cell-address="'FI 2008'.AX3">
          <table:help-message table:title="Popunite" table:display="true">
            <text:p>samo pozitivnu vrednost <text:s/></text:p>
          </table:help-message>
          <table:error-message table:message-type="stop" table:title="PAZNJA" table:display="true">
            <text:p>nema unosa NEGATIVNIH brojeva</text:p>
          </table:error-message>
        </table:content-validation>
      </table:content-validations>
      <table:table table:name="FI 2008" table:style-name="ta1" table:protected="true" table:print-ranges="'FI 2008'.A1:'FI 2008'.AQ410">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CommandButton" form:control-implementation="ooo:com.sun.star.form.component.CommandButton" form:id="control1" form:label="Kreiranje XML" form:printable="fals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ObradaXML06.ModObradaXML06?language=Basic&amp;location=document"/>
              </office:event-listeners>
            </form:button>
            <form:button form:name="CommandButton" form:control-implementation="ooo:com.sun.star.form.component.CommandButton" form:id="control2" form:label="Brisanje podataka" form:printable="fals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Brisanje06.ModBrisanje06?language=Basic&amp;location=document"/>
              </office:event-listeners>
            </form:button>
          </form:form>
        </office:forms>
        <table:table-column table:style-name="co1" table:number-columns-repeated="6" table:default-cell-style-name="ce3"/>
        <table:table-column table:style-name="co2" table:number-columns-repeated="8" table:default-cell-style-name="ce3"/>
        <table:table-column table:style-name="co3" table:number-columns-repeated="2" table:default-cell-style-name="ce3"/>
        <table:table-column table:style-name="co2" table:number-columns-repeated="2" table:default-cell-style-name="ce3"/>
        <table:table-column table:style-name="co4" table:number-columns-repeated="4" table:default-cell-style-name="ce3"/>
        <table:table-column table:style-name="co2" table:number-columns-repeated="3" table:default-cell-style-name="ce3"/>
        <table:table-column table:style-name="co4" table:number-columns-repeated="17" table:default-cell-style-name="ce3"/>
        <table:table-column table:style-name="co5" table:default-cell-style-name="ce3"/>
        <table:table-column table:style-name="co4" table:default-cell-style-name="ce4"/>
        <table:table-column table:style-name="co4" table:visibility="collapse" table:default-cell-style-name="ce4"/>
        <table:table-column table:style-name="co6" table:visibility="collapse" table:number-columns-repeated="2" table:default-cell-style-name="ce421"/>
        <table:table-column table:style-name="co7" table:visibility="collapse" table:default-cell-style-name="ce421"/>
        <table:table-column table:style-name="co4" table:visibility="collapse" table:default-cell-style-name="ce421"/>
        <table:table-column table:style-name="co8" table:default-cell-style-name="ce4"/>
        <table:table-column table:style-name="co8" table:number-columns-repeated="207" table:default-cell-style-name="ce3"/>
        <table:table-column table:style-name="co9" table:number-columns-repeated="767" table:default-cell-style-name="Default"/>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number-columns-repeated="2"/>
          <table:table-cell office:value-type="string">
            <text:p>tek</text:p>
          </table:table-cell>
          <table:table-cell office:value-type="string">
            <text:p>pred</text:p>
          </table:table-cell>
          <table:table-cell table:number-columns-repeated="977"/>
        </table:table-row>
        <table:table-row table:style-name="ro1">
          <table:table-cell table:style-name="ce2" table:content-validation-name="val1"/>
          <table:table-cell table:style-name="ce2" table:number-columns-repeated="4"/>
          <table:table-cell table:style-name="ce4" table:number-columns-repeated="8"/>
          <table:table-cell table:number-columns-repeated="3"/>
          <table:table-cell table:style-name="ce1" table:number-columns-repeated="11"/>
          <table:table-cell table:style-name="ce222" office:value-type="string" table:number-columns-spanned="10" table:number-rows-spanned="1">
            <text:p>podaci se<text:span text:style-name="T4"> </text:span><text:span text:style-name="T8">ne unose</text:span><text:span text:style-name="T4"> </text:span><text:span text:style-name="T6"><text:s/>u polja označeno sa</text:span></text:p>
          </table:table-cell>
          <table:covered-table-cell table:number-columns-repeated="9" table:style-name="ce245"/>
          <table:table-cell table:style-name="ce371"/>
          <table:table-cell table:style-name="ce1"/>
          <table:table-cell/>
          <table:table-cell table:style-name="ce1" table:number-columns-repeated="3"/>
          <table:table-cell table:number-columns-repeated="981"/>
        </table:table-row>
        <table:table-row table:style-name="ro1">
          <table:table-cell table:number-columns-repeated="27"/>
          <table:table-cell table:style-name="ce222" office:value-type="string" table:number-columns-spanned="10" table:number-rows-spanned="1">
            <text:p>podaci koji se MORAJU uneti obavezno - <text:span text:style-name="T9">ručno</text:span></text:p>
          </table:table-cell>
          <table:covered-table-cell table:number-columns-repeated="9" table:style-name="ce223"/>
          <table:table-cell table:style-name="ce372"/>
          <table:table-cell table:number-columns-repeated="11"/>
          <table:table-cell table:content-validation-name="val12"/>
          <table:table-cell table:number-columns-repeated="974"/>
        </table:table-row>
        <table:table-row table:style-name="ro1">
          <table:table-cell table:number-columns-repeated="27"/>
          <table:table-cell table:style-name="ce223" table:number-columns-repeated="10"/>
          <table:table-cell table:style-name="ce373"/>
          <table:table-cell table:number-columns-repeated="11"/>
          <table:table-cell table:content-validation-name="val12"/>
          <table:table-cell table:number-columns-repeated="974"/>
        </table:table-row>
        <table:table-row table:style-name="ro2">
          <table:table-cell table:number-columns-repeated="24"/>
          <table:table-cell table:style-name="ce213" office:value-type="string" table:number-columns-spanned="13" table:number-rows-spanned="1">
            <text:p>podaci u koloni<text:span text:style-name="T4"> Grupa...,Pozicija, AOP </text:span><text:span text:style-name="T5">ne mogu</text:span><text:span text:style-name="T4"> </text:span><text:span text:style-name="T6">da se menjaju, odnosno u <text:s/>koloni <text:s/></text:span><text:span text:style-name="T4">Napomena</text:span><text:span text:style-name="T6"> <text:s/></text:span><text:span text:style-name="T7">nema unosa</text:span></text:p>
          </table:table-cell>
          <table:covered-table-cell table:number-columns-repeated="12" table:style-name="ce215"/>
          <table:table-cell table:style-name="ce374"/>
          <table:table-cell table:number-columns-repeated="11"/>
          <table:table-cell table:content-validation-name="val12"/>
          <table:table-cell table:number-columns-repeated="974"/>
        </table:table-row>
        <table:table-row table:style-name="ro1">
          <table:table-cell table:number-columns-repeated="27"/>
          <table:table-cell table:style-name="ce223" table:number-columns-repeated="8"/>
          <table:table-cell table:style-name="ce321" table:number-columns-repeated="2"/>
          <table:table-cell table:style-name="ce375"/>
          <table:table-cell table:style-name="ce322" table:number-columns-repeated="5"/>
          <table:table-cell table:style-name="ce323" table:number-columns-repeated="2"/>
          <table:table-cell table:style-name="ce382" table:number-columns-repeated="4"/>
          <table:table-cell table:style-name="ce323" table:content-validation-name="val12"/>
          <table:table-cell table:style-name="ce322"/>
          <table:table-cell table:number-columns-repeated="973"/>
        </table:table-row>
        <table:table-row table:style-name="ro1">
          <table:table-cell table:number-columns-repeated="6"/>
          <table:table-cell table:style-name="ce108" office:value-type="string" table:number-columns-spanned="28" table:number-rows-spanned="1">
            <text:p>Popunjava pravno lice - preduzetnik</text:p>
          </table:table-cell>
          <table:covered-table-cell table:number-columns-repeated="27" table:style-name="ce108"/>
          <table:table-cell/>
          <table:table-cell table:style-name="ce322"/>
          <table:table-cell table:style-name="ce357"/>
          <table:table-cell table:style-name="ce323"/>
          <table:table-cell table:style-name="ce323">
            <draw:control table:end-cell-address="'FI 2008'.AQ8" table:end-x="0.558cm" table:end-y="0.509cm" draw:z-index="0" draw:text-style-name="P1" svg:width="3.454cm" svg:height="0.934cm" svg:x="0cm" svg:y="0cm" draw:control="control1"/>
          </table:table-cell>
          <table:table-cell table:style-name="ce323" table:number-columns-repeated="6"/>
          <table:table-cell table:style-name="ce382" table:number-columns-repeated="4"/>
          <table:table-cell table:style-name="ce323"/>
          <table:table-cell table:style-name="ce322"/>
          <table:table-cell table:number-columns-repeated="973"/>
        </table:table-row>
        <table:table-row table:style-name="ro3">
          <table:table-cell table:number-columns-repeated="6"/>
          <table:table-cell table:style-name="ce109" table:content-validation-name="val2" table:number-columns-spanned="8" table:number-rows-spanned="1">
            <office:annotation draw:style-name="gr1" draw:text-style-name="P2" svg:width="6.904cm" svg:height="1.946cm" svg:x="6.485cm" svg:y="3.372cm" draw:caption-point-x="-6.485cm" draw:caption-point-y="-3.372cm">
              <dc:creator>R</dc:creator>
              <dc:date>2009-02-09T00:00:00</dc:date>
              <text:p text:style-name="P2"><text:span text:style-name="T1">Obavezno</text:span><text:span text:style-name="T2"> uneti <text:s/>za sve <text:s text:c="3"/>(</text:span><text:span text:style-name="T3"> osim SINDIKATE </text:span><text:span text:style-name="T2">)</text:span></text:p>
              <text:p text:style-name="P2"><text:span text:style-name="T2"><text:s text:c="11"/></text:span><text:span text:style-name="T3">MATIČNI BROJ</text:span><text:span text:style-name="T2"> <text:s/>- </text:span><text:span text:style-name="T1">8 cifara -</text:span></text:p>
              <text:p text:style-name="P2"><text:span text:style-name="T3">za</text:span><text:span text:style-name="T1"> SINDIKATE </text:span><text:span text:style-name="T3"><text:s/></text:span><text:span text:style-name="T2">uneti</text:span></text:p>
              <text:p text:style-name="P2"><text:span text:style-name="T2"><text:s text:c="12"/></text:span><text:span text:style-name="T3">PIB - </text:span><text:span text:style-name="T1">9 cifara </text:span><text:span text:style-name="T3">- <text:s text:c="6"/></text:span></text:p>
            </office:annotation>
          </table:table-cell>
          <table:covered-table-cell table:number-columns-repeated="6" table:style-name="ce125" table:content-validation-name="val2"/>
          <table:covered-table-cell table:style-name="ce158" table:content-validation-name="val2"/>
          <table:table-cell table:style-name="ce161" table:number-columns-spanned="3" table:number-rows-spanned="2"/>
          <table:covered-table-cell table:style-name="ce166"/>
          <table:covered-table-cell table:style-name="ce175"/>
          <table:table-cell table:style-name="ce182" table:content-validation-name="val4" table:number-columns-spanned="5" table:number-rows-spanned="1"/>
          <table:covered-table-cell table:number-columns-repeated="3" table:style-name="ce187" table:content-validation-name="val4"/>
          <table:covered-table-cell table:style-name="ce200" table:content-validation-name="val4"/>
          <table:table-cell table:style-name="ce161" table:number-columns-spanned="3" table:number-rows-spanned="2"/>
          <table:covered-table-cell table:style-name="ce166"/>
          <table:covered-table-cell table:style-name="ce175"/>
          <table:table-cell table:style-name="ce109" table:content-validation-name="val8" table:number-columns-spanned="9" table:number-rows-spanned="1">
            <office:annotation draw:style-name="gr1" draw:text-style-name="P3" svg:width="3.564cm" svg:height="1.588cm" svg:x="18.708cm" svg:y="2.36cm" draw:caption-point-x="-18.708cm" draw:caption-point-y="-2.36cm">
              <dc:creator>R</dc:creator>
              <dc:date>2009-02-09T00:00:00</dc:date>
              <text:p text:style-name="P3"><text:span text:style-name="T1">Obavezno </text:span><text:span text:style-name="T2">uneti</text:span></text:p>
              <text:p text:style-name="P3"><text:span text:style-name="T3"><text:s text:c="3"/></text:span><text:span text:style-name="T3">PIB</text:span></text:p>
              <text:p text:style-name="P3"><text:span text:style-name="T3">-</text:span><text:span text:style-name="T1"> 9 cifara </text:span><text:span text:style-name="T3">-</text:span></text:p>
            </office:annotation>
          </table:table-cell>
          <table:covered-table-cell table:number-columns-repeated="7" table:style-name="ce125" table:content-validation-name="val8"/>
          <table:covered-table-cell table:style-name="ce158" table:content-validation-name="val8"/>
          <table:table-cell/>
          <table:table-cell table:style-name="ce322"/>
          <table:table-cell table:style-name="ce357"/>
          <table:table-cell table:style-name="ce323" table:number-columns-repeated="8"/>
          <table:table-cell table:style-name="ce382" table:number-columns-repeated="4"/>
          <table:table-cell table:style-name="ce323"/>
          <table:table-cell table:style-name="ce322"/>
          <table:table-cell table:number-columns-repeated="973"/>
        </table:table-row>
        <table:table-row table:style-name="ro2">
          <table:table-cell table:number-columns-repeated="6"/>
          <table:table-cell table:style-name="ce110" office:value-type="string" table:number-columns-spanned="8" table:number-rows-spanned="1">
            <text:p>Matični broj</text:p>
          </table:table-cell>
          <table:covered-table-cell table:number-columns-repeated="6" table:style-name="ce126"/>
          <table:covered-table-cell table:style-name="ce159"/>
          <table:covered-table-cell table:style-name="ce162"/>
          <table:covered-table-cell table:style-name="ce167"/>
          <table:covered-table-cell table:style-name="ce176"/>
          <table:table-cell table:style-name="ce183" office:value-type="string" table:number-columns-spanned="5" table:number-rows-spanned="1">
            <text:p>Šifra delatnosti </text:p>
          </table:table-cell>
          <table:covered-table-cell table:number-columns-repeated="3" table:style-name="ce188"/>
          <table:covered-table-cell table:style-name="ce201"/>
          <table:covered-table-cell table:style-name="ce162"/>
          <table:covered-table-cell table:style-name="ce167"/>
          <table:covered-table-cell table:style-name="ce176"/>
          <table:table-cell table:style-name="ce216" office:value-type="string" table:number-columns-spanned="9" table:number-rows-spanned="1">
            <text:p>PIB</text:p>
          </table:table-cell>
          <table:covered-table-cell table:number-columns-repeated="7" table:style-name="ce220"/>
          <table:covered-table-cell table:style-name="ce313"/>
          <table:table-cell/>
          <table:table-cell table:style-name="ce322"/>
          <table:table-cell table:style-name="ce357"/>
          <table:table-cell table:style-name="ce323" table:number-columns-repeated="8"/>
          <table:table-cell table:style-name="ce382" table:number-columns-repeated="4"/>
          <table:table-cell table:style-name="ce323"/>
          <table:table-cell table:style-name="ce322"/>
          <table:table-cell table:number-columns-repeated="973"/>
        </table:table-row>
        <table:table-row table:style-name="ro1">
          <table:table-cell table:style-name="ce4" table:number-columns-repeated="6"/>
          <table:table-cell table:style-name="ce111" table:number-columns-repeated="8"/>
          <table:table-cell table:style-name="ce2" table:number-columns-repeated="2"/>
          <table:table-cell table:style-name="ce177"/>
          <table:table-cell table:style-name="ce184" table:number-columns-repeated="5"/>
          <table:table-cell table:style-name="ce177" table:number-columns-repeated="3"/>
          <table:table-cell table:style-name="ce184" table:number-columns-repeated="6"/>
          <table:table-cell table:style-name="ce111" table:number-columns-repeated="3"/>
          <table:table-cell table:style-name="ce4"/>
          <table:table-cell table:style-name="ce323" table:number-columns-repeated="3"/>
          <table:table-cell table:style-name="ce323">
            <draw:control table:end-cell-address="'FI 2008'.AQ12" table:end-x="0.614cm" table:end-y="0.113cm" draw:z-index="1" draw:text-style-name="P1" svg:width="3.454cm" svg:height="0.973cm" svg:x="0.056cm" svg:y="0.01cm" draw:control="control2"/>
          </table:table-cell>
          <table:table-cell table:style-name="ce323" table:number-columns-repeated="6"/>
          <table:table-cell table:style-name="ce382" table:number-columns-repeated="4"/>
          <table:table-cell table:style-name="ce323"/>
          <table:table-cell table:style-name="ce322"/>
          <table:table-cell table:number-columns-repeated="973"/>
        </table:table-row>
        <table:table-row table:style-name="ro4">
          <table:table-cell table:style-name="ce4" table:number-columns-repeated="6"/>
          <table:table-cell table:style-name="ce112"/>
          <table:table-cell table:style-name="ce127" table:number-columns-repeated="9"/>
          <table:table-cell table:style-name="ce178" office:value-type="string" table:number-columns-spanned="15" table:number-rows-spanned="1">
            <text:p>Popunjava NBS - Odeljenje za registre</text:p>
          </table:table-cell>
          <table:covered-table-cell table:number-columns-repeated="13" table:style-name="ce185"/>
          <table:covered-table-cell table:style-name="ce275"/>
          <table:table-cell table:style-name="ce127" table:number-columns-repeated="4"/>
          <table:table-cell table:style-name="ce323" table:number-columns-repeated="10"/>
          <table:table-cell table:style-name="ce382" table:number-columns-repeated="4"/>
          <table:table-cell table:style-name="ce323"/>
          <table:table-cell table:style-name="ce322"/>
          <table:table-cell table:number-columns-repeated="973"/>
        </table:table-row>
        <table:table-row table:style-name="ro3">
          <table:table-cell table:style-name="ce4" table:number-columns-repeated="8"/>
          <table:table-cell table:style-name="ce135"/>
          <table:table-cell table:style-name="ce144" table:number-columns-spanned="1" table:number-rows-spanned="2"/>
          <table:table-cell table:style-name="ce146" table:number-columns-repeated="6"/>
          <table:table-cell table:style-name="ce179" table:content-validation-name="val3" table:number-columns-spanned="3" table:number-rows-spanned="1">
            <office:annotation draw:style-name="gr1" draw:text-style-name="P2" svg:width="7.156cm" svg:height="3.4cm" svg:x="8.433cm" svg:y="5.319cm" draw:caption-point-x="-8.433cm" draw:caption-point-y="-5.319cm">
              <dc:creator>R</dc:creator>
              <dc:date>2009-02-09T00:00:00</dc:date>
              <text:p text:style-name="P2"><text:span text:style-name="T3">Uneti </text:span><text:span text:style-name="T2">vrednost:</text:span></text:p>
              <text:p text:style-name="P2"><text:span text:style-name="T2"><text:s/></text:span><text:span text:style-name="T1">750 </text:span><text:span text:style-name="T3">- za privredna društva. , zadruge</text:span><text:span text:style-name="T2"> ili</text:span></text:p>
              <text:p text:style-name="P2"><text:span text:style-name="T3"><text:s/></text:span><text:span text:style-name="T1">751 </text:span><text:span text:style-name="T3">- druga pravna lica <text:s text:c="3"/></text:span><text:span text:style-name="T2">ili</text:span></text:p>
              <text:p text:style-name="P2"><text:span text:style-name="T3"><text:s/></text:span><text:span text:style-name="T1">755 </text:span><text:span text:style-name="T3">- preduzetnici </text:span><text:span text:style-name="T2"><text:s/>ili</text:span></text:p>
              <text:p text:style-name="P2"><text:span text:style-name="T2"><text:s/></text:span><text:span text:style-name="T1">300 </text:span><text:span text:style-name="T3">- sindikati <text:s text:c="2"/></text:span><text:span text:style-name="T2"><text:s/>ili</text:span></text:p>
              <text:p text:style-name="P2"><text:span text:style-name="T3">------------------------------------------------</text:span></text:p>
              <text:p text:style-name="P2"><text:span text:style-name="T3"><text:s/></text:span><text:span text:style-name="T1">580</text:span><text:span text:style-name="T3"> - davaoci fin. lizinga <text:s/></text:span><text:span text:style-name="T2">ili</text:span></text:p>
              <text:p text:style-name="P2"><text:span text:style-name="T3"><text:s/></text:span><text:span text:style-name="T1">753</text:span><text:span text:style-name="T3"> - ogranci i dr. delovi stranih prav. lica </text:span></text:p>
            </office:annotation>
          </table:table-cell>
          <table:covered-table-cell table:style-name="ce186" table:content-validation-name="val3"/>
          <table:covered-table-cell table:style-name="ce189" table:content-validation-name="val3"/>
          <table:table-cell table:style-name="ce195" table:number-columns-spanned="2" table:number-rows-spanned="2"/>
          <table:covered-table-cell table:style-name="ce198"/>
          <table:table-cell table:style-name="ce202" table:content-validation-name="val7"/>
          <table:table-cell table:style-name="ce195" table:number-columns-spanned="2" table:number-rows-spanned="2"/>
          <table:covered-table-cell table:style-name="ce198"/>
          <table:table-cell table:style-name="ce214" table:content-validation-name="val7">
            <office:annotation draw:style-name="gr1" draw:text-style-name="P2" svg:width="4.26cm" svg:height="2.932cm" svg:x="13.139cm" svg:y="5.418cm" draw:caption-point-x="-13.139cm" draw:caption-point-y="-5.418cm">
              <dc:creator>R</dc:creator>
              <dc:date>2009-02-09T00:00:00</dc:date>
              <text:p text:style-name="P2"><text:span text:style-name="T2">Uneti vrednost za</text:span><text:span text:style-name="T3"> veličinu </text:span><text:span text:style-name="T2">pravnog lica prema podacima iz</text:span><text:span text:style-name="T3"> <text:s/></text:span><text:span text:style-name="T1">prethodne</text:span><text:span text:style-name="T3"> </text:span><text:span text:style-name="T2"><text:s/>godine</text:span></text:p>
              <text:p text:style-name="P2"><text:span text:style-name="T3"><text:s/></text:span><text:span text:style-name="T1">1</text:span><text:span text:style-name="T3">- malo <text:s text:c="5"/></text:span><text:span text:style-name="T2"><text:s/>ili</text:span></text:p>
              <text:p text:style-name="P2"><text:span text:style-name="T2"><text:s/></text:span><text:span text:style-name="T1">2</text:span><text:span text:style-name="T3">- srednje </text:span><text:span text:style-name="T2"><text:s/>ili</text:span></text:p>
              <text:p text:style-name="P2"><text:span text:style-name="T3"><text:s/></text:span><text:span text:style-name="T1">3</text:span><text:span text:style-name="T3">- veliko</text:span></text:p>
            </office:annotation>
          </table:table-cell>
          <table:table-cell table:style-name="ce182" table:content-validation-name="val7" table:number-columns-repeated="2"/>
          <table:table-cell table:style-name="ce182" table:number-columns-repeated="2"/>
          <table:table-cell table:style-name="ce214">
            <office:annotation draw:style-name="gr1" draw:text-style-name="P2" svg:width="6.822cm" svg:height="3.159cm" svg:x="16.759cm" svg:y="5.418cm" draw:caption-point-x="-16.759cm" draw:caption-point-y="-5.418cm">
              <dc:creator>R</dc:creator>
              <dc:date>2009-02-09T00:00:00</dc:date>
              <text:p text:style-name="P2"><text:span text:style-name="T2">uneti vrednost </text:span></text:p>
              <text:p text:style-name="P2"><text:span text:style-name="T3"><text:s/></text:span><text:span text:style-name="T1">0 </text:span><text:span text:style-name="T3">- mali (kodeks 20 = 1) </text:span></text:p>
              <text:p text:style-name="P2"><text:span text:style-name="T3"><text:s text:c="15"/></text:span><text:span text:style-name="T2">koji imaju popunjen </text:span><text:span text:style-name="T1"><text:s/>BS ,BU, SA</text:span><text:span text:style-name="T3"> </text:span></text:p>
              <text:p text:style-name="P2"><text:span text:style-name="T2"><text:s/></text:span><text:span text:style-name="T1">1</text:span><text:span text:style-name="T3">- mali (kodeks 20 = 1) </text:span></text:p>
              <text:p text:style-name="P2"><text:span text:style-name="T3"><text:s text:c="15"/></text:span><text:span text:style-name="T2">koji imaju</text:span><text:span text:style-name="T3"> </text:span><text:span text:style-name="T2">popunjen</text:span><text:span text:style-name="T3"> </text:span><text:span text:style-name="T1">BS, BU, TG, PK, SA</text:span></text:p>
              <text:p text:style-name="P2"><text:span text:style-name="T3">------------------------------------------------</text:span></text:p>
              <text:p text:style-name="P2"><text:span text:style-name="T3"><text:s/></text:span><text:span text:style-name="T1">0 </text:span><text:span text:style-name="T3">- <text:s/></text:span><text:span text:style-name="T2">svi </text:span><text:span text:style-name="T3">srednji <text:s/>(kodeks 20 = 2) <text:s/>ili</text:span></text:p>
              <text:p text:style-name="P2"><text:span text:style-name="T3"><text:s text:c="16"/></text:span><text:span text:style-name="T3">veliki <text:s text:c="4"/>(kodeks 20 = 3) </text:span></text:p>
              <text:p text:style-name="P2"><text:span text:style-name="T3"><text:s text:c="2"/></text:span></text:p>
            </office:annotation>
          </table:table-cell>
          <table:table-cell table:style-name="ce214" table:content-validation-name="val7">
            <office:annotation draw:style-name="gr1" draw:text-style-name="P2" svg:width="7.573cm" svg:height="2.227cm" svg:x="17.344cm" svg:y="5.131cm" draw:caption-point-x="-17.344cm" draw:caption-point-y="-5.131cm">
              <dc:creator>R</dc:creator>
              <dc:date>2009-02-09T00:00:00</dc:date>
              <text:p text:style-name="P2"><text:span text:style-name="T2">Uneti vrednosti</text:span></text:p>
              <text:p text:style-name="P2"><text:span text:style-name="T3"><text:s/></text:span><text:span text:style-name="T1">10 </text:span><text:span text:style-name="T3">- popunjene su </text:span><text:span text:style-name="T1">prethodna i <text:s/>tekuća</text:span><text:span text:style-name="T3"> god. </text:span><text:span text:style-name="T2">ili</text:span></text:p>
              <text:p text:style-name="P2"><text:span text:style-name="T2"><text:s/></text:span><text:span text:style-name="T1">12 </text:span><text:span text:style-name="T2">-</text:span><text:span text:style-name="T3"> <text:s/>popunjena </text:span><text:span text:style-name="T1">samo tekuća </text:span><text:span text:style-name="T3">god. za (novoosnovana)</text:span><text:span text:style-name="T2"> ili</text:span></text:p>
              <text:p text:style-name="P2"><text:span text:style-name="T3"><text:s/></text:span><text:span text:style-name="T1">13 </text:span><text:span text:style-name="T3">- popunjena </text:span><text:span text:style-name="T1">samo prethodna</text:span><text:span text:style-name="T3"> god.</text:span></text:p>
              <text:p text:style-name="P2"><text:span text:style-name="T2"><text:s/></text:span></text:p>
            </office:annotation>
          </table:table-cell>
          <table:table-cell table:style-name="ce4" table:number-columns-repeated="4"/>
          <table:table-cell table:style-name="ce323" table:number-columns-repeated="3"/>
          <table:table-cell table:style-name="ce382"/>
          <table:table-cell table:style-name="ce323" table:number-columns-repeated="2"/>
          <table:table-cell table:style-name="ce404"/>
          <table:table-cell table:style-name="ce323" table:number-columns-repeated="3"/>
          <table:table-cell table:style-name="ce382" table:number-columns-repeated="4"/>
          <table:table-cell table:style-name="ce323"/>
          <table:table-cell table:style-name="ce322"/>
          <table:table-cell table:number-columns-repeated="973"/>
        </table:table-row>
        <table:table-row table:style-name="ro1">
          <table:table-cell table:style-name="ce4" table:number-columns-repeated="8"/>
          <table:table-cell table:style-name="ce135"/>
          <table:covered-table-cell table:style-name="ce144"/>
          <table:table-cell table:style-name="ce146" table:number-columns-repeated="6"/>
          <table:table-cell table:style-name="ce161" office:value-type="float" office:value="1">
            <text:p>1</text:p>
          </table:table-cell>
          <table:table-cell table:style-name="ce161" office:value-type="float" office:value="2">
            <text:p>2</text:p>
          </table:table-cell>
          <table:table-cell table:style-name="ce161" office:value-type="float" office:value="3">
            <text:p>3</text:p>
          </table:table-cell>
          <table:covered-table-cell table:style-name="ce196"/>
          <table:covered-table-cell table:style-name="ce199"/>
          <table:table-cell table:style-name="ce161" office:value-type="float" office:value="19">
            <text:p>19</text:p>
          </table:table-cell>
          <table:covered-table-cell table:style-name="ce196"/>
          <table:covered-table-cell table:style-name="ce199"/>
          <table:table-cell table:style-name="ce161" office:value-type="float" office:value="20">
            <text:p>20</text:p>
          </table:table-cell>
          <table:table-cell table:style-name="ce161" office:value-type="float" office:value="21">
            <text:p>21</text:p>
          </table:table-cell>
          <table:table-cell table:style-name="ce161" office:value-type="float" office:value="22">
            <text:p>22</text:p>
          </table:table-cell>
          <table:table-cell table:style-name="ce161" office:value-type="float" office:value="23">
            <text:p>23</text:p>
          </table:table-cell>
          <table:table-cell table:style-name="ce161" office:value-type="float" office:value="24">
            <text:p>24</text:p>
          </table:table-cell>
          <table:table-cell table:style-name="ce161" office:value-type="float" office:value="25">
            <text:p>25</text:p>
          </table:table-cell>
          <table:table-cell table:style-name="ce161" office:value-type="float" office:value="26">
            <text:p>26</text:p>
          </table:table-cell>
          <table:table-cell table:style-name="ce4" table:number-columns-repeated="4"/>
          <table:table-cell table:style-name="ce323" table:number-columns-repeated="10"/>
          <table:table-cell table:style-name="ce382" table:number-columns-repeated="4"/>
          <table:table-cell table:style-name="ce323"/>
          <table:table-cell table:style-name="ce322"/>
          <table:table-cell table:number-columns-repeated="973"/>
        </table:table-row>
        <table:table-row table:style-name="ro1">
          <table:table-cell table:style-name="ce4" table:number-columns-repeated="14"/>
          <table:table-cell table:style-name="ce163" office:value-type="string" table:number-columns-spanned="5" table:number-rows-spanned="1">
            <text:p>Vrsta posla</text:p>
          </table:table-cell>
          <table:covered-table-cell table:number-columns-repeated="4" table:style-name="ce168"/>
          <table:table-cell table:number-columns-repeated="12"/>
          <table:table-cell table:style-name="ce4" table:number-columns-repeated="4"/>
          <table:table-cell table:style-name="ce323" table:number-columns-repeated="10"/>
          <table:table-cell table:style-name="ce382" table:number-columns-repeated="4"/>
          <table:table-cell table:style-name="ce323"/>
          <table:table-cell table:style-name="ce322"/>
          <table:table-cell table:number-columns-repeated="973"/>
        </table:table-row>
        <table:table-row table:style-name="ro1">
          <table:table-cell table:style-name="ce4" table:number-columns-repeated="14"/>
          <table:table-cell table:number-columns-repeated="17"/>
          <table:table-cell table:style-name="ce4" table:number-columns-repeated="4"/>
          <table:table-cell table:style-name="ce323" table:number-columns-repeated="10"/>
          <table:table-cell table:style-name="ce382" table:number-columns-repeated="4"/>
          <table:table-cell table:style-name="ce323"/>
          <table:table-cell table:style-name="ce322"/>
          <table:table-cell table:number-columns-repeated="973"/>
        </table:table-row>
        <table:table-row table:style-name="ro4">
          <table:table-cell table:style-name="ce4" table:number-columns-repeated="7"/>
          <table:table-cell table:style-name="ce113"/>
          <table:table-cell table:style-name="ce136" office:value-type="string" table:number-columns-spanned="3" table:number-rows-spanned="1">
            <text:p>Naziv :</text:p>
          </table:table-cell>
          <table:covered-table-cell table:number-columns-repeated="2" table:style-name="ce145"/>
          <table:table-cell table:style-name="ce147" table:number-columns-spanned="24" table:number-rows-spanned="1"/>
          <table:covered-table-cell table:number-columns-repeated="23" table:style-name="ce147"/>
          <table:table-cell table:style-name="ce4" table:number-columns-repeated="8"/>
          <table:table-cell table:number-columns-repeated="981"/>
        </table:table-row>
        <table:table-row table:style-name="ro4">
          <table:table-cell table:style-name="ce4" table:number-columns-repeated="7"/>
          <table:table-cell table:style-name="ce113"/>
          <table:table-cell table:style-name="ce136" office:value-type="string" table:number-columns-spanned="3" table:number-rows-spanned="1">
            <text:p>Sedište :</text:p>
          </table:table-cell>
          <table:covered-table-cell table:number-columns-repeated="2" table:style-name="ce145"/>
          <table:table-cell table:style-name="ce148" table:number-columns-spanned="24" table:number-rows-spanned="1"/>
          <table:covered-table-cell table:number-columns-repeated="23" table:style-name="ce148"/>
          <table:table-cell table:style-name="ce4" table:number-columns-repeated="8"/>
          <table:table-cell table:number-columns-repeated="981"/>
        </table:table-row>
        <table:table-row table:style-name="ro1">
          <table:table-cell table:style-name="ce4" table:number-columns-repeated="6"/>
          <table:table-cell table:style-name="ce113" table:number-columns-repeated="5"/>
          <table:table-cell table:style-name="ce2" table:number-columns-repeated="24"/>
          <table:table-cell table:style-name="ce4" table:number-columns-repeated="8"/>
          <table:table-cell table:number-columns-repeated="981"/>
        </table:table-row>
        <table:table-row table:style-name="ro5">
          <table:table-cell table:style-name="ce5" office:value-type="string" table:number-columns-spanned="43" table:number-rows-spanned="1">
            <text:p>BILANS STANJA</text:p>
          </table:table-cell>
          <table:covered-table-cell table:number-columns-repeated="30" table:style-name="ce50"/>
          <table:covered-table-cell table:number-columns-repeated="12" table:style-name="ce67"/>
          <table:table-cell table:number-columns-repeated="981"/>
        </table:table-row>
        <table:table-row table:style-name="ro5">
          <table:table-cell table:style-name="ce6" office:value-type="string" table:number-columns-spanned="43" table:number-rows-spanned="1">
            <text:p>na dan <text:s/>________________. 20______. godine</text:p>
          </table:table-cell>
          <table:covered-table-cell table:number-columns-repeated="42" table:style-name="ce51"/>
          <table:table-cell table:number-columns-repeated="981"/>
        </table:table-row>
        <table:table-row table:style-name="ro1">
          <table:table-cell table:style-name="ce4" table:number-columns-repeated="35"/>
          <table:table-cell table:style-name="ce324" office:value-type="string" table:number-columns-spanned="8" table:number-rows-spanned="1">
            <text:p>- u hiljadama dinara -</text:p>
          </table:table-cell>
          <table:covered-table-cell table:number-columns-repeated="6" table:style-name="ce324"/>
          <table:covered-table-cell table:style-name="ce409"/>
          <table:table-cell table:number-columns-repeated="981"/>
        </table:table-row>
        <table:table-row table:style-name="ro6">
          <table:table-cell table:style-name="ce7" office:value-type="string" table:number-columns-spanned="12" table:number-rows-spanned="2">
            <text:p>Grupa računa, račun</text:p>
          </table:table-cell>
          <table:covered-table-cell table:number-columns-repeated="3" table:style-name="ce7"/>
          <table:covered-table-cell table:number-columns-repeated="4" table:style-name="ce8"/>
          <table:covered-table-cell table:number-columns-repeated="4" table:style-name="ce137"/>
          <table:table-cell table:style-name="ce7" office:value-type="string" table:number-columns-spanned="16" table:number-rows-spanned="2">
            <text:p>POZICIJA</text:p>
          </table:table-cell>
          <table:covered-table-cell table:number-columns-repeated="10" table:style-name="ce7"/>
          <table:covered-table-cell table:number-columns-repeated="5" table:style-name="ce137"/>
          <table:table-cell table:style-name="ce116" office:value-type="string" table:number-columns-spanned="3" table:number-rows-spanned="2">
            <text:p>AOP</text:p>
          </table:table-cell>
          <table:covered-table-cell table:style-name="ce76"/>
          <table:covered-table-cell table:style-name="ce114"/>
          <table:table-cell table:style-name="ce7" office:value-type="string" table:number-columns-spanned="4" table:number-rows-spanned="2">
            <text:p>Napomena <text:s/>broj</text:p>
          </table:table-cell>
          <table:covered-table-cell table:number-columns-repeated="2" table:style-name="ce76"/>
          <table:covered-table-cell table:style-name="ce314"/>
          <table:table-cell table:style-name="ce7" office:value-type="string" table:number-columns-spanned="8" table:number-rows-spanned="1">
            <text:p>Iznos</text:p>
          </table:table-cell>
          <table:covered-table-cell table:number-columns-repeated="7" table:style-name="ce7"/>
          <table:table-cell table:style-name="ce419" table:number-columns-repeated="3"/>
          <table:table-cell table:style-name="ce451" table:number-columns-repeated="4"/>
          <table:table-cell table:number-columns-repeated="974"/>
        </table:table-row>
        <table:table-row table:style-name="ro7">
          <table:covered-table-cell table:style-name="ce8"/>
          <table:covered-table-cell table:number-columns-repeated="3" table:style-name="ce7"/>
          <table:covered-table-cell table:number-columns-repeated="4" table:style-name="ce8"/>
          <table:covered-table-cell table:number-columns-repeated="4" table:style-name="ce137"/>
          <table:covered-table-cell table:style-name="ce8"/>
          <table:covered-table-cell table:number-columns-repeated="10" table:style-name="ce7"/>
          <table:covered-table-cell table:number-columns-repeated="5" table:style-name="ce137"/>
          <table:covered-table-cell table:style-name="ce80"/>
          <table:covered-table-cell table:style-name="ce77"/>
          <table:covered-table-cell table:style-name="ce150"/>
          <table:covered-table-cell table:style-name="ce43"/>
          <table:covered-table-cell table:number-columns-repeated="2" table:style-name="ce77"/>
          <table:covered-table-cell table:style-name="ce115"/>
          <table:table-cell table:style-name="ce7" office:value-type="string" table:number-columns-spanned="4" table:number-rows-spanned="1">
            <text:p>Tekuća godina</text:p>
          </table:table-cell>
          <table:covered-table-cell table:number-columns-repeated="3" table:style-name="ce7"/>
          <table:table-cell table:style-name="ce7" office:value-type="string" table:number-columns-spanned="4" table:number-rows-spanned="1">
            <text:p>Prethodna godina</text:p>
          </table:table-cell>
          <table:covered-table-cell table:number-columns-repeated="3" table:style-name="ce7"/>
          <table:table-cell table:style-name="ce419" table:number-columns-repeated="3"/>
          <table:table-cell table:style-name="ce451" table:number-columns-repeated="4"/>
          <table:table-cell table:number-columns-repeated="974"/>
        </table:table-row>
        <table:table-row table:style-name="ro4">
          <table:table-cell table:style-name="ce7" office:value-type="float" office:value="1" table:number-columns-spanned="12" table:number-rows-spanned="1">
            <text:p>1</text:p>
          </table:table-cell>
          <table:covered-table-cell table:number-columns-repeated="3" table:style-name="ce7"/>
          <table:covered-table-cell table:number-columns-repeated="4" table:style-name="ce8"/>
          <table:covered-table-cell table:number-columns-repeated="4" table:style-name="ce137"/>
          <table:table-cell table:style-name="ce7" office:value-type="float" office:value="2" table:number-columns-spanned="16" table:number-rows-spanned="1">
            <text:p>2</text:p>
          </table:table-cell>
          <table:covered-table-cell table:number-columns-repeated="10" table:style-name="ce7"/>
          <table:covered-table-cell table:number-columns-repeated="5" table:style-name="ce137"/>
          <table:table-cell table:style-name="ce116" office:value-type="float" office:value="3" table:number-columns-spanned="3" table:number-rows-spanned="1">
            <text:p>3</text:p>
          </table:table-cell>
          <table:covered-table-cell table:style-name="ce81"/>
          <table:covered-table-cell table:style-name="ce116"/>
          <table:table-cell table:style-name="ce7" office:value-type="float" office:value="4" table:number-columns-spanned="4" table:number-rows-spanned="1">
            <text:p>4</text:p>
          </table:table-cell>
          <table:covered-table-cell table:number-columns-repeated="2" table:style-name="ce7"/>
          <table:covered-table-cell table:style-name="ce8"/>
          <table:table-cell table:style-name="ce7" office:value-type="float" office:value="5" table:number-columns-spanned="4" table:number-rows-spanned="1">
            <text:p>5</text:p>
          </table:table-cell>
          <table:covered-table-cell table:number-columns-repeated="3" table:style-name="ce7"/>
          <table:table-cell table:style-name="ce7" office:value-type="float" office:value="6" table:number-columns-spanned="4" table:number-rows-spanned="1">
            <text:p>6</text:p>
          </table:table-cell>
          <table:covered-table-cell table:number-columns-repeated="3" table:style-name="ce7"/>
          <table:table-cell table:style-name="ce419" table:number-columns-repeated="3"/>
          <table:table-cell table:style-name="ce451" table:number-columns-repeated="4"/>
          <table:table-cell table:number-columns-repeated="974"/>
        </table:table-row>
        <table:table-row table:style-name="ro1">
          <table:table-cell table:style-name="ce9" table:number-columns-spanned="12" table:number-rows-spanned="1"/>
          <table:covered-table-cell table:number-columns-repeated="11" table:style-name="ce9"/>
          <table:table-cell table:style-name="ce151" office:value-type="string" table:number-columns-spanned="16" table:number-rows-spanned="1">
            <text:p>AKTIVA</text:p>
          </table:table-cell>
          <table:covered-table-cell table:number-columns-repeated="15" table:style-name="ce151"/>
          <table:table-cell table:style-name="ce246" table:number-columns-spanned="3" table:number-rows-spanned="1"/>
          <table:covered-table-cell table:number-columns-repeated="2" table:style-name="ce265"/>
          <table:table-cell table:style-name="ce280" table:number-columns-spanned="4" table:number-rows-spanned="1"/>
          <table:covered-table-cell table:number-columns-repeated="3" table:style-name="ce280"/>
          <table:table-cell table:style-name="ce287" table:number-columns-spanned="4" table:number-rows-spanned="1"/>
          <table:covered-table-cell table:number-columns-repeated="3" table:style-name="ce287"/>
          <table:table-cell table:style-name="ce287" table:number-columns-spanned="4" table:number-rows-spanned="1"/>
          <table:covered-table-cell table:number-columns-repeated="3" table:style-name="ce287"/>
          <table:table-cell table:number-columns-repeated="981"/>
        </table:table-row>
        <table:table-row table:style-name="ro8">
          <table:table-cell table:style-name="ce10" table:number-columns-spanned="12" table:number-rows-spanned="1"/>
          <table:covered-table-cell table:number-columns-repeated="11" table:style-name="ce10"/>
          <table:table-cell table:style-name="ce152" office:value-type="string" table:number-columns-spanned="16" table:number-rows-spanned="1">
            <text:p>A. STALNA IMOVINA (002+003+004+005+009)</text:p>
          </table:table-cell>
          <table:covered-table-cell table:number-columns-repeated="15" table:style-name="ce152"/>
          <table:table-cell table:style-name="ce247" office:value-type="string" table:number-columns-spanned="3" table:number-rows-spanned="1">
            <text:p>001</text:p>
          </table:table-cell>
          <table:covered-table-cell table:number-columns-repeated="2" table:style-name="ce247"/>
          <table:table-cell table:style-name="ce281" table:number-columns-spanned="4" table:number-rows-spanned="1"/>
          <table:covered-table-cell table:number-columns-repeated="2" table:style-name="ce304"/>
          <table:covered-table-cell table:style-name="ce315"/>
          <table:table-cell table:style-name="ce325" table:formula="of:=IF([.AT26]&lt;=0;&quot;&quot;;[.AT26])" table:number-columns-spanned="4" table:number-rows-spanned="1">
            <text:p/>
          </table:table-cell>
          <table:covered-table-cell table:number-columns-repeated="2" table:style-name="ce358"/>
          <table:covered-table-cell table:style-name="ce383"/>
          <table:table-cell table:style-name="ce325" table:formula="of:=IF([.AU26]&lt;=0;&quot;&quot;;[.AU26])" table:number-columns-spanned="4" table:number-rows-spanned="1">
            <text:p/>
          </table:table-cell>
          <table:covered-table-cell table:number-columns-repeated="2" table:style-name="ce358"/>
          <table:covered-table-cell table:style-name="ce383"/>
          <table:table-cell table:number-columns-repeated="2"/>
          <table:table-cell table:style-name="ce437" table:formula="of:=[.AT27]+[.AT28]+[.AT29]+[.AT30]+[.AT34]" office:value-type="float" office:value="0">
            <text:p>0</text:p>
          </table:table-cell>
          <table:table-cell table:style-name="ce437" table:formula="of:=[.AU27]+[.AU28]+[.AU29]+[.AU30]+[.AU34]" office:value-type="float" office:value="0">
            <text:p>0</text:p>
          </table:table-cell>
          <table:table-cell table:number-columns-repeated="977"/>
        </table:table-row>
        <table:table-row table:style-name="ro8">
          <table:table-cell table:style-name="ce11" office:value-type="string" table:number-columns-spanned="12" table:number-rows-spanned="1">
            <text:p>00</text:p>
          </table:table-cell>
          <table:covered-table-cell table:number-columns-repeated="11" table:style-name="ce11"/>
          <table:table-cell table:style-name="ce131" office:value-type="string" table:number-columns-spanned="16" table:number-rows-spanned="1">
            <text:p><text:s text:c="2"/>I. NEUPLAĆENI UPISANI KAPITAL</text:p>
          </table:table-cell>
          <table:covered-table-cell table:number-columns-repeated="15" table:style-name="ce131"/>
          <table:table-cell table:style-name="ce248" office:value-type="string" table:number-columns-spanned="3" table:number-rows-spanned="1">
            <text:p>002</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27]" office:value-type="float" office:value="0">
            <text:p>0</text:p>
          </table:table-cell>
          <table:table-cell table:formula="of:=[.AN27]" office:value-type="float" office:value="0">
            <text:p>0</text:p>
          </table:table-cell>
          <table:table-cell table:number-columns-repeated="977"/>
        </table:table-row>
        <table:table-row table:style-name="ro8">
          <table:table-cell table:style-name="ce12" office:value-type="string" table:number-columns-spanned="12" table:number-rows-spanned="1">
            <text:p>012</text:p>
          </table:table-cell>
          <table:covered-table-cell table:number-columns-repeated="11" table:style-name="ce12"/>
          <table:table-cell table:style-name="ce131" office:value-type="string" table:number-columns-spanned="16" table:number-rows-spanned="1">
            <text:p><text:s text:c="2"/>II. GOODWILL</text:p>
          </table:table-cell>
          <table:covered-table-cell table:number-columns-repeated="15" table:style-name="ce131"/>
          <table:table-cell table:style-name="ce248" office:value-type="string" table:number-columns-spanned="3" table:number-rows-spanned="1">
            <text:p>003</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7" table:content-validation-name="val11" table:number-columns-spanned="4" table:number-rows-spanned="1"/>
          <table:covered-table-cell table:number-columns-repeated="3" table:style-name="ce327" table:content-validation-name="val11"/>
          <table:table-cell table:style-name="ce327" table:content-validation-name="val11" table:number-columns-spanned="4" table:number-rows-spanned="1"/>
          <table:covered-table-cell table:number-columns-repeated="3" table:style-name="ce327" table:content-validation-name="val11"/>
          <table:table-cell table:number-columns-repeated="2"/>
          <table:table-cell table:number-columns-repeated="2"/>
          <table:table-cell table:number-columns-repeated="977"/>
        </table:table-row>
        <table:table-row table:style-name="ro8">
          <table:table-cell table:style-name="ce11" office:value-type="string" table:number-columns-spanned="12" table:number-rows-spanned="1">
            <text:p>01 bez 012</text:p>
          </table:table-cell>
          <table:covered-table-cell table:number-columns-repeated="11" table:style-name="ce11"/>
          <table:table-cell table:style-name="ce131" office:value-type="string" table:number-columns-spanned="16" table:number-rows-spanned="1">
            <text:p><text:s text:c="2"/>III. NEMATERIJALNA ULAGANJA</text:p>
          </table:table-cell>
          <table:covered-table-cell table:number-columns-repeated="15" table:style-name="ce131"/>
          <table:table-cell table:style-name="ce248" office:value-type="string" table:number-columns-spanned="3" table:number-rows-spanned="1">
            <text:p>004</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BS([.AJ29])" office:value-type="float" office:value="0">
            <text:p>0</text:p>
          </table:table-cell>
          <table:table-cell table:formula="of:=[.AN29]" office:value-type="float" office:value="0">
            <text:p>0</text:p>
          </table:table-cell>
          <table:table-cell table:number-columns-repeated="977"/>
        </table:table-row>
        <table:table-row table:style-name="ro2">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2"/>IV. NEKRETNINE,POSTROJENJA, OPREMA I BIOLOŠKA SREDSTVA (006+007+008)</text:p>
          </table:table-cell>
          <table:covered-table-cell table:number-columns-repeated="15" table:style-name="ce131"/>
          <table:table-cell table:style-name="ce248" office:value-type="string" table:number-columns-spanned="3" table:number-rows-spanned="1">
            <text:p>005</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8" table:formula="of:=IF([.AT30]&lt;=0;&quot;&quot;;[.AT30])" table:number-columns-spanned="4" table:number-rows-spanned="1">
            <text:p/>
          </table:table-cell>
          <table:covered-table-cell table:number-columns-repeated="3" table:style-name="ce328"/>
          <table:table-cell table:style-name="ce328" table:formula="of:=IF([.AU30]&lt;=0;&quot;&quot;;[.AU30])" table:number-columns-spanned="4" table:number-rows-spanned="1">
            <text:p/>
          </table:table-cell>
          <table:covered-table-cell table:number-columns-repeated="3" table:style-name="ce328"/>
          <table:table-cell/>
          <table:table-cell table:style-name="ce420"/>
          <table:table-cell table:style-name="ce438" table:formula="of:=SUM([.AT31:.AT33])" office:value-type="float" office:value="0">
            <text:p>0</text:p>
          </table:table-cell>
          <table:table-cell table:style-name="ce438" table:formula="of:=SUM([.AU31:.AU33])" office:value-type="float" office:value="0">
            <text:p>0</text:p>
          </table:table-cell>
          <table:table-cell table:number-columns-repeated="977"/>
        </table:table-row>
        <table:table-row table:style-name="ro9">
          <table:table-cell table:style-name="ce11" office:value-type="string" table:number-columns-spanned="12" table:number-rows-spanned="1">
            <text:p>020, 022, 023, <text:s/>026, 027(deo), 028(deo), 029</text:p>
          </table:table-cell>
          <table:covered-table-cell table:number-columns-repeated="10" table:style-name="ce52"/>
          <table:covered-table-cell table:style-name="ce149"/>
          <table:table-cell table:style-name="ce131" office:value-type="string" table:number-columns-spanned="16" table:number-rows-spanned="1">
            <text:p><text:s text:c="5"/>1. Nekretnine, postrojenja i oprema</text:p>
          </table:table-cell>
          <table:covered-table-cell table:number-columns-repeated="15" table:style-name="ce131"/>
          <table:table-cell table:style-name="ce248" office:value-type="string" table:number-columns-spanned="3" table:number-rows-spanned="1">
            <text:p>006</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31]" office:value-type="float" office:value="0">
            <text:p>0</text:p>
          </table:table-cell>
          <table:table-cell table:formula="of:=[.AN31]" office:value-type="float" office:value="0">
            <text:p>0</text:p>
          </table:table-cell>
          <table:table-cell table:number-columns-repeated="977"/>
        </table:table-row>
        <table:table-row table:style-name="ro9">
          <table:table-cell table:style-name="ce11" office:value-type="string" table:number-columns-spanned="12" table:number-rows-spanned="1">
            <text:p>024, 027 (deo), 028 (deo)</text:p>
          </table:table-cell>
          <table:covered-table-cell table:number-columns-repeated="10" table:style-name="ce52"/>
          <table:covered-table-cell table:style-name="ce149"/>
          <table:table-cell table:style-name="ce131" office:value-type="string" table:number-columns-spanned="16" table:number-rows-spanned="1">
            <text:p><text:s text:c="5"/>2. Investicione nekretnine</text:p>
          </table:table-cell>
          <table:covered-table-cell table:number-columns-repeated="15" table:style-name="ce131"/>
          <table:table-cell table:style-name="ce248" office:value-type="string" table:number-columns-spanned="3" table:number-rows-spanned="1">
            <text:p>007</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32]" office:value-type="float" office:value="0">
            <text:p>0</text:p>
          </table:table-cell>
          <table:table-cell table:formula="of:=[.AN32]" office:value-type="float" office:value="0">
            <text:p>0</text:p>
          </table:table-cell>
          <table:table-cell table:number-columns-repeated="977"/>
        </table:table-row>
        <table:table-row table:style-name="ro8">
          <table:table-cell table:style-name="ce11" office:value-type="string" table:number-columns-spanned="12" table:number-rows-spanned="1">
            <text:p>021, 025, 027(deo) i 028(deo)</text:p>
          </table:table-cell>
          <table:covered-table-cell table:number-columns-repeated="11" table:style-name="ce11"/>
          <table:table-cell table:style-name="ce131" office:value-type="string" table:number-columns-spanned="16" table:number-rows-spanned="1">
            <text:p><text:s text:c="4"/>3. Biološka sredstva</text:p>
          </table:table-cell>
          <table:covered-table-cell table:number-columns-repeated="15" table:style-name="ce131"/>
          <table:table-cell table:style-name="ce248" office:value-type="string" table:number-columns-spanned="3" table:number-rows-spanned="1">
            <text:p>008</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33]" office:value-type="float" office:value="0">
            <text:p>0</text:p>
          </table:table-cell>
          <table:table-cell table:formula="of:=[.AN33]" office:value-type="float" office:value="0">
            <text:p>0</text:p>
          </table:table-cell>
          <table:table-cell table:number-columns-repeated="977"/>
        </table:table-row>
        <table:table-row table:style-name="ro8">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2"/>V. DUGOROČNI FINANSIJSKI PLASMANI (010+011)</text:p>
          </table:table-cell>
          <table:covered-table-cell table:number-columns-repeated="15" table:style-name="ce131"/>
          <table:table-cell table:style-name="ce248" office:value-type="string" table:number-columns-spanned="3" table:number-rows-spanned="1">
            <text:p>009</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9" table:formula="of:=IF([.AT34]&lt;=0;&quot;&quot;;[.AT34])" table:number-columns-spanned="4" table:number-rows-spanned="1">
            <text:p/>
          </table:table-cell>
          <table:covered-table-cell table:number-columns-repeated="3" table:style-name="ce329"/>
          <table:table-cell table:style-name="ce329" table:formula="of:=IF([.AU34]&lt;=0;&quot;&quot;;[.AU34])" table:number-columns-spanned="4" table:number-rows-spanned="1">
            <text:p/>
          </table:table-cell>
          <table:covered-table-cell table:number-columns-repeated="3" table:style-name="ce329"/>
          <table:table-cell table:number-columns-repeated="2"/>
          <table:table-cell table:style-name="ce437" table:formula="of:=SUM([.AT35:.AT36])" office:value-type="float" office:value="0">
            <text:p>0</text:p>
          </table:table-cell>
          <table:table-cell table:style-name="ce437" table:formula="of:=SUM([.AN35];[.AN36])" office:value-type="float" office:value="0">
            <text:p>0</text:p>
          </table:table-cell>
          <table:table-cell table:number-columns-repeated="977"/>
        </table:table-row>
        <table:table-row table:style-name="ro8">
          <table:table-cell table:style-name="ce11" office:value-type="string" table:number-columns-spanned="12" table:number-rows-spanned="1">
            <text:p>030 do 032, 039 (deo)</text:p>
          </table:table-cell>
          <table:covered-table-cell table:number-columns-repeated="11" table:style-name="ce11"/>
          <table:table-cell table:style-name="ce131" office:value-type="string" table:number-columns-spanned="16" table:number-rows-spanned="1">
            <text:p><text:s text:c="5"/>1. Učešća u kapitalu</text:p>
          </table:table-cell>
          <table:covered-table-cell table:number-columns-repeated="15" table:style-name="ce131"/>
          <table:table-cell table:style-name="ce248" office:value-type="string" table:number-columns-spanned="3" table:number-rows-spanned="1">
            <text:p>010</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35]" office:value-type="float" office:value="0">
            <text:p>0</text:p>
          </table:table-cell>
          <table:table-cell table:formula="of:=[.AN35]" office:value-type="float" office:value="0">
            <text:p>0</text:p>
          </table:table-cell>
          <table:table-cell table:number-columns-repeated="977"/>
        </table:table-row>
        <table:table-row table:style-name="ro8">
          <table:table-cell table:style-name="ce11" office:value-type="string" table:number-columns-spanned="12" table:number-rows-spanned="1">
            <text:p>033 do 038,039 (deo) minus 037</text:p>
          </table:table-cell>
          <table:covered-table-cell table:number-columns-repeated="11" table:style-name="ce11"/>
          <table:table-cell table:style-name="ce131" office:value-type="string" table:number-columns-spanned="16" table:number-rows-spanned="1">
            <text:p><text:s text:c="5"/>2. Ostali dugoročni finansijski plasmani</text:p>
          </table:table-cell>
          <table:covered-table-cell table:number-columns-repeated="15" table:style-name="ce131"/>
          <table:table-cell table:style-name="ce248" office:value-type="string" table:number-columns-spanned="3" table:number-rows-spanned="1">
            <text:p>011</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36]" office:value-type="float" office:value="0">
            <text:p>0</text:p>
          </table:table-cell>
          <table:table-cell table:formula="of:=[.AN36]" office:value-type="float" office:value="0">
            <text:p>0</text:p>
          </table:table-cell>
          <table:table-cell table:number-columns-repeated="977"/>
        </table:table-row>
        <table:table-row table:style-name="ro8">
          <table:table-cell table:style-name="ce9" table:number-columns-spanned="12" table:number-rows-spanned="1"/>
          <table:covered-table-cell table:number-columns-repeated="11" table:style-name="ce9"/>
          <table:table-cell table:style-name="ce153" office:value-type="string" table:number-columns-spanned="16" table:number-rows-spanned="1">
            <text:p>B. OBRTNA IMOVINA (013+014+015)</text:p>
          </table:table-cell>
          <table:covered-table-cell table:number-columns-repeated="15" table:style-name="ce153"/>
          <table:table-cell table:style-name="ce248" office:value-type="string" table:number-columns-spanned="3" table:number-rows-spanned="1">
            <text:p>012</text:p>
          </table:table-cell>
          <table:covered-table-cell table:number-columns-repeated="2" table:style-name="ce248"/>
          <table:table-cell table:style-name="ce280" table:number-columns-spanned="4" table:number-rows-spanned="1"/>
          <table:covered-table-cell table:number-columns-repeated="3" table:style-name="ce280"/>
          <table:table-cell table:style-name="ce330" table:formula="of:=IF([.AT37]&lt;=0;&quot;&quot;;[.AT37])" table:number-columns-spanned="4" table:number-rows-spanned="1">
            <text:p/>
          </table:table-cell>
          <table:covered-table-cell table:number-columns-repeated="3" table:style-name="ce330"/>
          <table:table-cell table:style-name="ce330" table:formula="of:=IF([.AU37]&lt;=0;&quot;&quot;;[.AU37])" table:number-columns-spanned="4" table:number-rows-spanned="1">
            <text:p/>
          </table:table-cell>
          <table:covered-table-cell table:number-columns-repeated="3" table:style-name="ce330"/>
          <table:table-cell/>
          <table:table-cell table:style-name="ce421"/>
          <table:table-cell table:style-name="ce437" table:formula="of:=[.AT38]+[.AT39]+[.AT40]" office:value-type="float" office:value="0">
            <text:p>0</text:p>
          </table:table-cell>
          <table:table-cell table:style-name="ce437" table:formula="of:=[.AU38]+[.AU39]+[.AU40]" office:value-type="float" office:value="0">
            <text:p>0</text:p>
          </table:table-cell>
          <table:table-cell table:number-columns-repeated="977"/>
        </table:table-row>
        <table:table-row table:style-name="ro8">
          <table:table-cell table:style-name="ce11" office:value-type="string" table:number-columns-spanned="12" table:number-rows-spanned="1">
            <text:p>10 do 13, 15</text:p>
          </table:table-cell>
          <table:covered-table-cell table:number-columns-repeated="11" table:style-name="ce11"/>
          <table:table-cell table:style-name="ce131" office:value-type="string" table:number-columns-spanned="16" table:number-rows-spanned="1">
            <text:p><text:s text:c="2"/>I. ZALIHE</text:p>
          </table:table-cell>
          <table:covered-table-cell table:number-columns-repeated="15" table:style-name="ce131"/>
          <table:table-cell table:style-name="ce248" office:value-type="string" table:number-columns-spanned="3" table:number-rows-spanned="1">
            <text:p>013</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38]" office:value-type="float" office:value="0">
            <text:p>0</text:p>
          </table:table-cell>
          <table:table-cell table:formula="of:=[.AN38]" office:value-type="float" office:value="0">
            <text:p>0</text:p>
          </table:table-cell>
          <table:table-cell table:number-columns-repeated="977"/>
        </table:table-row>
        <table:table-row table:style-name="ro10">
          <table:table-cell table:style-name="ce11" office:value-type="float" office:value="14" table:number-columns-spanned="12" table:number-rows-spanned="1">
            <text:p>14</text:p>
          </table:table-cell>
          <table:covered-table-cell table:number-columns-repeated="11" table:style-name="ce11"/>
          <table:table-cell table:style-name="ce131" office:value-type="string" table:number-columns-spanned="16" table:number-rows-spanned="1">
            <text:p><text:s text:c="2"/>II. STALNA SREDSTVA NAMENJENA PRODAJI I SREDSTVA POSLOVANJA KOJE SE OBUSTAVLJA</text:p>
          </table:table-cell>
          <table:covered-table-cell table:number-columns-repeated="15" table:style-name="ce131"/>
          <table:table-cell table:style-name="ce248" office:value-type="string" table:number-columns-spanned="3" table:number-rows-spanned="1">
            <text:p>014</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39]" office:value-type="float" office:value="0">
            <text:p>0</text:p>
          </table:table-cell>
          <table:table-cell table:formula="of:=[.AN39]" office:value-type="float" office:value="0">
            <text:p>0</text:p>
          </table:table-cell>
          <table:table-cell table:number-columns-repeated="977"/>
        </table:table-row>
        <table:table-row table:style-name="ro2">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2"/>III. KRATKOROČNA POTRAŽIVANJA, PLASMANI I GOTOVINA (016+017+018+019+020)</text:p>
          </table:table-cell>
          <table:covered-table-cell table:number-columns-repeated="15" table:style-name="ce131"/>
          <table:table-cell table:style-name="ce248" office:value-type="string" table:number-columns-spanned="3" table:number-rows-spanned="1">
            <text:p>015</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8" table:formula="of:=IF([.AT40]&lt;=0;&quot;&quot;;[.AT40])" table:number-columns-spanned="4" table:number-rows-spanned="1">
            <text:p/>
          </table:table-cell>
          <table:covered-table-cell table:number-columns-repeated="3" table:style-name="ce328"/>
          <table:table-cell table:style-name="ce328" table:formula="of:=IF([.AU40]&lt;=0;&quot;&quot;;[.AU40])" table:number-columns-spanned="4" table:number-rows-spanned="1">
            <text:p/>
          </table:table-cell>
          <table:covered-table-cell table:number-columns-repeated="3" table:style-name="ce328"/>
          <table:table-cell table:style-name="ce420" table:number-columns-repeated="2"/>
          <table:table-cell table:style-name="ce437" table:formula="of:=SUM([.AT41:.AT45])" office:value-type="float" office:value="0">
            <text:p>0</text:p>
          </table:table-cell>
          <table:table-cell table:style-name="ce437" table:formula="of:=SUM([.AU41:.AU45])" office:value-type="float" office:value="0">
            <text:p>0</text:p>
          </table:table-cell>
          <table:table-cell table:number-columns-repeated="977"/>
        </table:table-row>
        <table:table-row table:style-name="ro8">
          <table:table-cell table:style-name="ce11" office:value-type="string" table:number-columns-spanned="12" table:number-rows-spanned="1">
            <text:p>20, 21 i 22 osim 223</text:p>
          </table:table-cell>
          <table:covered-table-cell table:number-columns-repeated="11" table:style-name="ce11"/>
          <table:table-cell table:style-name="ce131" office:value-type="string" table:number-columns-spanned="16" table:number-rows-spanned="1">
            <text:p><text:s text:c="5"/>1. Potraživanja </text:p>
          </table:table-cell>
          <table:covered-table-cell table:number-columns-repeated="15" table:style-name="ce131"/>
          <table:table-cell table:style-name="ce248" office:value-type="string" table:number-columns-spanned="3" table:number-rows-spanned="1">
            <text:p>016</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41]" office:value-type="float" office:value="0">
            <text:p>0</text:p>
          </table:table-cell>
          <table:table-cell table:formula="of:=[.AN41]" office:value-type="float" office:value="0">
            <text:p>0</text:p>
          </table:table-cell>
          <table:table-cell table:number-columns-repeated="977"/>
        </table:table-row>
        <table:table-row table:style-name="ro8">
          <table:table-cell table:style-name="ce11" office:value-type="float" office:value="223" table:number-columns-spanned="12" table:number-rows-spanned="1">
            <text:p>223</text:p>
          </table:table-cell>
          <table:covered-table-cell table:number-columns-repeated="11" table:style-name="ce11"/>
          <table:table-cell table:style-name="ce131" office:value-type="string" table:number-columns-spanned="16" table:number-rows-spanned="1">
            <text:p><text:s text:c="5"/>2. Potraživanja za više plaćen porez na dobitak</text:p>
          </table:table-cell>
          <table:covered-table-cell table:number-columns-repeated="15" table:style-name="ce131"/>
          <table:table-cell table:style-name="ce248" office:value-type="string" table:number-columns-spanned="3" table:number-rows-spanned="1">
            <text:p>017</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42]" office:value-type="float" office:value="0">
            <text:p>0</text:p>
          </table:table-cell>
          <table:table-cell table:formula="of:=[.AN42]" office:value-type="float" office:value="0">
            <text:p>0</text:p>
          </table:table-cell>
          <table:table-cell table:number-columns-repeated="977"/>
        </table:table-row>
        <table:table-row table:style-name="ro8">
          <table:table-cell table:style-name="ce11" office:value-type="string" table:number-columns-spanned="12" table:number-rows-spanned="1">
            <text:p>23 minus 237</text:p>
          </table:table-cell>
          <table:covered-table-cell table:number-columns-repeated="11" table:style-name="ce11"/>
          <table:table-cell table:style-name="ce131" office:value-type="string" table:number-columns-spanned="16" table:number-rows-spanned="1">
            <text:p><text:s text:c="5"/>3. Kratkoročni finansijski plasmani</text:p>
          </table:table-cell>
          <table:covered-table-cell table:number-columns-repeated="15" table:style-name="ce131"/>
          <table:table-cell table:style-name="ce248" office:value-type="string" table:number-columns-spanned="3" table:number-rows-spanned="1">
            <text:p>018</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43]" office:value-type="float" office:value="0">
            <text:p>0</text:p>
          </table:table-cell>
          <table:table-cell table:formula="of:=[.AN43]" office:value-type="float" office:value="0">
            <text:p>0</text:p>
          </table:table-cell>
          <table:table-cell table:number-columns-repeated="977"/>
        </table:table-row>
        <table:table-row table:style-name="ro8">
          <table:table-cell table:style-name="ce11" office:value-type="string" table:number-columns-spanned="12" table:number-rows-spanned="1">
            <text:p>24</text:p>
          </table:table-cell>
          <table:covered-table-cell table:number-columns-repeated="11" table:style-name="ce11"/>
          <table:table-cell table:style-name="ce131" office:value-type="string" table:number-columns-spanned="16" table:number-rows-spanned="1">
            <text:p><text:s text:c="5"/>4. Gotovinski ekvivalenti i gotovina</text:p>
          </table:table-cell>
          <table:covered-table-cell table:number-columns-repeated="15" table:style-name="ce131"/>
          <table:table-cell table:style-name="ce248" office:value-type="string" table:number-columns-spanned="3" table:number-rows-spanned="1">
            <text:p>019</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44]" office:value-type="float" office:value="0">
            <text:p>0</text:p>
          </table:table-cell>
          <table:table-cell table:formula="of:=[.AN44]" office:value-type="float" office:value="0">
            <text:p>0</text:p>
          </table:table-cell>
          <table:table-cell table:number-columns-repeated="977"/>
        </table:table-row>
        <table:table-row table:style-name="ro11">
          <table:table-cell table:style-name="ce11" office:value-type="string" table:number-columns-spanned="12" table:number-rows-spanned="1">
            <text:p>27 i 28 osim 288</text:p>
          </table:table-cell>
          <table:covered-table-cell table:number-columns-repeated="11" table:style-name="ce11"/>
          <table:table-cell table:style-name="ce131" office:value-type="string" table:number-columns-spanned="16" table:number-rows-spanned="1">
            <text:p><text:s text:c="5"/>5. Porez na dodatu vrednost i aktivna vremenska razgraničenja</text:p>
          </table:table-cell>
          <table:covered-table-cell table:number-columns-repeated="15" table:style-name="ce131"/>
          <table:table-cell table:style-name="ce248" office:value-type="string" table:number-columns-spanned="3" table:number-rows-spanned="1">
            <text:p>020</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45]" office:value-type="float" office:value="0">
            <text:p>0</text:p>
          </table:table-cell>
          <table:table-cell table:formula="of:=[.AN45]" office:value-type="float" office:value="0">
            <text:p>0</text:p>
          </table:table-cell>
          <table:table-cell table:number-columns-repeated="977"/>
        </table:table-row>
        <table:table-row table:style-name="ro8">
          <table:table-cell table:style-name="ce11" office:value-type="string" table:number-columns-spanned="12" table:number-rows-spanned="1">
            <text:p>288</text:p>
          </table:table-cell>
          <table:covered-table-cell table:number-columns-repeated="11" table:style-name="ce11"/>
          <table:table-cell table:style-name="ce24" office:value-type="string" table:number-columns-spanned="16" table:number-rows-spanned="1">
            <text:p>V. ODLOŽENA PORESKA SREDSTVA</text:p>
          </table:table-cell>
          <table:covered-table-cell table:number-columns-repeated="15" table:style-name="ce24"/>
          <table:table-cell table:style-name="ce248" office:value-type="string" table:number-columns-spanned="3" table:number-rows-spanned="1">
            <text:p>021</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46]" office:value-type="float" office:value="0">
            <text:p>0</text:p>
          </table:table-cell>
          <table:table-cell table:formula="of:=[.AN46]" office:value-type="float" office:value="0">
            <text:p>0</text:p>
          </table:table-cell>
          <table:table-cell table:number-columns-repeated="977"/>
        </table:table-row>
        <table:table-row table:style-name="ro8">
          <table:table-cell table:style-name="ce11" table:number-columns-spanned="12" table:number-rows-spanned="1"/>
          <table:covered-table-cell table:number-columns-repeated="11" table:style-name="ce11"/>
          <table:table-cell table:style-name="ce24" office:value-type="string" table:number-columns-spanned="16" table:number-rows-spanned="1">
            <text:p>G. POSLOVNA IMOVINA (001+012+021)</text:p>
          </table:table-cell>
          <table:covered-table-cell table:number-columns-repeated="15" table:style-name="ce24"/>
          <table:table-cell table:style-name="ce248" office:value-type="string" table:number-columns-spanned="3" table:number-rows-spanned="1">
            <text:p>022</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9" table:formula="of:=IF([.AT47]&lt;=0;&quot;&quot;;[.AT47])" table:number-columns-spanned="4" table:number-rows-spanned="1">
            <text:p/>
          </table:table-cell>
          <table:covered-table-cell table:number-columns-repeated="3" table:style-name="ce329"/>
          <table:table-cell table:style-name="ce329" table:formula="of:=IF([.AU47]&lt;=0;&quot;&quot;;[.AU47])" table:number-columns-spanned="4" table:number-rows-spanned="1">
            <text:p/>
          </table:table-cell>
          <table:covered-table-cell table:number-columns-repeated="3" table:style-name="ce329"/>
          <table:table-cell table:number-columns-repeated="2"/>
          <table:table-cell table:style-name="ce437" table:formula="of:=[.AT26]+[.AT37]+[.AJ46]" office:value-type="float" office:value="0">
            <text:p>0</text:p>
          </table:table-cell>
          <table:table-cell table:style-name="ce437" table:formula="of:=[.AU26]+[.AU37]+[.AN46]" office:value-type="float" office:value="0">
            <text:p>0</text:p>
          </table:table-cell>
          <table:table-cell table:number-columns-repeated="977"/>
        </table:table-row>
        <table:table-row table:style-name="ro8">
          <table:table-cell table:style-name="ce11" office:value-type="string" table:number-columns-spanned="12" table:number-rows-spanned="1">
            <text:p>29</text:p>
          </table:table-cell>
          <table:covered-table-cell table:number-columns-repeated="11" table:style-name="ce11"/>
          <table:table-cell table:style-name="ce24" office:value-type="string" table:number-columns-spanned="16" table:number-rows-spanned="1">
            <text:p>D. GUBITAK IZNAD VISINE KAPITALA</text:p>
          </table:table-cell>
          <table:covered-table-cell table:number-columns-repeated="15" table:style-name="ce24"/>
          <table:table-cell table:style-name="ce248" office:value-type="string" table:number-columns-spanned="3" table:number-rows-spanned="1">
            <text:p>023</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2"/>
          <table:table-cell table:formula="of:=[.AJ48]" office:value-type="float" office:value="0">
            <text:p>0</text:p>
          </table:table-cell>
          <table:table-cell table:formula="of:=[.AN48]" office:value-type="float" office:value="0">
            <text:p>0</text:p>
          </table:table-cell>
          <table:table-cell table:number-columns-repeated="977"/>
        </table:table-row>
        <table:table-row table:style-name="ro8">
          <table:table-cell table:style-name="ce11" table:number-columns-spanned="12" table:number-rows-spanned="1"/>
          <table:covered-table-cell table:number-columns-repeated="11" table:style-name="ce11"/>
          <table:table-cell table:style-name="ce24" office:value-type="string" table:number-columns-spanned="16" table:number-rows-spanned="1">
            <text:p>Dj. UKUPNA AKTIVA (022+023)</text:p>
          </table:table-cell>
          <table:covered-table-cell table:number-columns-repeated="15" table:style-name="ce24"/>
          <table:table-cell table:style-name="ce248" office:value-type="string" table:number-columns-spanned="3" table:number-rows-spanned="1">
            <text:p>024</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9" table:formula="of:=IF([.AT49]&lt;=0;&quot;&quot;;[.AT49])" table:number-columns-spanned="4" table:number-rows-spanned="1">
            <text:p/>
          </table:table-cell>
          <table:covered-table-cell table:number-columns-repeated="3" table:style-name="ce329"/>
          <table:table-cell table:style-name="ce329" table:formula="of:=IF([.AU49]&lt;=0;&quot;&quot;;[.AU49])" table:number-columns-spanned="4" table:number-rows-spanned="1">
            <text:p/>
          </table:table-cell>
          <table:covered-table-cell table:number-columns-repeated="3" table:style-name="ce329"/>
          <table:table-cell table:number-columns-repeated="2"/>
          <table:table-cell table:style-name="ce437" table:formula="of:=[.AT47]+[.AT48]" office:value-type="float" office:value="0">
            <text:p>0</text:p>
          </table:table-cell>
          <table:table-cell table:style-name="ce437" table:formula="of:=[.AU47]+[.AU48]" office:value-type="float" office:value="0">
            <text:p>0</text:p>
          </table:table-cell>
          <table:table-cell table:number-columns-repeated="977"/>
        </table:table-row>
        <table:table-row table:style-name="ro8">
          <table:table-cell table:style-name="ce11" office:value-type="string" table:number-columns-spanned="12" table:number-rows-spanned="1">
            <text:p>88</text:p>
          </table:table-cell>
          <table:covered-table-cell table:number-columns-repeated="11" table:style-name="ce11"/>
          <table:table-cell table:style-name="ce24" office:value-type="string" table:number-columns-spanned="16" table:number-rows-spanned="1">
            <text:p>E. VANBILANSNA AKTIVA</text:p>
          </table:table-cell>
          <table:covered-table-cell table:number-columns-repeated="15" table:style-name="ce24"/>
          <table:table-cell table:style-name="ce248" office:value-type="string" table:number-columns-spanned="3" table:number-rows-spanned="1">
            <text:p>025</text:p>
          </table:table-cell>
          <table:covered-table-cell table:number-columns-repeated="2" table:style-name="ce248"/>
          <table:table-cell table:style-name="ce282" table:number-columns-spanned="4" table:number-rows-spanned="1"/>
          <table:covered-table-cell table:number-columns-repeated="3" table:style-name="ce282"/>
          <table:table-cell table:style-name="ce326" table:content-validation-name="val11" table:number-columns-spanned="4" table:number-rows-spanned="1"/>
          <table:covered-table-cell table:number-columns-repeated="3" table:style-name="ce326" table:content-validation-name="val11"/>
          <table:table-cell table:style-name="ce326" table:content-validation-name="val11" table:number-columns-spanned="4" table:number-rows-spanned="1"/>
          <table:covered-table-cell table:number-columns-repeated="3" table:style-name="ce326" table:content-validation-name="val11"/>
          <table:table-cell table:number-columns-repeated="981"/>
        </table:table-row>
        <table:table-row table:style-name="ro12">
          <table:table-cell table:style-name="ce13" table:number-columns-repeated="12"/>
          <table:table-cell table:style-name="ce154" table:number-columns-repeated="16"/>
          <table:table-cell table:style-name="ce249" table:number-columns-repeated="3"/>
          <table:table-cell table:style-name="ce283" table:number-columns-repeated="3"/>
          <table:table-cell table:style-name="ce316"/>
          <table:table-cell table:style-name="ce331" table:content-validation-name="val11" table:number-columns-repeated="8"/>
          <table:table-cell table:style-name="ce135" table:number-columns-repeated="2"/>
          <table:table-cell table:style-name="ce425" table:number-columns-repeated="4"/>
          <table:table-cell table:style-name="ce135"/>
          <table:table-cell table:style-name="ce467" table:number-columns-repeated="974"/>
        </table:table-row>
        <table:table-row table:style-name="ro13">
          <table:table-cell table:style-name="ce4" table:number-columns-repeated="35"/>
          <table:table-cell table:style-name="ce324" office:value-type="string" table:number-columns-spanned="8" table:number-rows-spanned="1">
            <text:p>- u hiljadama dinara -</text:p>
          </table:table-cell>
          <table:covered-table-cell table:number-columns-repeated="6" table:style-name="ce324"/>
          <table:covered-table-cell table:style-name="ce409"/>
          <table:table-cell table:number-columns-repeated="981"/>
        </table:table-row>
        <table:table-row table:style-name="ro6">
          <table:table-cell table:style-name="ce7" office:value-type="string" table:number-columns-spanned="12" table:number-rows-spanned="2">
            <text:p>Grupa računa, račun</text:p>
          </table:table-cell>
          <table:covered-table-cell table:number-columns-repeated="3" table:style-name="ce7"/>
          <table:covered-table-cell table:number-columns-repeated="4" table:style-name="ce8"/>
          <table:covered-table-cell table:number-columns-repeated="4" table:style-name="ce137"/>
          <table:table-cell table:style-name="ce7" office:value-type="string" table:number-columns-spanned="16" table:number-rows-spanned="2">
            <text:p>POZICIJA</text:p>
          </table:table-cell>
          <table:covered-table-cell table:number-columns-repeated="10" table:style-name="ce7"/>
          <table:covered-table-cell table:number-columns-repeated="5" table:style-name="ce137"/>
          <table:table-cell table:style-name="ce116" office:value-type="string" table:number-columns-spanned="3" table:number-rows-spanned="2">
            <text:p>AOP</text:p>
          </table:table-cell>
          <table:covered-table-cell table:style-name="ce76"/>
          <table:covered-table-cell table:style-name="ce114"/>
          <table:table-cell table:style-name="ce7" office:value-type="string" table:number-columns-spanned="4" table:number-rows-spanned="2">
            <text:p>Napomena <text:s/>broj</text:p>
          </table:table-cell>
          <table:covered-table-cell table:number-columns-repeated="2" table:style-name="ce76"/>
          <table:covered-table-cell table:style-name="ce314"/>
          <table:table-cell table:style-name="ce7" office:value-type="string" table:number-columns-spanned="8" table:number-rows-spanned="1">
            <text:p>Iznos</text:p>
          </table:table-cell>
          <table:covered-table-cell table:number-columns-repeated="7" table:style-name="ce7"/>
          <table:table-cell table:style-name="ce419" table:number-columns-repeated="3"/>
          <table:table-cell table:style-name="ce451" table:number-columns-repeated="4"/>
          <table:table-cell table:number-columns-repeated="974"/>
        </table:table-row>
        <table:table-row table:style-name="ro7">
          <table:covered-table-cell table:style-name="ce8"/>
          <table:covered-table-cell table:number-columns-repeated="3" table:style-name="ce7"/>
          <table:covered-table-cell table:number-columns-repeated="4" table:style-name="ce8"/>
          <table:covered-table-cell table:number-columns-repeated="4" table:style-name="ce137"/>
          <table:covered-table-cell table:style-name="ce8"/>
          <table:covered-table-cell table:number-columns-repeated="10" table:style-name="ce7"/>
          <table:covered-table-cell table:number-columns-repeated="5" table:style-name="ce137"/>
          <table:covered-table-cell table:style-name="ce80"/>
          <table:covered-table-cell table:style-name="ce77"/>
          <table:covered-table-cell table:style-name="ce150"/>
          <table:covered-table-cell table:style-name="ce43"/>
          <table:covered-table-cell table:number-columns-repeated="2" table:style-name="ce77"/>
          <table:covered-table-cell table:style-name="ce115"/>
          <table:table-cell table:style-name="ce7" office:value-type="string" table:number-columns-spanned="4" table:number-rows-spanned="1">
            <text:p>Tekuća godina</text:p>
          </table:table-cell>
          <table:covered-table-cell table:number-columns-repeated="3" table:style-name="ce7"/>
          <table:table-cell table:style-name="ce7" office:value-type="string" table:number-columns-spanned="4" table:number-rows-spanned="1">
            <text:p>Prethodna godina</text:p>
          </table:table-cell>
          <table:covered-table-cell table:number-columns-repeated="3" table:style-name="ce7"/>
          <table:table-cell table:style-name="ce419" table:number-columns-repeated="3"/>
          <table:table-cell table:style-name="ce451" table:number-columns-repeated="4"/>
          <table:table-cell table:number-columns-repeated="974"/>
        </table:table-row>
        <table:table-row table:style-name="ro4">
          <table:table-cell table:style-name="ce7" office:value-type="float" office:value="1" table:number-columns-spanned="12" table:number-rows-spanned="1">
            <text:p>1</text:p>
          </table:table-cell>
          <table:covered-table-cell table:number-columns-repeated="3" table:style-name="ce7"/>
          <table:covered-table-cell table:number-columns-repeated="4" table:style-name="ce8"/>
          <table:covered-table-cell table:number-columns-repeated="4" table:style-name="ce137"/>
          <table:table-cell table:style-name="ce7" office:value-type="float" office:value="2" table:number-columns-spanned="16" table:number-rows-spanned="1">
            <text:p>2</text:p>
          </table:table-cell>
          <table:covered-table-cell table:number-columns-repeated="10" table:style-name="ce7"/>
          <table:covered-table-cell table:number-columns-repeated="5" table:style-name="ce137"/>
          <table:table-cell table:style-name="ce116" office:value-type="float" office:value="3" table:number-columns-spanned="3" table:number-rows-spanned="1">
            <text:p>3</text:p>
          </table:table-cell>
          <table:covered-table-cell table:style-name="ce81"/>
          <table:covered-table-cell table:style-name="ce116"/>
          <table:table-cell table:style-name="ce7" office:value-type="float" office:value="4" table:number-columns-spanned="4" table:number-rows-spanned="1">
            <text:p>4</text:p>
          </table:table-cell>
          <table:covered-table-cell table:number-columns-repeated="2" table:style-name="ce7"/>
          <table:covered-table-cell table:style-name="ce8"/>
          <table:table-cell table:style-name="ce7" office:value-type="float" office:value="5" table:number-columns-spanned="4" table:number-rows-spanned="1">
            <text:p>5</text:p>
          </table:table-cell>
          <table:covered-table-cell table:number-columns-repeated="3" table:style-name="ce7"/>
          <table:table-cell table:style-name="ce7" office:value-type="float" office:value="6" table:number-columns-spanned="4" table:number-rows-spanned="1">
            <text:p>6</text:p>
          </table:table-cell>
          <table:covered-table-cell table:number-columns-repeated="3" table:style-name="ce7"/>
          <table:table-cell table:style-name="ce419" table:number-columns-repeated="3"/>
          <table:table-cell table:style-name="ce451" table:number-columns-repeated="4"/>
          <table:table-cell table:number-columns-repeated="974"/>
        </table:table-row>
        <table:table-row table:style-name="ro1">
          <table:table-cell table:style-name="ce9" table:number-columns-spanned="12" table:number-rows-spanned="1"/>
          <table:covered-table-cell table:number-columns-repeated="11" table:style-name="ce9"/>
          <table:table-cell table:style-name="ce153" office:value-type="string" table:number-columns-spanned="16" table:number-rows-spanned="1">
            <text:p>PASIVA</text:p>
          </table:table-cell>
          <table:covered-table-cell table:number-columns-repeated="15" table:style-name="ce153"/>
          <table:table-cell table:style-name="ce250" table:number-columns-spanned="3" table:number-rows-spanned="1"/>
          <table:covered-table-cell table:number-columns-repeated="2" table:style-name="ce250"/>
          <table:table-cell table:style-name="ce280" table:number-columns-spanned="4" table:number-rows-spanned="1"/>
          <table:covered-table-cell table:number-columns-repeated="3" table:style-name="ce280"/>
          <table:table-cell table:style-name="ce287" table:number-columns-spanned="4" table:number-rows-spanned="1"/>
          <table:covered-table-cell table:number-columns-repeated="3" table:style-name="ce287"/>
          <table:table-cell table:style-name="ce287" table:number-columns-spanned="4" table:number-rows-spanned="1"/>
          <table:covered-table-cell table:number-columns-repeated="3" table:style-name="ce287"/>
          <table:table-cell table:number-columns-repeated="981"/>
        </table:table-row>
        <table:table-row table:style-name="ro8">
          <table:table-cell table:style-name="ce10" table:number-columns-spanned="12" table:number-rows-spanned="1"/>
          <table:covered-table-cell table:number-columns-repeated="11" table:style-name="ce10"/>
          <table:table-cell table:style-name="ce152" office:value-type="string" table:number-columns-spanned="16" table:number-rows-spanned="1">
            <text:p>A. KAPITAL (102+103+104+105+106-107+108-109-110)</text:p>
          </table:table-cell>
          <table:covered-table-cell table:number-columns-repeated="15" table:style-name="ce152"/>
          <table:table-cell table:style-name="ce251" office:value-type="string" table:number-columns-spanned="3" table:number-rows-spanned="1">
            <text:p>101</text:p>
          </table:table-cell>
          <table:covered-table-cell table:number-columns-repeated="2" table:style-name="ce251"/>
          <table:table-cell table:style-name="ce284" table:number-columns-spanned="4" table:number-rows-spanned="1"/>
          <table:covered-table-cell table:number-columns-repeated="3" table:style-name="ce284"/>
          <table:table-cell table:style-name="ce332" table:content-validation-name="val11" table:number-columns-spanned="4" table:number-rows-spanned="1"/>
          <table:covered-table-cell table:number-columns-repeated="3" table:style-name="ce332" table:content-validation-name="val11"/>
          <table:table-cell table:style-name="ce332" table:content-validation-name="val11" table:number-columns-spanned="4" table:number-rows-spanned="1"/>
          <table:covered-table-cell table:number-columns-repeated="3" table:style-name="ce332" table:content-validation-name="val11"/>
          <table:table-cell table:number-columns-repeated="2"/>
          <table:table-cell table:style-name="ce439" table:formula="of:=[.AJ57]" office:value-type="float" office:value="0">
            <text:p>0</text:p>
          </table:table-cell>
          <table:table-cell table:style-name="ce439" table:formula="of:=[.AN57]" office:value-type="float" office:value="0">
            <text:p>0</text:p>
          </table:table-cell>
          <table:table-cell table:number-columns-repeated="977"/>
        </table:table-row>
        <table:table-row table:style-name="ro8">
          <table:table-cell table:style-name="ce11" office:value-type="string" table:number-columns-spanned="12" table:number-rows-spanned="1">
            <text:p>30</text:p>
          </table:table-cell>
          <table:covered-table-cell table:number-columns-repeated="11" table:style-name="ce11"/>
          <table:table-cell table:style-name="ce131" office:value-type="string" table:number-columns-spanned="16" table:number-rows-spanned="1">
            <text:p><text:s text:c="2"/>I. OSNOVNI I KAPITAL</text:p>
          </table:table-cell>
          <table:covered-table-cell table:number-columns-repeated="15" table:style-name="ce131"/>
          <table:table-cell table:style-name="ce252" office:value-type="string" table:number-columns-spanned="3" table:number-rows-spanned="1">
            <text:p>102</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vered-table-cell table:style-name="ce384"/>
          <table:table-cell table:number-columns-repeated="2"/>
          <table:table-cell table:formula="of:=[.AJ58]" office:value-type="float" office:value="0">
            <text:p>0</text:p>
          </table:table-cell>
          <table:table-cell table:formula="of:=[.AN58]" office:value-type="float" office:value="0">
            <text:p>0</text:p>
          </table:table-cell>
          <table:table-cell table:number-columns-repeated="977"/>
        </table:table-row>
        <table:table-row table:style-name="ro8">
          <table:table-cell table:style-name="ce11" office:value-type="string" table:number-columns-spanned="12" table:number-rows-spanned="1">
            <text:p>31</text:p>
          </table:table-cell>
          <table:covered-table-cell table:number-columns-repeated="11" table:style-name="ce11"/>
          <table:table-cell table:style-name="ce131" office:value-type="string" table:number-columns-spanned="16" table:number-rows-spanned="1">
            <text:p><text:s text:c="2"/>II. NEUPLAĆENI UPISANI KAPITAL</text:p>
          </table:table-cell>
          <table:covered-table-cell table:number-columns-repeated="15" table:style-name="ce131"/>
          <table:table-cell table:style-name="ce252" office:value-type="string" table:number-columns-spanned="3" table:number-rows-spanned="1">
            <text:p>103</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vered-table-cell table:style-name="ce384"/>
          <table:table-cell table:number-columns-repeated="2"/>
          <table:table-cell table:formula="of:=[.AJ59]" office:value-type="float" office:value="0">
            <text:p>0</text:p>
          </table:table-cell>
          <table:table-cell table:formula="of:=[.AN59]" office:value-type="float" office:value="0">
            <text:p>0</text:p>
          </table:table-cell>
          <table:table-cell table:number-columns-repeated="977"/>
        </table:table-row>
        <table:table-row table:style-name="ro8">
          <table:table-cell table:style-name="ce11" office:value-type="string" table:number-columns-spanned="12" table:number-rows-spanned="1">
            <text:p>32</text:p>
          </table:table-cell>
          <table:covered-table-cell table:number-columns-repeated="11" table:style-name="ce11"/>
          <table:table-cell table:style-name="ce131" office:value-type="string" table:number-columns-spanned="16" table:number-rows-spanned="1">
            <text:p><text:s text:c="2"/>III. REZERVE</text:p>
          </table:table-cell>
          <table:covered-table-cell table:number-columns-repeated="15" table:style-name="ce131"/>
          <table:table-cell table:style-name="ce252" office:value-type="string" table:number-columns-spanned="3" table:number-rows-spanned="1">
            <text:p>104</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vered-table-cell table:style-name="ce384"/>
          <table:table-cell table:number-columns-repeated="2"/>
          <table:table-cell table:formula="of:=[.AJ60]" office:value-type="float" office:value="0">
            <text:p>0</text:p>
          </table:table-cell>
          <table:table-cell table:formula="of:=[.AN60]" office:value-type="float" office:value="0">
            <text:p>0</text:p>
          </table:table-cell>
          <table:table-cell table:number-columns-repeated="977"/>
        </table:table-row>
        <table:table-row table:style-name="ro8">
          <table:table-cell table:style-name="ce11" office:value-type="string" table:number-columns-spanned="12" table:number-rows-spanned="1">
            <text:p>330 i 331</text:p>
          </table:table-cell>
          <table:covered-table-cell table:number-columns-repeated="11" table:style-name="ce11"/>
          <table:table-cell table:style-name="ce131" office:value-type="string" table:number-columns-spanned="16" table:number-rows-spanned="1">
            <text:p><text:s text:c="2"/>IV. REVALORIZACIONE REZERVE</text:p>
          </table:table-cell>
          <table:covered-table-cell table:number-columns-repeated="15" table:style-name="ce131"/>
          <table:table-cell table:style-name="ce252" office:value-type="string" table:number-columns-spanned="3" table:number-rows-spanned="1">
            <text:p>105</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vered-table-cell table:style-name="ce384"/>
          <table:table-cell table:number-columns-repeated="2"/>
          <table:table-cell table:formula="of:=[.AJ61]" office:value-type="float" office:value="0">
            <text:p>0</text:p>
          </table:table-cell>
          <table:table-cell table:formula="of:=[.AN61]" office:value-type="float" office:value="0">
            <text:p>0</text:p>
          </table:table-cell>
          <table:table-cell table:number-columns-repeated="977"/>
        </table:table-row>
        <table:table-row table:style-name="ro14">
          <table:table-cell table:style-name="ce11" office:value-type="float" office:value="332" table:number-columns-spanned="12" table:number-rows-spanned="1">
            <text:p>332</text:p>
          </table:table-cell>
          <table:covered-table-cell table:number-columns-repeated="10" table:style-name="ce52"/>
          <table:covered-table-cell table:style-name="ce149"/>
          <table:table-cell table:style-name="ce131" office:value-type="string" table:number-columns-spanned="16" table:number-rows-spanned="1">
            <text:p><text:s text:c="2"/>V. NEREALIZOVANI DOBICI PO OSNOVU HARTIJA OD VREDNOSTI</text:p>
          </table:table-cell>
          <table:covered-table-cell table:number-columns-repeated="14" table:style-name="ce160"/>
          <table:covered-table-cell table:style-name="ce224"/>
          <table:table-cell table:style-name="ce252" office:value-type="float" office:value="106" table:number-columns-spanned="3" table:number-rows-spanned="1">
            <text:p>106</text:p>
          </table:table-cell>
          <table:covered-table-cell table:style-name="ce266"/>
          <table:covered-table-cell table:style-name="ce276"/>
          <table:table-cell table:style-name="ce282" table:number-columns-spanned="4" table:number-rows-spanned="1"/>
          <table:covered-table-cell table:number-columns-repeated="2" table:style-name="ce305"/>
          <table:covered-table-cell table:style-name="ce317"/>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style-name="ce289" table:content-validation-name="val11" table:number-columns-spanned="4" table:number-rows-spanned="1"/>
          <table:covered-table-cell table:number-columns-repeated="2" table:style-name="ce400"/>
          <table:covered-table-cell table:style-name="ce410"/>
          <table:table-cell table:number-columns-repeated="2"/>
          <table:table-cell table:formula="of:=[.AJ62]" office:value-type="float" office:value="0">
            <text:p>0</text:p>
          </table:table-cell>
          <table:table-cell table:formula="of:=[.AN62]" office:value-type="float" office:value="0">
            <text:p>0</text:p>
          </table:table-cell>
          <table:table-cell table:number-columns-repeated="977"/>
        </table:table-row>
        <table:table-row table:style-name="ro15">
          <table:table-cell table:style-name="ce11" office:value-type="float" office:value="333" table:number-columns-spanned="12" table:number-rows-spanned="1">
            <text:p>333</text:p>
          </table:table-cell>
          <table:covered-table-cell table:number-columns-repeated="10" table:style-name="ce52"/>
          <table:covered-table-cell table:style-name="ce149"/>
          <table:table-cell table:style-name="ce131" office:value-type="string" table:number-columns-spanned="16" table:number-rows-spanned="1">
            <text:p><text:s text:c="2"/>VI. NEREALIZOVANI GUBICI PO OSNOVU HARTIJA OD VREDNOSTI</text:p>
          </table:table-cell>
          <table:covered-table-cell table:number-columns-repeated="14" table:style-name="ce160"/>
          <table:covered-table-cell table:style-name="ce224"/>
          <table:table-cell table:style-name="ce252" office:value-type="float" office:value="107" table:number-columns-spanned="3" table:number-rows-spanned="1">
            <text:p>107</text:p>
          </table:table-cell>
          <table:covered-table-cell table:style-name="ce266"/>
          <table:covered-table-cell table:style-name="ce276"/>
          <table:table-cell table:style-name="ce282" table:number-columns-spanned="4" table:number-rows-spanned="1"/>
          <table:covered-table-cell table:number-columns-repeated="2" table:style-name="ce305"/>
          <table:covered-table-cell table:style-name="ce317"/>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style-name="ce289" table:content-validation-name="val11" table:number-columns-spanned="4" table:number-rows-spanned="1"/>
          <table:covered-table-cell table:number-columns-repeated="2" table:style-name="ce400"/>
          <table:covered-table-cell table:style-name="ce410"/>
          <table:table-cell table:number-columns-repeated="2"/>
          <table:table-cell table:formula="of:=[.AJ63]" office:value-type="float" office:value="0">
            <text:p>0</text:p>
          </table:table-cell>
          <table:table-cell table:formula="of:=[.AN63]" office:value-type="float" office:value="0">
            <text:p>0</text:p>
          </table:table-cell>
          <table:table-cell table:number-columns-repeated="977"/>
        </table:table-row>
        <table:table-row table:style-name="ro8">
          <table:table-cell table:style-name="ce11" office:value-type="string" table:number-columns-spanned="12" table:number-rows-spanned="1">
            <text:p>34</text:p>
          </table:table-cell>
          <table:covered-table-cell table:number-columns-repeated="11" table:style-name="ce11"/>
          <table:table-cell table:style-name="ce131" office:value-type="string" table:number-columns-spanned="16" table:number-rows-spanned="1">
            <text:p><text:s text:c="2"/>VII. NERASPOREDJENI DOBITAK</text:p>
          </table:table-cell>
          <table:covered-table-cell table:number-columns-repeated="15" table:style-name="ce131"/>
          <table:table-cell table:style-name="ce252" office:value-type="float" office:value="108" table:number-columns-spanned="3" table:number-rows-spanned="1">
            <text:p>108</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vered-table-cell table:style-name="ce384"/>
          <table:table-cell table:number-columns-repeated="2"/>
          <table:table-cell table:formula="of:=[.AJ64]" office:value-type="float" office:value="0">
            <text:p>0</text:p>
          </table:table-cell>
          <table:table-cell table:formula="of:=[.AN64]" office:value-type="float" office:value="0">
            <text:p>0</text:p>
          </table:table-cell>
          <table:table-cell table:number-columns-repeated="977"/>
        </table:table-row>
        <table:table-row table:style-name="ro8">
          <table:table-cell table:style-name="ce11" office:value-type="string" table:number-columns-spanned="12" table:number-rows-spanned="1">
            <text:p>35</text:p>
          </table:table-cell>
          <table:covered-table-cell table:number-columns-repeated="11" table:style-name="ce11"/>
          <table:table-cell table:style-name="ce131" office:value-type="string" table:number-columns-spanned="16" table:number-rows-spanned="1">
            <text:p><text:s text:c="2"/>VIII. GUBITAK</text:p>
          </table:table-cell>
          <table:covered-table-cell table:number-columns-repeated="15" table:style-name="ce131"/>
          <table:table-cell table:style-name="ce252" office:value-type="float" office:value="109" table:number-columns-spanned="3" table:number-rows-spanned="1">
            <text:p>109</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vered-table-cell table:style-name="ce384"/>
          <table:table-cell table:number-columns-repeated="2"/>
          <table:table-cell table:formula="of:=[.AJ65]" office:value-type="float" office:value="0">
            <text:p>0</text:p>
          </table:table-cell>
          <table:table-cell table:formula="of:=[.AN65]" office:value-type="float" office:value="0">
            <text:p>0</text:p>
          </table:table-cell>
          <table:table-cell table:number-columns-repeated="977"/>
        </table:table-row>
        <table:table-row table:style-name="ro8">
          <table:table-cell table:style-name="ce11" office:value-type="string" table:number-columns-spanned="12" table:number-rows-spanned="1">
            <text:p>037 i 237</text:p>
          </table:table-cell>
          <table:covered-table-cell table:number-columns-repeated="11" table:style-name="ce11"/>
          <table:table-cell table:style-name="ce131" office:value-type="string" table:number-columns-spanned="16" table:number-rows-spanned="1">
            <text:p><text:s text:c="2"/>IX. OTKUPLJENE SOPSTVENE AKCIJE</text:p>
          </table:table-cell>
          <table:covered-table-cell table:number-columns-repeated="15" table:style-name="ce131"/>
          <table:table-cell table:style-name="ce252" office:value-type="float" office:value="110" table:number-columns-spanned="3" table:number-rows-spanned="1">
            <text:p>110</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vered-table-cell table:style-name="ce384"/>
          <table:table-cell table:number-columns-repeated="2"/>
          <table:table-cell table:formula="of:=[.AJ66]" office:value-type="float" office:value="0">
            <text:p>0</text:p>
          </table:table-cell>
          <table:table-cell table:formula="of:=[.AN66]" office:value-type="float" office:value="0">
            <text:p>0</text:p>
          </table:table-cell>
          <table:table-cell table:number-columns-repeated="977"/>
        </table:table-row>
        <table:table-row table:style-name="ro16">
          <table:table-cell table:style-name="ce11" table:number-columns-spanned="12" table:number-rows-spanned="1"/>
          <table:covered-table-cell table:number-columns-repeated="11" table:style-name="ce11"/>
          <table:table-cell table:style-name="ce24" office:value-type="string" table:number-columns-spanned="16" table:number-rows-spanned="1">
            <text:p>B. DUGOROČNA REZERVISANJA I OBAVEZE (112+113+116)</text:p>
          </table:table-cell>
          <table:covered-table-cell table:number-columns-repeated="15" table:style-name="ce24"/>
          <table:table-cell table:style-name="ce252" office:value-type="float" office:value="111" table:number-columns-spanned="3" table:number-rows-spanned="1">
            <text:p>111</text:p>
          </table:table-cell>
          <table:covered-table-cell table:number-columns-repeated="2" table:style-name="ce252"/>
          <table:table-cell table:style-name="ce285" table:number-columns-spanned="4" table:number-rows-spanned="1"/>
          <table:covered-table-cell table:number-columns-repeated="3" table:style-name="ce285"/>
          <table:table-cell table:style-name="ce296" table:formula="of:=IF([.AT67]&lt;=0;&quot;&quot;;[.AT67])" table:number-columns-spanned="4" table:number-rows-spanned="1">
            <text:p/>
          </table:table-cell>
          <table:covered-table-cell table:number-columns-repeated="3" table:style-name="ce296"/>
          <table:table-cell table:style-name="ce296" table:formula="of:=IF([.AU67]&lt;=0;&quot;&quot;;[.AU67])" table:number-columns-spanned="4" table:number-rows-spanned="1">
            <text:p/>
          </table:table-cell>
          <table:covered-table-cell table:number-columns-repeated="3" table:style-name="ce296"/>
          <table:table-cell table:number-columns-repeated="2"/>
          <table:table-cell table:style-name="ce437" table:formula="of:=[.AT68]+[.AT69]+[.AT72]" office:value-type="float" office:value="0">
            <text:p>0</text:p>
          </table:table-cell>
          <table:table-cell table:style-name="ce437" table:formula="of:=[.AU68]+[.AU69]+[.AU72]" office:value-type="float" office:value="0">
            <text:p>0</text:p>
          </table:table-cell>
          <table:table-cell table:number-columns-repeated="977"/>
        </table:table-row>
        <table:table-row table:style-name="ro8">
          <table:table-cell table:style-name="ce11" office:value-type="string" table:number-columns-spanned="12" table:number-rows-spanned="1">
            <text:p>40</text:p>
          </table:table-cell>
          <table:covered-table-cell table:number-columns-repeated="11" table:style-name="ce11"/>
          <table:table-cell table:style-name="ce24" office:value-type="string" table:number-columns-spanned="16" table:number-rows-spanned="1">
            <text:p><text:s text:c="2"/>I. DUGOROČNA REZERVISANJA</text:p>
          </table:table-cell>
          <table:covered-table-cell table:number-columns-repeated="15" table:style-name="ce24"/>
          <table:table-cell table:style-name="ce252" office:value-type="float" office:value="112" table:number-columns-spanned="3" table:number-rows-spanned="1">
            <text:p>112</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68]" office:value-type="float" office:value="0">
            <text:p>0</text:p>
          </table:table-cell>
          <table:table-cell table:formula="of:=[.AN68]" office:value-type="float" office:value="0">
            <text:p>0</text:p>
          </table:table-cell>
          <table:table-cell table:number-columns-repeated="977"/>
        </table:table-row>
        <table:table-row table:style-name="ro8">
          <table:table-cell table:style-name="ce11" office:value-type="string" table:number-columns-spanned="12" table:number-rows-spanned="1">
            <text:p>41</text:p>
          </table:table-cell>
          <table:covered-table-cell table:number-columns-repeated="11" table:style-name="ce11"/>
          <table:table-cell table:style-name="ce24" office:value-type="string" table:number-columns-spanned="16" table:number-rows-spanned="1">
            <text:p><text:s text:c="2"/>II. DUGOROČNE OBAVEZE (114 + 115)</text:p>
          </table:table-cell>
          <table:covered-table-cell table:number-columns-repeated="15" table:style-name="ce24"/>
          <table:table-cell table:style-name="ce252" office:value-type="float" office:value="113" table:number-columns-spanned="3" table:number-rows-spanned="1">
            <text:p>113</text:p>
          </table:table-cell>
          <table:covered-table-cell table:number-columns-repeated="2" table:style-name="ce252"/>
          <table:table-cell table:style-name="ce282" table:number-columns-spanned="4" table:number-rows-spanned="1"/>
          <table:covered-table-cell table:number-columns-repeated="3" table:style-name="ce282"/>
          <table:table-cell table:style-name="ce329" table:formula="of:=IF([.AT69]&lt;=0;&quot;&quot;;[.AT69])" table:number-columns-spanned="4" table:number-rows-spanned="1">
            <text:p/>
          </table:table-cell>
          <table:covered-table-cell table:number-columns-repeated="3" table:style-name="ce329"/>
          <table:table-cell table:style-name="ce329" table:formula="of:=IF([.AU69]&lt;=0;&quot;&quot;;[.AU69])" table:number-columns-spanned="4" table:number-rows-spanned="1">
            <text:p/>
          </table:table-cell>
          <table:covered-table-cell table:number-columns-repeated="3" table:style-name="ce329"/>
          <table:table-cell table:number-columns-repeated="2"/>
          <table:table-cell table:style-name="ce437" table:formula="of:=SUM([.AT70:.AT71])" office:value-type="float" office:value="0">
            <text:p>0</text:p>
          </table:table-cell>
          <table:table-cell table:style-name="ce437" table:formula="of:=SUM([.AU70:.AU71])" office:value-type="float" office:value="0">
            <text:p>0</text:p>
          </table:table-cell>
          <table:table-cell table:number-columns-repeated="977"/>
        </table:table-row>
        <table:table-row table:style-name="ro8">
          <table:table-cell table:style-name="ce11" office:value-type="string" table:number-columns-spanned="12" table:number-rows-spanned="1">
            <text:p>414, 415</text:p>
          </table:table-cell>
          <table:covered-table-cell table:number-columns-repeated="11" table:style-name="ce11"/>
          <table:table-cell table:style-name="ce131" office:value-type="string" table:number-columns-spanned="16" table:number-rows-spanned="1">
            <text:p><text:s text:c="5"/>1. Dugoročni krediti</text:p>
          </table:table-cell>
          <table:covered-table-cell table:number-columns-repeated="15" table:style-name="ce131"/>
          <table:table-cell table:style-name="ce252" office:value-type="float" office:value="114" table:number-columns-spanned="3" table:number-rows-spanned="1">
            <text:p>114</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70]" office:value-type="float" office:value="0">
            <text:p>0</text:p>
          </table:table-cell>
          <table:table-cell table:formula="of:=[.AN70]" office:value-type="float" office:value="0">
            <text:p>0</text:p>
          </table:table-cell>
          <table:table-cell table:number-columns-repeated="977"/>
        </table:table-row>
        <table:table-row table:style-name="ro8">
          <table:table-cell table:style-name="ce11" office:value-type="string" table:number-columns-spanned="12" table:number-rows-spanned="1">
            <text:p>41 bez 414 i 415</text:p>
          </table:table-cell>
          <table:covered-table-cell table:number-columns-repeated="11" table:style-name="ce11"/>
          <table:table-cell table:style-name="ce131" office:value-type="string" table:number-columns-spanned="16" table:number-rows-spanned="1">
            <text:p><text:s text:c="5"/>2. Ostale dugoročne obaveze</text:p>
          </table:table-cell>
          <table:covered-table-cell table:number-columns-repeated="15" table:style-name="ce131"/>
          <table:table-cell table:style-name="ce252" office:value-type="float" office:value="115" table:number-columns-spanned="3" table:number-rows-spanned="1">
            <text:p>115</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71]" office:value-type="float" office:value="0">
            <text:p>0</text:p>
          </table:table-cell>
          <table:table-cell table:formula="of:=[.AN71]"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2"/>III. KRATKOROČNE OBAVEZE (117+118+119+120+121+122)</text:p>
          </table:table-cell>
          <table:covered-table-cell table:number-columns-repeated="15" table:style-name="ce131"/>
          <table:table-cell table:style-name="ce252" office:value-type="float" office:value="116" table:number-columns-spanned="3" table:number-rows-spanned="1">
            <text:p>116</text:p>
          </table:table-cell>
          <table:covered-table-cell table:number-columns-repeated="2" table:style-name="ce252"/>
          <table:table-cell table:style-name="ce282" table:number-columns-spanned="4" table:number-rows-spanned="1"/>
          <table:covered-table-cell table:number-columns-repeated="3" table:style-name="ce282"/>
          <table:table-cell table:style-name="ce290" table:formula="of:=IF([.AT72]&lt;=0;&quot;&quot;;[.AT72])" table:number-columns-spanned="4" table:number-rows-spanned="1">
            <text:p/>
          </table:table-cell>
          <table:covered-table-cell table:number-columns-repeated="3" table:style-name="ce290"/>
          <table:table-cell table:style-name="ce290" table:formula="of:=IF([.AU72]&lt;=0;&quot;&quot;;[.AU72])" table:number-columns-spanned="4" table:number-rows-spanned="1">
            <text:p/>
          </table:table-cell>
          <table:covered-table-cell table:number-columns-repeated="3" table:style-name="ce290"/>
          <table:table-cell table:number-columns-repeated="2"/>
          <table:table-cell table:style-name="ce437" table:formula="of:=SUM([.AT73:.AT78])" office:value-type="float" office:value="0">
            <text:p>0</text:p>
          </table:table-cell>
          <table:table-cell table:style-name="ce437" table:formula="of:=SUM([.AU73:.AU78])" office:value-type="float" office:value="0">
            <text:p>0</text:p>
          </table:table-cell>
          <table:table-cell table:number-columns-repeated="977"/>
        </table:table-row>
        <table:table-row table:style-name="ro8">
          <table:table-cell table:style-name="ce11" office:value-type="string" table:number-columns-spanned="12" table:number-rows-spanned="1">
            <text:p>42, osim 427</text:p>
          </table:table-cell>
          <table:covered-table-cell table:number-columns-repeated="11" table:style-name="ce11"/>
          <table:table-cell table:style-name="ce131" office:value-type="string" table:number-columns-spanned="16" table:number-rows-spanned="1">
            <text:p><text:s text:c="6"/>1. Kratkoročne finansijske obaveze</text:p>
          </table:table-cell>
          <table:covered-table-cell table:number-columns-repeated="15" table:style-name="ce131"/>
          <table:table-cell table:style-name="ce252" office:value-type="float" office:value="117" table:number-columns-spanned="3" table:number-rows-spanned="1">
            <text:p>117</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73]" office:value-type="float" office:value="0">
            <text:p>0</text:p>
          </table:table-cell>
          <table:table-cell table:formula="of:=[.AN73]" office:value-type="float" office:value="0">
            <text:p>0</text:p>
          </table:table-cell>
          <table:table-cell table:number-columns-repeated="977"/>
        </table:table-row>
        <table:table-row table:style-name="ro17">
          <table:table-cell table:style-name="ce11" office:value-type="float" office:value="427" table:number-columns-spanned="12" table:number-rows-spanned="1">
            <text:p>427</text:p>
          </table:table-cell>
          <table:covered-table-cell table:number-columns-repeated="10" table:style-name="ce52"/>
          <table:covered-table-cell table:style-name="ce149"/>
          <table:table-cell table:style-name="ce131" office:value-type="string" table:number-columns-spanned="16" table:number-rows-spanned="1">
            <text:p><text:s text:c="6"/>2. Obaveze po osnovu sredstava namenjenih prodaji i sredstava poslovanja koje se obustavlja</text:p>
          </table:table-cell>
          <table:covered-table-cell table:number-columns-repeated="15" table:style-name="ce131"/>
          <table:table-cell table:style-name="ce252" office:value-type="float" office:value="118" table:number-columns-spanned="3" table:number-rows-spanned="1">
            <text:p>118</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74]" office:value-type="float" office:value="0">
            <text:p>0</text:p>
          </table:table-cell>
          <table:table-cell table:formula="of:=[.AN74]" office:value-type="float" office:value="0">
            <text:p>0</text:p>
          </table:table-cell>
          <table:table-cell table:number-columns-repeated="977"/>
        </table:table-row>
        <table:table-row table:style-name="ro8">
          <table:table-cell table:style-name="ce11" office:value-type="string" table:number-columns-spanned="12" table:number-rows-spanned="1">
            <text:p>43 i 44</text:p>
          </table:table-cell>
          <table:covered-table-cell table:number-columns-repeated="11" table:style-name="ce11"/>
          <table:table-cell table:style-name="ce131" office:value-type="string" table:number-columns-spanned="16" table:number-rows-spanned="1">
            <text:p><text:s text:c="6"/>3. Obaveze iz poslovanja</text:p>
          </table:table-cell>
          <table:covered-table-cell table:number-columns-repeated="15" table:style-name="ce131"/>
          <table:table-cell table:style-name="ce252" office:value-type="float" office:value="119" table:number-columns-spanned="3" table:number-rows-spanned="1">
            <text:p>119</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75]" office:value-type="float" office:value="0">
            <text:p>0</text:p>
          </table:table-cell>
          <table:table-cell table:formula="of:=[.AN75]" office:value-type="float" office:value="0">
            <text:p>0</text:p>
          </table:table-cell>
          <table:table-cell table:number-columns-repeated="977"/>
        </table:table-row>
        <table:table-row table:style-name="ro18">
          <table:table-cell table:style-name="ce11" office:value-type="string" table:number-columns-spanned="12" table:number-rows-spanned="1">
            <text:p>45 i 46</text:p>
          </table:table-cell>
          <table:covered-table-cell table:number-columns-repeated="11" table:style-name="ce11"/>
          <table:table-cell table:style-name="ce131" office:value-type="string" table:number-columns-spanned="16" table:number-rows-spanned="1">
            <text:p><text:s text:c="6"/>4. Ostale kratkoročne obaveze</text:p>
          </table:table-cell>
          <table:covered-table-cell table:number-columns-repeated="15" table:style-name="ce131"/>
          <table:table-cell table:style-name="ce252" office:value-type="float" office:value="120" table:number-columns-spanned="3" table:number-rows-spanned="1">
            <text:p>120</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76]" office:value-type="float" office:value="0">
            <text:p>0</text:p>
          </table:table-cell>
          <table:table-cell table:formula="of:=[.AN76]" office:value-type="float" office:value="0">
            <text:p>0</text:p>
          </table:table-cell>
          <table:table-cell table:number-columns-repeated="977"/>
        </table:table-row>
        <table:table-row table:style-name="ro2">
          <table:table-cell table:style-name="ce11" office:value-type="string" table:number-columns-spanned="12" table:number-rows-spanned="1">
            <text:p>47, 48 osim 481 i 49 osim 498</text:p>
          </table:table-cell>
          <table:covered-table-cell table:number-columns-repeated="11" table:style-name="ce11"/>
          <table:table-cell table:style-name="ce131" office:value-type="string" table:number-columns-spanned="16" table:number-rows-spanned="1">
            <text:p><text:s text:c="6"/>5. Obaveze po osnovu poreza na dodatu vrednost i ostalih javnih prihoda i pasivna vremenska razganičenja</text:p>
          </table:table-cell>
          <table:covered-table-cell table:number-columns-repeated="15" table:style-name="ce131"/>
          <table:table-cell table:style-name="ce252" office:value-type="float" office:value="121" table:number-columns-spanned="3" table:number-rows-spanned="1">
            <text:p>121</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77]" office:value-type="float" office:value="0">
            <text:p>0</text:p>
          </table:table-cell>
          <table:table-cell table:formula="of:=[.AN77]" office:value-type="float" office:value="0">
            <text:p>0</text:p>
          </table:table-cell>
          <table:table-cell table:number-columns-repeated="977"/>
        </table:table-row>
        <table:table-row table:style-name="ro8">
          <table:table-cell table:style-name="ce11" office:value-type="float" office:value="481" table:number-columns-spanned="12" table:number-rows-spanned="1">
            <text:p>481</text:p>
          </table:table-cell>
          <table:covered-table-cell table:number-columns-repeated="11" table:style-name="ce11"/>
          <table:table-cell table:style-name="ce131" office:value-type="string" table:number-columns-spanned="16" table:number-rows-spanned="1">
            <text:p><text:s text:c="6"/>6. Obaveze po osnovu poreza na dobitak</text:p>
          </table:table-cell>
          <table:covered-table-cell table:number-columns-repeated="15" table:style-name="ce131"/>
          <table:table-cell table:style-name="ce252" office:value-type="float" office:value="122" table:number-columns-spanned="3" table:number-rows-spanned="1">
            <text:p>122</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78]" office:value-type="float" office:value="0">
            <text:p>0</text:p>
          </table:table-cell>
          <table:table-cell table:formula="of:=[.AN78]" office:value-type="float" office:value="0">
            <text:p>0</text:p>
          </table:table-cell>
          <table:table-cell table:number-columns-repeated="977"/>
        </table:table-row>
        <table:table-row table:style-name="ro8">
          <table:table-cell table:style-name="ce11" office:value-type="string" table:number-columns-spanned="12" table:number-rows-spanned="1">
            <text:p>498</text:p>
          </table:table-cell>
          <table:covered-table-cell table:number-columns-repeated="11" table:style-name="ce11"/>
          <table:table-cell table:style-name="ce24" office:value-type="string" table:number-columns-spanned="16" table:number-rows-spanned="1">
            <text:p>V. ODLOŽENE PORESKE OBAVEZE</text:p>
          </table:table-cell>
          <table:covered-table-cell table:number-columns-repeated="15" table:style-name="ce24"/>
          <table:table-cell table:style-name="ce252" office:value-type="float" office:value="123" table:number-columns-spanned="3" table:number-rows-spanned="1">
            <text:p>123</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79]" office:value-type="float" office:value="0">
            <text:p>0</text:p>
          </table:table-cell>
          <table:table-cell table:formula="of:=[.AN79]" office:value-type="float" office:value="0">
            <text:p>0</text:p>
          </table:table-cell>
          <table:table-cell table:number-columns-repeated="977"/>
        </table:table-row>
        <table:table-row table:style-name="ro8">
          <table:table-cell table:style-name="ce11" table:number-columns-spanned="12" table:number-rows-spanned="1"/>
          <table:covered-table-cell table:number-columns-repeated="11" table:style-name="ce11"/>
          <table:table-cell table:style-name="ce24" office:value-type="string" table:number-columns-spanned="16" table:number-rows-spanned="1">
            <text:p>G. UKUPNA PASIVA (101+111 +123)</text:p>
          </table:table-cell>
          <table:covered-table-cell table:number-columns-repeated="15" table:style-name="ce24"/>
          <table:table-cell table:style-name="ce252" office:value-type="float" office:value="124" table:number-columns-spanned="3" table:number-rows-spanned="1">
            <text:p>124</text:p>
          </table:table-cell>
          <table:covered-table-cell table:number-columns-repeated="2" table:style-name="ce252"/>
          <table:table-cell table:style-name="ce282" table:number-columns-spanned="4" table:number-rows-spanned="1"/>
          <table:covered-table-cell table:number-columns-repeated="3" table:style-name="ce282"/>
          <table:table-cell table:style-name="ce290" table:formula="of:=IF([.AT80]&lt;=0;&quot;&quot;;[.AT80])" table:number-columns-spanned="4" table:number-rows-spanned="1">
            <text:p/>
          </table:table-cell>
          <table:covered-table-cell table:number-columns-repeated="3" table:style-name="ce290"/>
          <table:table-cell table:style-name="ce290" table:formula="of:=IF([.AU80]&lt;=0;&quot;&quot;;[.AU80])" table:number-columns-spanned="4" table:number-rows-spanned="1">
            <text:p/>
          </table:table-cell>
          <table:covered-table-cell table:number-columns-repeated="3" table:style-name="ce290"/>
          <table:table-cell table:number-columns-repeated="2"/>
          <table:table-cell table:style-name="ce437" table:formula="of:=[.AT57]+[.AT67]+[.AJ79]" office:value-type="float" office:value="0">
            <text:p>0</text:p>
          </table:table-cell>
          <table:table-cell table:style-name="ce437" table:formula="of:=[.AU57]+[.AU67]+[.AN79]" office:value-type="float" office:value="0">
            <text:p>0</text:p>
          </table:table-cell>
          <table:table-cell table:number-columns-repeated="977"/>
        </table:table-row>
        <table:table-row table:style-name="ro8">
          <table:table-cell table:style-name="ce11" office:value-type="string" table:number-columns-spanned="12" table:number-rows-spanned="1">
            <text:p>89</text:p>
          </table:table-cell>
          <table:covered-table-cell table:number-columns-repeated="11" table:style-name="ce11"/>
          <table:table-cell table:style-name="ce24" office:value-type="string" table:number-columns-spanned="16" table:number-rows-spanned="1">
            <text:p>D. VANBILANSNA PASIVA</text:p>
          </table:table-cell>
          <table:covered-table-cell table:number-columns-repeated="15" table:style-name="ce24"/>
          <table:table-cell table:style-name="ce252" office:value-type="float" office:value="125" table:number-columns-spanned="3" table:number-rows-spanned="1">
            <text:p>125</text:p>
          </table:table-cell>
          <table:covered-table-cell table:number-columns-repeated="2" table:style-name="ce252"/>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981"/>
        </table:table-row>
        <table:table-row table:style-name="ro19">
          <table:table-cell table:style-name="ce4" table:number-columns-repeated="43"/>
          <table:table-cell table:number-columns-repeated="981"/>
        </table:table-row>
        <table:table-row table:style-name="ro5">
          <table:table-cell table:style-name="ce5" office:value-type="string" table:number-columns-spanned="43" table:number-rows-spanned="1">
            <text:p>BILANS USPEHA</text:p>
          </table:table-cell>
          <table:covered-table-cell table:number-columns-repeated="42" table:style-name="ce50"/>
          <table:table-cell table:number-columns-repeated="981"/>
        </table:table-row>
        <table:table-row table:style-name="ro5">
          <table:table-cell table:style-name="ce6" office:value-type="string" table:number-columns-spanned="43" table:number-rows-spanned="1">
            <text:p>u periodu od ___________ <text:s/>do <text:s text:c="2"/>_____________ 20_____. godine</text:p>
          </table:table-cell>
          <table:covered-table-cell table:number-columns-repeated="42" table:style-name="ce51"/>
          <table:table-cell table:number-columns-repeated="981"/>
        </table:table-row>
        <table:table-row table:style-name="ro1">
          <table:table-cell table:style-name="ce4" table:number-columns-repeated="35"/>
          <table:table-cell table:style-name="ce324" office:value-type="string" table:number-columns-spanned="8" table:number-rows-spanned="1">
            <text:p>- u hiljadama dinara -</text:p>
          </table:table-cell>
          <table:covered-table-cell table:number-columns-repeated="6" table:style-name="ce324"/>
          <table:covered-table-cell table:style-name="ce409"/>
          <table:table-cell table:number-columns-repeated="981"/>
        </table:table-row>
        <table:table-row table:style-name="ro6">
          <table:table-cell table:style-name="ce7" office:value-type="string" table:number-columns-spanned="12" table:number-rows-spanned="2">
            <text:p>Grupa računa, račun</text:p>
          </table:table-cell>
          <table:covered-table-cell table:number-columns-repeated="3" table:style-name="ce7"/>
          <table:covered-table-cell table:number-columns-repeated="4" table:style-name="ce8"/>
          <table:covered-table-cell table:number-columns-repeated="4" table:style-name="ce137"/>
          <table:table-cell table:style-name="ce7" office:value-type="string" table:number-columns-spanned="16" table:number-rows-spanned="2">
            <text:p>POZICIJA</text:p>
          </table:table-cell>
          <table:covered-table-cell table:number-columns-repeated="10" table:style-name="ce7"/>
          <table:covered-table-cell table:number-columns-repeated="5" table:style-name="ce137"/>
          <table:table-cell table:style-name="ce116" office:value-type="string" table:number-columns-spanned="3" table:number-rows-spanned="2">
            <text:p>AOP</text:p>
          </table:table-cell>
          <table:covered-table-cell table:style-name="ce76"/>
          <table:covered-table-cell table:style-name="ce114"/>
          <table:table-cell table:style-name="ce7" office:value-type="string" table:number-columns-spanned="4" table:number-rows-spanned="2">
            <text:p>Napomena <text:s/>broj</text:p>
          </table:table-cell>
          <table:covered-table-cell table:number-columns-repeated="2" table:style-name="ce76"/>
          <table:covered-table-cell table:style-name="ce314"/>
          <table:table-cell table:style-name="ce7" office:value-type="string" table:number-columns-spanned="8" table:number-rows-spanned="1">
            <text:p>Iznos</text:p>
          </table:table-cell>
          <table:covered-table-cell table:number-columns-repeated="7" table:style-name="ce7"/>
          <table:table-cell table:style-name="ce269" table:number-columns-repeated="3"/>
          <table:table-cell table:style-name="ce452" table:number-columns-repeated="4"/>
          <table:table-cell table:style-name="ce468" table:number-columns-repeated="974"/>
        </table:table-row>
        <table:table-row table:style-name="ro16">
          <table:covered-table-cell table:style-name="ce8"/>
          <table:covered-table-cell table:number-columns-repeated="3" table:style-name="ce7"/>
          <table:covered-table-cell table:number-columns-repeated="4" table:style-name="ce8"/>
          <table:covered-table-cell table:number-columns-repeated="4" table:style-name="ce137"/>
          <table:covered-table-cell table:style-name="ce8"/>
          <table:covered-table-cell table:number-columns-repeated="10" table:style-name="ce7"/>
          <table:covered-table-cell table:number-columns-repeated="5" table:style-name="ce137"/>
          <table:covered-table-cell table:style-name="ce80"/>
          <table:covered-table-cell table:style-name="ce77"/>
          <table:covered-table-cell table:style-name="ce150"/>
          <table:covered-table-cell table:style-name="ce43"/>
          <table:covered-table-cell table:number-columns-repeated="2" table:style-name="ce77"/>
          <table:covered-table-cell table:style-name="ce115"/>
          <table:table-cell table:style-name="ce7" office:value-type="string" table:number-columns-spanned="4" table:number-rows-spanned="1">
            <text:p>Tekuća godina</text:p>
          </table:table-cell>
          <table:covered-table-cell table:number-columns-repeated="3" table:style-name="ce7"/>
          <table:table-cell table:style-name="ce7" office:value-type="string" table:number-columns-spanned="4" table:number-rows-spanned="1">
            <text:p>Prethodna godina</text:p>
          </table:table-cell>
          <table:covered-table-cell table:number-columns-repeated="3" table:style-name="ce7"/>
          <table:table-cell table:style-name="ce269" table:number-columns-repeated="3"/>
          <table:table-cell table:style-name="ce452" table:number-columns-repeated="4"/>
          <table:table-cell table:style-name="ce468" table:number-columns-repeated="974"/>
        </table:table-row>
        <table:table-row table:style-name="ro4">
          <table:table-cell table:style-name="ce7" office:value-type="float" office:value="1" table:number-columns-spanned="12" table:number-rows-spanned="1">
            <text:p>1</text:p>
          </table:table-cell>
          <table:covered-table-cell table:number-columns-repeated="3" table:style-name="ce7"/>
          <table:covered-table-cell table:number-columns-repeated="4" table:style-name="ce8"/>
          <table:covered-table-cell table:number-columns-repeated="4" table:style-name="ce137"/>
          <table:table-cell table:style-name="ce7" office:value-type="float" office:value="2" table:number-columns-spanned="16" table:number-rows-spanned="1">
            <text:p>2</text:p>
          </table:table-cell>
          <table:covered-table-cell table:number-columns-repeated="10" table:style-name="ce7"/>
          <table:covered-table-cell table:number-columns-repeated="5" table:style-name="ce137"/>
          <table:table-cell table:style-name="ce116" office:value-type="float" office:value="3" table:number-columns-spanned="3" table:number-rows-spanned="1">
            <text:p>3</text:p>
          </table:table-cell>
          <table:covered-table-cell table:style-name="ce81"/>
          <table:covered-table-cell table:style-name="ce116"/>
          <table:table-cell table:style-name="ce7" office:value-type="float" office:value="4" table:number-columns-spanned="4" table:number-rows-spanned="1">
            <text:p>4</text:p>
          </table:table-cell>
          <table:covered-table-cell table:number-columns-repeated="2" table:style-name="ce7"/>
          <table:covered-table-cell table:style-name="ce8"/>
          <table:table-cell table:style-name="ce7" office:value-type="float" office:value="5" table:number-columns-spanned="4" table:number-rows-spanned="1">
            <text:p>5</text:p>
          </table:table-cell>
          <table:covered-table-cell table:number-columns-repeated="3" table:style-name="ce7"/>
          <table:table-cell table:style-name="ce7" office:value-type="float" office:value="6" table:number-columns-spanned="4" table:number-rows-spanned="1">
            <text:p>6</text:p>
          </table:table-cell>
          <table:covered-table-cell table:number-columns-repeated="3" table:style-name="ce7"/>
          <table:table-cell table:style-name="ce269" table:number-columns-repeated="3"/>
          <table:table-cell table:style-name="ce452" table:number-columns-repeated="4"/>
          <table:table-cell table:style-name="ce468" table:number-columns-repeated="974"/>
        </table:table-row>
        <table:table-row table:style-name="ro20">
          <table:table-cell table:style-name="ce14" table:number-columns-spanned="12" table:number-rows-spanned="1"/>
          <table:covered-table-cell table:number-columns-repeated="3" table:style-name="ce14"/>
          <table:covered-table-cell table:number-columns-repeated="8" table:style-name="ce98"/>
          <table:table-cell table:style-name="ce151" office:value-type="string" table:number-columns-spanned="16" table:number-rows-spanned="1">
            <text:p>A. PRIHODI I RASHODI IZ REDOVNOG POSLOVANJA</text:p>
          </table:table-cell>
          <table:covered-table-cell table:number-columns-repeated="15" table:style-name="ce151"/>
          <table:table-cell table:style-name="ce253" table:number-columns-spanned="3" table:number-rows-spanned="1"/>
          <table:covered-table-cell table:number-columns-repeated="2" table:style-name="ce267"/>
          <table:table-cell table:style-name="ce280" table:number-columns-spanned="4" table:number-rows-spanned="1"/>
          <table:covered-table-cell table:number-columns-repeated="3" table:style-name="ce280"/>
          <table:table-cell table:style-name="ce287" table:number-columns-spanned="4" table:number-rows-spanned="1"/>
          <table:covered-table-cell table:number-columns-repeated="3" table:style-name="ce287"/>
          <table:table-cell table:style-name="ce287" table:number-columns-spanned="4" table:number-rows-spanned="1"/>
          <table:covered-table-cell table:number-columns-repeated="3" table:style-name="ce287"/>
          <table:table-cell table:number-columns-repeated="981"/>
        </table:table-row>
        <table:table-row table:style-name="ro8">
          <table:table-cell table:style-name="ce10" table:number-columns-spanned="12" table:number-rows-spanned="1"/>
          <table:covered-table-cell table:number-columns-repeated="11" table:style-name="ce10"/>
          <table:table-cell table:style-name="ce155" office:value-type="string" table:number-columns-spanned="16" table:number-rows-spanned="1">
            <text:p><text:s text:c="2"/>I. POSLOVNI PRIHODI (202+203+204-205+206)</text:p>
          </table:table-cell>
          <table:covered-table-cell table:number-columns-repeated="15" table:style-name="ce155"/>
          <table:table-cell table:style-name="ce254" office:value-type="string" table:number-columns-spanned="3" table:number-rows-spanned="1">
            <text:p>201</text:p>
          </table:table-cell>
          <table:covered-table-cell table:number-columns-repeated="2" table:style-name="ce254"/>
          <table:table-cell table:style-name="ce284" table:number-columns-spanned="4" table:number-rows-spanned="1"/>
          <table:covered-table-cell table:number-columns-repeated="3" table:style-name="ce284"/>
          <table:table-cell table:style-name="ce332" table:content-validation-name="val11" table:number-columns-spanned="4" table:number-rows-spanned="1"/>
          <table:covered-table-cell table:number-columns-repeated="3" table:style-name="ce332" table:content-validation-name="val11"/>
          <table:table-cell table:style-name="ce332" table:content-validation-name="val11" table:number-columns-spanned="4" table:number-rows-spanned="1"/>
          <table:covered-table-cell table:number-columns-repeated="3" table:style-name="ce332" table:content-validation-name="val11"/>
          <table:table-cell table:number-columns-repeated="2"/>
          <table:table-cell table:style-name="ce439" table:formula="of:=[.AJ90]" office:value-type="float" office:value="0">
            <text:p>0</text:p>
          </table:table-cell>
          <table:table-cell table:style-name="ce439" table:formula="of:=[.AN90]" office:value-type="float" office:value="0">
            <text:p>0</text:p>
          </table:table-cell>
          <table:table-cell table:number-columns-repeated="977"/>
        </table:table-row>
        <table:table-row table:style-name="ro11">
          <table:table-cell table:style-name="ce11" office:value-type="string" table:number-columns-spanned="12" table:number-rows-spanned="1">
            <text:p>60 i 61</text:p>
          </table:table-cell>
          <table:covered-table-cell table:number-columns-repeated="11" table:style-name="ce11"/>
          <table:table-cell table:style-name="ce131" office:value-type="string" table:number-columns-spanned="16" table:number-rows-spanned="1">
            <text:p><text:s text:c="4"/>1. Prihodi od prodaje</text:p>
          </table:table-cell>
          <table:covered-table-cell table:number-columns-repeated="15" table:style-name="ce131"/>
          <table:table-cell table:style-name="ce255" office:value-type="string" table:number-columns-spanned="3" table:number-rows-spanned="1">
            <text:p>202</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91]" office:value-type="float" office:value="0">
            <text:p>0</text:p>
          </table:table-cell>
          <table:table-cell table:formula="of:=[.AN91]" office:value-type="float" office:value="0">
            <text:p>0</text:p>
          </table:table-cell>
          <table:table-cell table:number-columns-repeated="977"/>
        </table:table-row>
        <table:table-row table:style-name="ro11">
          <table:table-cell table:style-name="ce11" office:value-type="string" table:number-columns-spanned="12" table:number-rows-spanned="1">
            <text:p>62</text:p>
          </table:table-cell>
          <table:covered-table-cell table:number-columns-repeated="11" table:style-name="ce11"/>
          <table:table-cell table:style-name="ce131" office:value-type="string" table:number-columns-spanned="16" table:number-rows-spanned="1">
            <text:p><text:s text:c="4"/>2. Prihodi od aktiviranja učinaka i robe</text:p>
          </table:table-cell>
          <table:covered-table-cell table:number-columns-repeated="15" table:style-name="ce131"/>
          <table:table-cell table:style-name="ce255" office:value-type="string" table:number-columns-spanned="3" table:number-rows-spanned="1">
            <text:p>203</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92]" office:value-type="float" office:value="0">
            <text:p>0</text:p>
          </table:table-cell>
          <table:table-cell table:formula="of:=[.AN92]" office:value-type="float" office:value="0">
            <text:p>0</text:p>
          </table:table-cell>
          <table:table-cell table:number-columns-repeated="977"/>
        </table:table-row>
        <table:table-row table:style-name="ro11">
          <table:table-cell table:style-name="ce11" office:value-type="string" table:number-columns-spanned="12" table:number-rows-spanned="1">
            <text:p>630</text:p>
          </table:table-cell>
          <table:covered-table-cell table:number-columns-repeated="11" table:style-name="ce11"/>
          <table:table-cell table:style-name="ce131" office:value-type="string" table:number-columns-spanned="16" table:number-rows-spanned="1">
            <text:p><text:s text:c="4"/>3. Povećanje vrednosti zaliha učinaka</text:p>
          </table:table-cell>
          <table:covered-table-cell table:number-columns-repeated="15" table:style-name="ce131"/>
          <table:table-cell table:style-name="ce255" office:value-type="string" table:number-columns-spanned="3" table:number-rows-spanned="1">
            <text:p>204</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93]" office:value-type="float" office:value="0">
            <text:p>0</text:p>
          </table:table-cell>
          <table:table-cell table:formula="of:=[.AN93]" office:value-type="float" office:value="0">
            <text:p>0</text:p>
          </table:table-cell>
          <table:table-cell table:number-columns-repeated="977"/>
        </table:table-row>
        <table:table-row table:style-name="ro11">
          <table:table-cell table:style-name="ce11" office:value-type="string" table:number-columns-spanned="12" table:number-rows-spanned="1">
            <text:p>631</text:p>
          </table:table-cell>
          <table:covered-table-cell table:number-columns-repeated="11" table:style-name="ce11"/>
          <table:table-cell table:style-name="ce131" office:value-type="string" table:number-columns-spanned="16" table:number-rows-spanned="1">
            <text:p><text:s text:c="4"/>4. Smanjenje vrednosti zaliha učinaka</text:p>
          </table:table-cell>
          <table:covered-table-cell table:number-columns-repeated="15" table:style-name="ce131"/>
          <table:table-cell table:style-name="ce255" office:value-type="string" table:number-columns-spanned="3" table:number-rows-spanned="1">
            <text:p>205</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94]" office:value-type="float" office:value="0">
            <text:p>0</text:p>
          </table:table-cell>
          <table:table-cell table:formula="of:=[.AN94]" office:value-type="float" office:value="0">
            <text:p>0</text:p>
          </table:table-cell>
          <table:table-cell table:number-columns-repeated="977"/>
        </table:table-row>
        <table:table-row table:style-name="ro11">
          <table:table-cell table:style-name="ce11" office:value-type="string" table:number-columns-spanned="12" table:number-rows-spanned="1">
            <text:p>64 i 65</text:p>
          </table:table-cell>
          <table:covered-table-cell table:number-columns-repeated="11" table:style-name="ce11"/>
          <table:table-cell table:style-name="ce131" office:value-type="string" table:number-columns-spanned="16" table:number-rows-spanned="1">
            <text:p><text:s text:c="4"/>5. Ostali poslovni prihodi</text:p>
          </table:table-cell>
          <table:covered-table-cell table:number-columns-repeated="15" table:style-name="ce131"/>
          <table:table-cell table:style-name="ce255" office:value-type="string" table:number-columns-spanned="3" table:number-rows-spanned="1">
            <text:p>206</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95]" office:value-type="float" office:value="0">
            <text:p>0</text:p>
          </table:table-cell>
          <table:table-cell table:formula="of:=[.AN95]"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2"/>II. POSLOVNI RASHODI (208 do 212)</text:p>
          </table:table-cell>
          <table:covered-table-cell table:number-columns-repeated="15" table:style-name="ce131"/>
          <table:table-cell table:style-name="ce255" office:value-type="string" table:number-columns-spanned="3" table:number-rows-spanned="1">
            <text:p>207</text:p>
          </table:table-cell>
          <table:covered-table-cell table:number-columns-repeated="2" table:style-name="ce255"/>
          <table:table-cell table:style-name="ce282" table:number-columns-spanned="4" table:number-rows-spanned="1"/>
          <table:covered-table-cell table:number-columns-repeated="3" table:style-name="ce282"/>
          <table:table-cell table:style-name="ce290" table:formula="of:=IF([.AT96]&lt;=0;&quot;&quot;;[.AT96])" table:number-columns-spanned="4" table:number-rows-spanned="1">
            <text:p/>
          </table:table-cell>
          <table:covered-table-cell table:number-columns-repeated="3" table:style-name="ce290"/>
          <table:table-cell table:style-name="ce290" table:formula="of:=IF([.AU96]&lt;=0;&quot;&quot;;[.AU96])" table:number-columns-spanned="4" table:number-rows-spanned="1">
            <text:p/>
          </table:table-cell>
          <table:covered-table-cell table:number-columns-repeated="3" table:style-name="ce290"/>
          <table:table-cell table:number-columns-repeated="2"/>
          <table:table-cell table:style-name="ce437" table:formula="of:=SUM([.AT97:.AT101])" office:value-type="float" office:value="0">
            <text:p>0</text:p>
          </table:table-cell>
          <table:table-cell table:style-name="ce437" table:formula="of:=SUM([.AU97:.AU101])" office:value-type="float" office:value="0">
            <text:p>0</text:p>
          </table:table-cell>
          <table:table-cell table:number-columns-repeated="977"/>
        </table:table-row>
        <table:table-row table:style-name="ro11">
          <table:table-cell table:style-name="ce11" office:value-type="string" table:number-columns-spanned="12" table:number-rows-spanned="1">
            <text:p>50</text:p>
          </table:table-cell>
          <table:covered-table-cell table:number-columns-repeated="11" table:style-name="ce11"/>
          <table:table-cell table:style-name="ce131" office:value-type="string" table:number-columns-spanned="16" table:number-rows-spanned="1">
            <text:p><text:s text:c="5"/>1. Nabavna vrednost prodate robe</text:p>
          </table:table-cell>
          <table:covered-table-cell table:number-columns-repeated="15" table:style-name="ce131"/>
          <table:table-cell table:style-name="ce255" office:value-type="string" table:number-columns-spanned="3" table:number-rows-spanned="1">
            <text:p>208</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97]" office:value-type="float" office:value="0">
            <text:p>0</text:p>
          </table:table-cell>
          <table:table-cell table:formula="of:=[.AN97]" office:value-type="float" office:value="0">
            <text:p>0</text:p>
          </table:table-cell>
          <table:table-cell table:number-columns-repeated="977"/>
        </table:table-row>
        <table:table-row table:style-name="ro11">
          <table:table-cell table:style-name="ce11" office:value-type="string" table:number-columns-spanned="12" table:number-rows-spanned="1">
            <text:p>51</text:p>
          </table:table-cell>
          <table:covered-table-cell table:number-columns-repeated="11" table:style-name="ce11"/>
          <table:table-cell table:style-name="ce131" office:value-type="string" table:number-columns-spanned="16" table:number-rows-spanned="1">
            <text:p><text:s text:c="5"/>2. Troškovi materijala</text:p>
          </table:table-cell>
          <table:covered-table-cell table:number-columns-repeated="15" table:style-name="ce131"/>
          <table:table-cell table:style-name="ce255" office:value-type="string" table:number-columns-spanned="3" table:number-rows-spanned="1">
            <text:p>209</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98]" office:value-type="float" office:value="0">
            <text:p>0</text:p>
          </table:table-cell>
          <table:table-cell table:formula="of:=[.AN98]" office:value-type="float" office:value="0">
            <text:p>0</text:p>
          </table:table-cell>
          <table:table-cell table:number-columns-repeated="977"/>
        </table:table-row>
        <table:table-row table:style-name="ro11">
          <table:table-cell table:style-name="ce11" office:value-type="string" table:number-columns-spanned="12" table:number-rows-spanned="1">
            <text:p>52</text:p>
          </table:table-cell>
          <table:covered-table-cell table:number-columns-repeated="11" table:style-name="ce11"/>
          <table:table-cell table:style-name="ce131" office:value-type="string" table:number-columns-spanned="16" table:number-rows-spanned="1">
            <text:p><text:s text:c="5"/>3. Troškovi zarada, naknada zarada i ostali lični rashodi</text:p>
          </table:table-cell>
          <table:covered-table-cell table:number-columns-repeated="15" table:style-name="ce131"/>
          <table:table-cell table:style-name="ce255" office:value-type="string" table:number-columns-spanned="3" table:number-rows-spanned="1">
            <text:p>210</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99]" office:value-type="float" office:value="0">
            <text:p>0</text:p>
          </table:table-cell>
          <table:table-cell table:formula="of:=[.AN99]" office:value-type="float" office:value="0">
            <text:p>0</text:p>
          </table:table-cell>
          <table:table-cell table:number-columns-repeated="977"/>
        </table:table-row>
        <table:table-row table:style-name="ro11">
          <table:table-cell table:style-name="ce11" office:value-type="string" table:number-columns-spanned="12" table:number-rows-spanned="1">
            <text:p>54</text:p>
          </table:table-cell>
          <table:covered-table-cell table:number-columns-repeated="11" table:style-name="ce11"/>
          <table:table-cell table:style-name="ce131" office:value-type="string" table:number-columns-spanned="16" table:number-rows-spanned="1">
            <text:p><text:s text:c="5"/>4. Troškovi amortizacije i rezervisanja</text:p>
          </table:table-cell>
          <table:covered-table-cell table:number-columns-repeated="15" table:style-name="ce131"/>
          <table:table-cell table:style-name="ce255" office:value-type="string" table:number-columns-spanned="3" table:number-rows-spanned="1">
            <text:p>211</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100]" office:value-type="float" office:value="0">
            <text:p>0</text:p>
          </table:table-cell>
          <table:table-cell table:formula="of:=[.AN100]" office:value-type="float" office:value="0">
            <text:p>0</text:p>
          </table:table-cell>
          <table:table-cell table:number-columns-repeated="977"/>
        </table:table-row>
        <table:table-row table:style-name="ro11">
          <table:table-cell table:style-name="ce11" office:value-type="string" table:number-columns-spanned="12" table:number-rows-spanned="1">
            <text:p>53 i 55</text:p>
          </table:table-cell>
          <table:covered-table-cell table:number-columns-repeated="11" table:style-name="ce11"/>
          <table:table-cell table:style-name="ce131" office:value-type="string" table:number-columns-spanned="16" table:number-rows-spanned="1">
            <text:p><text:s text:c="5"/>5. Ostali poslovni rashodi</text:p>
          </table:table-cell>
          <table:covered-table-cell table:number-columns-repeated="15" table:style-name="ce131"/>
          <table:table-cell table:style-name="ce255" office:value-type="string" table:number-columns-spanned="3" table:number-rows-spanned="1">
            <text:p>212</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3" table:style-name="ce289" table:content-validation-name="val11"/>
          <table:table-cell table:number-columns-repeated="2"/>
          <table:table-cell table:formula="of:=[.AJ101]" office:value-type="float" office:value="0">
            <text:p>0</text:p>
          </table:table-cell>
          <table:table-cell table:formula="of:=[.AN101]"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2"/>III. POSLOVNI DOBITAK (201-207)</text:p>
          </table:table-cell>
          <table:covered-table-cell table:number-columns-repeated="15" table:style-name="ce131"/>
          <table:table-cell table:style-name="ce255" office:value-type="string" table:number-columns-spanned="3" table:number-rows-spanned="1">
            <text:p>213</text:p>
          </table:table-cell>
          <table:covered-table-cell table:number-columns-repeated="2" table:style-name="ce255"/>
          <table:table-cell table:style-name="ce285" table:number-columns-spanned="4" table:number-rows-spanned="1"/>
          <table:covered-table-cell table:number-columns-repeated="3" table:style-name="ce285"/>
          <table:table-cell table:style-name="ce291" table:content-validation-name="val11" table:number-columns-spanned="4" table:number-rows-spanned="1"/>
          <table:covered-table-cell table:number-columns-repeated="3" table:style-name="ce291" table:content-validation-name="val11"/>
          <table:table-cell table:style-name="ce291" table:content-validation-name="val11" table:number-columns-spanned="4" table:number-rows-spanned="1"/>
          <table:covered-table-cell table:number-columns-repeated="3" table:style-name="ce291" table:content-validation-name="val11"/>
          <table:table-cell table:number-columns-repeated="2"/>
          <table:table-cell table:style-name="ce439" table:formula="of:=[.AJ102]" office:value-type="float" office:value="0">
            <text:p>0</text:p>
          </table:table-cell>
          <table:table-cell table:style-name="ce439" table:formula="of:=[.AN102]"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2"/>IV. POSLOVNI GUBITAK (207-201)</text:p>
          </table:table-cell>
          <table:covered-table-cell table:number-columns-repeated="15" table:style-name="ce131"/>
          <table:table-cell table:style-name="ce255" office:value-type="string" table:number-columns-spanned="3" table:number-rows-spanned="1">
            <text:p>214</text:p>
          </table:table-cell>
          <table:covered-table-cell table:number-columns-repeated="2" table:style-name="ce255"/>
          <table:table-cell table:style-name="ce285" table:number-columns-spanned="4" table:number-rows-spanned="1"/>
          <table:covered-table-cell table:number-columns-repeated="3" table:style-name="ce285"/>
          <table:table-cell table:style-name="ce291" table:content-validation-name="val11" table:number-columns-spanned="4" table:number-rows-spanned="1"/>
          <table:covered-table-cell table:number-columns-repeated="3" table:style-name="ce291" table:content-validation-name="val11"/>
          <table:table-cell table:style-name="ce291" table:content-validation-name="val11" table:number-columns-spanned="4" table:number-rows-spanned="1"/>
          <table:covered-table-cell table:number-columns-repeated="3" table:style-name="ce291" table:content-validation-name="val11"/>
          <table:table-cell table:number-columns-repeated="2"/>
          <table:table-cell table:style-name="ce439" table:formula="of:=[.AJ103]" office:value-type="float" office:value="0">
            <text:p>0</text:p>
          </table:table-cell>
          <table:table-cell table:style-name="ce439" table:formula="of:=[.AN103]" office:value-type="float" office:value="0">
            <text:p>0</text:p>
          </table:table-cell>
          <table:table-cell table:number-columns-repeated="977"/>
        </table:table-row>
        <table:table-row table:style-name="ro11">
          <table:table-cell table:style-name="ce11" office:value-type="string" table:number-columns-spanned="12" table:number-rows-spanned="1">
            <text:p>66</text:p>
          </table:table-cell>
          <table:covered-table-cell table:number-columns-repeated="11" table:style-name="ce11"/>
          <table:table-cell table:style-name="ce131" office:value-type="string" table:number-columns-spanned="16" table:number-rows-spanned="1">
            <text:p><text:s text:c="2"/>V. FINANSIJSKI PRIHODI</text:p>
          </table:table-cell>
          <table:covered-table-cell table:number-columns-repeated="15" table:style-name="ce131"/>
          <table:table-cell table:style-name="ce255" office:value-type="string" table:number-columns-spanned="3" table:number-rows-spanned="1">
            <text:p>215</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104]" office:value-type="float" office:value="0">
            <text:p>0</text:p>
          </table:table-cell>
          <table:table-cell table:formula="of:=[.AN104]" office:value-type="float" office:value="0">
            <text:p>0</text:p>
          </table:table-cell>
          <table:table-cell table:number-columns-repeated="977"/>
        </table:table-row>
        <table:table-row table:style-name="ro11">
          <table:table-cell table:style-name="ce11" office:value-type="string" table:number-columns-spanned="12" table:number-rows-spanned="1">
            <text:p>56</text:p>
          </table:table-cell>
          <table:covered-table-cell table:number-columns-repeated="11" table:style-name="ce11"/>
          <table:table-cell table:style-name="ce131" office:value-type="string" table:number-columns-spanned="16" table:number-rows-spanned="1">
            <text:p><text:s text:c="2"/>VI. FINANSIJSKI RASHODI</text:p>
          </table:table-cell>
          <table:covered-table-cell table:number-columns-repeated="15" table:style-name="ce131"/>
          <table:table-cell table:style-name="ce255" office:value-type="string" table:number-columns-spanned="3" table:number-rows-spanned="1">
            <text:p>216</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105]" office:value-type="float" office:value="0">
            <text:p>0</text:p>
          </table:table-cell>
          <table:table-cell table:formula="of:=[.AN105]" office:value-type="float" office:value="0">
            <text:p>0</text:p>
          </table:table-cell>
          <table:table-cell table:number-columns-repeated="977"/>
        </table:table-row>
        <table:table-row table:style-name="ro11">
          <table:table-cell table:style-name="ce11" office:value-type="string" table:number-columns-spanned="12" table:number-rows-spanned="1">
            <text:p>67 , 68</text:p>
          </table:table-cell>
          <table:covered-table-cell table:number-columns-repeated="11" table:style-name="ce11"/>
          <table:table-cell table:style-name="ce131" office:value-type="string" table:number-columns-spanned="16" table:number-rows-spanned="1">
            <text:p><text:s text:c="2"/>VII. OSTALI PRIHODI</text:p>
          </table:table-cell>
          <table:covered-table-cell table:number-columns-repeated="15" table:style-name="ce131"/>
          <table:table-cell table:style-name="ce255" office:value-type="string" table:number-columns-spanned="3" table:number-rows-spanned="1">
            <text:p>217</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106]" office:value-type="float" office:value="0">
            <text:p>0</text:p>
          </table:table-cell>
          <table:table-cell table:formula="of:=[.AN106]" office:value-type="float" office:value="0">
            <text:p>0</text:p>
          </table:table-cell>
          <table:table-cell table:number-columns-repeated="977"/>
        </table:table-row>
        <table:table-row table:style-name="ro11">
          <table:table-cell table:style-name="ce11" office:value-type="string" table:number-columns-spanned="12" table:number-rows-spanned="1">
            <text:p>57 , 58</text:p>
          </table:table-cell>
          <table:covered-table-cell table:number-columns-repeated="11" table:style-name="ce11"/>
          <table:table-cell table:style-name="ce131" office:value-type="string" table:number-columns-spanned="16" table:number-rows-spanned="1">
            <text:p><text:s text:c="2"/>VIII. OSTALI RASHODI</text:p>
          </table:table-cell>
          <table:covered-table-cell table:number-columns-repeated="15" table:style-name="ce131"/>
          <table:table-cell table:style-name="ce255" office:value-type="string" table:number-columns-spanned="3" table:number-rows-spanned="1">
            <text:p>218</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107]" office:value-type="float" office:value="0">
            <text:p>0</text:p>
          </table:table-cell>
          <table:table-cell table:formula="of:=[.AN107]"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2"/>IX. DOBITAK IZ REDOVNOG POSLOVANJA PRE OPOREZIVANJA(213-214+215-216+217-218)</text:p>
          </table:table-cell>
          <table:covered-table-cell table:number-columns-repeated="15" table:style-name="ce131"/>
          <table:table-cell table:style-name="ce255" office:value-type="string" table:number-columns-spanned="3" table:number-rows-spanned="1">
            <text:p>219</text:p>
          </table:table-cell>
          <table:covered-table-cell table:number-columns-repeated="2" table:style-name="ce255"/>
          <table:table-cell table:style-name="ce282" table:number-columns-spanned="4" table:number-rows-spanned="1"/>
          <table:covered-table-cell table:number-columns-repeated="3" table:style-name="ce282"/>
          <table:table-cell table:style-name="ce291" table:number-columns-spanned="4" table:number-rows-spanned="1"/>
          <table:covered-table-cell table:number-columns-repeated="3" table:style-name="ce291"/>
          <table:table-cell table:style-name="ce291" table:number-columns-spanned="4" table:number-rows-spanned="1"/>
          <table:covered-table-cell table:number-columns-repeated="3" table:style-name="ce291"/>
          <table:table-cell table:number-columns-repeated="2"/>
          <table:table-cell table:style-name="ce439" table:formula="of:=IF([.AT102]-[.AT103]+[.AT104]-[.AT105]+[.AT106]-[.AT107]&lt;0;0;[.AT102]-[.AT103]+[.AT104]-[.AT105]+[.AT106]-[.AT107])" office:value-type="float" office:value="0">
            <text:p>0</text:p>
          </table:table-cell>
          <table:table-cell table:style-name="ce439" table:formula="of:=IF([.AU102]-[.AU103]+[.AU104]-[.AU105]+[.AU106]-[.AU107]&lt;0;0;[.AU102]-[.AU103]+[.AU104]-[.AU105]+[.AU106]-[.AU107])" office:value-type="float" office:value="0">
            <text:p>0</text:p>
          </table:table-cell>
          <table:table-cell table:number-columns-repeated="977"/>
        </table:table-row>
        <table:table-row table:style-name="ro11">
          <table:table-cell table:style-name="ce15" table:number-columns-spanned="12" table:number-rows-spanned="1"/>
          <table:covered-table-cell table:number-columns-repeated="3" table:style-name="ce15"/>
          <table:covered-table-cell table:number-columns-repeated="8" table:style-name="ce99"/>
          <table:table-cell table:style-name="ce132" office:value-type="string" table:number-columns-spanned="16" table:number-rows-spanned="1">
            <text:p><text:s text:c="2"/>X. GUBITAK IZ REDOVNOG POSLOVANJA PRE OPOREZIVANJA (214-213-215+216-217+218)</text:p>
          </table:table-cell>
          <table:covered-table-cell table:number-columns-repeated="15" table:style-name="ce132"/>
          <table:table-cell table:style-name="ce255" office:value-type="string" table:number-columns-spanned="3" table:number-rows-spanned="1">
            <text:p>220</text:p>
          </table:table-cell>
          <table:covered-table-cell table:number-columns-repeated="2" table:style-name="ce255"/>
          <table:table-cell table:style-name="ce282" table:number-columns-spanned="4" table:number-rows-spanned="1"/>
          <table:covered-table-cell table:number-columns-repeated="3" table:style-name="ce282"/>
          <table:table-cell table:style-name="ce291" table:number-columns-spanned="4" table:number-rows-spanned="1"/>
          <table:covered-table-cell table:number-columns-repeated="3" table:style-name="ce291"/>
          <table:table-cell table:style-name="ce291" table:number-columns-spanned="4" table:number-rows-spanned="1"/>
          <table:covered-table-cell table:number-columns-repeated="3" table:style-name="ce291"/>
          <table:table-cell table:number-columns-repeated="2"/>
          <table:table-cell table:style-name="ce439" table:formula="of:=IF([.AT103]-[.AT102]-[.AT104]+[.AT105]-[.AT106]+[.AT107]&lt;0;0;[.AT103]-[.AT102]-[.AT104]+[.AT105]-[.AT106]+[.AT107])" office:value-type="float" office:value="0">
            <text:p>0</text:p>
          </table:table-cell>
          <table:table-cell table:style-name="ce439" table:formula="of:=IF([.AU103]-[.AU102]-[.AU104]+[.AU105]-[.AU106]+[.AU107]&lt;0;0;[.AU103]-[.AU102]-[.AU104]+[.AU105]-[.AU106]+[.AU107])" office:value-type="float" office:value="0">
            <text:p>0</text:p>
          </table:table-cell>
          <table:table-cell table:number-columns-repeated="977"/>
        </table:table-row>
        <table:table-row table:style-name="ro11">
          <table:table-cell table:style-name="ce11" office:value-type="string" table:number-columns-spanned="12" table:number-rows-spanned="1">
            <text:p>69-59</text:p>
          </table:table-cell>
          <table:covered-table-cell table:number-columns-repeated="11" table:style-name="ce11"/>
          <table:table-cell table:style-name="ce131" office:value-type="string" table:number-columns-spanned="16" table:number-rows-spanned="1">
            <text:p><text:s text:c="2"/>XI. NETO DOBITAK POSLOVANJA KOJE SE OBUSTAVLJA</text:p>
          </table:table-cell>
          <table:covered-table-cell table:number-columns-repeated="15" table:style-name="ce131"/>
          <table:table-cell table:style-name="ce255" office:value-type="string" table:number-columns-spanned="3" table:number-rows-spanned="1">
            <text:p>221</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110]" office:value-type="float" office:value="0">
            <text:p>0</text:p>
          </table:table-cell>
          <table:table-cell table:formula="of:=[.AN110]" office:value-type="float" office:value="0">
            <text:p>0</text:p>
          </table:table-cell>
          <table:table-cell table:number-columns-repeated="977"/>
        </table:table-row>
        <table:table-row table:style-name="ro11">
          <table:table-cell table:style-name="ce11" office:value-type="string" table:number-columns-spanned="12" table:number-rows-spanned="1">
            <text:p>59 - 69</text:p>
          </table:table-cell>
          <table:covered-table-cell table:number-columns-repeated="11" table:style-name="ce11"/>
          <table:table-cell table:style-name="ce131" office:value-type="string" table:number-columns-spanned="16" table:number-rows-spanned="1">
            <text:p><text:s text:c="2"/>XII. NETO GUBITAK POSLOVANJA KOJE SE OBUSTAVLJA</text:p>
          </table:table-cell>
          <table:covered-table-cell table:number-columns-repeated="15" table:style-name="ce131"/>
          <table:table-cell table:style-name="ce255" office:value-type="string" table:number-columns-spanned="3" table:number-rows-spanned="1">
            <text:p>222</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content-validation-name="val11" table:number-columns-spanned="4" table:number-rows-spanned="1"/>
          <table:covered-table-cell table:number-columns-repeated="3" table:style-name="ce289"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number-columns-repeated="2"/>
          <table:table-cell table:formula="of:=[.AJ111]" office:value-type="float" office:value="0">
            <text:p>0</text:p>
          </table:table-cell>
          <table:table-cell table:formula="of:=[.AN111]"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24" office:value-type="string" table:number-columns-spanned="16" table:number-rows-spanned="1">
            <text:p>B. DOBITAK PRE OPOREZIVANJA (219-220+221-222)</text:p>
          </table:table-cell>
          <table:covered-table-cell table:number-columns-repeated="15" table:style-name="ce24"/>
          <table:table-cell table:style-name="ce255" office:value-type="string" table:number-columns-spanned="3" table:number-rows-spanned="1">
            <text:p>223</text:p>
          </table:table-cell>
          <table:covered-table-cell table:number-columns-repeated="2" table:style-name="ce255"/>
          <table:table-cell table:style-name="ce282" table:number-columns-spanned="4" table:number-rows-spanned="1"/>
          <table:covered-table-cell table:number-columns-repeated="3" table:style-name="ce282"/>
          <table:table-cell table:style-name="ce291" table:number-columns-spanned="4" table:number-rows-spanned="1"/>
          <table:covered-table-cell table:number-columns-repeated="3" table:style-name="ce291"/>
          <table:table-cell table:style-name="ce291" table:number-columns-spanned="4" table:number-rows-spanned="1"/>
          <table:covered-table-cell table:number-columns-repeated="3" table:style-name="ce291"/>
          <table:table-cell table:style-name="ce420" table:number-columns-repeated="2"/>
          <table:table-cell table:style-name="ce439" table:formula="of:=[.AT108]-[.AT109]+[.AT110]-[.AT111]" office:value-type="float" office:value="0">
            <text:p>0</text:p>
          </table:table-cell>
          <table:table-cell table:style-name="ce439" table:formula="of:=[.AU108]-[.AU109]+[.AU110]-[.AU111]" office:value-type="float" office:value="0">
            <text:p>0</text:p>
          </table:table-cell>
          <table:table-cell table:number-columns-repeated="977"/>
        </table:table-row>
        <table:table-row table:style-name="ro11">
          <table:table-cell table:style-name="ce10" table:number-columns-spanned="12" table:number-rows-spanned="1"/>
          <table:covered-table-cell table:number-columns-repeated="11" table:style-name="ce10"/>
          <table:table-cell table:style-name="ce24" office:value-type="string" table:number-columns-spanned="16" table:number-rows-spanned="1">
            <text:p>V. GUBITAK PRE OPOREZIVANJA (220-219+222-221)</text:p>
          </table:table-cell>
          <table:covered-table-cell table:number-columns-repeated="15" table:style-name="ce24"/>
          <table:table-cell table:style-name="ce255" office:value-type="string" table:number-columns-spanned="3" table:number-rows-spanned="1">
            <text:p>224</text:p>
          </table:table-cell>
          <table:covered-table-cell table:number-columns-repeated="2" table:style-name="ce255"/>
          <table:table-cell table:style-name="ce284" table:number-columns-spanned="4" table:number-rows-spanned="1"/>
          <table:covered-table-cell table:number-columns-repeated="3" table:style-name="ce284"/>
          <table:table-cell table:style-name="ce291" table:number-columns-spanned="4" table:number-rows-spanned="1"/>
          <table:covered-table-cell table:number-columns-repeated="3" table:style-name="ce291"/>
          <table:table-cell table:style-name="ce291" table:number-columns-spanned="4" table:number-rows-spanned="1"/>
          <table:covered-table-cell table:number-columns-repeated="3" table:style-name="ce291"/>
          <table:table-cell table:style-name="ce420" table:number-columns-repeated="2"/>
          <table:table-cell table:style-name="ce439" table:formula="of:=[.AT109]-[.AT108]+[.AT111]-[.AT110]" office:value-type="float" office:value="0">
            <text:p>0</text:p>
          </table:table-cell>
          <table:table-cell table:style-name="ce439" table:formula="of:=[.AU109]-[.AU108]+[.AU111]-[.AU110]"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24" office:value-type="string" table:number-columns-spanned="16" table:number-rows-spanned="1">
            <text:p>G. POREZ NA DOBITAK</text:p>
          </table:table-cell>
          <table:covered-table-cell table:number-columns-repeated="15" table:style-name="ce24"/>
          <table:table-cell table:style-name="ce255" table:number-columns-spanned="3" table:number-rows-spanned="1"/>
          <table:covered-table-cell table:number-columns-repeated="2" table:style-name="ce255"/>
          <table:table-cell table:style-name="ce282" table:number-columns-spanned="4" table:number-rows-spanned="1"/>
          <table:covered-table-cell table:number-columns-repeated="3" table:style-name="ce282"/>
          <table:table-cell table:style-name="ce333" table:content-validation-name="val11" table:number-columns-spanned="4" table:number-rows-spanned="1"/>
          <table:covered-table-cell table:number-columns-repeated="3" table:style-name="ce333" table:content-validation-name="val11"/>
          <table:table-cell table:style-name="ce397" table:content-validation-name="val11" table:number-columns-spanned="4" table:number-rows-spanned="1"/>
          <table:covered-table-cell table:number-columns-repeated="3" table:style-name="ce397" table:content-validation-name="val11"/>
          <table:table-cell table:number-columns-repeated="981"/>
        </table:table-row>
        <table:table-row table:style-name="ro11">
          <table:table-cell table:style-name="ce11" office:value-type="float" office:value="721" table:number-columns-spanned="12" table:number-rows-spanned="1">
            <text:p>721</text:p>
          </table:table-cell>
          <table:covered-table-cell table:number-columns-repeated="11" table:style-name="ce11"/>
          <table:table-cell table:style-name="ce131" office:value-type="string" table:number-columns-spanned="16" table:number-rows-spanned="1">
            <text:p><text:s text:c="6"/>1. Poreski rashod perioda</text:p>
          </table:table-cell>
          <table:covered-table-cell table:number-columns-repeated="15" table:style-name="ce131"/>
          <table:table-cell table:style-name="ce255" office:value-type="float" office:value="225" table:number-columns-spanned="3" table:number-rows-spanned="1">
            <text:p>225</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number-columns-spanned="4" table:number-rows-spanned="1"/>
          <table:covered-table-cell table:number-columns-repeated="3" table:style-name="ce289"/>
          <table:table-cell table:style-name="ce289" table:number-columns-spanned="4" table:number-rows-spanned="1"/>
          <table:covered-table-cell table:number-columns-repeated="3" table:style-name="ce289"/>
          <table:table-cell table:number-columns-repeated="2"/>
          <table:table-cell table:style-name="ce438" table:formula="of:=[.AJ115]" office:value-type="float" office:value="0">
            <text:p>0</text:p>
          </table:table-cell>
          <table:table-cell table:style-name="ce438" table:formula="of:=[.AN115]" office:value-type="float" office:value="0">
            <text:p>0</text:p>
          </table:table-cell>
          <table:table-cell table:number-columns-repeated="977"/>
        </table:table-row>
        <table:table-row table:style-name="ro11">
          <table:table-cell table:style-name="ce11" office:value-type="float" office:value="722" table:number-columns-spanned="12" table:number-rows-spanned="1">
            <text:p>722</text:p>
          </table:table-cell>
          <table:covered-table-cell table:number-columns-repeated="11" table:style-name="ce11"/>
          <table:table-cell table:style-name="ce131" office:value-type="string" table:number-columns-spanned="16" table:number-rows-spanned="1">
            <text:p><text:s text:c="6"/>2. Odloženi poreski rashodi perioda</text:p>
          </table:table-cell>
          <table:covered-table-cell table:number-columns-repeated="15" table:style-name="ce131"/>
          <table:table-cell table:style-name="ce255" office:value-type="float" office:value="226" table:number-columns-spanned="3" table:number-rows-spanned="1">
            <text:p>226</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number-columns-spanned="4" table:number-rows-spanned="1"/>
          <table:covered-table-cell table:number-columns-repeated="3" table:style-name="ce289"/>
          <table:table-cell table:style-name="ce289" table:number-columns-spanned="4" table:number-rows-spanned="1"/>
          <table:covered-table-cell table:number-columns-repeated="3" table:style-name="ce289"/>
          <table:table-cell table:number-columns-repeated="2"/>
          <table:table-cell table:style-name="ce438" table:formula="of:=[.AJ116]" office:value-type="float" office:value="0">
            <text:p>0</text:p>
          </table:table-cell>
          <table:table-cell table:style-name="ce438" table:formula="of:=[.AN116]" office:value-type="float" office:value="0">
            <text:p>0</text:p>
          </table:table-cell>
          <table:table-cell table:number-columns-repeated="977"/>
        </table:table-row>
        <table:table-row table:style-name="ro11">
          <table:table-cell table:style-name="ce11" office:value-type="float" office:value="722" table:number-columns-spanned="12" table:number-rows-spanned="1">
            <text:p>722</text:p>
          </table:table-cell>
          <table:covered-table-cell table:number-columns-repeated="11" table:style-name="ce11"/>
          <table:table-cell table:style-name="ce131" office:value-type="string" table:number-columns-spanned="16" table:number-rows-spanned="1">
            <text:p><text:s text:c="6"/>3. Odloženi poreski prihodi perioda</text:p>
          </table:table-cell>
          <table:covered-table-cell table:number-columns-repeated="15" table:style-name="ce131"/>
          <table:table-cell table:style-name="ce255" office:value-type="float" office:value="227" table:number-columns-spanned="3" table:number-rows-spanned="1">
            <text:p>227</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number-columns-spanned="4" table:number-rows-spanned="1"/>
          <table:covered-table-cell table:number-columns-repeated="3" table:style-name="ce289"/>
          <table:table-cell table:style-name="ce289" table:number-columns-spanned="4" table:number-rows-spanned="1"/>
          <table:covered-table-cell table:number-columns-repeated="3" table:style-name="ce289"/>
          <table:table-cell table:number-columns-repeated="2"/>
          <table:table-cell table:style-name="ce438" table:formula="of:=[.AJ117]" office:value-type="float" office:value="0">
            <text:p>0</text:p>
          </table:table-cell>
          <table:table-cell table:style-name="ce438" table:formula="of:=[.AN117]" office:value-type="float" office:value="0">
            <text:p>0</text:p>
          </table:table-cell>
          <table:table-cell table:number-columns-repeated="977"/>
        </table:table-row>
        <table:table-row table:style-name="ro11">
          <table:table-cell table:style-name="ce11" office:value-type="float" office:value="723" table:number-columns-spanned="12" table:number-rows-spanned="1">
            <text:p>723</text:p>
          </table:table-cell>
          <table:covered-table-cell table:number-columns-repeated="11" table:style-name="ce11"/>
          <table:table-cell table:style-name="ce24" office:value-type="string" table:number-columns-spanned="16" table:number-rows-spanned="1">
            <text:p>D. Isplaćena lična primanja poslodavcu</text:p>
          </table:table-cell>
          <table:covered-table-cell table:number-columns-repeated="15" table:style-name="ce24"/>
          <table:table-cell table:style-name="ce255" office:value-type="float" office:value="228" table:number-columns-spanned="3" table:number-rows-spanned="1">
            <text:p>228</text:p>
          </table:table-cell>
          <table:covered-table-cell table:number-columns-repeated="2" table:style-name="ce255"/>
          <table:table-cell table:style-name="ce282" table:number-columns-spanned="4" table:number-rows-spanned="1"/>
          <table:covered-table-cell table:number-columns-repeated="3" table:style-name="ce282"/>
          <table:table-cell table:style-name="ce334" table:number-columns-spanned="4" table:number-rows-spanned="1"/>
          <table:covered-table-cell table:number-columns-repeated="3" table:style-name="ce334"/>
          <table:table-cell table:style-name="ce334" table:number-columns-spanned="4" table:number-rows-spanned="1"/>
          <table:covered-table-cell table:number-columns-repeated="3" table:style-name="ce334"/>
          <table:table-cell table:number-columns-repeated="2"/>
          <table:table-cell table:style-name="ce438" table:formula="of:=[.AJ118]" office:value-type="float" office:value="0">
            <text:p>0</text:p>
          </table:table-cell>
          <table:table-cell table:style-name="ce438" table:formula="of:=[.AN118]"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24" office:value-type="string" table:number-columns-spanned="16" table:number-rows-spanned="1">
            <text:p>DJ. NETO DOBITAK (223-224-225-226+227-228)</text:p>
          </table:table-cell>
          <table:covered-table-cell table:number-columns-repeated="15" table:style-name="ce24"/>
          <table:table-cell table:style-name="ce255" office:value-type="float" office:value="229" table:number-columns-spanned="3" table:number-rows-spanned="1">
            <text:p>229</text:p>
          </table:table-cell>
          <table:covered-table-cell table:number-columns-repeated="2" table:style-name="ce255"/>
          <table:table-cell table:style-name="ce282" table:number-columns-spanned="4" table:number-rows-spanned="1"/>
          <table:covered-table-cell table:number-columns-repeated="3" table:style-name="ce282"/>
          <table:table-cell table:style-name="ce291" table:number-columns-spanned="4" table:number-rows-spanned="1"/>
          <table:covered-table-cell table:number-columns-repeated="3" table:style-name="ce291"/>
          <table:table-cell table:style-name="ce291" table:number-columns-spanned="4" table:number-rows-spanned="1"/>
          <table:covered-table-cell table:number-columns-repeated="3" table:style-name="ce291"/>
          <table:table-cell table:number-columns-repeated="2"/>
          <table:table-cell table:style-name="ce439" table:formula="of:=([.AT112]-[.AT113]-[.AT115]-[.AT116]+[.AT117]-[.AT118])" office:value-type="float" office:value="0">
            <text:p>0</text:p>
          </table:table-cell>
          <table:table-cell table:style-name="ce439" table:formula="of:=([.AU112]-[.AU113]-[.AU115]-[.AU116]+[.AU117]-[.AU118])"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24" office:value-type="string" table:number-columns-spanned="16" table:number-rows-spanned="1">
            <text:p>E. NETO GUBITAK (224-223+225+226-227+228)</text:p>
          </table:table-cell>
          <table:covered-table-cell table:number-columns-repeated="15" table:style-name="ce24"/>
          <table:table-cell table:style-name="ce255" office:value-type="float" office:value="230" table:number-columns-spanned="3" table:number-rows-spanned="1">
            <text:p>230</text:p>
          </table:table-cell>
          <table:covered-table-cell table:number-columns-repeated="2" table:style-name="ce255"/>
          <table:table-cell table:style-name="ce282" table:number-columns-spanned="4" table:number-rows-spanned="1"/>
          <table:covered-table-cell table:number-columns-repeated="3" table:style-name="ce282"/>
          <table:table-cell table:style-name="ce291" table:number-columns-spanned="4" table:number-rows-spanned="1"/>
          <table:covered-table-cell table:number-columns-repeated="3" table:style-name="ce291"/>
          <table:table-cell table:style-name="ce291" table:number-columns-spanned="4" table:number-rows-spanned="1"/>
          <table:covered-table-cell table:number-columns-repeated="3" table:style-name="ce291"/>
          <table:table-cell table:number-columns-repeated="2"/>
          <table:table-cell table:style-name="ce439" table:formula="of:=([.AT113]-[.AT112]+[.AT115]+[.AT116]-[.AT117]+[.AT118])" office:value-type="float" office:value="0">
            <text:p>0</text:p>
          </table:table-cell>
          <table:table-cell table:style-name="ce439" table:formula="of:=([.AU113]-[.AU112]+[.AU115]+[.AU116]-[.AU117]+[.AU118])" office:value-type="float" office:value="0">
            <text:p>0</text:p>
          </table:table-cell>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24" office:value-type="string" table:number-columns-spanned="16" table:number-rows-spanned="1">
            <text:p>Ž. NETO DOBITAK KOJI PRIPADA MANJINSKIM ULAGAČIMA</text:p>
          </table:table-cell>
          <table:covered-table-cell table:number-columns-repeated="15" table:style-name="ce24"/>
          <table:table-cell table:style-name="ce255" office:value-type="float" office:value="231" table:number-columns-spanned="3" table:number-rows-spanned="1">
            <text:p>231</text:p>
          </table:table-cell>
          <table:covered-table-cell table:number-columns-repeated="2" table:style-name="ce255"/>
          <table:table-cell table:style-name="ce282" table:number-columns-spanned="4" table:number-rows-spanned="1"/>
          <table:covered-table-cell table:number-columns-repeated="3" table:style-name="ce282"/>
          <table:table-cell table:style-name="ce334" table:content-validation-name="val11" table:number-columns-spanned="4" table:number-rows-spanned="1"/>
          <table:covered-table-cell table:number-columns-repeated="3" table:style-name="ce334" table:content-validation-name="val11"/>
          <table:table-cell table:style-name="ce334" table:content-validation-name="val11" table:number-columns-spanned="4" table:number-rows-spanned="1"/>
          <table:covered-table-cell table:number-columns-repeated="3" table:style-name="ce334" table:content-validation-name="val11"/>
          <table:table-cell table:number-columns-repeated="2"/>
          <table:table-cell table:style-name="ce438" table:number-columns-repeated="2"/>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24" office:value-type="string" table:number-columns-spanned="16" table:number-rows-spanned="1">
            <text:p>Z. NETO DOBITAK KOJI PRIPADA VLASNICIMA MATIČNOG PRAVNOG LICA</text:p>
          </table:table-cell>
          <table:covered-table-cell table:number-columns-repeated="15" table:style-name="ce24"/>
          <table:table-cell table:style-name="ce255" office:value-type="float" office:value="232" table:number-columns-spanned="3" table:number-rows-spanned="1">
            <text:p>232</text:p>
          </table:table-cell>
          <table:covered-table-cell table:number-columns-repeated="2" table:style-name="ce255"/>
          <table:table-cell table:style-name="ce282" table:number-columns-spanned="4" table:number-rows-spanned="1"/>
          <table:covered-table-cell table:number-columns-repeated="3" table:style-name="ce282"/>
          <table:table-cell table:style-name="ce334" table:content-validation-name="val11" table:number-columns-spanned="4" table:number-rows-spanned="1"/>
          <table:covered-table-cell table:number-columns-repeated="3" table:style-name="ce334" table:content-validation-name="val11"/>
          <table:table-cell table:style-name="ce334" table:content-validation-name="val11" table:number-columns-spanned="4" table:number-rows-spanned="1"/>
          <table:covered-table-cell table:number-columns-repeated="3" table:style-name="ce334" table:content-validation-name="val11"/>
          <table:table-cell table:style-name="ce421" table:number-columns-repeated="2"/>
          <table:table-cell table:style-name="ce438" table:number-columns-repeated="2"/>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24" office:value-type="string" table:number-columns-spanned="16" table:number-rows-spanned="1">
            <text:p>I. ZARADA PO AKCIJI</text:p>
          </table:table-cell>
          <table:covered-table-cell table:number-columns-repeated="15" table:style-name="ce24"/>
          <table:table-cell table:style-name="ce255" table:number-columns-spanned="3" table:number-rows-spanned="1"/>
          <table:covered-table-cell table:number-columns-repeated="2" table:style-name="ce255"/>
          <table:table-cell table:style-name="ce282" table:number-columns-spanned="4" table:number-rows-spanned="1"/>
          <table:covered-table-cell table:number-columns-repeated="3" table:style-name="ce282"/>
          <table:table-cell table:style-name="ce335" table:number-columns-spanned="4" table:number-rows-spanned="1"/>
          <table:covered-table-cell table:number-columns-repeated="3" table:style-name="ce335"/>
          <table:table-cell table:style-name="ce335" table:number-columns-spanned="4" table:number-rows-spanned="1"/>
          <table:covered-table-cell table:number-columns-repeated="3" table:style-name="ce335"/>
          <table:table-cell table:number-columns-repeated="2"/>
          <table:table-cell table:style-name="ce438" table:number-columns-repeated="2"/>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4"/>1. Osnovna zarada po akciji</text:p>
          </table:table-cell>
          <table:covered-table-cell table:number-columns-repeated="15" table:style-name="ce131"/>
          <table:table-cell table:style-name="ce255" office:value-type="float" office:value="233" table:number-columns-spanned="3" table:number-rows-spanned="1">
            <text:p>233</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number-columns-spanned="4" table:number-rows-spanned="1"/>
          <table:covered-table-cell table:number-columns-repeated="3" table:style-name="ce289"/>
          <table:table-cell table:style-name="ce289" table:number-columns-spanned="4" table:number-rows-spanned="1"/>
          <table:covered-table-cell table:number-columns-repeated="3" table:style-name="ce289"/>
          <table:table-cell table:number-columns-repeated="2"/>
          <table:table-cell table:style-name="ce438" table:number-columns-repeated="2"/>
          <table:table-cell table:number-columns-repeated="977"/>
        </table:table-row>
        <table:table-row table:style-name="ro11">
          <table:table-cell table:style-name="ce11" table:number-columns-spanned="12" table:number-rows-spanned="1"/>
          <table:covered-table-cell table:number-columns-repeated="11" table:style-name="ce11"/>
          <table:table-cell table:style-name="ce131" office:value-type="string" table:number-columns-spanned="16" table:number-rows-spanned="1">
            <text:p><text:s text:c="3"/>2. Umanjena (razvodnjena) zarada po akciji</text:p>
          </table:table-cell>
          <table:covered-table-cell table:number-columns-repeated="15" table:style-name="ce131"/>
          <table:table-cell table:style-name="ce255" office:value-type="float" office:value="234" table:number-columns-spanned="3" table:number-rows-spanned="1">
            <text:p>234</text:p>
          </table:table-cell>
          <table:covered-table-cell table:number-columns-repeated="2" table:style-name="ce255"/>
          <table:table-cell table:style-name="ce282" table:number-columns-spanned="4" table:number-rows-spanned="1"/>
          <table:covered-table-cell table:number-columns-repeated="3" table:style-name="ce282"/>
          <table:table-cell table:style-name="ce289" table:number-columns-spanned="4" table:number-rows-spanned="1"/>
          <table:covered-table-cell table:number-columns-repeated="3" table:style-name="ce289"/>
          <table:table-cell table:style-name="ce289" table:number-columns-spanned="4" table:number-rows-spanned="1"/>
          <table:covered-table-cell table:number-columns-repeated="3" table:style-name="ce289"/>
          <table:table-cell table:number-columns-repeated="2"/>
          <table:table-cell table:style-name="ce438" table:number-columns-repeated="2"/>
          <table:table-cell table:number-columns-repeated="977"/>
        </table:table-row>
        <table:table-row table:style-name="ro19">
          <table:table-cell table:style-name="ce16" table:number-columns-repeated="4"/>
          <table:table-cell table:style-name="ce100" table:number-columns-repeated="8"/>
          <table:table-cell table:style-name="ce156" table:number-columns-repeated="16"/>
          <table:table-cell table:style-name="ce256" table:number-columns-repeated="3"/>
          <table:table-cell table:style-name="ce286" table:number-columns-repeated="4"/>
          <table:table-cell table:style-name="ce336" table:number-columns-repeated="8"/>
          <table:table-cell table:number-columns-repeated="2"/>
          <table:table-cell table:style-name="ce438" table:number-columns-repeated="2"/>
          <table:table-cell table:number-columns-repeated="977"/>
        </table:table-row>
        <table:table-row table:style-name="ro5">
          <table:table-cell table:style-name="ce5" office:value-type="string" table:number-columns-spanned="43" table:number-rows-spanned="1">
            <text:p>IZVEŠTAJ O TOKOVIMA GOTOVINE</text:p>
          </table:table-cell>
          <table:covered-table-cell table:number-columns-repeated="42" table:style-name="ce50"/>
          <table:table-cell table:number-columns-repeated="981"/>
        </table:table-row>
        <table:table-row table:style-name="ro5">
          <table:table-cell table:style-name="ce6" office:value-type="string" table:number-columns-spanned="43" table:number-rows-spanned="1">
            <text:p>u periodu od ___________ <text:s/>do <text:s text:c="2"/>_____________ 20_____. godine</text:p>
          </table:table-cell>
          <table:covered-table-cell table:number-columns-repeated="42" table:style-name="ce51"/>
          <table:table-cell table:number-columns-repeated="981"/>
        </table:table-row>
        <table:table-row table:style-name="ro1">
          <table:table-cell table:style-name="ce4" table:number-columns-repeated="26"/>
          <table:table-cell table:style-name="ce2" table:number-columns-repeated="5"/>
          <table:table-cell table:style-name="ce4" table:number-columns-repeated="8"/>
          <table:table-cell table:number-columns-repeated="3"/>
          <table:table-cell table:style-name="ce4"/>
          <table:table-cell table:number-columns-repeated="981"/>
        </table:table-row>
        <table:table-row table:style-name="ro1">
          <table:table-cell table:style-name="ce4" table:number-columns-repeated="35"/>
          <table:table-cell table:style-name="ce324" office:value-type="string" table:number-columns-spanned="8" table:number-rows-spanned="1">
            <text:p>- u hiljadama dinara -</text:p>
          </table:table-cell>
          <table:covered-table-cell table:number-columns-repeated="6" table:style-name="ce324"/>
          <table:covered-table-cell table:style-name="ce409"/>
          <table:table-cell table:number-columns-repeated="981"/>
        </table:table-row>
        <table:table-row table:style-name="ro6">
          <table:table-cell table:style-name="ce17" office:value-type="string" table:number-columns-spanned="28" table:number-rows-spanned="2">
            <text:p>POZICIJA</text:p>
          </table:table-cell>
          <table:covered-table-cell table:number-columns-repeated="26" table:style-name="ce53"/>
          <table:covered-table-cell table:style-name="ce225"/>
          <table:table-cell table:style-name="ce55" office:value-type="string" table:number-columns-spanned="3" table:number-rows-spanned="2">
            <text:p>AOP</text:p>
          </table:table-cell>
          <table:covered-table-cell table:number-columns-repeated="2" table:style-name="ce87"/>
          <table:table-cell table:style-name="ce17" office:value-type="string" table:number-columns-spanned="12" table:number-rows-spanned="1">
            <text:p>Iznos</text:p>
          </table:table-cell>
          <table:covered-table-cell table:number-columns-repeated="7" table:style-name="ce17"/>
          <table:covered-table-cell table:number-columns-repeated="4" table:style-name="ce338"/>
          <table:table-cell table:style-name="ce269" table:number-columns-repeated="3"/>
          <table:table-cell table:style-name="ce452" table:number-columns-repeated="4"/>
          <table:table-cell table:style-name="ce468" table:number-columns-repeated="974"/>
        </table:table-row>
        <table:table-row table:style-name="ro6">
          <table:covered-table-cell table:style-name="ce18"/>
          <table:covered-table-cell table:number-columns-repeated="26" table:style-name="ce54"/>
          <table:covered-table-cell table:style-name="ce226"/>
          <table:covered-table-cell table:style-name="ce88"/>
          <table:covered-table-cell table:number-columns-repeated="2" table:style-name="ce268"/>
          <table:table-cell table:style-name="ce17" office:value-type="string" table:number-columns-spanned="6" table:number-rows-spanned="1">
            <text:p>Tekuća godina</text:p>
          </table:table-cell>
          <table:covered-table-cell table:number-columns-repeated="3" table:style-name="ce17"/>
          <table:covered-table-cell table:number-columns-repeated="2" table:style-name="ce337"/>
          <table:table-cell table:style-name="ce17" office:value-type="string" table:number-columns-spanned="6" table:number-rows-spanned="1">
            <text:p>Prethodna godina</text:p>
          </table:table-cell>
          <table:covered-table-cell table:number-columns-repeated="3" table:style-name="ce17"/>
          <table:covered-table-cell table:number-columns-repeated="2" table:style-name="ce337"/>
          <table:table-cell table:style-name="ce269" table:number-columns-repeated="3"/>
          <table:table-cell table:style-name="ce452" table:number-columns-repeated="4"/>
          <table:table-cell table:style-name="ce468" table:number-columns-repeated="974"/>
        </table:table-row>
        <table:table-row table:style-name="ro4">
          <table:table-cell table:style-name="ce17" office:value-type="float" office:value="1" table:number-columns-spanned="28" table:number-rows-spanned="1">
            <text:p>1</text:p>
          </table:table-cell>
          <table:covered-table-cell table:number-columns-repeated="3" table:style-name="ce55"/>
          <table:covered-table-cell table:number-columns-repeated="4" table:style-name="ce101"/>
          <table:covered-table-cell table:number-columns-repeated="19" table:style-name="ce91"/>
          <table:covered-table-cell table:style-name="ce227"/>
          <table:table-cell table:style-name="ce55" office:value-type="float" office:value="2" table:number-columns-spanned="3" table:number-rows-spanned="1">
            <text:p>2</text:p>
          </table:table-cell>
          <table:covered-table-cell table:number-columns-repeated="2" table:style-name="ce55"/>
          <table:table-cell table:style-name="ce17" office:value-type="float" office:value="3" table:number-columns-spanned="6" table:number-rows-spanned="1">
            <text:p>3</text:p>
          </table:table-cell>
          <table:covered-table-cell table:number-columns-repeated="3" table:style-name="ce17"/>
          <table:covered-table-cell table:number-columns-repeated="2" table:style-name="ce338"/>
          <table:table-cell table:style-name="ce17" office:value-type="float" office:value="4" table:number-columns-spanned="6" table:number-rows-spanned="1">
            <text:p>4</text:p>
          </table:table-cell>
          <table:covered-table-cell table:number-columns-repeated="3" table:style-name="ce17"/>
          <table:covered-table-cell table:number-columns-repeated="2" table:style-name="ce338"/>
          <table:table-cell table:style-name="ce269" table:number-columns-repeated="3"/>
          <table:table-cell table:style-name="ce452" table:number-columns-repeated="4"/>
          <table:table-cell table:style-name="ce468" table:number-columns-repeated="974"/>
        </table:table-row>
        <table:table-row table:style-name="ro8">
          <table:table-cell table:style-name="ce19" office:value-type="string" table:number-columns-spanned="28" table:number-rows-spanned="1">
            <text:p>A. TOKOVI GOTOVINE IZ POSLOVNIH AKTIVNOSTI</text:p>
          </table:table-cell>
          <table:covered-table-cell table:number-columns-repeated="26" table:style-name="ce56"/>
          <table:covered-table-cell table:style-name="ce228"/>
          <table:table-cell table:style-name="ce257" table:number-columns-spanned="3" table:number-rows-spanned="1"/>
          <table:covered-table-cell table:number-columns-repeated="2" table:style-name="ce257"/>
          <table:table-cell table:style-name="ce287" table:number-columns-spanned="6" table:number-rows-spanned="1"/>
          <table:covered-table-cell table:number-columns-repeated="3" table:style-name="ce287"/>
          <table:covered-table-cell table:number-columns-repeated="2" table:style-name="ce339"/>
          <table:table-cell table:style-name="ce280" table:number-columns-spanned="6" table:number-rows-spanned="1"/>
          <table:covered-table-cell table:number-columns-repeated="3" table:style-name="ce280"/>
          <table:covered-table-cell table:number-columns-repeated="2" table:style-name="ce405"/>
          <table:table-cell table:style-name="ce422" table:number-columns-repeated="2"/>
          <table:table-cell table:style-name="ce440" table:number-columns-repeated="4"/>
          <table:table-cell table:style-name="ce422"/>
          <table:table-cell table:style-name="ce469" table:number-columns-repeated="974"/>
        </table:table-row>
        <table:table-row table:style-name="ro8">
          <table:table-cell table:style-name="ce20" office:value-type="string" table:number-columns-spanned="28" table:number-rows-spanned="1">
            <text:p><text:s text:c="2"/>I. Prilivi gotovine iz poslovnih aktivnosti (1 do 3)</text:p>
          </table:table-cell>
          <table:covered-table-cell table:number-columns-repeated="26" table:style-name="ce57"/>
          <table:covered-table-cell table:style-name="ce229"/>
          <table:table-cell table:style-name="ce254" office:value-type="string" table:number-columns-spanned="3" table:number-rows-spanned="1">
            <text:p>301</text:p>
          </table:table-cell>
          <table:covered-table-cell table:number-columns-repeated="2" table:style-name="ce254"/>
          <table:table-cell table:style-name="ce288" table:formula="of:=IF([.AT135]&lt;=0;&quot;&quot;;[.AT135])" table:number-columns-spanned="6" table:number-rows-spanned="1">
            <text:p/>
          </table:table-cell>
          <table:covered-table-cell table:number-columns-repeated="3" table:style-name="ce306"/>
          <table:covered-table-cell table:style-name="ce340"/>
          <table:covered-table-cell table:style-name="ce360"/>
          <table:table-cell table:style-name="ce288" table:formula="of:=IF([.AU135]&lt;=0;&quot;&quot;;[.AU135])" table:number-columns-spanned="6" table:number-rows-spanned="1">
            <text:p/>
          </table:table-cell>
          <table:covered-table-cell table:number-columns-repeated="3" table:style-name="ce288"/>
          <table:covered-table-cell table:number-columns-repeated="2" table:style-name="ce348"/>
          <table:table-cell table:style-name="ce422" table:number-columns-repeated="2"/>
          <table:table-cell table:style-name="ce441" table:formula="of:=SUM([.AT136:.AT138])" office:value-type="float" office:value="0">
            <text:p>0</text:p>
          </table:table-cell>
          <table:table-cell table:style-name="ce441" table:formula="of:=SUM([.AU136:.AU138])"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4"/>1. Prodaja i primljeni avansi</text:p>
          </table:table-cell>
          <table:covered-table-cell table:number-columns-repeated="26" table:style-name="ce58"/>
          <table:covered-table-cell table:style-name="ce230"/>
          <table:table-cell table:style-name="ce255" office:value-type="string" table:number-columns-spanned="3" table:number-rows-spanned="1">
            <text:p>302</text:p>
          </table:table-cell>
          <table:covered-table-cell table:number-columns-repeated="2" table:style-name="ce25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36]" office:value-type="float" office:value="0">
            <text:p>0</text:p>
          </table:table-cell>
          <table:table-cell table:style-name="ce440" table:formula="of:=[.AL136]"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4"/>2. Primljene kamate iz poslovnih aktivnosti</text:p>
          </table:table-cell>
          <table:covered-table-cell table:number-columns-repeated="26" table:style-name="ce58"/>
          <table:covered-table-cell table:style-name="ce230"/>
          <table:table-cell table:style-name="ce255" office:value-type="string" table:number-columns-spanned="3" table:number-rows-spanned="1">
            <text:p>303</text:p>
          </table:table-cell>
          <table:covered-table-cell table:number-columns-repeated="2" table:style-name="ce25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37]" office:value-type="float" office:value="0">
            <text:p>0</text:p>
          </table:table-cell>
          <table:table-cell table:style-name="ce440" table:formula="of:=[.AL137]"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4"/>3. Ostali prilivi iz redovnog poslovanja</text:p>
          </table:table-cell>
          <table:covered-table-cell table:number-columns-repeated="26" table:style-name="ce58"/>
          <table:covered-table-cell table:style-name="ce230"/>
          <table:table-cell table:style-name="ce255" office:value-type="string" table:number-columns-spanned="3" table:number-rows-spanned="1">
            <text:p>304</text:p>
          </table:table-cell>
          <table:covered-table-cell table:number-columns-repeated="2" table:style-name="ce25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38]" office:value-type="float" office:value="0">
            <text:p>0</text:p>
          </table:table-cell>
          <table:table-cell table:style-name="ce440" table:formula="of:=[.AL138]"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2"/>II. Odlivi gotovine iz poslovnih aktivnosti (1 do 5)</text:p>
          </table:table-cell>
          <table:covered-table-cell table:number-columns-repeated="26" table:style-name="ce58"/>
          <table:covered-table-cell table:style-name="ce230"/>
          <table:table-cell table:style-name="ce255" office:value-type="string" table:number-columns-spanned="3" table:number-rows-spanned="1">
            <text:p>305</text:p>
          </table:table-cell>
          <table:covered-table-cell table:number-columns-repeated="2" table:style-name="ce255"/>
          <table:table-cell table:style-name="ce290" table:formula="of:=IF([.AT139]&lt;=0;&quot;&quot;;[.AT139])" table:number-columns-spanned="6" table:number-rows-spanned="1">
            <text:p/>
          </table:table-cell>
          <table:covered-table-cell table:number-columns-repeated="3" table:style-name="ce307"/>
          <table:covered-table-cell table:style-name="ce342"/>
          <table:covered-table-cell table:style-name="ce361"/>
          <table:table-cell table:style-name="ce290" table:formula="of:=IF([.AU139]&lt;=0;&quot;&quot;;[.AU139])" table:number-columns-spanned="6" table:number-rows-spanned="1">
            <text:p/>
          </table:table-cell>
          <table:covered-table-cell table:number-columns-repeated="3" table:style-name="ce290"/>
          <table:covered-table-cell table:number-columns-repeated="2" table:style-name="ce346"/>
          <table:table-cell table:style-name="ce422" table:number-columns-repeated="2"/>
          <table:table-cell table:style-name="ce441" table:formula="of:=SUM([.AT140:.AT144])" office:value-type="float" office:value="0">
            <text:p>0</text:p>
          </table:table-cell>
          <table:table-cell table:style-name="ce441" table:formula="of:=SUM([.AU140:.AU144])"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6"/>1. Isplate dobavljačima i dati avansi</text:p>
          </table:table-cell>
          <table:covered-table-cell table:number-columns-repeated="26" table:style-name="ce58"/>
          <table:covered-table-cell table:style-name="ce230"/>
          <table:table-cell table:style-name="ce255" office:value-type="string" table:number-columns-spanned="3" table:number-rows-spanned="1">
            <text:p>306</text:p>
          </table:table-cell>
          <table:covered-table-cell table:number-columns-repeated="2" table:style-name="ce25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40]" office:value-type="float" office:value="0">
            <text:p>0</text:p>
          </table:table-cell>
          <table:table-cell table:style-name="ce440" table:formula="of:=[.AL140]"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6"/>2. Zarade, naknade zarada i ostali lični rashodi</text:p>
          </table:table-cell>
          <table:covered-table-cell table:number-columns-repeated="26" table:style-name="ce58"/>
          <table:covered-table-cell table:style-name="ce230"/>
          <table:table-cell table:style-name="ce255" office:value-type="string" table:number-columns-spanned="3" table:number-rows-spanned="1">
            <text:p>307</text:p>
          </table:table-cell>
          <table:covered-table-cell table:number-columns-repeated="2" table:style-name="ce25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41]" office:value-type="float" office:value="0">
            <text:p>0</text:p>
          </table:table-cell>
          <table:table-cell table:style-name="ce440" table:formula="of:=[.AL141]"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6"/>3. Plaćene kamate</text:p>
          </table:table-cell>
          <table:covered-table-cell table:number-columns-repeated="26" table:style-name="ce58"/>
          <table:covered-table-cell table:style-name="ce230"/>
          <table:table-cell table:style-name="ce255" office:value-type="string" table:number-columns-spanned="3" table:number-rows-spanned="1">
            <text:p>308</text:p>
          </table:table-cell>
          <table:covered-table-cell table:number-columns-repeated="2" table:style-name="ce25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42]" office:value-type="float" office:value="0">
            <text:p>0</text:p>
          </table:table-cell>
          <table:table-cell table:style-name="ce440" table:formula="of:=[.AL142]"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6"/>4. Porez na dobitak</text:p>
          </table:table-cell>
          <table:covered-table-cell table:number-columns-repeated="26" table:style-name="ce58"/>
          <table:covered-table-cell table:style-name="ce230"/>
          <table:table-cell table:style-name="ce255" office:value-type="string" table:number-columns-spanned="3" table:number-rows-spanned="1">
            <text:p>309</text:p>
          </table:table-cell>
          <table:covered-table-cell table:number-columns-repeated="2" table:style-name="ce25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43]" office:value-type="float" office:value="0">
            <text:p>0</text:p>
          </table:table-cell>
          <table:table-cell table:style-name="ce440" table:formula="of:=[.AL143]"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6"/>5. Plaćanja po osnovu ostalih javnih prihoda</text:p>
          </table:table-cell>
          <table:covered-table-cell table:number-columns-repeated="26" table:style-name="ce58"/>
          <table:covered-table-cell table:style-name="ce230"/>
          <table:table-cell table:style-name="ce255" office:value-type="string" table:number-columns-spanned="3" table:number-rows-spanned="1">
            <text:p>310</text:p>
          </table:table-cell>
          <table:covered-table-cell table:number-columns-repeated="2" table:style-name="ce25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44]" office:value-type="float" office:value="0">
            <text:p>0</text:p>
          </table:table-cell>
          <table:table-cell table:style-name="ce440" table:formula="of:=[.AL144]"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2"/>III. Neto priliv gotovine iz poslovnih aktivnosti (I - II)</text:p>
          </table:table-cell>
          <table:covered-table-cell table:number-columns-repeated="26" table:style-name="ce58"/>
          <table:covered-table-cell table:style-name="ce230"/>
          <table:table-cell table:style-name="ce255" office:value-type="string" table:number-columns-spanned="3" table:number-rows-spanned="1">
            <text:p>311</text:p>
          </table:table-cell>
          <table:covered-table-cell table:number-columns-repeated="2" table:style-name="ce255"/>
          <table:table-cell table:style-name="ce291" table:number-columns-spanned="6" table:number-rows-spanned="1"/>
          <table:covered-table-cell table:number-columns-repeated="3" table:style-name="ce291"/>
          <table:covered-table-cell table:number-columns-repeated="2" table:style-name="ce343"/>
          <table:table-cell table:style-name="ce291" table:number-columns-spanned="6" table:number-rows-spanned="1"/>
          <table:covered-table-cell table:number-columns-repeated="3" table:style-name="ce291"/>
          <table:covered-table-cell table:number-columns-repeated="2" table:style-name="ce343"/>
          <table:table-cell table:style-name="ce422" table:number-columns-repeated="2"/>
          <table:table-cell table:style-name="ce442" table:formula="of:=IF([.AT135]-[.AT139]&lt;0;0;[.AT135]-[.AT139])" office:value-type="float" office:value="0">
            <text:p>0</text:p>
          </table:table-cell>
          <table:table-cell table:style-name="ce442" table:formula="of:=IF([.AU135]-[.AU139]&lt;0;0;[.AU135]-[.AU139])"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2"/>IV. Neto odliv gotovine iz poslovnih aktivnosti (II - I)</text:p>
          </table:table-cell>
          <table:covered-table-cell table:number-columns-repeated="26" table:style-name="ce58"/>
          <table:covered-table-cell table:style-name="ce230"/>
          <table:table-cell table:style-name="ce255" office:value-type="string" table:number-columns-spanned="3" table:number-rows-spanned="1">
            <text:p>312</text:p>
          </table:table-cell>
          <table:covered-table-cell table:number-columns-repeated="2" table:style-name="ce255"/>
          <table:table-cell table:style-name="ce291" table:number-columns-spanned="6" table:number-rows-spanned="1"/>
          <table:covered-table-cell table:number-columns-repeated="3" table:style-name="ce291"/>
          <table:covered-table-cell table:number-columns-repeated="2" table:style-name="ce343"/>
          <table:table-cell table:style-name="ce291" table:number-columns-spanned="6" table:number-rows-spanned="1"/>
          <table:covered-table-cell table:number-columns-repeated="3" table:style-name="ce291"/>
          <table:covered-table-cell table:number-columns-repeated="2" table:style-name="ce343"/>
          <table:table-cell table:style-name="ce422" table:number-columns-repeated="2"/>
          <table:table-cell table:style-name="ce442" table:formula="of:=IF([.AT139]-[.AT135]&lt;0;0;[.AT139]-[.AT135])" office:value-type="float" office:value="0">
            <text:p>0</text:p>
          </table:table-cell>
          <table:table-cell table:style-name="ce442" table:formula="of:=IF([.AU139]-[.AU135]&lt;0;0;[.AU139]-[.AU135])"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19" office:value-type="string" table:number-columns-spanned="28" table:number-rows-spanned="1">
            <text:p>B. TOKOVI GOTOVINE IZ AKTIVNOSTI INVESTIRANJA</text:p>
          </table:table-cell>
          <table:covered-table-cell table:number-columns-repeated="26" table:style-name="ce59"/>
          <table:covered-table-cell table:style-name="ce231"/>
          <table:table-cell table:style-name="ce258" table:number-columns-spanned="3" table:number-rows-spanned="1"/>
          <table:covered-table-cell table:number-columns-repeated="2" table:style-name="ce258"/>
          <table:table-cell table:style-name="ce292" table:number-columns-spanned="6" table:number-rows-spanned="1"/>
          <table:covered-table-cell table:number-columns-repeated="3" table:style-name="ce292"/>
          <table:covered-table-cell table:number-columns-repeated="2" table:style-name="ce344"/>
          <table:table-cell table:style-name="ce292" table:number-columns-spanned="6" table:number-rows-spanned="1"/>
          <table:covered-table-cell table:number-columns-repeated="3" table:style-name="ce292"/>
          <table:covered-table-cell table:number-columns-repeated="2" table:style-name="ce344"/>
          <table:table-cell table:style-name="ce422" table:number-columns-repeated="2"/>
          <table:table-cell table:style-name="ce440" table:number-columns-repeated="4"/>
          <table:table-cell table:style-name="ce422"/>
          <table:table-cell table:style-name="ce469" table:number-columns-repeated="974"/>
        </table:table-row>
        <table:table-row table:style-name="ro8">
          <table:table-cell table:style-name="ce20" office:value-type="string" table:number-columns-spanned="28" table:number-rows-spanned="1">
            <text:p><text:s text:c="2"/>I. Prilivi gotovine iz aktivnosti investiranja (1 do 5)</text:p>
          </table:table-cell>
          <table:covered-table-cell table:number-columns-repeated="26" table:style-name="ce57"/>
          <table:covered-table-cell table:style-name="ce229"/>
          <table:table-cell table:style-name="ce254" office:value-type="float" office:value="313" table:number-columns-spanned="3" table:number-rows-spanned="1">
            <text:p>313</text:p>
          </table:table-cell>
          <table:covered-table-cell table:number-columns-repeated="2" table:style-name="ce254"/>
          <table:table-cell table:style-name="ce293" table:formula="of:=IF([.AT148]&lt;=0;&quot;&quot;;[.AT148])" table:number-columns-spanned="6" table:number-rows-spanned="1">
            <text:p/>
          </table:table-cell>
          <table:covered-table-cell table:number-columns-repeated="4" table:style-name="ce308"/>
          <table:covered-table-cell table:style-name="ce362"/>
          <table:table-cell table:style-name="ce293" table:formula="of:=IF([.AU148]&lt;=0;&quot;&quot;;[.AU148])" table:number-columns-spanned="6" table:number-rows-spanned="1">
            <text:p/>
          </table:table-cell>
          <table:covered-table-cell table:number-columns-repeated="4" table:style-name="ce308"/>
          <table:covered-table-cell table:style-name="ce362"/>
          <table:table-cell table:style-name="ce422" table:number-columns-repeated="2"/>
          <table:table-cell table:style-name="ce441" table:formula="of:=SUM([.AT149:.AT153])" office:value-type="float" office:value="0">
            <text:p>0</text:p>
          </table:table-cell>
          <table:table-cell table:style-name="ce441" table:formula="of:=SUM([.AU149:.AU153])"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1. Prodaja akcija i udela (neto prilivi)</text:p>
          </table:table-cell>
          <table:covered-table-cell table:number-columns-repeated="26" table:style-name="ce58"/>
          <table:covered-table-cell table:style-name="ce230"/>
          <table:table-cell table:style-name="ce254" office:value-type="float" office:value="314" table:number-columns-spanned="3" table:number-rows-spanned="1">
            <text:p>314</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49]" office:value-type="float" office:value="0">
            <text:p>0</text:p>
          </table:table-cell>
          <table:table-cell table:style-name="ce440" table:formula="of:=[.AL149]"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2. Prodaja nematerijalnih ulaganja, nekretnina, postrojenja, opreme i bioloških sredstava</text:p>
          </table:table-cell>
          <table:covered-table-cell table:number-columns-repeated="26" table:style-name="ce58"/>
          <table:covered-table-cell table:style-name="ce230"/>
          <table:table-cell table:style-name="ce254" office:value-type="float" office:value="315" table:number-columns-spanned="3" table:number-rows-spanned="1">
            <text:p>315</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50]" office:value-type="float" office:value="0">
            <text:p>0</text:p>
          </table:table-cell>
          <table:table-cell table:style-name="ce440" table:formula="of:=[.AL150]"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3. Ostali finanasijski plasmani (neto prilivi)</text:p>
          </table:table-cell>
          <table:covered-table-cell table:number-columns-repeated="26" table:style-name="ce58"/>
          <table:covered-table-cell table:style-name="ce230"/>
          <table:table-cell table:style-name="ce254" office:value-type="float" office:value="316" table:number-columns-spanned="3" table:number-rows-spanned="1">
            <text:p>316</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51]" office:value-type="float" office:value="0">
            <text:p>0</text:p>
          </table:table-cell>
          <table:table-cell table:style-name="ce440" table:formula="of:=[.AL151]"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4. Primljene kamate iz aktivnosti investiranja</text:p>
          </table:table-cell>
          <table:covered-table-cell table:number-columns-repeated="26" table:style-name="ce58"/>
          <table:covered-table-cell table:style-name="ce230"/>
          <table:table-cell table:style-name="ce254" office:value-type="float" office:value="317" table:number-columns-spanned="3" table:number-rows-spanned="1">
            <text:p>317</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52]" office:value-type="float" office:value="0">
            <text:p>0</text:p>
          </table:table-cell>
          <table:table-cell table:style-name="ce440" table:formula="of:=[.AL152]"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5. Primljene dividende</text:p>
          </table:table-cell>
          <table:covered-table-cell table:number-columns-repeated="26" table:style-name="ce58"/>
          <table:covered-table-cell table:style-name="ce230"/>
          <table:table-cell table:style-name="ce254" office:value-type="float" office:value="318" table:number-columns-spanned="3" table:number-rows-spanned="1">
            <text:p>318</text:p>
          </table:table-cell>
          <table:covered-table-cell table:number-columns-repeated="2" table:style-name="ce254"/>
          <table:table-cell table:style-name="ce294" table:content-validation-name="val5" table:number-columns-spanned="6" table:number-rows-spanned="1"/>
          <table:covered-table-cell table:number-columns-repeated="3" table:style-name="ce294" table:content-validation-name="val5"/>
          <table:covered-table-cell table:number-columns-repeated="2" table:style-name="ce345" table:content-validation-name="val5"/>
          <table:table-cell table:style-name="ce294" table:content-validation-name="val5" table:number-columns-spanned="6" table:number-rows-spanned="1"/>
          <table:covered-table-cell table:number-columns-repeated="3" table:style-name="ce294" table:content-validation-name="val5"/>
          <table:covered-table-cell table:number-columns-repeated="2" table:style-name="ce345" table:content-validation-name="val5"/>
          <table:table-cell table:style-name="ce422" table:number-columns-repeated="2"/>
          <table:table-cell table:style-name="ce440" table:formula="of:=[.AF153]" office:value-type="float" office:value="0">
            <text:p>0</text:p>
          </table:table-cell>
          <table:table-cell table:style-name="ce440" table:formula="of:=[.AL153]"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2"/>II. Odlivi gotovine iz aktivnosti investiranja (1 do 3)</text:p>
          </table:table-cell>
          <table:covered-table-cell table:number-columns-repeated="26" table:style-name="ce58"/>
          <table:covered-table-cell table:style-name="ce230"/>
          <table:table-cell table:style-name="ce254" office:value-type="float" office:value="319" table:number-columns-spanned="3" table:number-rows-spanned="1">
            <text:p>319</text:p>
          </table:table-cell>
          <table:covered-table-cell table:number-columns-repeated="2" table:style-name="ce254"/>
          <table:table-cell table:style-name="ce290" table:formula="of:=IF([.AT154]&lt;=0;&quot;&quot;;[.AT154])" table:number-columns-spanned="6" table:number-rows-spanned="1">
            <text:p/>
          </table:table-cell>
          <table:covered-table-cell table:number-columns-repeated="3" table:style-name="ce290"/>
          <table:covered-table-cell table:number-columns-repeated="2" table:style-name="ce346"/>
          <table:table-cell table:style-name="ce290" table:formula="of:=IF([.AU154]&lt;=0;&quot;&quot;;[.AU154])" table:number-columns-spanned="6" table:number-rows-spanned="1">
            <text:p/>
          </table:table-cell>
          <table:covered-table-cell table:number-columns-repeated="3" table:style-name="ce290"/>
          <table:covered-table-cell table:number-columns-repeated="2" table:style-name="ce346"/>
          <table:table-cell table:style-name="ce422" table:number-columns-repeated="2"/>
          <table:table-cell table:style-name="ce441" table:formula="of:=SUM([.AT155:.AT157])" office:value-type="float" office:value="0">
            <text:p>0</text:p>
          </table:table-cell>
          <table:table-cell table:style-name="ce441" table:formula="of:=SUM([.AU155:.AU157])"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6"/>1. Kupovina akcija i udela (neto odlivi)</text:p>
          </table:table-cell>
          <table:covered-table-cell table:number-columns-repeated="26" table:style-name="ce58"/>
          <table:covered-table-cell table:style-name="ce230"/>
          <table:table-cell table:style-name="ce254" office:value-type="float" office:value="320" table:number-columns-spanned="3" table:number-rows-spanned="1">
            <text:p>320</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55]" office:value-type="float" office:value="0">
            <text:p>0</text:p>
          </table:table-cell>
          <table:table-cell table:style-name="ce440" table:formula="of:=[.AL155]"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6"/>2. Kupovina nematerijalnih ulaganja, nekretnina, postrojenja, opreme i bioloških sredstava</text:p>
          </table:table-cell>
          <table:covered-table-cell table:number-columns-repeated="26" table:style-name="ce58"/>
          <table:covered-table-cell table:style-name="ce230"/>
          <table:table-cell table:style-name="ce254" office:value-type="float" office:value="321" table:number-columns-spanned="3" table:number-rows-spanned="1">
            <text:p>321</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56]" office:value-type="float" office:value="0">
            <text:p>0</text:p>
          </table:table-cell>
          <table:table-cell table:style-name="ce440" table:formula="of:=[.AL156]"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6"/>3. Ostali finanasijski plasmani (neto odlivi)</text:p>
          </table:table-cell>
          <table:covered-table-cell table:number-columns-repeated="26" table:style-name="ce58"/>
          <table:covered-table-cell table:style-name="ce230"/>
          <table:table-cell table:style-name="ce254" office:value-type="float" office:value="322" table:number-columns-spanned="3" table:number-rows-spanned="1">
            <text:p>322</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57]" office:value-type="float" office:value="0">
            <text:p>0</text:p>
          </table:table-cell>
          <table:table-cell table:style-name="ce440" table:formula="of:=[.AL157]"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2"/>III. Neto priliv gotovine iz aktivnosti investiranja (I - II)</text:p>
          </table:table-cell>
          <table:covered-table-cell table:number-columns-repeated="26" table:style-name="ce58"/>
          <table:covered-table-cell table:style-name="ce230"/>
          <table:table-cell table:style-name="ce254" office:value-type="float" office:value="323" table:number-columns-spanned="3" table:number-rows-spanned="1">
            <text:p>323</text:p>
          </table:table-cell>
          <table:covered-table-cell table:number-columns-repeated="2" table:style-name="ce254"/>
          <table:table-cell table:style-name="ce291" table:number-columns-spanned="6" table:number-rows-spanned="1"/>
          <table:covered-table-cell table:number-columns-repeated="3" table:style-name="ce291"/>
          <table:covered-table-cell table:number-columns-repeated="2" table:style-name="ce343"/>
          <table:table-cell table:style-name="ce291" table:number-columns-spanned="6" table:number-rows-spanned="1"/>
          <table:covered-table-cell table:number-columns-repeated="3" table:style-name="ce291"/>
          <table:covered-table-cell table:number-columns-repeated="2" table:style-name="ce343"/>
          <table:table-cell table:style-name="ce422" table:number-columns-repeated="2"/>
          <table:table-cell table:style-name="ce442" table:formula="of:=IF([.AT148]-[.AT154]&lt;0;0;[.AT148]-[.AT154])" office:value-type="float" office:value="0">
            <text:p>0</text:p>
          </table:table-cell>
          <table:table-cell table:style-name="ce442" table:formula="of:=IF([.AU148]-[.AU154]&lt;0;0;[.AU148]-[.AU154])"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2"/>IV. Neto odliv gotovine iz aktivnosti investiranja (II - I)</text:p>
          </table:table-cell>
          <table:covered-table-cell table:number-columns-repeated="26" table:style-name="ce58"/>
          <table:covered-table-cell table:style-name="ce230"/>
          <table:table-cell table:style-name="ce254" office:value-type="float" office:value="324" table:number-columns-spanned="3" table:number-rows-spanned="1">
            <text:p>324</text:p>
          </table:table-cell>
          <table:covered-table-cell table:number-columns-repeated="2" table:style-name="ce254"/>
          <table:table-cell table:style-name="ce291" table:number-columns-spanned="6" table:number-rows-spanned="1"/>
          <table:covered-table-cell table:number-columns-repeated="3" table:style-name="ce291"/>
          <table:covered-table-cell table:number-columns-repeated="2" table:style-name="ce343"/>
          <table:table-cell table:style-name="ce291" table:number-columns-spanned="6" table:number-rows-spanned="1"/>
          <table:covered-table-cell table:number-columns-repeated="3" table:style-name="ce291"/>
          <table:covered-table-cell table:number-columns-repeated="2" table:style-name="ce343"/>
          <table:table-cell table:style-name="ce422" table:number-columns-repeated="2"/>
          <table:table-cell table:style-name="ce442" table:formula="of:=IF([.AT154]-[.AT148]&lt;0;0;[.AT154]-[.AT148])" office:value-type="float" office:value="0">
            <text:p>0</text:p>
          </table:table-cell>
          <table:table-cell table:style-name="ce442" table:formula="of:=IF([.AU154]-[.AU148]&lt;0;0;[.AU154]-[.AU148])" office:value-type="float" office:value="0">
            <text:p>0</text:p>
          </table:table-cell>
          <table:table-cell table:style-name="ce440" table:number-columns-repeated="2"/>
          <table:table-cell table:style-name="ce422"/>
          <table:table-cell table:style-name="ce469" table:number-columns-repeated="974"/>
        </table:table-row>
        <table:table-row table:style-name="ro12">
          <table:table-cell table:style-name="ce22"/>
          <table:table-cell table:style-name="ce60" table:number-columns-repeated="27"/>
          <table:table-cell table:style-name="ce259" table:number-columns-repeated="3"/>
          <table:table-cell table:style-name="ce295" table:number-columns-repeated="4"/>
          <table:table-cell table:style-name="ce347" table:number-columns-repeated="2"/>
          <table:table-cell table:style-name="ce295" table:number-columns-repeated="4"/>
          <table:table-cell table:style-name="ce347" table:number-columns-repeated="2"/>
          <table:table-cell table:style-name="ce423" table:number-columns-repeated="2"/>
          <table:table-cell table:style-name="ce443" table:number-columns-repeated="2"/>
          <table:table-cell table:style-name="ce436" table:number-columns-repeated="2"/>
          <table:table-cell table:style-name="ce423"/>
          <table:table-cell table:style-name="ce470" table:number-columns-repeated="974"/>
        </table:table-row>
        <table:table-row table:style-name="ro13">
          <table:table-cell table:style-name="ce4" table:number-columns-repeated="35"/>
          <table:table-cell table:style-name="ce324" office:value-type="string" table:number-columns-spanned="8" table:number-rows-spanned="1">
            <text:p>- u hiljadama dinara -</text:p>
          </table:table-cell>
          <table:covered-table-cell table:number-columns-repeated="6" table:style-name="ce324"/>
          <table:covered-table-cell table:style-name="ce409"/>
          <table:table-cell table:number-columns-repeated="981"/>
        </table:table-row>
        <table:table-row table:style-name="ro6">
          <table:table-cell table:style-name="ce17" office:value-type="string" table:number-columns-spanned="28" table:number-rows-spanned="2">
            <text:p>POZICIJA</text:p>
          </table:table-cell>
          <table:covered-table-cell table:number-columns-repeated="26" table:style-name="ce53"/>
          <table:covered-table-cell table:style-name="ce225"/>
          <table:table-cell table:style-name="ce55" office:value-type="string" table:number-columns-spanned="3" table:number-rows-spanned="2">
            <text:p>AOP</text:p>
          </table:table-cell>
          <table:covered-table-cell table:number-columns-repeated="2" table:style-name="ce87"/>
          <table:table-cell table:style-name="ce17" office:value-type="string" table:number-columns-spanned="12" table:number-rows-spanned="1">
            <text:p>Iznos</text:p>
          </table:table-cell>
          <table:covered-table-cell table:number-columns-repeated="7" table:style-name="ce17"/>
          <table:covered-table-cell table:number-columns-repeated="4" table:style-name="ce338"/>
          <table:table-cell table:style-name="ce269" table:number-columns-repeated="3"/>
          <table:table-cell table:style-name="ce452" table:number-columns-repeated="4"/>
          <table:table-cell table:style-name="ce468" table:number-columns-repeated="974"/>
        </table:table-row>
        <table:table-row table:style-name="ro6">
          <table:covered-table-cell table:style-name="ce18"/>
          <table:covered-table-cell table:number-columns-repeated="26" table:style-name="ce54"/>
          <table:covered-table-cell table:style-name="ce226"/>
          <table:covered-table-cell table:style-name="ce88"/>
          <table:covered-table-cell table:number-columns-repeated="2" table:style-name="ce268"/>
          <table:table-cell table:style-name="ce17" office:value-type="string" table:number-columns-spanned="6" table:number-rows-spanned="1">
            <text:p>Tekuća godina</text:p>
          </table:table-cell>
          <table:covered-table-cell table:number-columns-repeated="3" table:style-name="ce17"/>
          <table:covered-table-cell table:number-columns-repeated="2" table:style-name="ce337"/>
          <table:table-cell table:style-name="ce17" office:value-type="string" table:number-columns-spanned="6" table:number-rows-spanned="1">
            <text:p>Prethodna godina</text:p>
          </table:table-cell>
          <table:covered-table-cell table:number-columns-repeated="3" table:style-name="ce17"/>
          <table:covered-table-cell table:number-columns-repeated="2" table:style-name="ce337"/>
          <table:table-cell table:style-name="ce269" table:number-columns-repeated="3"/>
          <table:table-cell table:style-name="ce452" table:number-columns-repeated="4"/>
          <table:table-cell table:style-name="ce468" table:number-columns-repeated="974"/>
        </table:table-row>
        <table:table-row table:style-name="ro4">
          <table:table-cell table:style-name="ce17" office:value-type="float" office:value="1" table:number-columns-spanned="28" table:number-rows-spanned="1">
            <text:p>1</text:p>
          </table:table-cell>
          <table:covered-table-cell table:number-columns-repeated="3" table:style-name="ce55"/>
          <table:covered-table-cell table:number-columns-repeated="4" table:style-name="ce101"/>
          <table:covered-table-cell table:number-columns-repeated="19" table:style-name="ce91"/>
          <table:covered-table-cell table:style-name="ce227"/>
          <table:table-cell table:style-name="ce55" office:value-type="float" office:value="2" table:number-columns-spanned="3" table:number-rows-spanned="1">
            <text:p>2</text:p>
          </table:table-cell>
          <table:covered-table-cell table:number-columns-repeated="2" table:style-name="ce55"/>
          <table:table-cell table:style-name="ce17" office:value-type="float" office:value="3" table:number-columns-spanned="6" table:number-rows-spanned="1">
            <text:p>3</text:p>
          </table:table-cell>
          <table:covered-table-cell table:number-columns-repeated="3" table:style-name="ce17"/>
          <table:covered-table-cell table:number-columns-repeated="2" table:style-name="ce338"/>
          <table:table-cell table:style-name="ce17" office:value-type="float" office:value="4" table:number-columns-spanned="6" table:number-rows-spanned="1">
            <text:p>4</text:p>
          </table:table-cell>
          <table:covered-table-cell table:number-columns-repeated="3" table:style-name="ce17"/>
          <table:covered-table-cell table:number-columns-repeated="2" table:style-name="ce338"/>
          <table:table-cell table:style-name="ce269" table:number-columns-repeated="3"/>
          <table:table-cell table:style-name="ce452" table:number-columns-repeated="4"/>
          <table:table-cell table:style-name="ce468" table:number-columns-repeated="974"/>
        </table:table-row>
        <table:table-row table:style-name="ro8">
          <table:table-cell table:style-name="ce19" office:value-type="string" table:number-columns-spanned="28" table:number-rows-spanned="1">
            <text:p>V. <text:s/>TOKOVI GOTOVINE <text:s/>IZ AKTIVNOSTI <text:s/>FINANSIRANJA </text:p>
          </table:table-cell>
          <table:covered-table-cell table:number-columns-repeated="26" table:style-name="ce59"/>
          <table:covered-table-cell table:style-name="ce231"/>
          <table:table-cell table:style-name="ce258" table:number-columns-spanned="3" table:number-rows-spanned="1"/>
          <table:covered-table-cell table:number-columns-repeated="2" table:style-name="ce258"/>
          <table:table-cell table:style-name="ce287" table:content-validation-name="val9" table:number-columns-spanned="6" table:number-rows-spanned="1"/>
          <table:covered-table-cell table:number-columns-repeated="3" table:style-name="ce287" table:content-validation-name="val9"/>
          <table:covered-table-cell table:number-columns-repeated="2" table:style-name="ce339" table:content-validation-name="val9"/>
          <table:table-cell table:style-name="ce287" table:number-columns-spanned="6" table:number-rows-spanned="1"/>
          <table:covered-table-cell table:number-columns-repeated="3" table:style-name="ce287"/>
          <table:covered-table-cell table:number-columns-repeated="2" table:style-name="ce339"/>
          <table:table-cell table:style-name="ce422" table:number-columns-repeated="2"/>
          <table:table-cell table:style-name="ce440" table:number-columns-repeated="4"/>
          <table:table-cell table:style-name="ce422"/>
          <table:table-cell table:style-name="ce469" table:number-columns-repeated="974"/>
        </table:table-row>
        <table:table-row table:style-name="ro8">
          <table:table-cell table:style-name="ce20" office:value-type="string" table:number-columns-spanned="28" table:number-rows-spanned="1">
            <text:p><text:s text:c="2"/>I. Prilivi gotovine iz aktivnosti finansiranja (1 do 3)</text:p>
          </table:table-cell>
          <table:covered-table-cell table:number-columns-repeated="26" table:style-name="ce57"/>
          <table:covered-table-cell table:style-name="ce229"/>
          <table:table-cell table:style-name="ce254" office:value-type="float" office:value="325" table:number-columns-spanned="3" table:number-rows-spanned="1">
            <text:p>325</text:p>
          </table:table-cell>
          <table:covered-table-cell table:number-columns-repeated="2" table:style-name="ce254"/>
          <table:table-cell table:style-name="ce288" table:formula="of:=IF([.AT166]&lt;=0;&quot;&quot;;[.AT166])" table:number-columns-spanned="6" table:number-rows-spanned="1">
            <text:p/>
          </table:table-cell>
          <table:covered-table-cell table:number-columns-repeated="3" table:style-name="ce288"/>
          <table:covered-table-cell table:number-columns-repeated="2" table:style-name="ce348"/>
          <table:table-cell table:style-name="ce288" table:formula="of:=IF([.AU166]&lt;=0;&quot;&quot;;[.AU166])" table:number-columns-spanned="6" table:number-rows-spanned="1">
            <text:p/>
          </table:table-cell>
          <table:covered-table-cell table:number-columns-repeated="3" table:style-name="ce288"/>
          <table:covered-table-cell table:number-columns-repeated="2" table:style-name="ce348"/>
          <table:table-cell table:style-name="ce422" table:number-columns-repeated="2"/>
          <table:table-cell table:style-name="ce441" table:formula="of:=SUM([.AT167:.AT169])" office:value-type="float" office:value="0">
            <text:p>0</text:p>
          </table:table-cell>
          <table:table-cell table:style-name="ce441" table:formula="of:=SUM([.AU167:.AU169])"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1. Uvećanje osnovnog kapitala</text:p>
          </table:table-cell>
          <table:covered-table-cell table:number-columns-repeated="26" table:style-name="ce58"/>
          <table:covered-table-cell table:style-name="ce230"/>
          <table:table-cell table:style-name="ce254" office:value-type="float" office:value="326" table:number-columns-spanned="3" table:number-rows-spanned="1">
            <text:p>326</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67]" office:value-type="float" office:value="0">
            <text:p>0</text:p>
          </table:table-cell>
          <table:table-cell table:style-name="ce440" table:formula="of:=[.AL167]"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2. Dugoročni i kratkoročni krediti (neto prilivi)</text:p>
          </table:table-cell>
          <table:covered-table-cell table:number-columns-repeated="26" table:style-name="ce58"/>
          <table:covered-table-cell table:style-name="ce230"/>
          <table:table-cell table:style-name="ce254" office:value-type="float" office:value="327" table:number-columns-spanned="3" table:number-rows-spanned="1">
            <text:p>327</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68]" office:value-type="float" office:value="0">
            <text:p>0</text:p>
          </table:table-cell>
          <table:table-cell table:style-name="ce440" table:formula="of:=[.AL168]"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3. Ostale dugoročne i kratkoročne obaveze</text:p>
          </table:table-cell>
          <table:covered-table-cell table:number-columns-repeated="26" table:style-name="ce58"/>
          <table:covered-table-cell table:style-name="ce230"/>
          <table:table-cell table:style-name="ce254" office:value-type="float" office:value="328" table:number-columns-spanned="3" table:number-rows-spanned="1">
            <text:p>328</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69]" office:value-type="float" office:value="0">
            <text:p>0</text:p>
          </table:table-cell>
          <table:table-cell table:style-name="ce440" table:formula="of:=[.AL169]"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2"/>II. Odlivi gotovine iz aktivnosti finansiranja (1 do 4)</text:p>
          </table:table-cell>
          <table:covered-table-cell table:number-columns-repeated="26" table:style-name="ce58"/>
          <table:covered-table-cell table:style-name="ce230"/>
          <table:table-cell table:style-name="ce254" office:value-type="float" office:value="329" table:number-columns-spanned="3" table:number-rows-spanned="1">
            <text:p>329</text:p>
          </table:table-cell>
          <table:covered-table-cell table:number-columns-repeated="2" table:style-name="ce254"/>
          <table:table-cell table:style-name="ce290" table:formula="of:=IF([.AT170]&lt;=0;&quot;&quot;;[.AT170])" table:number-columns-spanned="6" table:number-rows-spanned="1">
            <text:p/>
          </table:table-cell>
          <table:covered-table-cell table:number-columns-repeated="3" table:style-name="ce290"/>
          <table:covered-table-cell table:number-columns-repeated="2" table:style-name="ce346"/>
          <table:table-cell table:style-name="ce290" table:formula="of:=IF([.AU170]&lt;=0;&quot;&quot;;[.AU170])" table:number-columns-spanned="6" table:number-rows-spanned="1">
            <text:p/>
          </table:table-cell>
          <table:covered-table-cell table:number-columns-repeated="3" table:style-name="ce290"/>
          <table:covered-table-cell table:number-columns-repeated="2" table:style-name="ce346"/>
          <table:table-cell table:style-name="ce422" table:number-columns-repeated="2"/>
          <table:table-cell table:style-name="ce441" table:formula="of:=SUM([.AT171:.AT174])" office:value-type="float" office:value="0">
            <text:p>0</text:p>
          </table:table-cell>
          <table:table-cell table:style-name="ce441" table:formula="of:=SUM([.AU171:.AU174])"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1. Otkup sopstvenih akcija i udela</text:p>
          </table:table-cell>
          <table:covered-table-cell table:number-columns-repeated="26" table:style-name="ce58"/>
          <table:covered-table-cell table:style-name="ce230"/>
          <table:table-cell table:style-name="ce254" office:value-type="float" office:value="330" table:number-columns-spanned="3" table:number-rows-spanned="1">
            <text:p>330</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71]" office:value-type="float" office:value="0">
            <text:p>0</text:p>
          </table:table-cell>
          <table:table-cell table:style-name="ce440" table:formula="of:=[.AL171]"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2. Dugoročni i kratkoročni krediti i ostale obaveze (neto odlivi)</text:p>
          </table:table-cell>
          <table:covered-table-cell table:number-columns-repeated="26" table:style-name="ce58"/>
          <table:covered-table-cell table:style-name="ce230"/>
          <table:table-cell table:style-name="ce254" office:value-type="float" office:value="331" table:number-columns-spanned="3" table:number-rows-spanned="1">
            <text:p>331</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72]" office:value-type="float" office:value="0">
            <text:p>0</text:p>
          </table:table-cell>
          <table:table-cell table:style-name="ce440" table:formula="of:=[.AL172]"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3. Finansijski lizing</text:p>
          </table:table-cell>
          <table:covered-table-cell table:number-columns-repeated="26" table:style-name="ce58"/>
          <table:covered-table-cell table:style-name="ce230"/>
          <table:table-cell table:style-name="ce254" office:value-type="float" office:value="332" table:number-columns-spanned="3" table:number-rows-spanned="1">
            <text:p>332</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73]" office:value-type="float" office:value="0">
            <text:p>0</text:p>
          </table:table-cell>
          <table:table-cell table:style-name="ce440" table:formula="of:=[.AL173]"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5"/>4. Isplaćene dividende</text:p>
          </table:table-cell>
          <table:covered-table-cell table:number-columns-repeated="26" table:style-name="ce58"/>
          <table:covered-table-cell table:style-name="ce230"/>
          <table:table-cell table:style-name="ce254" office:value-type="float" office:value="333" table:number-columns-spanned="3" table:number-rows-spanned="1">
            <text:p>333</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74]" office:value-type="float" office:value="0">
            <text:p>0</text:p>
          </table:table-cell>
          <table:table-cell table:style-name="ce440" table:formula="of:=[.AL174]"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2"/>III. Neto priliv gotovine iz aktivnosti finansiranja (I - II)</text:p>
          </table:table-cell>
          <table:covered-table-cell table:number-columns-repeated="26" table:style-name="ce58"/>
          <table:covered-table-cell table:style-name="ce230"/>
          <table:table-cell table:style-name="ce254" office:value-type="float" office:value="334" table:number-columns-spanned="3" table:number-rows-spanned="1">
            <text:p>334</text:p>
          </table:table-cell>
          <table:covered-table-cell table:number-columns-repeated="2" table:style-name="ce254"/>
          <table:table-cell table:style-name="ce291" table:number-columns-spanned="6" table:number-rows-spanned="1"/>
          <table:covered-table-cell table:number-columns-repeated="3" table:style-name="ce291"/>
          <table:covered-table-cell table:number-columns-repeated="2" table:style-name="ce343"/>
          <table:table-cell table:style-name="ce291" table:number-columns-spanned="6" table:number-rows-spanned="1"/>
          <table:covered-table-cell table:number-columns-repeated="3" table:style-name="ce291"/>
          <table:covered-table-cell table:number-columns-repeated="2" table:style-name="ce343"/>
          <table:table-cell table:style-name="ce422" table:number-columns-repeated="2"/>
          <table:table-cell table:style-name="ce442" table:formula="of:=IF([.AT166]-[.AT170]&lt;0;0;[.AT166]-[.AT170])" office:value-type="float" office:value="0">
            <text:p>0</text:p>
          </table:table-cell>
          <table:table-cell table:style-name="ce442" table:formula="of:=IF([.AU166]-[.AU170]&lt;0;0;[.AU166]-[.AU170])"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1" office:value-type="string" table:number-columns-spanned="28" table:number-rows-spanned="1">
            <text:p><text:s text:c="2"/>IV. Neto odliv gotovine iz aktivnosti finansiranja (II - I)</text:p>
          </table:table-cell>
          <table:covered-table-cell table:number-columns-repeated="26" table:style-name="ce58"/>
          <table:covered-table-cell table:style-name="ce230"/>
          <table:table-cell table:style-name="ce254" office:value-type="float" office:value="335" table:number-columns-spanned="3" table:number-rows-spanned="1">
            <text:p>335</text:p>
          </table:table-cell>
          <table:covered-table-cell table:number-columns-repeated="2" table:style-name="ce254"/>
          <table:table-cell table:style-name="ce291" table:number-columns-spanned="6" table:number-rows-spanned="1"/>
          <table:covered-table-cell table:number-columns-repeated="3" table:style-name="ce291"/>
          <table:covered-table-cell table:number-columns-repeated="2" table:style-name="ce343"/>
          <table:table-cell table:style-name="ce291" table:number-columns-spanned="6" table:number-rows-spanned="1"/>
          <table:covered-table-cell table:number-columns-repeated="3" table:style-name="ce291"/>
          <table:covered-table-cell table:number-columns-repeated="2" table:style-name="ce343"/>
          <table:table-cell table:style-name="ce422" table:number-columns-repeated="2"/>
          <table:table-cell table:style-name="ce442" table:formula="of:=IF([.AT170]-[.AT166]&lt;0;0;[.AT170]-[.AT166])" office:value-type="float" office:value="0">
            <text:p>0</text:p>
          </table:table-cell>
          <table:table-cell table:style-name="ce442" table:formula="of:=IF([.AU170]-[.AU166]&lt;0;0;[.AU170]-[.AU166])"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3" office:value-type="string" table:number-columns-spanned="28" table:number-rows-spanned="1">
            <text:p>G. SVEGA PRILIVI GOTOVINE (301+313+325)</text:p>
          </table:table-cell>
          <table:covered-table-cell table:number-columns-repeated="26" table:style-name="ce61"/>
          <table:covered-table-cell table:style-name="ce232"/>
          <table:table-cell table:style-name="ce254" office:value-type="float" office:value="336" table:number-columns-spanned="3" table:number-rows-spanned="1">
            <text:p>336</text:p>
          </table:table-cell>
          <table:covered-table-cell table:number-columns-repeated="2" table:style-name="ce254"/>
          <table:table-cell table:style-name="ce296" table:formula="of:=IF([.AT177]&lt;=0;&quot;&quot;;[.AT177])" table:number-columns-spanned="6" table:number-rows-spanned="1">
            <text:p/>
          </table:table-cell>
          <table:covered-table-cell table:number-columns-repeated="3" table:style-name="ce296"/>
          <table:covered-table-cell table:number-columns-repeated="2" table:style-name="ce349"/>
          <table:table-cell table:style-name="ce296" table:formula="of:=IF([.AU177]&lt;=0;&quot;&quot;;[.AU177])" table:number-columns-spanned="6" table:number-rows-spanned="1">
            <text:p/>
          </table:table-cell>
          <table:covered-table-cell table:number-columns-repeated="3" table:style-name="ce296"/>
          <table:covered-table-cell table:number-columns-repeated="2" table:style-name="ce349"/>
          <table:table-cell table:style-name="ce422" table:number-columns-repeated="2"/>
          <table:table-cell table:style-name="ce441" table:formula="of:=[.AT135]+[.AT148]+[.AT166]" office:value-type="float" office:value="0">
            <text:p>0</text:p>
          </table:table-cell>
          <table:table-cell table:style-name="ce441" table:formula="of:=[.AU135]+[.AU148]+[.AU166]"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3" office:value-type="string" table:number-columns-spanned="28" table:number-rows-spanned="1">
            <text:p>D. SVEGA ODLIVI GOTOVINE (305+319+329)</text:p>
          </table:table-cell>
          <table:covered-table-cell table:number-columns-repeated="26" table:style-name="ce61"/>
          <table:covered-table-cell table:style-name="ce232"/>
          <table:table-cell table:style-name="ce254" office:value-type="float" office:value="337" table:number-columns-spanned="3" table:number-rows-spanned="1">
            <text:p>337</text:p>
          </table:table-cell>
          <table:covered-table-cell table:number-columns-repeated="2" table:style-name="ce254"/>
          <table:table-cell table:style-name="ce296" table:formula="of:=IF([.AT178]&lt;=0;&quot;&quot;;[.AT178])" table:number-columns-spanned="6" table:number-rows-spanned="1">
            <text:p/>
          </table:table-cell>
          <table:covered-table-cell table:number-columns-repeated="3" table:style-name="ce296"/>
          <table:covered-table-cell table:number-columns-repeated="2" table:style-name="ce349"/>
          <table:table-cell table:style-name="ce296" table:formula="of:=IF([.AU178]&lt;=0;&quot;&quot;;[.AU178])" table:number-columns-spanned="6" table:number-rows-spanned="1">
            <text:p/>
          </table:table-cell>
          <table:covered-table-cell table:number-columns-repeated="3" table:style-name="ce296"/>
          <table:covered-table-cell table:number-columns-repeated="2" table:style-name="ce349"/>
          <table:table-cell table:style-name="ce424" table:number-columns-repeated="2"/>
          <table:table-cell table:style-name="ce441" table:formula="of:=[.AT139]+[.AT154]+[.AT170]" office:value-type="float" office:value="0">
            <text:p>0</text:p>
          </table:table-cell>
          <table:table-cell table:style-name="ce441" table:formula="of:=[.AU139]+[.AU154]+[.AU170]"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3" office:value-type="string" table:number-columns-spanned="28" table:number-rows-spanned="1">
            <text:p>DJ. NETO PRILIVI GOTOVINE (336-337)</text:p>
          </table:table-cell>
          <table:covered-table-cell table:number-columns-repeated="26" table:style-name="ce61"/>
          <table:covered-table-cell table:style-name="ce232"/>
          <table:table-cell table:style-name="ce254" office:value-type="float" office:value="338" table:number-columns-spanned="3" table:number-rows-spanned="1">
            <text:p>338</text:p>
          </table:table-cell>
          <table:covered-table-cell table:number-columns-repeated="2" table:style-name="ce254"/>
          <table:table-cell table:style-name="ce291" table:number-columns-spanned="6" table:number-rows-spanned="1"/>
          <table:covered-table-cell table:number-columns-repeated="3" table:style-name="ce291"/>
          <table:covered-table-cell table:number-columns-repeated="2" table:style-name="ce343"/>
          <table:table-cell table:style-name="ce291" table:number-columns-spanned="6" table:number-rows-spanned="1"/>
          <table:covered-table-cell table:number-columns-repeated="3" table:style-name="ce291"/>
          <table:covered-table-cell table:number-columns-repeated="2" table:style-name="ce343"/>
          <table:table-cell table:style-name="ce422" table:number-columns-repeated="2"/>
          <table:table-cell table:style-name="ce442" table:formula="of:=IF([.AT177]-[.AT178]&lt;0;0;[.AT177]-[.AT178])" office:value-type="float" office:value="0">
            <text:p>0</text:p>
          </table:table-cell>
          <table:table-cell table:style-name="ce442" table:formula="of:=IF([.AU177]-[.AU178]&lt;0;0;[.AU177]-[.AU178])"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3" office:value-type="string" table:number-columns-spanned="28" table:number-rows-spanned="1">
            <text:p>E. NETO ODLIV GOTOVINE (337-336)</text:p>
          </table:table-cell>
          <table:covered-table-cell table:number-columns-repeated="26" table:style-name="ce61"/>
          <table:covered-table-cell table:style-name="ce232"/>
          <table:table-cell table:style-name="ce254" office:value-type="float" office:value="339" table:number-columns-spanned="3" table:number-rows-spanned="1">
            <text:p>339</text:p>
          </table:table-cell>
          <table:covered-table-cell table:number-columns-repeated="2" table:style-name="ce254"/>
          <table:table-cell table:style-name="ce291" table:number-columns-spanned="6" table:number-rows-spanned="1"/>
          <table:covered-table-cell table:number-columns-repeated="3" table:style-name="ce291"/>
          <table:covered-table-cell table:number-columns-repeated="2" table:style-name="ce343"/>
          <table:table-cell table:style-name="ce291" table:number-columns-spanned="6" table:number-rows-spanned="1"/>
          <table:covered-table-cell table:number-columns-repeated="3" table:style-name="ce291"/>
          <table:covered-table-cell table:number-columns-repeated="2" table:style-name="ce343"/>
          <table:table-cell table:style-name="ce422" table:number-columns-repeated="2"/>
          <table:table-cell table:style-name="ce442" table:formula="of:=IF([.AT178]-[.AT177]&lt;0;0;[.AT178]-[.AT177])" office:value-type="float" office:value="0">
            <text:p>0</text:p>
          </table:table-cell>
          <table:table-cell table:style-name="ce442" table:formula="of:=IF([.AU178]-[.AU177]&lt;0;0;[.AU178]-[.AU177])"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3" office:value-type="string" table:number-columns-spanned="28" table:number-rows-spanned="1">
            <text:p>ž. GOTOVINA NA POČETKU OBRAČUNSKOG PERIODA</text:p>
          </table:table-cell>
          <table:covered-table-cell table:number-columns-repeated="26" table:style-name="ce61"/>
          <table:covered-table-cell table:style-name="ce232"/>
          <table:table-cell table:style-name="ce254" office:value-type="float" office:value="340" table:number-columns-spanned="3" table:number-rows-spanned="1">
            <text:p>340</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81]" office:value-type="float" office:value="0">
            <text:p>0</text:p>
          </table:table-cell>
          <table:table-cell table:style-name="ce440" table:formula="of:=[.AL181]"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3" office:value-type="string" table:number-columns-spanned="28" table:number-rows-spanned="1">
            <text:p>Z. POZITIVNE KURSNE RAZLIKE PO OSNOVU PRERAČUNA GOTOVINE</text:p>
          </table:table-cell>
          <table:covered-table-cell table:number-columns-repeated="26" table:style-name="ce61"/>
          <table:covered-table-cell table:style-name="ce232"/>
          <table:table-cell table:style-name="ce254" office:value-type="float" office:value="341" table:number-columns-spanned="3" table:number-rows-spanned="1">
            <text:p>341</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82]" office:value-type="float" office:value="0">
            <text:p>0</text:p>
          </table:table-cell>
          <table:table-cell table:style-name="ce440" table:formula="of:=[.AL182]"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4" office:value-type="string" table:number-columns-spanned="28" table:number-rows-spanned="1">
            <text:p>I. NEGATIVNE KURSNE RAZLIKE PO OSNOVU PRERAČUNA GOTOVINE</text:p>
          </table:table-cell>
          <table:covered-table-cell table:number-columns-repeated="27" table:style-name="ce61"/>
          <table:table-cell table:style-name="ce254" office:value-type="float" office:value="342" table:number-columns-spanned="3" table:number-rows-spanned="1">
            <text:p>342</text:p>
          </table:table-cell>
          <table:covered-table-cell table:number-columns-repeated="2" table:style-name="ce254"/>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289" table:content-validation-name="val5" table:number-columns-spanned="6" table:number-rows-spanned="1"/>
          <table:covered-table-cell table:number-columns-repeated="3" table:style-name="ce289" table:content-validation-name="val5"/>
          <table:covered-table-cell table:number-columns-repeated="2" table:style-name="ce341" table:content-validation-name="val5"/>
          <table:table-cell table:style-name="ce422" table:number-columns-repeated="2"/>
          <table:table-cell table:style-name="ce440" table:formula="of:=[.AF183]" office:value-type="float" office:value="0">
            <text:p>0</text:p>
          </table:table-cell>
          <table:table-cell table:style-name="ce440" table:formula="of:=[.AL183]" office:value-type="float" office:value="0">
            <text:p>0</text:p>
          </table:table-cell>
          <table:table-cell table:style-name="ce440" table:number-columns-repeated="2"/>
          <table:table-cell table:style-name="ce422"/>
          <table:table-cell table:style-name="ce469" table:number-columns-repeated="974"/>
        </table:table-row>
        <table:table-row table:style-name="ro8">
          <table:table-cell table:style-name="ce24" office:value-type="string" table:number-columns-spanned="28" table:number-rows-spanned="1">
            <text:p>J. GOTOVINA NA KRAJU OBRAČUNSKOG PERIODA (338 - 339 + 340 +341 - 342)</text:p>
          </table:table-cell>
          <table:covered-table-cell table:number-columns-repeated="15" table:style-name="ce24"/>
          <table:covered-table-cell table:number-columns-repeated="12" table:style-name="ce61"/>
          <table:table-cell table:style-name="ce254" office:value-type="float" office:value="343" table:number-columns-spanned="3" table:number-rows-spanned="1">
            <text:p>343</text:p>
          </table:table-cell>
          <table:covered-table-cell table:number-columns-repeated="2" table:style-name="ce254"/>
          <table:table-cell table:style-name="ce291" table:content-validation-name="val5" table:number-columns-spanned="6" table:number-rows-spanned="1"/>
          <table:covered-table-cell table:number-columns-repeated="3" table:style-name="ce291" table:content-validation-name="val5"/>
          <table:covered-table-cell table:number-columns-repeated="2" table:style-name="ce343" table:content-validation-name="val5"/>
          <table:table-cell table:style-name="ce291" table:content-validation-name="val5" table:number-columns-spanned="6" table:number-rows-spanned="1"/>
          <table:covered-table-cell table:number-columns-repeated="3" table:style-name="ce291" table:content-validation-name="val5"/>
          <table:covered-table-cell table:number-columns-repeated="2" table:style-name="ce343" table:content-validation-name="val5"/>
          <table:table-cell table:style-name="ce422" table:number-columns-repeated="2"/>
          <table:table-cell table:style-name="ce442" table:formula="of:=IF([.AT179]-[.AT180]+[.AT181]+[.AT182]-[.AT183]&lt;0;0;[.AT179]-[.AT180]+[.AT181]+[.AT182]-[.AT183])" office:value-type="float" office:value="0">
            <text:p>0</text:p>
          </table:table-cell>
          <table:table-cell table:style-name="ce442" table:formula="of:=IF([.AU179]-[.AU180]+[.AU181]+[.AU182]-[.AU183]&lt;0;0;[.AU179]-[.AU180]+[.AU181]+[.AU182]-[.AU183])" office:value-type="float" office:value="0">
            <text:p>0</text:p>
          </table:table-cell>
          <table:table-cell table:style-name="ce440" table:number-columns-repeated="2"/>
          <table:table-cell table:style-name="ce422"/>
          <table:table-cell table:style-name="ce469" table:number-columns-repeated="974"/>
        </table:table-row>
        <table:table-row table:style-name="ro19">
          <table:table-cell table:style-name="ce4" table:number-columns-repeated="43"/>
          <table:table-cell table:number-columns-repeated="981"/>
        </table:table-row>
        <table:table-row table:style-name="ro1">
          <table:table-cell table:style-name="ce4" table:number-columns-repeated="43"/>
          <table:table-cell table:number-columns-repeated="981"/>
        </table:table-row>
        <table:table-row table:style-name="ro5">
          <table:table-cell table:style-name="ce5" office:value-type="string" table:number-columns-spanned="43" table:number-rows-spanned="1">
            <text:p>IZVEŠTAJ O PROMENAMA NA KAPITALU</text:p>
          </table:table-cell>
          <table:covered-table-cell table:number-columns-repeated="42" table:style-name="ce50"/>
          <table:table-cell table:number-columns-repeated="981"/>
        </table:table-row>
        <table:table-row table:style-name="ro5">
          <table:table-cell table:style-name="ce6" office:value-type="string" table:number-columns-spanned="43" table:number-rows-spanned="1">
            <text:p>u periodu od ___________ <text:s/>do <text:s text:c="2"/>_____________ 20_____. godine</text:p>
          </table:table-cell>
          <table:covered-table-cell table:number-columns-repeated="42" table:style-name="ce51"/>
          <table:table-cell table:number-columns-repeated="981"/>
        </table:table-row>
        <table:table-row table:style-name="ro1">
          <table:table-cell table:style-name="ce4" table:number-columns-repeated="37"/>
          <table:table-cell table:style-name="ce297" office:value-type="string" table:number-columns-spanned="6" table:number-rows-spanned="1">
            <text:p>- u hiljadama dinara -</text:p>
          </table:table-cell>
          <table:covered-table-cell table:number-columns-repeated="5" table:style-name="ce297"/>
          <table:table-cell table:number-columns-repeated="981"/>
        </table:table-row>
        <table:table-row table:style-name="ro21">
          <table:table-cell table:style-name="ce25" office:value-type="string" table:number-columns-spanned="4" table:number-rows-spanned="2">
            <text:p>Redni broj</text:p>
          </table:table-cell>
          <table:covered-table-cell table:number-columns-repeated="3" table:style-name="ce62"/>
          <table:table-cell table:style-name="ce31" office:value-type="string" table:number-columns-spanned="11" table:number-rows-spanned="2">
            <text:p>OPIS</text:p>
          </table:table-cell>
          <table:covered-table-cell table:number-columns-repeated="10" table:style-name="ce31"/>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Osnovni kapital (grupa 30 bez 309)</text:p>
          </table:table-cell>
          <table:covered-table-cell table:number-columns-repeated="3" table:style-name="ce190"/>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Ostali kapital (račun 309)</text:p>
          </table:table-cell>
          <table:covered-table-cell table:number-columns-repeated="3" table:style-name="ce7"/>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Neuplaćeni upisani kapital (grupa 31)</text:p>
          </table:table-cell>
          <table:covered-table-cell table:number-columns-repeated="3" table:style-name="ce190"/>
          <table:table-cell table:style-name="ce169" office:value-type="string" table:number-columns-spanned="3" table:number-rows-spanned="2">
            <text:p>AOP</text:p>
          </table:table-cell>
          <table:covered-table-cell table:style-name="ce376"/>
          <table:covered-table-cell table:style-name="ce385"/>
          <table:table-cell table:style-name="ce190" office:value-type="string" table:number-columns-spanned="4" table:number-rows-spanned="2">
            <text:p>Emisiona premija (račun 320)</text:p>
          </table:table-cell>
          <table:covered-table-cell table:number-columns-repeated="3" table:style-name="ce190"/>
          <table:table-cell table:style-name="ce28" table:number-columns-repeated="2"/>
          <table:table-cell table:style-name="ce444" table:number-columns-repeated="4"/>
          <table:table-cell table:style-name="ce28"/>
          <table:table-cell table:style-name="ce468" table:number-columns-repeated="974"/>
        </table:table-row>
        <table:table-row table:style-name="ro22">
          <table:covered-table-cell table:number-columns-repeated="4" table:style-name="ce26"/>
          <table:covered-table-cell table:number-columns-repeated="11" table:style-name="ce31"/>
          <table:covered-table-cell table:style-name="ce170"/>
          <table:covered-table-cell table:number-columns-repeated="2" table:style-name="ce169"/>
          <table:covered-table-cell table:number-columns-repeated="4" table:style-name="ce190"/>
          <table:covered-table-cell table:style-name="ce170" office:value-type="string">
            <text:p>AOP2</text:p>
          </table:covered-table-cell>
          <table:covered-table-cell table:number-columns-repeated="2" table:style-name="ce169"/>
          <table:covered-table-cell table:number-columns-repeated="4" table:style-name="ce7"/>
          <table:covered-table-cell table:style-name="ce170"/>
          <table:covered-table-cell table:number-columns-repeated="2" table:style-name="ce169"/>
          <table:covered-table-cell table:number-columns-repeated="4" table:style-name="ce190"/>
          <table:covered-table-cell table:style-name="ce363"/>
          <table:covered-table-cell table:style-name="ce377"/>
          <table:covered-table-cell table:style-name="ce386"/>
          <table:covered-table-cell table:style-name="ce7"/>
          <table:covered-table-cell table:number-columns-repeated="3" table:style-name="ce190"/>
          <table:table-cell table:style-name="ce28" table:number-columns-repeated="2"/>
          <table:table-cell table:style-name="ce444" table:number-columns-repeated="4"/>
          <table:table-cell table:style-name="ce28"/>
          <table:table-cell table:style-name="ce468" table:number-columns-repeated="974"/>
        </table:table-row>
        <table:table-row table:style-name="ro4">
          <table:table-cell table:style-name="ce25" table:number-columns-spanned="4" table:number-rows-spanned="1"/>
          <table:covered-table-cell table:number-columns-repeated="3" table:style-name="ce62"/>
          <table:table-cell table:style-name="ce25" office:value-type="float" office:value="1" table:number-columns-spanned="11" table:number-rows-spanned="1">
            <text:p>1</text:p>
          </table:table-cell>
          <table:covered-table-cell table:number-columns-repeated="10" table:style-name="ce25"/>
          <table:table-cell table:style-name="ce171" table:number-columns-spanned="3" table:number-rows-spanned="1"/>
          <table:covered-table-cell table:number-columns-repeated="2" table:style-name="ce171"/>
          <table:table-cell table:style-name="ce171" office:value-type="float" office:value="2" table:number-columns-spanned="4" table:number-rows-spanned="1">
            <text:p>2</text:p>
          </table:table-cell>
          <table:covered-table-cell table:number-columns-repeated="3" table:style-name="ce171"/>
          <table:table-cell table:style-name="ce171" table:number-columns-spanned="3" table:number-rows-spanned="1"/>
          <table:covered-table-cell table:number-columns-repeated="2" table:style-name="ce171"/>
          <table:table-cell table:style-name="ce171" office:value-type="float" office:value="3" table:number-columns-spanned="4" table:number-rows-spanned="1">
            <text:p>3</text:p>
          </table:table-cell>
          <table:covered-table-cell table:number-columns-repeated="3" table:style-name="ce171"/>
          <table:table-cell table:style-name="ce171" table:number-columns-spanned="3" table:number-rows-spanned="1"/>
          <table:covered-table-cell table:number-columns-repeated="2" table:style-name="ce171"/>
          <table:table-cell table:style-name="ce171" office:value-type="float" office:value="4" table:number-columns-spanned="4" table:number-rows-spanned="1">
            <text:p>4</text:p>
          </table:table-cell>
          <table:covered-table-cell table:number-columns-repeated="3" table:style-name="ce171"/>
          <table:table-cell table:style-name="ce171" table:number-columns-spanned="3" table:number-rows-spanned="1"/>
          <table:covered-table-cell table:number-columns-repeated="2" table:style-name="ce171"/>
          <table:table-cell table:style-name="ce171" office:value-type="float" office:value="5" table:number-columns-spanned="4" table:number-rows-spanned="1">
            <text:p>5</text:p>
          </table:table-cell>
          <table:covered-table-cell table:number-columns-repeated="3" table:style-name="ce171"/>
          <table:table-cell table:style-name="ce28" table:number-columns-repeated="2"/>
          <table:table-cell table:style-name="ce444" table:number-columns-repeated="4"/>
          <table:table-cell table:style-name="ce28"/>
          <table:table-cell table:style-name="ce468" table:number-columns-repeated="974"/>
        </table:table-row>
        <table:table-row table:style-name="ro23">
          <table:table-cell table:style-name="ce27" office:value-type="float" office:value="1" table:number-columns-spanned="4" table:number-rows-spanned="1">
            <text:p>1</text:p>
          </table:table-cell>
          <table:covered-table-cell table:number-columns-repeated="3" table:style-name="ce27"/>
          <table:table-cell table:style-name="ce102" office:value-type="string" table:number-columns-spanned="11" table:number-rows-spanned="1">
            <text:p>Stanje na dan 01.01. prethodne godine ______________</text:p>
          </table:table-cell>
          <table:covered-table-cell table:number-columns-repeated="9" table:style-name="ce106"/>
          <table:covered-table-cell table:style-name="ce164"/>
          <table:table-cell table:style-name="ce172" office:value-type="string" table:number-columns-spanned="3" table:number-rows-spanned="1">
            <text:p>401</text:p>
          </table:table-cell>
          <table:covered-table-cell table:style-name="ce180"/>
          <table:covered-table-cell table:style-name="ce172"/>
          <table:table-cell table:style-name="ce191" table:content-validation-name="val5" table:number-columns-spanned="4" table:number-rows-spanned="1"/>
          <table:covered-table-cell table:number-columns-repeated="2" table:style-name="ce197" table:content-validation-name="val5"/>
          <table:covered-table-cell table:style-name="ce203" table:content-validation-name="val5"/>
          <table:table-cell table:style-name="ce204" office:value-type="float" office:value="414" table:number-columns-spanned="3" table:number-rows-spanned="1">
            <text:p>414</text:p>
          </table:table-cell>
          <table:covered-table-cell table:number-columns-repeated="2" table:style-name="ce204"/>
          <table:table-cell table:style-name="ce191" table:content-validation-name="val5" table:number-columns-spanned="4" table:number-rows-spanned="1"/>
          <table:covered-table-cell table:number-columns-repeated="2" table:style-name="ce197" table:content-validation-name="val5"/>
          <table:covered-table-cell table:style-name="ce203" table:content-validation-name="val5"/>
          <table:table-cell table:style-name="ce204" office:value-type="float" office:value="427" table:number-columns-spanned="3" table:number-rows-spanned="1">
            <text:p>427</text:p>
          </table:table-cell>
          <table:covered-table-cell table:number-columns-repeated="2" table:style-name="ce204"/>
          <table:table-cell table:style-name="ce191" table:content-validation-name="val5" table:number-columns-spanned="4" table:number-rows-spanned="1"/>
          <table:covered-table-cell table:number-columns-repeated="2" table:style-name="ce197" table:content-validation-name="val5"/>
          <table:covered-table-cell table:style-name="ce203" table:content-validation-name="val5"/>
          <table:table-cell table:style-name="ce204" office:value-type="float" office:value="440" table:number-columns-spanned="3" table:number-rows-spanned="1">
            <text:p>440</text:p>
          </table:table-cell>
          <table:covered-table-cell table:number-columns-repeated="2" table:style-name="ce204"/>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193]" office:value-type="float" office:value="0">
            <text:p>0</text:p>
          </table:table-cell>
          <table:table-cell table:style-name="ce445" table:formula="of:=[.Z193]" office:value-type="float" office:value="0">
            <text:p>0</text:p>
          </table:table-cell>
          <table:table-cell table:style-name="ce445" table:formula="of:=[.AG193]" office:value-type="float" office:value="0">
            <text:p>0</text:p>
          </table:table-cell>
          <table:table-cell table:style-name="ce445" table:formula="of:=[.AN193]" office:value-type="float" office:value="0">
            <text:p>0</text:p>
          </table:table-cell>
          <table:table-cell table:number-columns-repeated="975"/>
        </table:table-row>
        <table:table-row table:style-name="ro24">
          <table:table-cell table:style-name="ce27" office:value-type="float" office:value="2" table:number-columns-spanned="4" table:number-rows-spanned="1">
            <text:p>2</text:p>
          </table:table-cell>
          <table:covered-table-cell table:number-columns-repeated="3" table:style-name="ce27"/>
          <table:table-cell table:style-name="ce102" office:value-type="string" table:number-columns-spanned="11" table:number-rows-spanned="1">
            <text:p>Ispravka materijalno značajnih grešaka i promena računovodstvenih politika u prethodnoj godini - povećanje</text:p>
          </table:table-cell>
          <table:covered-table-cell table:number-columns-repeated="10" table:style-name="ce102"/>
          <table:table-cell table:style-name="ce172" office:value-type="string" table:number-columns-spanned="3" table:number-rows-spanned="1">
            <text:p>402</text:p>
          </table:table-cell>
          <table:covered-table-cell table:style-name="ce180"/>
          <table:covered-table-cell table:style-name="ce172"/>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15" table:number-columns-spanned="3" table:number-rows-spanned="1">
            <text:p>415</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28" table:number-columns-spanned="3" table:number-rows-spanned="1">
            <text:p>428</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41" table:number-columns-spanned="3" table:number-rows-spanned="1">
            <text:p>441</text:p>
          </table:table-cell>
          <table:covered-table-cell table:number-columns-repeated="2" table:style-name="ce204"/>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194]" office:value-type="float" office:value="0">
            <text:p>0</text:p>
          </table:table-cell>
          <table:table-cell table:style-name="ce445" table:formula="of:=[.Z194]" office:value-type="float" office:value="0">
            <text:p>0</text:p>
          </table:table-cell>
          <table:table-cell table:style-name="ce445" table:formula="of:=[.AG194]" office:value-type="float" office:value="0">
            <text:p>0</text:p>
          </table:table-cell>
          <table:table-cell table:style-name="ce445" table:formula="of:=[.AN194]" office:value-type="float" office:value="0">
            <text:p>0</text:p>
          </table:table-cell>
          <table:table-cell table:number-columns-repeated="975"/>
        </table:table-row>
        <table:table-row table:style-name="ro25">
          <table:table-cell table:style-name="ce27" office:value-type="float" office:value="3" table:number-columns-spanned="4" table:number-rows-spanned="1">
            <text:p>3</text:p>
          </table:table-cell>
          <table:covered-table-cell table:number-columns-repeated="3" table:style-name="ce27"/>
          <table:table-cell table:style-name="ce102" office:value-type="string" table:number-columns-spanned="11" table:number-rows-spanned="1">
            <text:p>Ispravka materijalno značajnih grešaka i promena računovodstvenih politika u prethodnoj godini - smanjenje</text:p>
          </table:table-cell>
          <table:covered-table-cell table:number-columns-repeated="10" table:style-name="ce102"/>
          <table:table-cell table:style-name="ce172" office:value-type="string" table:number-columns-spanned="3" table:number-rows-spanned="1">
            <text:p>403</text:p>
          </table:table-cell>
          <table:covered-table-cell table:style-name="ce180"/>
          <table:covered-table-cell table:style-name="ce172"/>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16" table:number-columns-spanned="3" table:number-rows-spanned="1">
            <text:p>416</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29" table:number-columns-spanned="3" table:number-rows-spanned="1">
            <text:p>429</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42" table:number-columns-spanned="3" table:number-rows-spanned="1">
            <text:p>442</text:p>
          </table:table-cell>
          <table:covered-table-cell table:number-columns-repeated="2" table:style-name="ce204"/>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195]" office:value-type="float" office:value="0">
            <text:p>0</text:p>
          </table:table-cell>
          <table:table-cell table:style-name="ce445" table:formula="of:=[.Z195]" office:value-type="float" office:value="0">
            <text:p>0</text:p>
          </table:table-cell>
          <table:table-cell table:style-name="ce445" table:formula="of:=[.AG195]" office:value-type="float" office:value="0">
            <text:p>0</text:p>
          </table:table-cell>
          <table:table-cell table:style-name="ce445" table:formula="of:=[.AN195]" office:value-type="float" office:value="0">
            <text:p>0</text:p>
          </table:table-cell>
          <table:table-cell table:number-columns-repeated="975"/>
        </table:table-row>
        <table:table-row table:style-name="ro26">
          <table:table-cell table:style-name="ce27" office:value-type="float" office:value="4" table:number-columns-spanned="4" table:number-rows-spanned="1">
            <text:p>4</text:p>
          </table:table-cell>
          <table:covered-table-cell table:number-columns-repeated="3" table:style-name="ce27"/>
          <table:table-cell table:style-name="ce102" office:value-type="string" table:number-columns-spanned="11" table:number-rows-spanned="1">
            <text:p>Korigovano početno stanje na dan 01.01. prethodne godine ______________ (red.br. 1+2-3 )</text:p>
          </table:table-cell>
          <table:covered-table-cell table:number-columns-repeated="9" table:style-name="ce106"/>
          <table:covered-table-cell table:style-name="ce164"/>
          <table:table-cell table:style-name="ce172" office:value-type="string" table:number-columns-spanned="3" table:number-rows-spanned="1">
            <text:p>404</text:p>
          </table:table-cell>
          <table:covered-table-cell table:style-name="ce180"/>
          <table:covered-table-cell table:style-name="ce172"/>
          <table:table-cell table:style-name="ce192" table:content-validation-name="val5" table:formula="of:=IF([.AT196]&lt;=0;&quot;&quot;;[.AT196])" table:number-columns-spanned="4" table:number-rows-spanned="1">
            <text:p/>
          </table:table-cell>
          <table:covered-table-cell table:number-columns-repeated="3" table:style-name="ce192" table:content-validation-name="val5"/>
          <table:table-cell table:style-name="ce204" office:value-type="float" office:value="417" table:number-columns-spanned="3" table:number-rows-spanned="1">
            <text:p>417</text:p>
          </table:table-cell>
          <table:covered-table-cell table:number-columns-repeated="2" table:style-name="ce204"/>
          <table:table-cell table:style-name="ce192" table:content-validation-name="val5" table:formula="of:=IF([.AU196]&lt;=0;&quot;&quot;;[.AU196])" table:number-columns-spanned="4" table:number-rows-spanned="1">
            <text:p/>
          </table:table-cell>
          <table:covered-table-cell table:number-columns-repeated="3" table:style-name="ce192" table:content-validation-name="val5"/>
          <table:table-cell table:style-name="ce204" office:value-type="float" office:value="430" table:number-columns-spanned="3" table:number-rows-spanned="1">
            <text:p>430</text:p>
          </table:table-cell>
          <table:covered-table-cell table:number-columns-repeated="2" table:style-name="ce204"/>
          <table:table-cell table:style-name="ce192" table:content-validation-name="val5" table:formula="of:=IF([.AV196]&lt;=0;&quot;&quot;;[.AV196])" table:number-columns-spanned="4" table:number-rows-spanned="1">
            <text:p/>
          </table:table-cell>
          <table:covered-table-cell table:number-columns-repeated="3" table:style-name="ce192" table:content-validation-name="val5"/>
          <table:table-cell table:style-name="ce204" office:value-type="float" office:value="443" table:number-columns-spanned="3" table:number-rows-spanned="1">
            <text:p>443</text:p>
          </table:table-cell>
          <table:covered-table-cell table:number-columns-repeated="2" table:style-name="ce204"/>
          <table:table-cell table:style-name="ce192" table:formula="of:=IF([.AW196]&lt;=0;&quot;&quot;;[.AW196])" table:number-columns-spanned="4" table:number-rows-spanned="1">
            <text:p/>
          </table:table-cell>
          <table:covered-table-cell table:number-columns-repeated="2" table:style-name="ce401"/>
          <table:covered-table-cell table:style-name="ce411"/>
          <table:table-cell table:number-columns-repeated="2"/>
          <table:table-cell table:style-name="ce446" table:formula="of:=[.AT193]+[.AT194]-[.AT195]" office:value-type="float" office:value="0">
            <text:p>0</text:p>
          </table:table-cell>
          <table:table-cell table:style-name="ce446" table:formula="of:=[.AU193]+[.AU194]-[.AU195]" office:value-type="float" office:value="0">
            <text:p>0</text:p>
          </table:table-cell>
          <table:table-cell table:style-name="ce446" table:formula="of:=[.AV193]+[.AV194]-[.AV195]" office:value-type="float" office:value="0">
            <text:p>0</text:p>
          </table:table-cell>
          <table:table-cell table:style-name="ce446" table:formula="of:=[.AW193]+[.AW194]-[.AW195]" office:value-type="float" office:value="0">
            <text:p>0</text:p>
          </table:table-cell>
          <table:table-cell table:number-columns-repeated="975"/>
        </table:table-row>
        <table:table-row table:style-name="ro10">
          <table:table-cell table:style-name="ce27" office:value-type="float" office:value="5" table:number-columns-spanned="4" table:number-rows-spanned="1">
            <text:p>5</text:p>
          </table:table-cell>
          <table:covered-table-cell table:number-columns-repeated="3" table:style-name="ce27"/>
          <table:table-cell table:style-name="ce102" office:value-type="string" table:number-columns-spanned="11" table:number-rows-spanned="1">
            <text:p>Ukupna povećanja u prethodnoj godini</text:p>
          </table:table-cell>
          <table:covered-table-cell table:number-columns-repeated="9" table:style-name="ce106"/>
          <table:covered-table-cell table:style-name="ce164"/>
          <table:table-cell table:style-name="ce172" office:value-type="string" table:number-columns-spanned="3" table:number-rows-spanned="1">
            <text:p>405</text:p>
          </table:table-cell>
          <table:covered-table-cell table:style-name="ce180"/>
          <table:covered-table-cell table:style-name="ce172"/>
          <table:table-cell table:style-name="ce193" table:number-columns-spanned="4" table:number-rows-spanned="1"/>
          <table:covered-table-cell table:number-columns-repeated="3" table:style-name="ce193"/>
          <table:table-cell table:style-name="ce204" office:value-type="float" office:value="418" table:number-columns-spanned="3" table:number-rows-spanned="1">
            <text:p>418</text:p>
          </table:table-cell>
          <table:covered-table-cell table:number-columns-repeated="2" table:style-name="ce204"/>
          <table:table-cell table:style-name="ce193" table:content-validation-name="val5" table:number-columns-spanned="4" table:number-rows-spanned="1"/>
          <table:covered-table-cell table:number-columns-repeated="3" table:style-name="ce193" table:content-validation-name="val5"/>
          <table:table-cell table:style-name="ce204" office:value-type="float" office:value="431" table:number-columns-spanned="3" table:number-rows-spanned="1">
            <text:p>431</text:p>
          </table:table-cell>
          <table:covered-table-cell table:number-columns-repeated="2" table:style-name="ce204"/>
          <table:table-cell table:style-name="ce193" table:content-validation-name="val5" table:number-columns-spanned="4" table:number-rows-spanned="1"/>
          <table:covered-table-cell table:number-columns-repeated="3" table:style-name="ce193" table:content-validation-name="val5"/>
          <table:table-cell table:style-name="ce204" office:value-type="float" office:value="444" table:number-columns-spanned="3" table:number-rows-spanned="1">
            <text:p>444</text:p>
          </table:table-cell>
          <table:covered-table-cell table:number-columns-repeated="2" table:style-name="ce204"/>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197]" office:value-type="float" office:value="0">
            <text:p>0</text:p>
          </table:table-cell>
          <table:table-cell table:style-name="ce445" table:formula="of:=[.Z197]" office:value-type="float" office:value="0">
            <text:p>0</text:p>
          </table:table-cell>
          <table:table-cell table:style-name="ce445" table:formula="of:=[.AG197]" office:value-type="float" office:value="0">
            <text:p>0</text:p>
          </table:table-cell>
          <table:table-cell table:style-name="ce445" table:formula="of:=[.AN197]" office:value-type="float" office:value="0">
            <text:p>0</text:p>
          </table:table-cell>
          <table:table-cell table:number-columns-repeated="975"/>
        </table:table-row>
        <table:table-row table:style-name="ro17">
          <table:table-cell table:style-name="ce27" office:value-type="float" office:value="6" table:number-columns-spanned="4" table:number-rows-spanned="1">
            <text:p>6</text:p>
          </table:table-cell>
          <table:covered-table-cell table:number-columns-repeated="3" table:style-name="ce27"/>
          <table:table-cell table:style-name="ce102" office:value-type="string" table:number-columns-spanned="11" table:number-rows-spanned="1">
            <text:p>Ukupna smanjenja u prethodnoj godini</text:p>
          </table:table-cell>
          <table:covered-table-cell table:number-columns-repeated="9" table:style-name="ce106"/>
          <table:covered-table-cell table:style-name="ce164"/>
          <table:table-cell table:style-name="ce172" office:value-type="string" table:number-columns-spanned="3" table:number-rows-spanned="1">
            <text:p>406</text:p>
          </table:table-cell>
          <table:covered-table-cell table:style-name="ce180"/>
          <table:covered-table-cell table:style-name="ce172"/>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19" table:number-columns-spanned="3" table:number-rows-spanned="1">
            <text:p>419</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32" table:number-columns-spanned="3" table:number-rows-spanned="1">
            <text:p>432</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45" table:number-columns-spanned="3" table:number-rows-spanned="1">
            <text:p>445</text:p>
          </table:table-cell>
          <table:covered-table-cell table:number-columns-repeated="2" table:style-name="ce204"/>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198]" office:value-type="float" office:value="0">
            <text:p>0</text:p>
          </table:table-cell>
          <table:table-cell table:style-name="ce445" table:formula="of:=[.Z198]" office:value-type="float" office:value="0">
            <text:p>0</text:p>
          </table:table-cell>
          <table:table-cell table:style-name="ce445" table:formula="of:=[.AG198]" office:value-type="float" office:value="0">
            <text:p>0</text:p>
          </table:table-cell>
          <table:table-cell table:style-name="ce445" table:formula="of:=[.AN198]" office:value-type="float" office:value="0">
            <text:p>0</text:p>
          </table:table-cell>
          <table:table-cell table:number-columns-repeated="975"/>
        </table:table-row>
        <table:table-row table:style-name="ro27">
          <table:table-cell table:style-name="ce27" office:value-type="float" office:value="7" table:number-columns-spanned="4" table:number-rows-spanned="1">
            <text:p>7</text:p>
          </table:table-cell>
          <table:covered-table-cell table:number-columns-repeated="3" table:style-name="ce27"/>
          <table:table-cell table:style-name="ce102" office:value-type="string" table:number-columns-spanned="11" table:number-rows-spanned="1">
            <text:p>Stanje na dan 31.12. prethodne godine ______________ (red.br. 4+5-6 )</text:p>
          </table:table-cell>
          <table:covered-table-cell table:number-columns-repeated="10" table:style-name="ce102"/>
          <table:table-cell table:style-name="ce172" office:value-type="string" table:number-columns-spanned="3" table:number-rows-spanned="1">
            <text:p>407</text:p>
          </table:table-cell>
          <table:covered-table-cell table:style-name="ce180"/>
          <table:covered-table-cell table:style-name="ce172"/>
          <table:table-cell table:style-name="ce192" table:content-validation-name="val5" table:formula="of:=IF([.AT199]&lt;=0;&quot;&quot;;[.AT199])" table:number-columns-spanned="4" table:number-rows-spanned="1">
            <text:p/>
          </table:table-cell>
          <table:covered-table-cell table:number-columns-repeated="3" table:style-name="ce192" table:content-validation-name="val5"/>
          <table:table-cell table:style-name="ce204" office:value-type="float" office:value="420" table:number-columns-spanned="3" table:number-rows-spanned="1">
            <text:p>420</text:p>
          </table:table-cell>
          <table:covered-table-cell table:number-columns-repeated="2" table:style-name="ce204"/>
          <table:table-cell table:style-name="ce192" table:content-validation-name="val5" table:formula="of:=IF([.AU199]&lt;=0;&quot;&quot;;[.AU199])" table:number-columns-spanned="4" table:number-rows-spanned="1">
            <text:p/>
          </table:table-cell>
          <table:covered-table-cell table:number-columns-repeated="3" table:style-name="ce192" table:content-validation-name="val5"/>
          <table:table-cell table:style-name="ce204" office:value-type="float" office:value="433" table:number-columns-spanned="3" table:number-rows-spanned="1">
            <text:p>433</text:p>
          </table:table-cell>
          <table:covered-table-cell table:number-columns-repeated="2" table:style-name="ce204"/>
          <table:table-cell table:style-name="ce192" table:content-validation-name="val5" table:formula="of:=IF([.AV199]&lt;=0;&quot;&quot;;[.AV199])" table:number-columns-spanned="4" table:number-rows-spanned="1">
            <text:p/>
          </table:table-cell>
          <table:covered-table-cell table:number-columns-repeated="3" table:style-name="ce192" table:content-validation-name="val5"/>
          <table:table-cell table:style-name="ce204" office:value-type="float" office:value="446" table:number-columns-spanned="3" table:number-rows-spanned="1">
            <text:p>446</text:p>
          </table:table-cell>
          <table:covered-table-cell table:number-columns-repeated="2" table:style-name="ce204"/>
          <table:table-cell table:style-name="ce192" table:formula="of:=IF([.AW199]&lt;=0;&quot;&quot;;[.AW199])" table:number-columns-spanned="4" table:number-rows-spanned="1">
            <text:p/>
          </table:table-cell>
          <table:covered-table-cell table:number-columns-repeated="2" table:style-name="ce401"/>
          <table:covered-table-cell table:style-name="ce411"/>
          <table:table-cell table:number-columns-repeated="2"/>
          <table:table-cell table:style-name="ce446" table:formula="of:=[.AT196]+[.AT197]-[.AT198]" office:value-type="float" office:value="0">
            <text:p>0</text:p>
          </table:table-cell>
          <table:table-cell table:style-name="ce446" table:formula="of:=[.AU196]+[.AU197]-[.AU198]" office:value-type="float" office:value="0">
            <text:p>0</text:p>
          </table:table-cell>
          <table:table-cell table:style-name="ce446" table:formula="of:=[.AV196]+[.AV197]-[.AV198]" office:value-type="float" office:value="0">
            <text:p>0</text:p>
          </table:table-cell>
          <table:table-cell table:style-name="ce446" table:formula="of:=[.AW196]+[.AW197]-[.AW198]" office:value-type="float" office:value="0">
            <text:p>0</text:p>
          </table:table-cell>
          <table:table-cell table:number-columns-repeated="975"/>
        </table:table-row>
        <table:table-row table:style-name="ro28">
          <table:table-cell table:style-name="ce27" office:value-type="float" office:value="8" table:number-columns-spanned="4" table:number-rows-spanned="1">
            <text:p>8</text:p>
          </table:table-cell>
          <table:covered-table-cell table:number-columns-repeated="3" table:style-name="ce27"/>
          <table:table-cell table:style-name="ce102" office:value-type="string" table:number-columns-spanned="11" table:number-rows-spanned="1">
            <text:p>Ispravka materijalno značajnih grešaka i promena računovodstvenih politika u tekućoj godini - povećanje</text:p>
          </table:table-cell>
          <table:covered-table-cell table:number-columns-repeated="9" table:style-name="ce106"/>
          <table:covered-table-cell table:style-name="ce164"/>
          <table:table-cell table:style-name="ce172" office:value-type="string" table:number-columns-spanned="3" table:number-rows-spanned="1">
            <text:p>408</text:p>
          </table:table-cell>
          <table:covered-table-cell table:style-name="ce180"/>
          <table:covered-table-cell table:style-name="ce172"/>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21" table:number-columns-spanned="3" table:number-rows-spanned="1">
            <text:p>421</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34" table:number-columns-spanned="3" table:number-rows-spanned="1">
            <text:p>434</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47" table:number-columns-spanned="3" table:number-rows-spanned="1">
            <text:p>447</text:p>
          </table:table-cell>
          <table:covered-table-cell table:number-columns-repeated="2" table:style-name="ce204"/>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200]" office:value-type="float" office:value="0">
            <text:p>0</text:p>
          </table:table-cell>
          <table:table-cell table:style-name="ce445" table:formula="of:=[.Z200]" office:value-type="float" office:value="0">
            <text:p>0</text:p>
          </table:table-cell>
          <table:table-cell table:style-name="ce445" table:formula="of:=[.AG200]" office:value-type="float" office:value="0">
            <text:p>0</text:p>
          </table:table-cell>
          <table:table-cell table:style-name="ce445" table:formula="of:=[.AN200]" office:value-type="float" office:value="0">
            <text:p>0</text:p>
          </table:table-cell>
          <table:table-cell table:number-columns-repeated="975"/>
        </table:table-row>
        <table:table-row table:style-name="ro25">
          <table:table-cell table:style-name="ce27" office:value-type="float" office:value="9" table:number-columns-spanned="4" table:number-rows-spanned="1">
            <text:p>9</text:p>
          </table:table-cell>
          <table:covered-table-cell table:number-columns-repeated="3" table:style-name="ce27"/>
          <table:table-cell table:style-name="ce102" office:value-type="string" table:number-columns-spanned="11" table:number-rows-spanned="1">
            <text:p>Ispravka materijalno značajnih grešaka i promena računovodstvenih politika u tekućoj godini - smanjenje</text:p>
          </table:table-cell>
          <table:covered-table-cell table:number-columns-repeated="9" table:style-name="ce106"/>
          <table:covered-table-cell table:style-name="ce164"/>
          <table:table-cell table:style-name="ce172" office:value-type="string" table:number-columns-spanned="3" table:number-rows-spanned="1">
            <text:p>409</text:p>
          </table:table-cell>
          <table:covered-table-cell table:style-name="ce180"/>
          <table:covered-table-cell table:style-name="ce172"/>
          <table:table-cell table:style-name="ce193" table:content-validation-name="val6" table:number-columns-spanned="4" table:number-rows-spanned="1"/>
          <table:covered-table-cell table:number-columns-repeated="3" table:style-name="ce193" table:content-validation-name="val6"/>
          <table:table-cell table:style-name="ce204" office:value-type="float" office:value="422" table:number-columns-spanned="3" table:number-rows-spanned="1">
            <text:p>422</text:p>
          </table:table-cell>
          <table:covered-table-cell table:number-columns-repeated="2" table:style-name="ce204"/>
          <table:table-cell table:style-name="ce193" table:content-validation-name="val6" table:number-columns-spanned="4" table:number-rows-spanned="1"/>
          <table:covered-table-cell table:number-columns-repeated="3" table:style-name="ce193" table:content-validation-name="val6"/>
          <table:table-cell table:style-name="ce204" office:value-type="float" office:value="435" table:number-columns-spanned="3" table:number-rows-spanned="1">
            <text:p>435</text:p>
          </table:table-cell>
          <table:covered-table-cell table:number-columns-repeated="2" table:style-name="ce204"/>
          <table:table-cell table:style-name="ce193" table:content-validation-name="val6" table:number-columns-spanned="4" table:number-rows-spanned="1"/>
          <table:covered-table-cell table:number-columns-repeated="3" table:style-name="ce193" table:content-validation-name="val6"/>
          <table:table-cell table:style-name="ce204" office:value-type="float" office:value="448" table:number-columns-spanned="3" table:number-rows-spanned="1">
            <text:p>448</text:p>
          </table:table-cell>
          <table:covered-table-cell table:number-columns-repeated="2" table:style-name="ce204"/>
          <table:table-cell table:style-name="ce193" table:number-columns-spanned="4" table:number-rows-spanned="1"/>
          <table:covered-table-cell table:number-columns-repeated="2" table:style-name="ce221"/>
          <table:covered-table-cell table:style-name="ce260"/>
          <table:table-cell table:style-name="ce422" table:number-columns-repeated="2"/>
          <table:table-cell table:style-name="ce445" table:formula="of:=[.S201]" office:value-type="float" office:value="0">
            <text:p>0</text:p>
          </table:table-cell>
          <table:table-cell table:style-name="ce445" table:formula="of:=[.Z201]" office:value-type="float" office:value="0">
            <text:p>0</text:p>
          </table:table-cell>
          <table:table-cell table:style-name="ce445" table:formula="of:=[.AG201]" office:value-type="float" office:value="0">
            <text:p>0</text:p>
          </table:table-cell>
          <table:table-cell table:style-name="ce445" table:formula="of:=[.AN201]" office:value-type="float" office:value="0">
            <text:p>0</text:p>
          </table:table-cell>
          <table:table-cell table:style-name="ce422"/>
          <table:table-cell table:style-name="ce469" table:number-columns-repeated="974"/>
        </table:table-row>
        <table:table-row table:style-name="ro29">
          <table:table-cell table:style-name="ce27" office:value-type="float" office:value="10" table:number-columns-spanned="4" table:number-rows-spanned="1">
            <text:p>10</text:p>
          </table:table-cell>
          <table:covered-table-cell table:number-columns-repeated="3" table:style-name="ce27"/>
          <table:table-cell table:style-name="ce103" office:value-type="string" table:number-columns-spanned="11" table:number-rows-spanned="1">
            <text:p>Korigovano početno stanje na dan 01.01. tekuće godine ______________ (red.br. 7+8-9 )</text:p>
          </table:table-cell>
          <table:covered-table-cell table:number-columns-repeated="10" table:style-name="ce103"/>
          <table:table-cell table:style-name="ce172" office:value-type="string" table:number-columns-spanned="3" table:number-rows-spanned="1">
            <text:p>410</text:p>
          </table:table-cell>
          <table:covered-table-cell table:style-name="ce180"/>
          <table:covered-table-cell table:style-name="ce172"/>
          <table:table-cell table:style-name="ce192" table:content-validation-name="val5" table:formula="of:=IF([.AT202]&lt;=0;&quot;&quot;;[.AT202])" table:number-columns-spanned="4" table:number-rows-spanned="1">
            <text:p/>
          </table:table-cell>
          <table:covered-table-cell table:number-columns-repeated="3" table:style-name="ce192" table:content-validation-name="val5"/>
          <table:table-cell table:style-name="ce205" office:value-type="float" office:value="423" table:number-columns-spanned="3" table:number-rows-spanned="1">
            <text:p>423</text:p>
          </table:table-cell>
          <table:covered-table-cell table:number-columns-repeated="2" table:style-name="ce205"/>
          <table:table-cell table:style-name="ce192" table:content-validation-name="val5" table:formula="of:=IF([.AU202]&lt;=0;&quot;&quot;;[.AU202])" table:number-columns-spanned="4" table:number-rows-spanned="1">
            <text:p/>
          </table:table-cell>
          <table:covered-table-cell table:number-columns-repeated="3" table:style-name="ce192" table:content-validation-name="val5"/>
          <table:table-cell table:style-name="ce205" office:value-type="float" office:value="436" table:number-columns-spanned="3" table:number-rows-spanned="1">
            <text:p>436</text:p>
          </table:table-cell>
          <table:covered-table-cell table:number-columns-repeated="2" table:style-name="ce205"/>
          <table:table-cell table:style-name="ce192" table:content-validation-name="val5" table:formula="of:=IF([.AV202]&lt;=0;&quot;&quot;;[.AV202])" table:number-columns-spanned="4" table:number-rows-spanned="1">
            <text:p/>
          </table:table-cell>
          <table:covered-table-cell table:number-columns-repeated="3" table:style-name="ce192" table:content-validation-name="val5"/>
          <table:table-cell table:style-name="ce205" office:value-type="float" office:value="449" table:number-columns-spanned="3" table:number-rows-spanned="1">
            <text:p>449</text:p>
          </table:table-cell>
          <table:covered-table-cell table:number-columns-repeated="2" table:style-name="ce205"/>
          <table:table-cell table:style-name="ce192" table:formula="of:=IF([.AW202]&lt;=0;&quot;&quot;;[.AW202])" table:number-columns-spanned="4" table:number-rows-spanned="1">
            <text:p/>
          </table:table-cell>
          <table:covered-table-cell table:number-columns-repeated="2" table:style-name="ce401"/>
          <table:covered-table-cell table:style-name="ce411"/>
          <table:table-cell table:number-columns-repeated="2"/>
          <table:table-cell table:style-name="ce446" table:formula="of:=[.AT199]+[.AT200]-[.AT201]" office:value-type="float" office:value="0">
            <text:p>0</text:p>
          </table:table-cell>
          <table:table-cell table:style-name="ce446" table:formula="of:=[.AU199]+[.AU200]-[.AU201]" office:value-type="float" office:value="0">
            <text:p>0</text:p>
          </table:table-cell>
          <table:table-cell table:style-name="ce446" table:formula="of:=[.AV199]+[.AV200]-[.AV201]" office:value-type="float" office:value="0">
            <text:p>0</text:p>
          </table:table-cell>
          <table:table-cell table:style-name="ce446" table:formula="of:=[.AW199]+[.AW200]-[.AW201]" office:value-type="float" office:value="0">
            <text:p>0</text:p>
          </table:table-cell>
          <table:table-cell table:number-columns-repeated="975"/>
        </table:table-row>
        <table:table-row table:style-name="ro30">
          <table:table-cell table:style-name="ce27" office:value-type="float" office:value="11" table:number-columns-spanned="4" table:number-rows-spanned="1">
            <text:p>11</text:p>
          </table:table-cell>
          <table:covered-table-cell table:number-columns-repeated="3" table:style-name="ce27"/>
          <table:table-cell table:style-name="ce102" office:value-type="string" table:number-columns-spanned="11" table:number-rows-spanned="1">
            <text:p>Ukupna povećanja u tekućoj <text:s/>godini</text:p>
          </table:table-cell>
          <table:covered-table-cell table:number-columns-repeated="9" table:style-name="ce106"/>
          <table:covered-table-cell table:style-name="ce164"/>
          <table:table-cell table:style-name="ce172" office:value-type="string" table:number-columns-spanned="3" table:number-rows-spanned="1">
            <text:p>411</text:p>
          </table:table-cell>
          <table:covered-table-cell table:style-name="ce180"/>
          <table:covered-table-cell table:style-name="ce172"/>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24" table:number-columns-spanned="3" table:number-rows-spanned="1">
            <text:p>424</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37" table:number-columns-spanned="3" table:number-rows-spanned="1">
            <text:p>437</text:p>
          </table:table-cell>
          <table:covered-table-cell table:number-columns-repeated="2" table:style-name="ce204"/>
          <table:table-cell table:style-name="ce191" table:content-validation-name="val5" table:number-columns-spanned="4" table:number-rows-spanned="1"/>
          <table:covered-table-cell table:number-columns-repeated="3" table:style-name="ce191" table:content-validation-name="val5"/>
          <table:table-cell table:style-name="ce204" office:value-type="float" office:value="450" table:number-columns-spanned="3" table:number-rows-spanned="1">
            <text:p>450</text:p>
          </table:table-cell>
          <table:covered-table-cell table:number-columns-repeated="2" table:style-name="ce204"/>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203]" office:value-type="float" office:value="0">
            <text:p>0</text:p>
          </table:table-cell>
          <table:table-cell table:style-name="ce445" table:formula="of:=[.Z203]" office:value-type="float" office:value="0">
            <text:p>0</text:p>
          </table:table-cell>
          <table:table-cell table:style-name="ce445" table:formula="of:=[.AG203]" office:value-type="float" office:value="0">
            <text:p>0</text:p>
          </table:table-cell>
          <table:table-cell table:style-name="ce445" table:formula="of:=[.AN203]" office:value-type="float" office:value="0">
            <text:p>0</text:p>
          </table:table-cell>
          <table:table-cell table:number-columns-repeated="975"/>
        </table:table-row>
        <table:table-row table:style-name="ro2">
          <table:table-cell table:style-name="ce27" office:value-type="float" office:value="12" table:number-columns-spanned="4" table:number-rows-spanned="1">
            <text:p>12</text:p>
          </table:table-cell>
          <table:covered-table-cell table:number-columns-repeated="3" table:style-name="ce27"/>
          <table:table-cell table:style-name="ce102" office:value-type="string" table:number-columns-spanned="11" table:number-rows-spanned="1">
            <text:p>Ukupna smanjenja u tekućoj godini</text:p>
          </table:table-cell>
          <table:covered-table-cell table:number-columns-repeated="10" table:style-name="ce102"/>
          <table:table-cell table:style-name="ce172" office:value-type="string" table:number-columns-spanned="3" table:number-rows-spanned="1">
            <text:p>412</text:p>
          </table:table-cell>
          <table:covered-table-cell table:style-name="ce180"/>
          <table:covered-table-cell table:style-name="ce172"/>
          <table:table-cell table:style-name="ce193" table:content-validation-name="val5" table:number-columns-spanned="4" table:number-rows-spanned="1"/>
          <table:covered-table-cell table:number-columns-repeated="3" table:style-name="ce193" table:content-validation-name="val5"/>
          <table:table-cell table:style-name="ce204" office:value-type="float" office:value="425" table:number-columns-spanned="3" table:number-rows-spanned="1">
            <text:p>425</text:p>
          </table:table-cell>
          <table:covered-table-cell table:number-columns-repeated="2" table:style-name="ce204"/>
          <table:table-cell table:style-name="ce193" table:content-validation-name="val5" table:number-columns-spanned="4" table:number-rows-spanned="1"/>
          <table:covered-table-cell table:number-columns-repeated="3" table:style-name="ce193" table:content-validation-name="val5"/>
          <table:table-cell table:style-name="ce204" office:value-type="float" office:value="438" table:number-columns-spanned="3" table:number-rows-spanned="1">
            <text:p>438</text:p>
          </table:table-cell>
          <table:covered-table-cell table:number-columns-repeated="2" table:style-name="ce204"/>
          <table:table-cell table:style-name="ce193" table:content-validation-name="val5" table:number-columns-spanned="4" table:number-rows-spanned="1"/>
          <table:covered-table-cell table:number-columns-repeated="3" table:style-name="ce193" table:content-validation-name="val5"/>
          <table:table-cell table:style-name="ce204" office:value-type="float" office:value="451" table:number-columns-spanned="3" table:number-rows-spanned="1">
            <text:p>451</text:p>
          </table:table-cell>
          <table:covered-table-cell table:number-columns-repeated="2" table:style-name="ce204"/>
          <table:table-cell table:style-name="ce193" table:content-validation-name="val5" table:number-columns-spanned="4" table:number-rows-spanned="1"/>
          <table:covered-table-cell table:number-columns-repeated="2" table:style-name="ce221" table:content-validation-name="val5"/>
          <table:covered-table-cell table:style-name="ce260" table:content-validation-name="val5"/>
          <table:table-cell table:style-name="ce422" table:number-columns-repeated="2"/>
          <table:table-cell table:style-name="ce445" table:formula="of:=[.S204]" office:value-type="float" office:value="0">
            <text:p>0</text:p>
          </table:table-cell>
          <table:table-cell table:style-name="ce445" table:formula="of:=[.Z204]" office:value-type="float" office:value="0">
            <text:p>0</text:p>
          </table:table-cell>
          <table:table-cell table:style-name="ce445" table:formula="of:=[.AG204]" office:value-type="float" office:value="0">
            <text:p>0</text:p>
          </table:table-cell>
          <table:table-cell table:style-name="ce445" table:formula="of:=[.AN204]" office:value-type="float" office:value="0">
            <text:p>0</text:p>
          </table:table-cell>
          <table:table-cell table:style-name="ce422"/>
          <table:table-cell table:style-name="ce469" table:number-columns-repeated="974"/>
        </table:table-row>
        <table:table-row table:style-name="ro31">
          <table:table-cell table:style-name="ce27" office:value-type="float" office:value="13" table:number-columns-spanned="4" table:number-rows-spanned="1">
            <text:p>13</text:p>
          </table:table-cell>
          <table:covered-table-cell table:number-columns-repeated="2" table:style-name="ce63"/>
          <table:covered-table-cell table:style-name="ce94"/>
          <table:table-cell table:style-name="ce102" office:value-type="string" table:number-columns-spanned="11" table:number-rows-spanned="1">
            <text:p>Stanje na dan 31.12. tekuće godine ______________ (red.br. 10+11-12)</text:p>
          </table:table-cell>
          <table:covered-table-cell table:number-columns-repeated="9" table:style-name="ce106"/>
          <table:covered-table-cell table:style-name="ce164"/>
          <table:table-cell table:style-name="ce172" office:value-type="string" table:number-columns-spanned="3" table:number-rows-spanned="1">
            <text:p>413</text:p>
          </table:table-cell>
          <table:covered-table-cell table:style-name="ce180"/>
          <table:covered-table-cell table:style-name="ce172"/>
          <table:table-cell table:style-name="ce192" table:content-validation-name="val5" table:formula="of:=IF([.AT205]&lt;=0;&quot;&quot;;[.AT205])" table:number-columns-spanned="4" table:number-rows-spanned="1">
            <text:p/>
          </table:table-cell>
          <table:covered-table-cell table:number-columns-repeated="3" table:style-name="ce192" table:content-validation-name="val5"/>
          <table:table-cell table:style-name="ce204" office:value-type="float" office:value="426" table:number-columns-spanned="3" table:number-rows-spanned="1">
            <text:p>426</text:p>
          </table:table-cell>
          <table:covered-table-cell table:number-columns-repeated="2" table:style-name="ce204"/>
          <table:table-cell table:style-name="ce192" table:content-validation-name="val5" table:formula="of:=IF([.AU205]&lt;=0;&quot;&quot;;[.AU205])" table:number-columns-spanned="4" table:number-rows-spanned="1">
            <text:p/>
          </table:table-cell>
          <table:covered-table-cell table:number-columns-repeated="3" table:style-name="ce192" table:content-validation-name="val5"/>
          <table:table-cell table:style-name="ce204" office:value-type="float" office:value="439" table:number-columns-spanned="3" table:number-rows-spanned="1">
            <text:p>439</text:p>
          </table:table-cell>
          <table:covered-table-cell table:number-columns-repeated="2" table:style-name="ce204"/>
          <table:table-cell table:style-name="ce192" table:content-validation-name="val5" table:formula="of:=IF([.AV205]&lt;=0;&quot;&quot;;[.AV205])" table:number-columns-spanned="4" table:number-rows-spanned="1">
            <text:p/>
          </table:table-cell>
          <table:covered-table-cell table:number-columns-repeated="3" table:style-name="ce192" table:content-validation-name="val5"/>
          <table:table-cell table:style-name="ce204" office:value-type="float" office:value="452" table:number-columns-spanned="3" table:number-rows-spanned="1">
            <text:p>452</text:p>
          </table:table-cell>
          <table:covered-table-cell table:number-columns-repeated="2" table:style-name="ce204"/>
          <table:table-cell table:style-name="ce192" table:formula="of:=IF([.AW205]&lt;=0;&quot;&quot;;[.AW205])" table:number-columns-spanned="4" table:number-rows-spanned="1">
            <text:p/>
          </table:table-cell>
          <table:covered-table-cell table:number-columns-repeated="2" table:style-name="ce401"/>
          <table:covered-table-cell table:style-name="ce411"/>
          <table:table-cell table:number-columns-repeated="2"/>
          <table:table-cell table:style-name="ce446" table:formula="of:=[.AT202]+[.AT203]-[.AT204]" office:value-type="float" office:value="0">
            <text:p>0</text:p>
          </table:table-cell>
          <table:table-cell table:style-name="ce446" table:formula="of:=[.AU202]+[.AU203]-[.AU204]" office:value-type="float" office:value="0">
            <text:p>0</text:p>
          </table:table-cell>
          <table:table-cell table:style-name="ce446" table:formula="of:=[.AV202]+[.AV203]-[.AV204]" office:value-type="float" office:value="0">
            <text:p>0</text:p>
          </table:table-cell>
          <table:table-cell table:style-name="ce446" table:formula="of:=[.AW202]+[.AW203]-[.AW204]" office:value-type="float" office:value="0">
            <text:p>0</text:p>
          </table:table-cell>
          <table:table-cell table:number-columns-repeated="975"/>
        </table:table-row>
        <table:table-row table:style-name="ro19">
          <table:table-cell table:style-name="ce4" table:number-columns-repeated="43"/>
          <table:table-cell table:number-columns-repeated="981"/>
        </table:table-row>
        <table:table-row table:style-name="ro1">
          <table:table-cell table:style-name="ce28" table:number-columns-repeated="37"/>
          <table:table-cell table:style-name="ce297" office:value-type="string" table:number-columns-spanned="6" table:number-rows-spanned="1">
            <text:p>- u hiljadama dinara -</text:p>
          </table:table-cell>
          <table:covered-table-cell table:number-columns-repeated="5" table:style-name="ce297"/>
          <table:table-cell table:style-name="ce28" table:number-columns-repeated="2"/>
          <table:table-cell table:style-name="ce444" table:number-columns-repeated="4"/>
          <table:table-cell table:style-name="ce28"/>
          <table:table-cell table:style-name="ce468" table:number-columns-repeated="974"/>
        </table:table-row>
        <table:table-row table:style-name="ro21">
          <table:table-cell table:style-name="ce25" office:value-type="string" table:number-columns-spanned="4" table:number-rows-spanned="2">
            <text:p>Redni broj</text:p>
          </table:table-cell>
          <table:covered-table-cell table:number-columns-repeated="3" table:style-name="ce62"/>
          <table:table-cell table:style-name="ce31" office:value-type="string" table:number-columns-spanned="11" table:number-rows-spanned="2">
            <text:p>OPIS</text:p>
          </table:table-cell>
          <table:covered-table-cell table:number-columns-repeated="10" table:style-name="ce31"/>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Rezerve (računi 321, 322)</text:p>
          </table:table-cell>
          <table:covered-table-cell table:number-columns-repeated="3" table:style-name="ce190"/>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Revaloriza- cione rezerve (grupa 330 i 331)</text:p>
          </table:table-cell>
          <table:covered-table-cell table:number-columns-repeated="3" table:style-name="ce7"/>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Nerealizovani dobici po osnovu hartije od vrenosti (racun 332)</text:p>
          </table:table-cell>
          <table:covered-table-cell table:number-columns-repeated="3" table:style-name="ce190"/>
          <table:table-cell table:style-name="ce169" office:value-type="string" table:number-columns-spanned="3" table:number-rows-spanned="2">
            <text:p>AOP</text:p>
          </table:table-cell>
          <table:covered-table-cell table:style-name="ce376"/>
          <table:covered-table-cell table:style-name="ce385"/>
          <table:table-cell table:style-name="ce190" office:value-type="string" table:number-columns-spanned="4" table:number-rows-spanned="2">
            <text:p>Nerealizovani gubici po osnovu hartije od vrenosti</text:p>
            <text:p><text:s/>(racun 333)</text:p>
          </table:table-cell>
          <table:covered-table-cell table:number-columns-repeated="3" table:style-name="ce190"/>
          <table:table-cell table:style-name="ce28" table:number-columns-repeated="2"/>
          <table:table-cell table:style-name="ce444" table:number-columns-repeated="4"/>
          <table:table-cell table:style-name="ce28"/>
          <table:table-cell table:style-name="ce468" table:number-columns-repeated="974"/>
        </table:table-row>
        <table:table-row table:style-name="ro22">
          <table:covered-table-cell table:number-columns-repeated="4" table:style-name="ce26"/>
          <table:covered-table-cell table:number-columns-repeated="11" table:style-name="ce31"/>
          <table:covered-table-cell table:style-name="ce170"/>
          <table:covered-table-cell table:number-columns-repeated="2" table:style-name="ce169"/>
          <table:covered-table-cell table:number-columns-repeated="4" table:style-name="ce190"/>
          <table:covered-table-cell table:style-name="ce170" office:value-type="string">
            <text:p>AOP2</text:p>
          </table:covered-table-cell>
          <table:covered-table-cell table:number-columns-repeated="2" table:style-name="ce169"/>
          <table:covered-table-cell table:number-columns-repeated="4" table:style-name="ce7"/>
          <table:covered-table-cell table:style-name="ce170"/>
          <table:covered-table-cell table:number-columns-repeated="2" table:style-name="ce169"/>
          <table:covered-table-cell table:number-columns-repeated="4" table:style-name="ce190"/>
          <table:covered-table-cell table:style-name="ce363"/>
          <table:covered-table-cell table:style-name="ce377"/>
          <table:covered-table-cell table:style-name="ce386"/>
          <table:covered-table-cell table:number-columns-repeated="4" table:style-name="ce190"/>
          <table:table-cell table:style-name="ce28" table:number-columns-repeated="2"/>
          <table:table-cell table:style-name="ce444" table:number-columns-repeated="4"/>
          <table:table-cell table:style-name="ce28"/>
          <table:table-cell table:style-name="ce468" table:number-columns-repeated="974"/>
        </table:table-row>
        <table:table-row table:style-name="ro4">
          <table:table-cell table:style-name="ce25" table:number-columns-spanned="4" table:number-rows-spanned="1"/>
          <table:covered-table-cell table:number-columns-repeated="3" table:style-name="ce62"/>
          <table:table-cell table:style-name="ce25" office:value-type="float" office:value="1" table:number-columns-spanned="11" table:number-rows-spanned="1">
            <text:p>1</text:p>
          </table:table-cell>
          <table:covered-table-cell table:number-columns-repeated="10" table:style-name="ce25"/>
          <table:table-cell table:style-name="ce171" table:number-columns-spanned="3" table:number-rows-spanned="1"/>
          <table:covered-table-cell table:number-columns-repeated="2" table:style-name="ce171"/>
          <table:table-cell table:style-name="ce171" office:value-type="float" office:value="6" table:number-columns-spanned="4" table:number-rows-spanned="1">
            <text:p>6</text:p>
          </table:table-cell>
          <table:covered-table-cell table:number-columns-repeated="3" table:style-name="ce171"/>
          <table:table-cell table:style-name="ce171" table:number-columns-spanned="3" table:number-rows-spanned="1"/>
          <table:covered-table-cell table:number-columns-repeated="2" table:style-name="ce171"/>
          <table:table-cell table:style-name="ce171" office:value-type="float" office:value="7" table:number-columns-spanned="4" table:number-rows-spanned="1">
            <text:p>7</text:p>
          </table:table-cell>
          <table:covered-table-cell table:number-columns-repeated="3" table:style-name="ce171"/>
          <table:table-cell table:style-name="ce171" table:number-columns-spanned="3" table:number-rows-spanned="1"/>
          <table:covered-table-cell table:number-columns-repeated="2" table:style-name="ce171"/>
          <table:table-cell table:style-name="ce171" office:value-type="float" office:value="8" table:number-columns-spanned="4" table:number-rows-spanned="1">
            <text:p>8</text:p>
          </table:table-cell>
          <table:covered-table-cell table:number-columns-repeated="3" table:style-name="ce171"/>
          <table:table-cell table:style-name="ce171" table:number-columns-spanned="3" table:number-rows-spanned="1"/>
          <table:covered-table-cell table:number-columns-repeated="2" table:style-name="ce171"/>
          <table:table-cell table:style-name="ce171" office:value-type="float" office:value="9" table:number-columns-spanned="4" table:number-rows-spanned="1">
            <text:p>9</text:p>
          </table:table-cell>
          <table:covered-table-cell table:number-columns-repeated="3" table:style-name="ce171"/>
          <table:table-cell table:style-name="ce28" table:number-columns-repeated="2"/>
          <table:table-cell table:style-name="ce444" table:number-columns-repeated="4"/>
          <table:table-cell table:style-name="ce28"/>
          <table:table-cell table:style-name="ce468" table:number-columns-repeated="974"/>
        </table:table-row>
        <table:table-row table:style-name="ro23">
          <table:table-cell table:style-name="ce29" office:value-type="float" office:value="1" table:number-columns-spanned="4" table:number-rows-spanned="1">
            <text:p>1</text:p>
          </table:table-cell>
          <table:covered-table-cell table:number-columns-repeated="3" table:style-name="ce29"/>
          <table:table-cell table:style-name="ce104" office:value-type="string" table:number-columns-spanned="11" table:number-rows-spanned="1">
            <text:p>Stanje na dan 01.01. prethodne godine ______________</text:p>
          </table:table-cell>
          <table:covered-table-cell table:number-columns-repeated="9" table:style-name="ce107"/>
          <table:covered-table-cell table:style-name="ce165"/>
          <table:table-cell table:style-name="ce173" office:value-type="float" office:value="453" table:number-columns-spanned="3" table:number-rows-spanned="1">
            <text:p>453</text:p>
          </table:table-cell>
          <table:covered-table-cell table:style-name="ce181"/>
          <table:covered-table-cell table:style-name="ce173"/>
          <table:table-cell table:style-name="ce191" table:content-validation-name="val5" table:number-columns-spanned="4" table:number-rows-spanned="1"/>
          <table:covered-table-cell table:number-columns-repeated="2" table:style-name="ce197" table:content-validation-name="val5"/>
          <table:covered-table-cell table:style-name="ce203" table:content-validation-name="val5"/>
          <table:table-cell table:style-name="ce205" office:value-type="float" office:value="466" table:number-columns-spanned="3" table:number-rows-spanned="1">
            <text:p>466</text:p>
          </table:table-cell>
          <table:covered-table-cell table:number-columns-repeated="2" table:style-name="ce205"/>
          <table:table-cell table:style-name="ce191" table:content-validation-name="val5" table:number-columns-spanned="4" table:number-rows-spanned="1"/>
          <table:covered-table-cell table:number-columns-repeated="2" table:style-name="ce197" table:content-validation-name="val5"/>
          <table:covered-table-cell table:style-name="ce203" table:content-validation-name="val5"/>
          <table:table-cell table:style-name="ce205" office:value-type="float" office:value="479" table:number-columns-spanned="3" table:number-rows-spanned="1">
            <text:p>479</text:p>
          </table:table-cell>
          <table:covered-table-cell table:number-columns-repeated="2" table:style-name="ce205"/>
          <table:table-cell table:style-name="ce191" table:content-validation-name="val5" table:number-columns-spanned="4" table:number-rows-spanned="1"/>
          <table:covered-table-cell table:number-columns-repeated="2" table:style-name="ce197" table:content-validation-name="val5"/>
          <table:covered-table-cell table:style-name="ce203" table:content-validation-name="val5"/>
          <table:table-cell table:style-name="ce205" office:value-type="float" office:value="492" table:number-columns-spanned="3" table:number-rows-spanned="1">
            <text:p>492</text:p>
          </table:table-cell>
          <table:covered-table-cell table:number-columns-repeated="2" table:style-name="ce205"/>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211]" office:value-type="float" office:value="0">
            <text:p>0</text:p>
          </table:table-cell>
          <table:table-cell table:style-name="ce445" table:formula="of:=[.Z211]" office:value-type="float" office:value="0">
            <text:p>0</text:p>
          </table:table-cell>
          <table:table-cell table:style-name="ce445" table:formula="of:=[.AG211]" office:value-type="float" office:value="0">
            <text:p>0</text:p>
          </table:table-cell>
          <table:table-cell table:style-name="ce445" table:formula="of:=[.AN211]" office:value-type="float" office:value="0">
            <text:p>0</text:p>
          </table:table-cell>
          <table:table-cell table:number-columns-repeated="975"/>
        </table:table-row>
        <table:table-row table:style-name="ro24">
          <table:table-cell table:style-name="ce29" office:value-type="float" office:value="2" table:number-columns-spanned="4" table:number-rows-spanned="1">
            <text:p>2</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prethodnoj godini - povećanje</text:p>
          </table:table-cell>
          <table:covered-table-cell table:number-columns-repeated="10" table:style-name="ce104"/>
          <table:table-cell table:style-name="ce173" office:value-type="float" office:value="454" table:number-columns-spanned="3" table:number-rows-spanned="1">
            <text:p>454</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67" table:number-columns-spanned="3" table:number-rows-spanned="1">
            <text:p>467</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80" table:number-columns-spanned="3" table:number-rows-spanned="1">
            <text:p>480</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93" table:number-columns-spanned="3" table:number-rows-spanned="1">
            <text:p>493</text:p>
          </table:table-cell>
          <table:covered-table-cell table:number-columns-repeated="2" table:style-name="ce205"/>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212]" office:value-type="float" office:value="0">
            <text:p>0</text:p>
          </table:table-cell>
          <table:table-cell table:style-name="ce445" table:formula="of:=[.Z212]" office:value-type="float" office:value="0">
            <text:p>0</text:p>
          </table:table-cell>
          <table:table-cell table:style-name="ce445" table:formula="of:=[.AG212]" office:value-type="float" office:value="0">
            <text:p>0</text:p>
          </table:table-cell>
          <table:table-cell table:style-name="ce445" table:formula="of:=[.AN212]" office:value-type="float" office:value="0">
            <text:p>0</text:p>
          </table:table-cell>
          <table:table-cell table:number-columns-repeated="975"/>
        </table:table-row>
        <table:table-row table:style-name="ro25">
          <table:table-cell table:style-name="ce29" office:value-type="float" office:value="3" table:number-columns-spanned="4" table:number-rows-spanned="1">
            <text:p>3</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prethodnoj godini - smanjenje</text:p>
          </table:table-cell>
          <table:covered-table-cell table:number-columns-repeated="10" table:style-name="ce104"/>
          <table:table-cell table:style-name="ce173" office:value-type="float" office:value="455" table:number-columns-spanned="3" table:number-rows-spanned="1">
            <text:p>455</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68" table:number-columns-spanned="3" table:number-rows-spanned="1">
            <text:p>468</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81" table:number-columns-spanned="3" table:number-rows-spanned="1">
            <text:p>481</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94" table:number-columns-spanned="3" table:number-rows-spanned="1">
            <text:p>494</text:p>
          </table:table-cell>
          <table:covered-table-cell table:number-columns-repeated="2" table:style-name="ce205"/>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213]" office:value-type="float" office:value="0">
            <text:p>0</text:p>
          </table:table-cell>
          <table:table-cell table:style-name="ce445" table:formula="of:=[.Z213]" office:value-type="float" office:value="0">
            <text:p>0</text:p>
          </table:table-cell>
          <table:table-cell table:style-name="ce445" table:formula="of:=[.AG213]" office:value-type="float" office:value="0">
            <text:p>0</text:p>
          </table:table-cell>
          <table:table-cell table:style-name="ce445" table:formula="of:=[.AN213]" office:value-type="float" office:value="0">
            <text:p>0</text:p>
          </table:table-cell>
          <table:table-cell table:number-columns-repeated="975"/>
        </table:table-row>
        <table:table-row table:style-name="ro26">
          <table:table-cell table:style-name="ce29" office:value-type="float" office:value="4" table:number-columns-spanned="4" table:number-rows-spanned="1">
            <text:p>4</text:p>
          </table:table-cell>
          <table:covered-table-cell table:number-columns-repeated="3" table:style-name="ce29"/>
          <table:table-cell table:style-name="ce104" office:value-type="string" table:number-columns-spanned="11" table:number-rows-spanned="1">
            <text:p>Korigovano početno stanje na dan 01.01. prethodne godine ______________ (red.br. 1+2-3 )</text:p>
          </table:table-cell>
          <table:covered-table-cell table:number-columns-repeated="9" table:style-name="ce107"/>
          <table:covered-table-cell table:style-name="ce165"/>
          <table:table-cell table:style-name="ce173" office:value-type="float" office:value="456" table:number-columns-spanned="3" table:number-rows-spanned="1">
            <text:p>456</text:p>
          </table:table-cell>
          <table:covered-table-cell table:style-name="ce181"/>
          <table:covered-table-cell table:style-name="ce173"/>
          <table:table-cell table:style-name="ce192" table:content-validation-name="val5" table:formula="of:=IF([.AT214]&lt;=0;&quot; &quot;;[.AT214])" office:value-type="string" office:string-value=" " table:number-columns-spanned="4" table:number-rows-spanned="1">
            <text:p><text:s/></text:p>
          </table:table-cell>
          <table:covered-table-cell table:number-columns-repeated="3" table:style-name="ce192" table:content-validation-name="val5"/>
          <table:table-cell table:style-name="ce205" office:value-type="float" office:value="469" table:number-columns-spanned="3" table:number-rows-spanned="1">
            <text:p>469</text:p>
          </table:table-cell>
          <table:covered-table-cell table:number-columns-repeated="2" table:style-name="ce205"/>
          <table:table-cell table:style-name="ce192" table:content-validation-name="val5" table:formula="of:=IF([.AU214]&lt;=0;&quot; &quot;;[.AU214])" office:value-type="string" office:string-value=" " table:number-columns-spanned="4" table:number-rows-spanned="1">
            <text:p><text:s/></text:p>
          </table:table-cell>
          <table:covered-table-cell table:number-columns-repeated="3" table:style-name="ce192" table:content-validation-name="val5"/>
          <table:table-cell table:style-name="ce205" office:value-type="float" office:value="482" table:number-columns-spanned="3" table:number-rows-spanned="1">
            <text:p>482</text:p>
          </table:table-cell>
          <table:covered-table-cell table:number-columns-repeated="2" table:style-name="ce205"/>
          <table:table-cell table:style-name="ce192" table:content-validation-name="val5" table:formula="of:=IF([.AV214]&lt;=0;&quot; &quot;;[.AV214])" office:value-type="string" office:string-value=" " table:number-columns-spanned="4" table:number-rows-spanned="1">
            <text:p><text:s/></text:p>
          </table:table-cell>
          <table:covered-table-cell table:number-columns-repeated="3" table:style-name="ce192" table:content-validation-name="val5"/>
          <table:table-cell table:style-name="ce205" office:value-type="float" office:value="495" table:number-columns-spanned="3" table:number-rows-spanned="1">
            <text:p>495</text:p>
          </table:table-cell>
          <table:covered-table-cell table:number-columns-repeated="2" table:style-name="ce205"/>
          <table:table-cell table:style-name="ce192" table:formula="of:=IF([.AW214]&lt;=0;&quot;&quot;;[.AW214])" table:number-columns-spanned="4" table:number-rows-spanned="1">
            <text:p/>
          </table:table-cell>
          <table:covered-table-cell table:number-columns-repeated="2" table:style-name="ce401"/>
          <table:covered-table-cell table:style-name="ce411"/>
          <table:table-cell table:number-columns-repeated="2"/>
          <table:table-cell table:style-name="ce446" table:formula="of:=[.AT211]+[.AT212]-[.AT213]" office:value-type="float" office:value="0">
            <text:p>0</text:p>
          </table:table-cell>
          <table:table-cell table:style-name="ce446" table:formula="of:=[.AU211]+[.AU212]-[.AU213]" office:value-type="float" office:value="0">
            <text:p>0</text:p>
          </table:table-cell>
          <table:table-cell table:style-name="ce446" table:formula="of:=[.AV211]+[.AV212]-[.AV213]" office:value-type="float" office:value="0">
            <text:p>0</text:p>
          </table:table-cell>
          <table:table-cell table:style-name="ce446" table:formula="of:=[.AW211]+[.AW212]-[.AW213]" office:value-type="float" office:value="0">
            <text:p>0</text:p>
          </table:table-cell>
          <table:table-cell table:number-columns-repeated="975"/>
        </table:table-row>
        <table:table-row table:style-name="ro10">
          <table:table-cell table:style-name="ce29" office:value-type="float" office:value="5" table:number-columns-spanned="4" table:number-rows-spanned="1">
            <text:p>5</text:p>
          </table:table-cell>
          <table:covered-table-cell table:number-columns-repeated="3" table:style-name="ce29"/>
          <table:table-cell table:style-name="ce104" office:value-type="string" table:number-columns-spanned="11" table:number-rows-spanned="1">
            <text:p>Ukupna povećanja u prethodnoj godini</text:p>
          </table:table-cell>
          <table:covered-table-cell table:number-columns-repeated="9" table:style-name="ce107"/>
          <table:covered-table-cell table:style-name="ce165"/>
          <table:table-cell table:style-name="ce173" office:value-type="float" office:value="457" table:number-columns-spanned="3" table:number-rows-spanned="1">
            <text:p>457</text:p>
          </table:table-cell>
          <table:covered-table-cell table:style-name="ce181"/>
          <table:covered-table-cell table:style-name="ce173"/>
          <table:table-cell table:style-name="ce193" table:number-columns-spanned="4" table:number-rows-spanned="1"/>
          <table:covered-table-cell table:number-columns-repeated="3" table:style-name="ce193"/>
          <table:table-cell table:style-name="ce205" office:value-type="float" office:value="470" table:number-columns-spanned="3" table:number-rows-spanned="1">
            <text:p>470</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483" table:number-columns-spanned="3" table:number-rows-spanned="1">
            <text:p>483</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496" table:number-columns-spanned="3" table:number-rows-spanned="1">
            <text:p>496</text:p>
          </table:table-cell>
          <table:covered-table-cell table:number-columns-repeated="2" table:style-name="ce205"/>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215]" office:value-type="float" office:value="0">
            <text:p>0</text:p>
          </table:table-cell>
          <table:table-cell table:style-name="ce445" table:formula="of:=[.Z215]" office:value-type="float" office:value="0">
            <text:p>0</text:p>
          </table:table-cell>
          <table:table-cell table:style-name="ce445" table:formula="of:=[.AG215]" office:value-type="float" office:value="0">
            <text:p>0</text:p>
          </table:table-cell>
          <table:table-cell table:style-name="ce445" table:formula="of:=[.AN215]" office:value-type="float" office:value="0">
            <text:p>0</text:p>
          </table:table-cell>
          <table:table-cell table:number-columns-repeated="975"/>
        </table:table-row>
        <table:table-row table:style-name="ro17">
          <table:table-cell table:style-name="ce29" office:value-type="float" office:value="6" table:number-columns-spanned="4" table:number-rows-spanned="1">
            <text:p>6</text:p>
          </table:table-cell>
          <table:covered-table-cell table:number-columns-repeated="3" table:style-name="ce29"/>
          <table:table-cell table:style-name="ce104" office:value-type="string" table:number-columns-spanned="11" table:number-rows-spanned="1">
            <text:p>Ukupna smanjenja u prethodnoj godini</text:p>
          </table:table-cell>
          <table:covered-table-cell table:number-columns-repeated="10" table:style-name="ce104"/>
          <table:table-cell table:style-name="ce173" office:value-type="float" office:value="458" table:number-columns-spanned="3" table:number-rows-spanned="1">
            <text:p>458</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71" table:number-columns-spanned="3" table:number-rows-spanned="1">
            <text:p>471</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84" table:number-columns-spanned="3" table:number-rows-spanned="1">
            <text:p>484</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97" table:number-columns-spanned="3" table:number-rows-spanned="1">
            <text:p>497</text:p>
          </table:table-cell>
          <table:covered-table-cell table:number-columns-repeated="2" table:style-name="ce205"/>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216]" office:value-type="float" office:value="0">
            <text:p>0</text:p>
          </table:table-cell>
          <table:table-cell table:style-name="ce445" table:formula="of:=[.Z216]" office:value-type="float" office:value="0">
            <text:p>0</text:p>
          </table:table-cell>
          <table:table-cell table:style-name="ce445" table:formula="of:=[.AG216]" office:value-type="float" office:value="0">
            <text:p>0</text:p>
          </table:table-cell>
          <table:table-cell table:style-name="ce445" table:formula="of:=[.AN216]" office:value-type="float" office:value="0">
            <text:p>0</text:p>
          </table:table-cell>
          <table:table-cell table:number-columns-repeated="975"/>
        </table:table-row>
        <table:table-row table:style-name="ro27">
          <table:table-cell table:style-name="ce29" office:value-type="float" office:value="7" table:number-columns-spanned="4" table:number-rows-spanned="1">
            <text:p>7</text:p>
          </table:table-cell>
          <table:covered-table-cell table:number-columns-repeated="3" table:style-name="ce29"/>
          <table:table-cell table:style-name="ce104" office:value-type="string" table:number-columns-spanned="11" table:number-rows-spanned="1">
            <text:p>Stanje na dan 31.12. prethodne godine ______________ (red.br. 4+5-6 )</text:p>
          </table:table-cell>
          <table:covered-table-cell table:number-columns-repeated="10" table:style-name="ce104"/>
          <table:table-cell table:style-name="ce173" office:value-type="float" office:value="459" table:number-columns-spanned="3" table:number-rows-spanned="1">
            <text:p>459</text:p>
          </table:table-cell>
          <table:covered-table-cell table:style-name="ce181"/>
          <table:covered-table-cell table:style-name="ce173"/>
          <table:table-cell table:style-name="ce192" table:content-validation-name="val5" table:formula="of:=IF([.AT217]&lt;=0;&quot;&quot;;[.AT217])" table:number-columns-spanned="4" table:number-rows-spanned="1">
            <text:p/>
          </table:table-cell>
          <table:covered-table-cell table:number-columns-repeated="3" table:style-name="ce192" table:content-validation-name="val5"/>
          <table:table-cell table:style-name="ce205" office:value-type="float" office:value="472" table:number-columns-spanned="3" table:number-rows-spanned="1">
            <text:p>472</text:p>
          </table:table-cell>
          <table:covered-table-cell table:number-columns-repeated="2" table:style-name="ce205"/>
          <table:table-cell table:style-name="ce192" table:content-validation-name="val5" table:formula="of:=IF([.AU217]&lt;=0;&quot;&quot;;[.AU217])" table:number-columns-spanned="4" table:number-rows-spanned="1">
            <text:p/>
          </table:table-cell>
          <table:covered-table-cell table:number-columns-repeated="3" table:style-name="ce192" table:content-validation-name="val5"/>
          <table:table-cell table:style-name="ce205" office:value-type="float" office:value="485" table:number-columns-spanned="3" table:number-rows-spanned="1">
            <text:p>485</text:p>
          </table:table-cell>
          <table:covered-table-cell table:number-columns-repeated="2" table:style-name="ce205"/>
          <table:table-cell table:style-name="ce192" table:content-validation-name="val5" table:formula="of:=IF([.AV217]&lt;=0;&quot;&quot;;[.AV217])" table:number-columns-spanned="4" table:number-rows-spanned="1">
            <text:p/>
          </table:table-cell>
          <table:covered-table-cell table:number-columns-repeated="3" table:style-name="ce192" table:content-validation-name="val5"/>
          <table:table-cell table:style-name="ce205" office:value-type="float" office:value="498" table:number-columns-spanned="3" table:number-rows-spanned="1">
            <text:p>498</text:p>
          </table:table-cell>
          <table:covered-table-cell table:number-columns-repeated="2" table:style-name="ce205"/>
          <table:table-cell table:style-name="ce192" table:formula="of:=IF([.AW217]&lt;=0;&quot;&quot;;[.AW217])" table:number-columns-spanned="4" table:number-rows-spanned="1">
            <text:p/>
          </table:table-cell>
          <table:covered-table-cell table:number-columns-repeated="2" table:style-name="ce401"/>
          <table:covered-table-cell table:style-name="ce411"/>
          <table:table-cell table:number-columns-repeated="2"/>
          <table:table-cell table:style-name="ce446" table:formula="of:=[.AT214]+[.AT215]-[.AT216]" office:value-type="float" office:value="0">
            <text:p>0</text:p>
          </table:table-cell>
          <table:table-cell table:style-name="ce446" table:formula="of:=[.AU214]+[.AU215]-[.AU216]" office:value-type="float" office:value="0">
            <text:p>0</text:p>
          </table:table-cell>
          <table:table-cell table:style-name="ce446" table:formula="of:=[.AV214]+[.AV215]-[.AV216]" office:value-type="float" office:value="0">
            <text:p>0</text:p>
          </table:table-cell>
          <table:table-cell table:style-name="ce446" table:formula="of:=[.AW214]+[.AW215]-[.AW216]" office:value-type="float" office:value="0">
            <text:p>0</text:p>
          </table:table-cell>
          <table:table-cell table:number-columns-repeated="975"/>
        </table:table-row>
        <table:table-row table:style-name="ro28">
          <table:table-cell table:style-name="ce29" office:value-type="float" office:value="8" table:number-columns-spanned="4" table:number-rows-spanned="1">
            <text:p>8</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tekućoj godini - povećanje</text:p>
          </table:table-cell>
          <table:covered-table-cell table:number-columns-repeated="10" table:style-name="ce104"/>
          <table:table-cell table:style-name="ce173" office:value-type="float" office:value="460" table:number-columns-spanned="3" table:number-rows-spanned="1">
            <text:p>460</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73" table:number-columns-spanned="3" table:number-rows-spanned="1">
            <text:p>473</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86" table:number-columns-spanned="3" table:number-rows-spanned="1">
            <text:p>486</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99" table:number-columns-spanned="3" table:number-rows-spanned="1">
            <text:p>499</text:p>
          </table:table-cell>
          <table:covered-table-cell table:number-columns-repeated="2" table:style-name="ce205"/>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218]" office:value-type="float" office:value="0">
            <text:p>0</text:p>
          </table:table-cell>
          <table:table-cell table:style-name="ce445" table:formula="of:=[.Z218]" office:value-type="float" office:value="0">
            <text:p>0</text:p>
          </table:table-cell>
          <table:table-cell table:style-name="ce445" table:formula="of:=[.AG218]" office:value-type="float" office:value="0">
            <text:p>0</text:p>
          </table:table-cell>
          <table:table-cell table:style-name="ce445" table:formula="of:=[.AN218]" office:value-type="float" office:value="0">
            <text:p>0</text:p>
          </table:table-cell>
          <table:table-cell table:number-columns-repeated="975"/>
        </table:table-row>
        <table:table-row table:style-name="ro25">
          <table:table-cell table:style-name="ce29" office:value-type="float" office:value="9" table:number-columns-spanned="4" table:number-rows-spanned="1">
            <text:p>9</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tekućoj godini - smanjenje</text:p>
          </table:table-cell>
          <table:covered-table-cell table:number-columns-repeated="10" table:style-name="ce104"/>
          <table:table-cell table:style-name="ce173" office:value-type="float" office:value="461" table:number-columns-spanned="3" table:number-rows-spanned="1">
            <text:p>461</text:p>
          </table:table-cell>
          <table:covered-table-cell table:style-name="ce181"/>
          <table:covered-table-cell table:style-name="ce173"/>
          <table:table-cell table:style-name="ce193" table:content-validation-name="val6" table:number-columns-spanned="4" table:number-rows-spanned="1"/>
          <table:covered-table-cell table:number-columns-repeated="3" table:style-name="ce193" table:content-validation-name="val6"/>
          <table:table-cell table:style-name="ce205" office:value-type="float" office:value="474" table:number-columns-spanned="3" table:number-rows-spanned="1">
            <text:p>474</text:p>
          </table:table-cell>
          <table:covered-table-cell table:number-columns-repeated="2" table:style-name="ce205"/>
          <table:table-cell table:style-name="ce193" table:content-validation-name="val6" table:number-columns-spanned="4" table:number-rows-spanned="1"/>
          <table:covered-table-cell table:number-columns-repeated="3" table:style-name="ce193" table:content-validation-name="val6"/>
          <table:table-cell table:style-name="ce205" office:value-type="float" office:value="487" table:number-columns-spanned="3" table:number-rows-spanned="1">
            <text:p>487</text:p>
          </table:table-cell>
          <table:covered-table-cell table:number-columns-repeated="2" table:style-name="ce205"/>
          <table:table-cell table:style-name="ce193" table:content-validation-name="val6" table:number-columns-spanned="4" table:number-rows-spanned="1"/>
          <table:covered-table-cell table:number-columns-repeated="3" table:style-name="ce193" table:content-validation-name="val6"/>
          <table:table-cell table:style-name="ce205" office:value-type="float" office:value="500" table:number-columns-spanned="3" table:number-rows-spanned="1">
            <text:p>500</text:p>
          </table:table-cell>
          <table:covered-table-cell table:number-columns-repeated="2" table:style-name="ce205"/>
          <table:table-cell table:style-name="ce193" table:number-columns-spanned="4" table:number-rows-spanned="1"/>
          <table:covered-table-cell table:number-columns-repeated="2" table:style-name="ce221"/>
          <table:covered-table-cell table:style-name="ce260"/>
          <table:table-cell table:style-name="ce422" table:number-columns-repeated="2"/>
          <table:table-cell table:style-name="ce445" table:formula="of:=[.S219]" office:value-type="float" office:value="0">
            <text:p>0</text:p>
          </table:table-cell>
          <table:table-cell table:style-name="ce445" table:formula="of:=[.Z219]" office:value-type="float" office:value="0">
            <text:p>0</text:p>
          </table:table-cell>
          <table:table-cell table:style-name="ce445" table:formula="of:=[.AG219]" office:value-type="float" office:value="0">
            <text:p>0</text:p>
          </table:table-cell>
          <table:table-cell table:style-name="ce445" table:formula="of:=[.AN219]" office:value-type="float" office:value="0">
            <text:p>0</text:p>
          </table:table-cell>
          <table:table-cell table:style-name="ce422"/>
          <table:table-cell table:style-name="ce469" table:number-columns-repeated="974"/>
        </table:table-row>
        <table:table-row table:style-name="ro29">
          <table:table-cell table:style-name="ce29" office:value-type="float" office:value="10" table:number-columns-spanned="4" table:number-rows-spanned="1">
            <text:p>10</text:p>
          </table:table-cell>
          <table:covered-table-cell table:number-columns-repeated="3" table:style-name="ce29"/>
          <table:table-cell table:style-name="ce104" office:value-type="string" table:number-columns-spanned="11" table:number-rows-spanned="1">
            <text:p>Korigovano početno stanje na dan 01.01. tekuće godine ______________ (red.br. 7+8-9 )</text:p>
          </table:table-cell>
          <table:covered-table-cell table:number-columns-repeated="10" table:style-name="ce104"/>
          <table:table-cell table:style-name="ce173" office:value-type="float" office:value="462" table:number-columns-spanned="3" table:number-rows-spanned="1">
            <text:p>462</text:p>
          </table:table-cell>
          <table:covered-table-cell table:style-name="ce181"/>
          <table:covered-table-cell table:style-name="ce173"/>
          <table:table-cell table:style-name="ce192" table:content-validation-name="val5" table:formula="of:=IF([.AT220]&lt;=0;&quot;&quot;;[.AT220])" table:number-columns-spanned="4" table:number-rows-spanned="1">
            <text:p/>
          </table:table-cell>
          <table:covered-table-cell table:number-columns-repeated="3" table:style-name="ce192" table:content-validation-name="val5"/>
          <table:table-cell table:style-name="ce205" office:value-type="float" office:value="475" table:number-columns-spanned="3" table:number-rows-spanned="1">
            <text:p>475</text:p>
          </table:table-cell>
          <table:covered-table-cell table:number-columns-repeated="2" table:style-name="ce205"/>
          <table:table-cell table:style-name="ce192" table:content-validation-name="val5" table:formula="of:=IF([.AU220]&lt;=0;&quot;&quot;;[.AU220])" table:number-columns-spanned="4" table:number-rows-spanned="1">
            <text:p/>
          </table:table-cell>
          <table:covered-table-cell table:number-columns-repeated="3" table:style-name="ce192" table:content-validation-name="val5"/>
          <table:table-cell table:style-name="ce205" office:value-type="float" office:value="488" table:number-columns-spanned="3" table:number-rows-spanned="1">
            <text:p>488</text:p>
          </table:table-cell>
          <table:covered-table-cell table:number-columns-repeated="2" table:style-name="ce205"/>
          <table:table-cell table:style-name="ce192" table:content-validation-name="val5" table:formula="of:=IF([.AV220]&lt;=0;&quot;&quot;;[.AV220])" table:number-columns-spanned="4" table:number-rows-spanned="1">
            <text:p/>
          </table:table-cell>
          <table:covered-table-cell table:number-columns-repeated="3" table:style-name="ce192" table:content-validation-name="val5"/>
          <table:table-cell table:style-name="ce205" office:value-type="float" office:value="501" table:number-columns-spanned="3" table:number-rows-spanned="1">
            <text:p>501</text:p>
          </table:table-cell>
          <table:covered-table-cell table:number-columns-repeated="2" table:style-name="ce205"/>
          <table:table-cell table:style-name="ce192" table:formula="of:=IF([.AW220]&lt;=0;&quot;&quot;;[.AW220])" table:number-columns-spanned="4" table:number-rows-spanned="1">
            <text:p/>
          </table:table-cell>
          <table:covered-table-cell table:number-columns-repeated="2" table:style-name="ce401"/>
          <table:covered-table-cell table:style-name="ce411"/>
          <table:table-cell table:number-columns-repeated="2"/>
          <table:table-cell table:style-name="ce446" table:formula="of:=[.AT217]+[.AT218]-[.AT219]" office:value-type="float" office:value="0">
            <text:p>0</text:p>
          </table:table-cell>
          <table:table-cell table:style-name="ce446" table:formula="of:=[.AU217]+[.AU218]-[.AU219]" office:value-type="float" office:value="0">
            <text:p>0</text:p>
          </table:table-cell>
          <table:table-cell table:style-name="ce446" table:formula="of:=[.AV217]+[.AV218]-[.AV219]" office:value-type="float" office:value="0">
            <text:p>0</text:p>
          </table:table-cell>
          <table:table-cell table:style-name="ce446" table:formula="of:=[.AW217]+[.AW218]-[.AW219]" office:value-type="float" office:value="0">
            <text:p>0</text:p>
          </table:table-cell>
          <table:table-cell table:number-columns-repeated="975"/>
        </table:table-row>
        <table:table-row table:style-name="ro30">
          <table:table-cell table:style-name="ce29" office:value-type="float" office:value="11" table:number-columns-spanned="4" table:number-rows-spanned="1">
            <text:p>11</text:p>
          </table:table-cell>
          <table:covered-table-cell table:number-columns-repeated="3" table:style-name="ce29"/>
          <table:table-cell table:style-name="ce104" office:value-type="string" table:number-columns-spanned="11" table:number-rows-spanned="1">
            <text:p>Ukupna povećanja u tekućoj <text:s/>godini</text:p>
          </table:table-cell>
          <table:covered-table-cell table:number-columns-repeated="10" table:style-name="ce104"/>
          <table:table-cell table:style-name="ce173" office:value-type="float" office:value="463" table:number-columns-spanned="3" table:number-rows-spanned="1">
            <text:p>463</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76" table:number-columns-spanned="3" table:number-rows-spanned="1">
            <text:p>476</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489" table:number-columns-spanned="3" table:number-rows-spanned="1">
            <text:p>489</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02" table:number-columns-spanned="3" table:number-rows-spanned="1">
            <text:p>502</text:p>
          </table:table-cell>
          <table:covered-table-cell table:number-columns-repeated="2" table:style-name="ce205"/>
          <table:table-cell table:style-name="ce193" table:number-columns-spanned="4" table:number-rows-spanned="1"/>
          <table:covered-table-cell table:number-columns-repeated="2" table:style-name="ce221"/>
          <table:covered-table-cell table:style-name="ce260"/>
          <table:table-cell table:number-columns-repeated="2"/>
          <table:table-cell table:style-name="ce445" table:formula="of:=[.S221]" office:value-type="float" office:value="0">
            <text:p>0</text:p>
          </table:table-cell>
          <table:table-cell table:style-name="ce445" table:formula="of:=[.Z221]" office:value-type="float" office:value="0">
            <text:p>0</text:p>
          </table:table-cell>
          <table:table-cell table:style-name="ce445" table:formula="of:=[.AG221]" office:value-type="float" office:value="0">
            <text:p>0</text:p>
          </table:table-cell>
          <table:table-cell table:style-name="ce445" table:formula="of:=[.AN221]" office:value-type="float" office:value="0">
            <text:p>0</text:p>
          </table:table-cell>
          <table:table-cell table:number-columns-repeated="975"/>
        </table:table-row>
        <table:table-row table:style-name="ro2">
          <table:table-cell table:style-name="ce29" office:value-type="float" office:value="12" table:number-columns-spanned="4" table:number-rows-spanned="1">
            <text:p>12</text:p>
          </table:table-cell>
          <table:covered-table-cell table:number-columns-repeated="3" table:style-name="ce29"/>
          <table:table-cell table:style-name="ce104" office:value-type="string" table:number-columns-spanned="11" table:number-rows-spanned="1">
            <text:p>Ukupna smanjenja u tekućoj godini</text:p>
          </table:table-cell>
          <table:covered-table-cell table:number-columns-repeated="10" table:style-name="ce104"/>
          <table:table-cell table:style-name="ce173" office:value-type="float" office:value="464" table:number-columns-spanned="3" table:number-rows-spanned="1">
            <text:p>464</text:p>
          </table:table-cell>
          <table:covered-table-cell table:style-name="ce181"/>
          <table:covered-table-cell table:style-name="ce173"/>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477" table:number-columns-spanned="3" table:number-rows-spanned="1">
            <text:p>477</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490" table:number-columns-spanned="3" table:number-rows-spanned="1">
            <text:p>490</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03" table:number-columns-spanned="3" table:number-rows-spanned="1">
            <text:p>503</text:p>
          </table:table-cell>
          <table:covered-table-cell table:number-columns-repeated="2" table:style-name="ce205"/>
          <table:table-cell table:style-name="ce193" table:content-validation-name="val5" table:number-columns-spanned="4" table:number-rows-spanned="1"/>
          <table:covered-table-cell table:number-columns-repeated="2" table:style-name="ce221" table:content-validation-name="val5"/>
          <table:covered-table-cell table:style-name="ce260" table:content-validation-name="val5"/>
          <table:table-cell table:style-name="ce422" table:number-columns-repeated="2"/>
          <table:table-cell table:style-name="ce445" table:formula="of:=[.S222]" office:value-type="float" office:value="0">
            <text:p>0</text:p>
          </table:table-cell>
          <table:table-cell table:style-name="ce445" table:formula="of:=[.Z222]" office:value-type="float" office:value="0">
            <text:p>0</text:p>
          </table:table-cell>
          <table:table-cell table:style-name="ce445" table:formula="of:=[.AG222]" office:value-type="float" office:value="0">
            <text:p>0</text:p>
          </table:table-cell>
          <table:table-cell table:style-name="ce445" table:formula="of:=[.AN222]" office:value-type="float" office:value="0">
            <text:p>0</text:p>
          </table:table-cell>
          <table:table-cell table:style-name="ce422"/>
          <table:table-cell table:style-name="ce469" table:number-columns-repeated="974"/>
        </table:table-row>
        <table:table-row table:style-name="ro31">
          <table:table-cell table:style-name="ce29" office:value-type="float" office:value="13" table:number-columns-spanned="4" table:number-rows-spanned="1">
            <text:p>13</text:p>
          </table:table-cell>
          <table:covered-table-cell table:number-columns-repeated="2" table:style-name="ce64"/>
          <table:covered-table-cell table:style-name="ce95"/>
          <table:table-cell table:style-name="ce104" office:value-type="string" table:number-columns-spanned="11" table:number-rows-spanned="1">
            <text:p>Stanje na dan 31.12. tekuće godine ______________ (red.br. 10+11-12)</text:p>
          </table:table-cell>
          <table:covered-table-cell table:number-columns-repeated="10" table:style-name="ce104"/>
          <table:table-cell table:style-name="ce173" office:value-type="float" office:value="465" table:number-columns-spanned="3" table:number-rows-spanned="1">
            <text:p>465</text:p>
          </table:table-cell>
          <table:covered-table-cell table:style-name="ce181"/>
          <table:covered-table-cell table:style-name="ce173"/>
          <table:table-cell table:style-name="ce192" table:content-validation-name="val5" table:formula="of:=IF([.AT223]&lt;=0;&quot;&quot;;[.AT223])" table:number-columns-spanned="4" table:number-rows-spanned="1">
            <text:p/>
          </table:table-cell>
          <table:covered-table-cell table:number-columns-repeated="3" table:style-name="ce192" table:content-validation-name="val5"/>
          <table:table-cell table:style-name="ce205" office:value-type="float" office:value="478" table:number-columns-spanned="3" table:number-rows-spanned="1">
            <text:p>478</text:p>
          </table:table-cell>
          <table:covered-table-cell table:number-columns-repeated="2" table:style-name="ce205"/>
          <table:table-cell table:style-name="ce192" table:content-validation-name="val5" table:formula="of:=IF([.AU223]&lt;=0;&quot;&quot;;[.AU223])" table:number-columns-spanned="4" table:number-rows-spanned="1">
            <text:p/>
          </table:table-cell>
          <table:covered-table-cell table:number-columns-repeated="3" table:style-name="ce192" table:content-validation-name="val5"/>
          <table:table-cell table:style-name="ce205" office:value-type="float" office:value="491" table:number-columns-spanned="3" table:number-rows-spanned="1">
            <text:p>491</text:p>
          </table:table-cell>
          <table:covered-table-cell table:number-columns-repeated="2" table:style-name="ce205"/>
          <table:table-cell table:style-name="ce192" table:content-validation-name="val5" table:formula="of:=IF([.AV223]&lt;=0;&quot;&quot;;[.AV223])" table:number-columns-spanned="4" table:number-rows-spanned="1">
            <text:p/>
          </table:table-cell>
          <table:covered-table-cell table:number-columns-repeated="3" table:style-name="ce192" table:content-validation-name="val5"/>
          <table:table-cell table:style-name="ce205" office:value-type="float" office:value="504" table:number-columns-spanned="3" table:number-rows-spanned="1">
            <text:p>504</text:p>
          </table:table-cell>
          <table:covered-table-cell table:number-columns-repeated="2" table:style-name="ce205"/>
          <table:table-cell table:style-name="ce192" table:formula="of:=IF([.AW223]&lt;=0;&quot;&quot;;[.AW223])" table:number-columns-spanned="4" table:number-rows-spanned="1">
            <text:p/>
          </table:table-cell>
          <table:covered-table-cell table:number-columns-repeated="2" table:style-name="ce401"/>
          <table:covered-table-cell table:style-name="ce411"/>
          <table:table-cell table:number-columns-repeated="2"/>
          <table:table-cell table:style-name="ce446" table:formula="of:=[.AT220]+[.AT221]-[.AT222]" office:value-type="float" office:value="0">
            <text:p>0</text:p>
          </table:table-cell>
          <table:table-cell table:style-name="ce446" table:formula="of:=[.AU220]+[.AU221]-[.AU222]" office:value-type="float" office:value="0">
            <text:p>0</text:p>
          </table:table-cell>
          <table:table-cell table:style-name="ce446" table:formula="of:=[.AV220]+[.AV221]-[.AV222]" office:value-type="float" office:value="0">
            <text:p>0</text:p>
          </table:table-cell>
          <table:table-cell table:style-name="ce446" table:formula="of:=[.AW220]+[.AW221]-[.AW222]" office:value-type="float" office:value="0">
            <text:p>0</text:p>
          </table:table-cell>
          <table:table-cell table:number-columns-repeated="975"/>
        </table:table-row>
        <table:table-row table:style-name="ro32">
          <table:table-cell table:style-name="ce30" table:number-columns-spanned="4" table:number-rows-spanned="1"/>
          <table:covered-table-cell table:number-columns-repeated="3" table:style-name="ce30"/>
          <table:table-cell table:style-name="ce105" table:number-columns-spanned="11" table:number-rows-spanned="1"/>
          <table:covered-table-cell table:number-columns-repeated="10" table:style-name="ce105"/>
          <table:table-cell table:style-name="ce174" table:number-columns-spanned="3" table:number-rows-spanned="1"/>
          <table:covered-table-cell table:number-columns-repeated="2" table:style-name="ce174"/>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number-columns-spanned="4" table:number-rows-spanned="1"/>
          <table:covered-table-cell table:number-columns-repeated="3" table:style-name="ce194"/>
          <table:table-cell table:style-name="ce425" table:number-columns-repeated="2"/>
          <table:table-cell table:style-name="ce447" table:number-columns-repeated="3"/>
          <table:table-cell table:style-name="ce460"/>
          <table:table-cell table:style-name="ce425"/>
          <table:table-cell table:style-name="ce373" table:number-columns-repeated="974"/>
        </table:table-row>
        <table:table-row table:style-name="ro1">
          <table:table-cell table:style-name="ce28" table:number-columns-repeated="31"/>
          <table:table-cell table:style-name="ce297" table:number-columns-spanned="6" table:number-rows-spanned="1"/>
          <table:covered-table-cell table:number-columns-repeated="4" table:style-name="ce297"/>
          <table:covered-table-cell table:style-name="ce364"/>
          <table:table-cell table:style-name="ce378" office:value-type="string" table:number-columns-spanned="6" table:number-rows-spanned="1">
            <text:p>- u hiljadama dinara -</text:p>
          </table:table-cell>
          <table:covered-table-cell table:number-columns-repeated="5" table:style-name="ce387"/>
          <table:table-cell table:style-name="ce28" table:number-columns-repeated="2"/>
          <table:table-cell table:style-name="ce444" table:number-columns-repeated="4"/>
          <table:table-cell table:style-name="ce28"/>
          <table:table-cell table:style-name="ce468" table:number-columns-repeated="974"/>
        </table:table-row>
        <table:table-row table:style-name="ro21">
          <table:table-cell table:style-name="ce31" office:value-type="string" table:number-columns-spanned="4" table:number-rows-spanned="2">
            <text:p>Redni broj</text:p>
          </table:table-cell>
          <table:covered-table-cell table:number-columns-repeated="2" table:style-name="ce65"/>
          <table:covered-table-cell table:style-name="ce96"/>
          <table:table-cell table:style-name="ce31" office:value-type="string" table:number-columns-spanned="11" table:number-rows-spanned="2">
            <text:p>OPIS</text:p>
          </table:table-cell>
          <table:covered-table-cell table:number-columns-repeated="10" table:style-name="ce31"/>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Neraspoređeni dobitak (grupa 34) </text:p>
          </table:table-cell>
          <table:covered-table-cell table:number-columns-repeated="3" table:style-name="ce190"/>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Gubitak do visine kapitala (grupa 35 )</text:p>
          </table:table-cell>
          <table:covered-table-cell table:number-columns-repeated="3" table:style-name="ce190"/>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Otkupljene sopstvene akcije i udeli (racun 037, 237)</text:p>
          </table:table-cell>
          <table:covered-table-cell table:number-columns-repeated="3" table:style-name="ce190"/>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Ukupno <text:s text:c="14"/>(kol. 2 +3 +4 +5 +6 +7 +8 -9 +10 -11 -12)</text:p>
          </table:table-cell>
          <table:covered-table-cell table:number-columns-repeated="3" table:style-name="ce7"/>
          <table:table-cell table:style-name="ce28" table:number-columns-repeated="2"/>
          <table:table-cell table:style-name="ce444" table:number-columns-repeated="4"/>
          <table:table-cell table:style-name="ce28"/>
          <table:table-cell table:style-name="ce468" table:number-columns-repeated="974"/>
        </table:table-row>
        <table:table-row table:style-name="ro22">
          <table:covered-table-cell table:style-name="ce32"/>
          <table:covered-table-cell table:number-columns-repeated="2" table:style-name="ce66"/>
          <table:covered-table-cell table:style-name="ce97"/>
          <table:covered-table-cell table:number-columns-repeated="11" table:style-name="ce31"/>
          <table:covered-table-cell table:style-name="ce170"/>
          <table:covered-table-cell table:number-columns-repeated="2" table:style-name="ce169"/>
          <table:covered-table-cell table:number-columns-repeated="4" table:style-name="ce190"/>
          <table:covered-table-cell table:style-name="ce170" office:value-type="string">
            <text:p>AOP2</text:p>
          </table:covered-table-cell>
          <table:covered-table-cell table:number-columns-repeated="2" table:style-name="ce169"/>
          <table:covered-table-cell table:style-name="ce7"/>
          <table:covered-table-cell table:number-columns-repeated="3" table:style-name="ce190"/>
          <table:covered-table-cell table:style-name="ce170"/>
          <table:covered-table-cell table:number-columns-repeated="2" table:style-name="ce169"/>
          <table:covered-table-cell table:number-columns-repeated="4" table:style-name="ce190"/>
          <table:covered-table-cell table:style-name="ce170"/>
          <table:covered-table-cell table:number-columns-repeated="2" table:style-name="ce169"/>
          <table:covered-table-cell table:number-columns-repeated="4" table:style-name="ce7"/>
          <table:table-cell table:style-name="ce28" table:number-columns-repeated="2"/>
          <table:table-cell table:style-name="ce444" table:number-columns-repeated="4"/>
          <table:table-cell table:style-name="ce28"/>
          <table:table-cell table:style-name="ce468" table:number-columns-repeated="974"/>
        </table:table-row>
        <table:table-row table:style-name="ro4">
          <table:table-cell table:style-name="ce25" table:number-columns-spanned="4" table:number-rows-spanned="1"/>
          <table:covered-table-cell table:number-columns-repeated="3" table:style-name="ce62"/>
          <table:table-cell table:style-name="ce25" office:value-type="float" office:value="1" table:number-columns-spanned="11" table:number-rows-spanned="1">
            <text:p>1</text:p>
          </table:table-cell>
          <table:covered-table-cell table:number-columns-repeated="10" table:style-name="ce25"/>
          <table:table-cell table:style-name="ce171" table:number-columns-spanned="3" table:number-rows-spanned="1"/>
          <table:covered-table-cell table:number-columns-repeated="2" table:style-name="ce171"/>
          <table:table-cell table:style-name="ce171" office:value-type="float" office:value="10" table:number-columns-spanned="4" table:number-rows-spanned="1">
            <text:p>10</text:p>
          </table:table-cell>
          <table:covered-table-cell table:number-columns-repeated="3" table:style-name="ce171"/>
          <table:table-cell table:style-name="ce171" table:number-columns-spanned="3" table:number-rows-spanned="1"/>
          <table:covered-table-cell table:number-columns-repeated="2" table:style-name="ce171"/>
          <table:table-cell table:style-name="ce171" office:value-type="float" office:value="11" table:number-columns-spanned="4" table:number-rows-spanned="1">
            <text:p>11</text:p>
          </table:table-cell>
          <table:covered-table-cell table:number-columns-repeated="3" table:style-name="ce171"/>
          <table:table-cell table:style-name="ce171" table:number-columns-spanned="3" table:number-rows-spanned="1"/>
          <table:covered-table-cell table:number-columns-repeated="2" table:style-name="ce171"/>
          <table:table-cell table:style-name="ce171" office:value-type="float" office:value="12" table:number-columns-spanned="4" table:number-rows-spanned="1">
            <text:p>12</text:p>
          </table:table-cell>
          <table:covered-table-cell table:number-columns-repeated="3" table:style-name="ce171"/>
          <table:table-cell table:style-name="ce171" table:number-columns-spanned="3" table:number-rows-spanned="1"/>
          <table:covered-table-cell table:number-columns-repeated="2" table:style-name="ce171"/>
          <table:table-cell table:style-name="ce171" office:value-type="float" office:value="13" table:number-columns-spanned="4" table:number-rows-spanned="1">
            <text:p>13</text:p>
          </table:table-cell>
          <table:covered-table-cell table:number-columns-repeated="3" table:style-name="ce171"/>
          <table:table-cell table:style-name="ce28" table:number-columns-repeated="2"/>
          <table:table-cell table:style-name="ce444" table:number-columns-repeated="4"/>
          <table:table-cell table:style-name="ce28"/>
          <table:table-cell table:style-name="ce468" table:number-columns-repeated="974"/>
        </table:table-row>
        <table:table-row table:style-name="ro23">
          <table:table-cell table:style-name="ce29" office:value-type="float" office:value="1" table:number-columns-spanned="4" table:number-rows-spanned="1">
            <text:p>1</text:p>
          </table:table-cell>
          <table:covered-table-cell table:number-columns-repeated="3" table:style-name="ce29"/>
          <table:table-cell table:style-name="ce104" office:value-type="string" table:number-columns-spanned="11" table:number-rows-spanned="1">
            <text:p>Stanje na dan 01.01. prethodne godine ______________</text:p>
          </table:table-cell>
          <table:covered-table-cell table:number-columns-repeated="9" table:style-name="ce107"/>
          <table:covered-table-cell table:style-name="ce165"/>
          <table:table-cell table:style-name="ce173" office:value-type="float" office:value="505" table:number-columns-spanned="3" table:number-rows-spanned="1">
            <text:p>505</text:p>
          </table:table-cell>
          <table:covered-table-cell table:style-name="ce181"/>
          <table:covered-table-cell table:style-name="ce173"/>
          <table:table-cell table:style-name="ce191" table:content-validation-name="val5" table:number-columns-spanned="4" table:number-rows-spanned="1"/>
          <table:covered-table-cell table:number-columns-repeated="2" table:style-name="ce197" table:content-validation-name="val5"/>
          <table:covered-table-cell table:style-name="ce203" table:content-validation-name="val5"/>
          <table:table-cell table:style-name="ce205" office:value-type="float" office:value="518" table:number-columns-spanned="3" table:number-rows-spanned="1">
            <text:p>518</text:p>
          </table:table-cell>
          <table:covered-table-cell table:number-columns-repeated="2" table:style-name="ce205"/>
          <table:table-cell table:style-name="ce193" table:content-validation-name="val5" table:number-columns-spanned="4" table:number-rows-spanned="1"/>
          <table:covered-table-cell table:number-columns-repeated="2" table:style-name="ce221" table:content-validation-name="val5"/>
          <table:covered-table-cell table:style-name="ce260" table:content-validation-name="val5"/>
          <table:table-cell table:style-name="ce205" office:value-type="float" office:value="531" table:number-columns-spanned="3" table:number-rows-spanned="1">
            <text:p>531</text:p>
          </table:table-cell>
          <table:covered-table-cell table:number-columns-repeated="2" table:style-name="ce205"/>
          <table:table-cell table:style-name="ce191" table:content-validation-name="val5" table:number-columns-spanned="4" table:number-rows-spanned="1"/>
          <table:covered-table-cell table:number-columns-repeated="2" table:style-name="ce197" table:content-validation-name="val5"/>
          <table:covered-table-cell table:style-name="ce203" table:content-validation-name="val5"/>
          <table:table-cell table:style-name="ce205" office:value-type="float" office:value="544" table:number-columns-spanned="3" table:number-rows-spanned="1">
            <text:p>544</text:p>
          </table:table-cell>
          <table:covered-table-cell table:number-columns-repeated="2" table:style-name="ce205"/>
          <table:table-cell table:style-name="ce398" table:content-validation-name="val5" table:number-columns-spanned="4" table:number-rows-spanned="1"/>
          <table:covered-table-cell table:number-columns-repeated="2" table:style-name="ce402" table:content-validation-name="val5"/>
          <table:covered-table-cell table:style-name="ce412" table:content-validation-name="val5"/>
          <table:table-cell table:number-columns-repeated="2"/>
          <table:table-cell table:style-name="ce445" table:formula="of:=[.S229]" office:value-type="float" office:value="0">
            <text:p>0</text:p>
          </table:table-cell>
          <table:table-cell table:style-name="ce445" table:formula="of:=[.Z229]" office:value-type="float" office:value="0">
            <text:p>0</text:p>
          </table:table-cell>
          <table:table-cell table:style-name="ce445" table:formula="of:=[.AG229]" office:value-type="float" office:value="0">
            <text:p>0</text:p>
          </table:table-cell>
          <table:table-cell table:style-name="ce461" table:formula="of:=[.AN229]" office:value-type="float" office:value="0">
            <text:p>0</text:p>
          </table:table-cell>
          <table:table-cell table:number-columns-repeated="975"/>
        </table:table-row>
        <table:table-row table:style-name="ro24">
          <table:table-cell table:style-name="ce29" office:value-type="float" office:value="2" table:number-columns-spanned="4" table:number-rows-spanned="1">
            <text:p>2</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prethodnoj godini - povećanje</text:p>
          </table:table-cell>
          <table:covered-table-cell table:number-columns-repeated="10" table:style-name="ce104"/>
          <table:table-cell table:style-name="ce173" office:value-type="float" office:value="506" table:number-columns-spanned="3" table:number-rows-spanned="1">
            <text:p>506</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19" table:number-columns-spanned="3" table:number-rows-spanned="1">
            <text:p>519</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32" table:number-columns-spanned="3" table:number-rows-spanned="1">
            <text:p>532</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45" table:number-columns-spanned="3" table:number-rows-spanned="1">
            <text:p>545</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5" table:formula="of:=[.S230]" office:value-type="float" office:value="0">
            <text:p>0</text:p>
          </table:table-cell>
          <table:table-cell table:style-name="ce445" table:formula="of:=[.Z230]" office:value-type="float" office:value="0">
            <text:p>0</text:p>
          </table:table-cell>
          <table:table-cell table:style-name="ce445" table:formula="of:=[.AG230]" office:value-type="float" office:value="0">
            <text:p>0</text:p>
          </table:table-cell>
          <table:table-cell table:style-name="ce461" table:formula="of:=[.AN230]" office:value-type="float" office:value="0">
            <text:p>0</text:p>
          </table:table-cell>
          <table:table-cell table:number-columns-repeated="975"/>
        </table:table-row>
        <table:table-row table:style-name="ro25">
          <table:table-cell table:style-name="ce29" office:value-type="float" office:value="3" table:number-columns-spanned="4" table:number-rows-spanned="1">
            <text:p>3</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prethodnoj godini - smanjenje</text:p>
          </table:table-cell>
          <table:covered-table-cell table:number-columns-repeated="10" table:style-name="ce104"/>
          <table:table-cell table:style-name="ce173" office:value-type="float" office:value="507" table:number-columns-spanned="3" table:number-rows-spanned="1">
            <text:p>507</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20" table:number-columns-spanned="3" table:number-rows-spanned="1">
            <text:p>520</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33" table:number-columns-spanned="3" table:number-rows-spanned="1">
            <text:p>533</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46" table:number-columns-spanned="3" table:number-rows-spanned="1">
            <text:p>546</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5" table:formula="of:=[.S231]" office:value-type="float" office:value="0">
            <text:p>0</text:p>
          </table:table-cell>
          <table:table-cell table:style-name="ce445" table:formula="of:=[.Z231]" office:value-type="float" office:value="0">
            <text:p>0</text:p>
          </table:table-cell>
          <table:table-cell table:style-name="ce445" table:formula="of:=[.AG231]" office:value-type="float" office:value="0">
            <text:p>0</text:p>
          </table:table-cell>
          <table:table-cell table:style-name="ce461" table:formula="of:=[.AN231]" office:value-type="float" office:value="0">
            <text:p>0</text:p>
          </table:table-cell>
          <table:table-cell table:number-columns-repeated="975"/>
        </table:table-row>
        <table:table-row table:style-name="ro26">
          <table:table-cell table:style-name="ce29" office:value-type="float" office:value="4" table:number-columns-spanned="4" table:number-rows-spanned="1">
            <text:p>4</text:p>
          </table:table-cell>
          <table:covered-table-cell table:number-columns-repeated="3" table:style-name="ce29"/>
          <table:table-cell table:style-name="ce104" office:value-type="string" table:number-columns-spanned="11" table:number-rows-spanned="1">
            <text:p>Korigovano početno stanje na dan 01.01. prethodne godine ______________ (red.br. 1+2-3 )</text:p>
          </table:table-cell>
          <table:covered-table-cell table:number-columns-repeated="9" table:style-name="ce107"/>
          <table:covered-table-cell table:style-name="ce165"/>
          <table:table-cell table:style-name="ce173" office:value-type="float" office:value="508" table:number-columns-spanned="3" table:number-rows-spanned="1">
            <text:p>508</text:p>
          </table:table-cell>
          <table:covered-table-cell table:style-name="ce181"/>
          <table:covered-table-cell table:style-name="ce173"/>
          <table:table-cell table:style-name="ce192" table:content-validation-name="val5" table:formula="of:=IF([.AT232]&lt;=0;&quot;&quot;;[.AT232])" table:number-columns-spanned="4" table:number-rows-spanned="1">
            <text:p/>
          </table:table-cell>
          <table:covered-table-cell table:number-columns-repeated="3" table:style-name="ce192" table:content-validation-name="val5"/>
          <table:table-cell table:style-name="ce205" office:value-type="float" office:value="521" table:number-columns-spanned="3" table:number-rows-spanned="1">
            <text:p>521</text:p>
          </table:table-cell>
          <table:covered-table-cell table:number-columns-repeated="2" table:style-name="ce205"/>
          <table:table-cell table:style-name="ce192" table:content-validation-name="val5" table:formula="of:=IF([.AU232]&lt;=0;&quot;&quot;;[.AU232])" table:number-columns-spanned="4" table:number-rows-spanned="1">
            <text:p/>
          </table:table-cell>
          <table:covered-table-cell table:number-columns-repeated="3" table:style-name="ce192" table:content-validation-name="val5"/>
          <table:table-cell table:style-name="ce205" office:value-type="float" office:value="534" table:number-columns-spanned="3" table:number-rows-spanned="1">
            <text:p>534</text:p>
          </table:table-cell>
          <table:covered-table-cell table:number-columns-repeated="2" table:style-name="ce205"/>
          <table:table-cell table:style-name="ce192" table:content-validation-name="val5" table:formula="of:=IF([.AV232]&lt;=0;&quot;&quot;;[.AV232])" table:number-columns-spanned="4" table:number-rows-spanned="1">
            <text:p/>
          </table:table-cell>
          <table:covered-table-cell table:number-columns-repeated="3" table:style-name="ce192" table:content-validation-name="val5"/>
          <table:table-cell table:style-name="ce205" office:value-type="float" office:value="547" table:number-columns-spanned="3" table:number-rows-spanned="1">
            <text:p>547</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6" table:formula="of:=[.AT229]+[.AT230]-[.AT231]" office:value-type="float" office:value="0">
            <text:p>0</text:p>
          </table:table-cell>
          <table:table-cell table:style-name="ce446" table:formula="of:=[.AU229]+[.AU230]-[.AU231]" office:value-type="float" office:value="0">
            <text:p>0</text:p>
          </table:table-cell>
          <table:table-cell table:style-name="ce446" table:formula="of:=[.AV229]+[.AV230]-[.AV231]" office:value-type="float" office:value="0">
            <text:p>0</text:p>
          </table:table-cell>
          <table:table-cell table:style-name="ce462" table:formula="of:=[.AW229]+[.AW230]-[.AW231]" office:value-type="float" office:value="0">
            <text:p>0</text:p>
          </table:table-cell>
          <table:table-cell table:number-columns-repeated="975"/>
        </table:table-row>
        <table:table-row table:style-name="ro10">
          <table:table-cell table:style-name="ce29" office:value-type="float" office:value="5" table:number-columns-spanned="4" table:number-rows-spanned="1">
            <text:p>5</text:p>
          </table:table-cell>
          <table:covered-table-cell table:number-columns-repeated="3" table:style-name="ce29"/>
          <table:table-cell table:style-name="ce104" office:value-type="string" table:number-columns-spanned="11" table:number-rows-spanned="1">
            <text:p>Ukupna povećanja u prethodnoj godini</text:p>
          </table:table-cell>
          <table:covered-table-cell table:number-columns-repeated="9" table:style-name="ce107"/>
          <table:covered-table-cell table:style-name="ce165"/>
          <table:table-cell table:style-name="ce173" office:value-type="float" office:value="509" table:number-columns-spanned="3" table:number-rows-spanned="1">
            <text:p>509</text:p>
          </table:table-cell>
          <table:covered-table-cell table:style-name="ce181"/>
          <table:covered-table-cell table:style-name="ce173"/>
          <table:table-cell table:style-name="ce193" table:number-columns-spanned="4" table:number-rows-spanned="1"/>
          <table:covered-table-cell table:number-columns-repeated="3" table:style-name="ce193"/>
          <table:table-cell table:style-name="ce205" office:value-type="float" office:value="522" table:number-columns-spanned="3" table:number-rows-spanned="1">
            <text:p>522</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35" table:number-columns-spanned="3" table:number-rows-spanned="1">
            <text:p>535</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48" table:number-columns-spanned="3" table:number-rows-spanned="1">
            <text:p>548</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5" table:formula="of:=[.S233]" office:value-type="float" office:value="0">
            <text:p>0</text:p>
          </table:table-cell>
          <table:table-cell table:style-name="ce445" table:formula="of:=[.Z233]" office:value-type="float" office:value="0">
            <text:p>0</text:p>
          </table:table-cell>
          <table:table-cell table:style-name="ce445" table:formula="of:=[.AG233]" office:value-type="float" office:value="0">
            <text:p>0</text:p>
          </table:table-cell>
          <table:table-cell table:style-name="ce461" table:formula="of:=[.AN233]" office:value-type="float" office:value="0">
            <text:p>0</text:p>
          </table:table-cell>
          <table:table-cell table:number-columns-repeated="975"/>
        </table:table-row>
        <table:table-row table:style-name="ro17">
          <table:table-cell table:style-name="ce29" office:value-type="float" office:value="6" table:number-columns-spanned="4" table:number-rows-spanned="1">
            <text:p>6</text:p>
          </table:table-cell>
          <table:covered-table-cell table:number-columns-repeated="3" table:style-name="ce29"/>
          <table:table-cell table:style-name="ce104" office:value-type="string" table:number-columns-spanned="11" table:number-rows-spanned="1">
            <text:p>Ukupna smanjenja u prethodnoj godini</text:p>
          </table:table-cell>
          <table:covered-table-cell table:number-columns-repeated="10" table:style-name="ce104"/>
          <table:table-cell table:style-name="ce173" office:value-type="float" office:value="510" table:number-columns-spanned="3" table:number-rows-spanned="1">
            <text:p>510</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23" table:number-columns-spanned="3" table:number-rows-spanned="1">
            <text:p>523</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36" table:number-columns-spanned="3" table:number-rows-spanned="1">
            <text:p>536</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49" table:number-columns-spanned="3" table:number-rows-spanned="1">
            <text:p>549</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5" table:formula="of:=[.S234]" office:value-type="float" office:value="0">
            <text:p>0</text:p>
          </table:table-cell>
          <table:table-cell table:style-name="ce445" table:formula="of:=[.Z234]" office:value-type="float" office:value="0">
            <text:p>0</text:p>
          </table:table-cell>
          <table:table-cell table:style-name="ce445" table:formula="of:=[.AG234]" office:value-type="float" office:value="0">
            <text:p>0</text:p>
          </table:table-cell>
          <table:table-cell table:style-name="ce461" table:formula="of:=[.AN234]" office:value-type="float" office:value="0">
            <text:p>0</text:p>
          </table:table-cell>
          <table:table-cell table:number-columns-repeated="975"/>
        </table:table-row>
        <table:table-row table:style-name="ro27">
          <table:table-cell table:style-name="ce29" office:value-type="float" office:value="7" table:number-columns-spanned="4" table:number-rows-spanned="1">
            <text:p>7</text:p>
          </table:table-cell>
          <table:covered-table-cell table:number-columns-repeated="3" table:style-name="ce29"/>
          <table:table-cell table:style-name="ce104" office:value-type="string" table:number-columns-spanned="11" table:number-rows-spanned="1">
            <text:p>Stanje na dan 31.12. prethodne godine ______________ (red.br. 4+5-6 )</text:p>
          </table:table-cell>
          <table:covered-table-cell table:number-columns-repeated="10" table:style-name="ce104"/>
          <table:table-cell table:style-name="ce173" office:value-type="float" office:value="511" table:number-columns-spanned="3" table:number-rows-spanned="1">
            <text:p>511</text:p>
          </table:table-cell>
          <table:covered-table-cell table:style-name="ce181"/>
          <table:covered-table-cell table:style-name="ce173"/>
          <table:table-cell table:style-name="ce192" table:content-validation-name="val5" table:formula="of:=IF([.AT235]&lt;=0;&quot;&quot;;[.AT235])" table:number-columns-spanned="4" table:number-rows-spanned="1">
            <text:p/>
          </table:table-cell>
          <table:covered-table-cell table:number-columns-repeated="3" table:style-name="ce192" table:content-validation-name="val5"/>
          <table:table-cell table:style-name="ce205" office:value-type="float" office:value="524" table:number-columns-spanned="3" table:number-rows-spanned="1">
            <text:p>524</text:p>
          </table:table-cell>
          <table:covered-table-cell table:number-columns-repeated="2" table:style-name="ce205"/>
          <table:table-cell table:style-name="ce192" table:content-validation-name="val5" table:formula="of:=IF([.AU235]&lt;=0;&quot;&quot;;[.AU235])" table:number-columns-spanned="4" table:number-rows-spanned="1">
            <text:p/>
          </table:table-cell>
          <table:covered-table-cell table:number-columns-repeated="3" table:style-name="ce192" table:content-validation-name="val5"/>
          <table:table-cell table:style-name="ce205" office:value-type="float" office:value="537" table:number-columns-spanned="3" table:number-rows-spanned="1">
            <text:p>537</text:p>
          </table:table-cell>
          <table:covered-table-cell table:number-columns-repeated="2" table:style-name="ce205"/>
          <table:table-cell table:style-name="ce192" table:content-validation-name="val5" table:formula="of:=IF([.AV235]&lt;=0;&quot;&quot;;[.AV235])" table:number-columns-spanned="4" table:number-rows-spanned="1">
            <text:p/>
          </table:table-cell>
          <table:covered-table-cell table:number-columns-repeated="3" table:style-name="ce192" table:content-validation-name="val5"/>
          <table:table-cell table:style-name="ce205" office:value-type="float" office:value="550" table:number-columns-spanned="3" table:number-rows-spanned="1">
            <text:p>550</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6" table:formula="of:=[.AT232]+[.AT233]-[.AT234]" office:value-type="float" office:value="0">
            <text:p>0</text:p>
          </table:table-cell>
          <table:table-cell table:style-name="ce446" table:formula="of:=[.AU232]+[.AU233]-[.AU234]" office:value-type="float" office:value="0">
            <text:p>0</text:p>
          </table:table-cell>
          <table:table-cell table:style-name="ce446" table:formula="of:=[.AV232]+[.AV233]-[.AV234]" office:value-type="float" office:value="0">
            <text:p>0</text:p>
          </table:table-cell>
          <table:table-cell table:style-name="ce462" table:formula="of:=[.AW232]+[.AW233]-[.AW234]" office:value-type="float" office:value="0">
            <text:p>0</text:p>
          </table:table-cell>
          <table:table-cell table:number-columns-repeated="975"/>
        </table:table-row>
        <table:table-row table:style-name="ro28">
          <table:table-cell table:style-name="ce29" office:value-type="float" office:value="8" table:number-columns-spanned="4" table:number-rows-spanned="1">
            <text:p>8</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tekućoj godini - povećanje</text:p>
          </table:table-cell>
          <table:covered-table-cell table:number-columns-repeated="10" table:style-name="ce104"/>
          <table:table-cell table:style-name="ce173" office:value-type="float" office:value="512" table:number-columns-spanned="3" table:number-rows-spanned="1">
            <text:p>512</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25" table:number-columns-spanned="3" table:number-rows-spanned="1">
            <text:p>525</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38" table:number-columns-spanned="3" table:number-rows-spanned="1">
            <text:p>538</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51" table:number-columns-spanned="3" table:number-rows-spanned="1">
            <text:p>551</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5" table:formula="of:=[.S236]" office:value-type="float" office:value="0">
            <text:p>0</text:p>
          </table:table-cell>
          <table:table-cell table:style-name="ce445" table:formula="of:=[.Z236]" office:value-type="float" office:value="0">
            <text:p>0</text:p>
          </table:table-cell>
          <table:table-cell table:style-name="ce445" table:formula="of:=[.AG236]" office:value-type="float" office:value="0">
            <text:p>0</text:p>
          </table:table-cell>
          <table:table-cell table:style-name="ce461" table:formula="of:=[.AN236]" office:value-type="float" office:value="0">
            <text:p>0</text:p>
          </table:table-cell>
          <table:table-cell table:number-columns-repeated="975"/>
        </table:table-row>
        <table:table-row table:style-name="ro25">
          <table:table-cell table:style-name="ce29" office:value-type="float" office:value="9" table:number-columns-spanned="4" table:number-rows-spanned="1">
            <text:p>9</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tekućoj godini - smanjenje</text:p>
          </table:table-cell>
          <table:covered-table-cell table:number-columns-repeated="10" table:style-name="ce104"/>
          <table:table-cell table:style-name="ce173" office:value-type="float" office:value="513" table:number-columns-spanned="3" table:number-rows-spanned="1">
            <text:p>513</text:p>
          </table:table-cell>
          <table:covered-table-cell table:style-name="ce181"/>
          <table:covered-table-cell table:style-name="ce173"/>
          <table:table-cell table:style-name="ce193" table:content-validation-name="val6" table:number-columns-spanned="4" table:number-rows-spanned="1"/>
          <table:covered-table-cell table:number-columns-repeated="3" table:style-name="ce193" table:content-validation-name="val6"/>
          <table:table-cell table:style-name="ce205" office:value-type="float" office:value="526" table:number-columns-spanned="3" table:number-rows-spanned="1">
            <text:p>526</text:p>
          </table:table-cell>
          <table:covered-table-cell table:number-columns-repeated="2" table:style-name="ce205"/>
          <table:table-cell table:style-name="ce193" table:content-validation-name="val6" table:number-columns-spanned="4" table:number-rows-spanned="1"/>
          <table:covered-table-cell table:number-columns-repeated="3" table:style-name="ce193" table:content-validation-name="val6"/>
          <table:table-cell table:style-name="ce205" office:value-type="float" office:value="539" table:number-columns-spanned="3" table:number-rows-spanned="1">
            <text:p>539</text:p>
          </table:table-cell>
          <table:covered-table-cell table:number-columns-repeated="2" table:style-name="ce205"/>
          <table:table-cell table:style-name="ce193" table:content-validation-name="val6" table:number-columns-spanned="4" table:number-rows-spanned="1"/>
          <table:covered-table-cell table:number-columns-repeated="3" table:style-name="ce193" table:content-validation-name="val6"/>
          <table:table-cell table:style-name="ce205" office:value-type="float" office:value="552" table:number-columns-spanned="3" table:number-rows-spanned="1">
            <text:p>552</text:p>
          </table:table-cell>
          <table:covered-table-cell table:number-columns-repeated="2" table:style-name="ce205"/>
          <table:table-cell table:style-name="ce398" table:content-validation-name="val6" table:number-columns-spanned="4" table:number-rows-spanned="1"/>
          <table:covered-table-cell table:number-columns-repeated="3" table:style-name="ce398" table:content-validation-name="val6"/>
          <table:table-cell table:style-name="ce422" table:number-columns-repeated="2"/>
          <table:table-cell table:style-name="ce445" table:formula="of:=[.S237]" office:value-type="float" office:value="0">
            <text:p>0</text:p>
          </table:table-cell>
          <table:table-cell table:style-name="ce445" table:formula="of:=[.Z237]" office:value-type="float" office:value="0">
            <text:p>0</text:p>
          </table:table-cell>
          <table:table-cell table:style-name="ce445" table:formula="of:=[.AG237]" office:value-type="float" office:value="0">
            <text:p>0</text:p>
          </table:table-cell>
          <table:table-cell table:style-name="ce461" table:formula="of:=[.AN237]" office:value-type="float" office:value="0">
            <text:p>0</text:p>
          </table:table-cell>
          <table:table-cell table:style-name="ce422"/>
          <table:table-cell table:style-name="ce469" table:number-columns-repeated="974"/>
        </table:table-row>
        <table:table-row table:style-name="ro29">
          <table:table-cell table:style-name="ce29" office:value-type="float" office:value="10" table:number-columns-spanned="4" table:number-rows-spanned="1">
            <text:p>10</text:p>
          </table:table-cell>
          <table:covered-table-cell table:number-columns-repeated="3" table:style-name="ce29"/>
          <table:table-cell table:style-name="ce104" office:value-type="string" table:number-columns-spanned="11" table:number-rows-spanned="1">
            <text:p>Korigovano početno stanje na dan 01.01. tekuće godine ______________ (red.br. 7+8-9 )</text:p>
          </table:table-cell>
          <table:covered-table-cell table:number-columns-repeated="10" table:style-name="ce104"/>
          <table:table-cell table:style-name="ce173" office:value-type="float" office:value="514" table:number-columns-spanned="3" table:number-rows-spanned="1">
            <text:p>514</text:p>
          </table:table-cell>
          <table:covered-table-cell table:style-name="ce181"/>
          <table:covered-table-cell table:style-name="ce173"/>
          <table:table-cell table:style-name="ce192" table:content-validation-name="val5" table:formula="of:=IF([.AT238]&lt;=0;&quot;&quot;;[.AT238])" table:number-columns-spanned="4" table:number-rows-spanned="1">
            <text:p/>
          </table:table-cell>
          <table:covered-table-cell table:number-columns-repeated="3" table:style-name="ce192" table:content-validation-name="val5"/>
          <table:table-cell table:style-name="ce205" office:value-type="float" office:value="527" table:number-columns-spanned="3" table:number-rows-spanned="1">
            <text:p>527</text:p>
          </table:table-cell>
          <table:covered-table-cell table:number-columns-repeated="2" table:style-name="ce205"/>
          <table:table-cell table:style-name="ce192" table:content-validation-name="val5" table:formula="of:=IF([.AU238]&lt;=0;&quot;&quot;;[.AU238])" table:number-columns-spanned="4" table:number-rows-spanned="1">
            <text:p/>
          </table:table-cell>
          <table:covered-table-cell table:number-columns-repeated="3" table:style-name="ce192" table:content-validation-name="val5"/>
          <table:table-cell table:style-name="ce205" office:value-type="float" office:value="540" table:number-columns-spanned="3" table:number-rows-spanned="1">
            <text:p>540</text:p>
          </table:table-cell>
          <table:covered-table-cell table:number-columns-repeated="2" table:style-name="ce205"/>
          <table:table-cell table:style-name="ce192" table:content-validation-name="val5" table:formula="of:=IF([.AV238]&lt;=0;&quot;&quot;;[.AV238])" table:number-columns-spanned="4" table:number-rows-spanned="1">
            <text:p/>
          </table:table-cell>
          <table:covered-table-cell table:number-columns-repeated="3" table:style-name="ce192" table:content-validation-name="val5"/>
          <table:table-cell table:style-name="ce205" office:value-type="float" office:value="553" table:number-columns-spanned="3" table:number-rows-spanned="1">
            <text:p>553</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6" table:formula="of:=[.AT235]+[.AT236]-[.AT237]" office:value-type="float" office:value="0">
            <text:p>0</text:p>
          </table:table-cell>
          <table:table-cell table:style-name="ce446" table:formula="of:=[.AU235]+[.AU236]-[.AU237]" office:value-type="float" office:value="0">
            <text:p>0</text:p>
          </table:table-cell>
          <table:table-cell table:style-name="ce446" table:formula="of:=[.AV235]+[.AV236]-[.AV237]" office:value-type="float" office:value="0">
            <text:p>0</text:p>
          </table:table-cell>
          <table:table-cell table:style-name="ce462" table:formula="of:=[.AW235]+[.AW236]-[.AW237]" office:value-type="float" office:value="0">
            <text:p>0</text:p>
          </table:table-cell>
          <table:table-cell table:number-columns-repeated="975"/>
        </table:table-row>
        <table:table-row table:style-name="ro30">
          <table:table-cell table:style-name="ce29" office:value-type="float" office:value="11" table:number-columns-spanned="4" table:number-rows-spanned="1">
            <text:p>11</text:p>
          </table:table-cell>
          <table:covered-table-cell table:number-columns-repeated="3" table:style-name="ce29"/>
          <table:table-cell table:style-name="ce104" office:value-type="string" table:number-columns-spanned="11" table:number-rows-spanned="1">
            <text:p>Ukupna povećanja u tekućoj <text:s/>godini</text:p>
          </table:table-cell>
          <table:covered-table-cell table:number-columns-repeated="10" table:style-name="ce104"/>
          <table:table-cell table:style-name="ce173" office:value-type="float" office:value="515" table:number-columns-spanned="3" table:number-rows-spanned="1">
            <text:p>515</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28" table:number-columns-spanned="3" table:number-rows-spanned="1">
            <text:p>528</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41" table:number-columns-spanned="3" table:number-rows-spanned="1">
            <text:p>541</text:p>
          </table:table-cell>
          <table:covered-table-cell table:number-columns-repeated="2" table:style-name="ce205"/>
          <table:table-cell table:style-name="ce191" table:content-validation-name="val5" table:number-columns-spanned="4" table:number-rows-spanned="1"/>
          <table:covered-table-cell table:number-columns-repeated="3" table:style-name="ce191" table:content-validation-name="val5"/>
          <table:table-cell table:style-name="ce205" office:value-type="float" office:value="554" table:number-columns-spanned="3" table:number-rows-spanned="1">
            <text:p>554</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5" table:formula="of:=[.S239]" office:value-type="float" office:value="0">
            <text:p>0</text:p>
          </table:table-cell>
          <table:table-cell table:style-name="ce445" table:formula="of:=[.Z239]" office:value-type="float" office:value="0">
            <text:p>0</text:p>
          </table:table-cell>
          <table:table-cell table:style-name="ce445" table:formula="of:=[.AG239]" office:value-type="float" office:value="0">
            <text:p>0</text:p>
          </table:table-cell>
          <table:table-cell table:style-name="ce461" table:formula="of:=[.AN239]" office:value-type="float" office:value="0">
            <text:p>0</text:p>
          </table:table-cell>
          <table:table-cell table:number-columns-repeated="975"/>
        </table:table-row>
        <table:table-row table:style-name="ro2">
          <table:table-cell table:style-name="ce29" office:value-type="float" office:value="12" table:number-columns-spanned="4" table:number-rows-spanned="1">
            <text:p>12</text:p>
          </table:table-cell>
          <table:covered-table-cell table:number-columns-repeated="3" table:style-name="ce29"/>
          <table:table-cell table:style-name="ce104" office:value-type="string" table:number-columns-spanned="11" table:number-rows-spanned="1">
            <text:p>Ukupna smanjenja u tekućoj godini</text:p>
          </table:table-cell>
          <table:covered-table-cell table:number-columns-repeated="10" table:style-name="ce104"/>
          <table:table-cell table:style-name="ce173" office:value-type="float" office:value="516" table:number-columns-spanned="3" table:number-rows-spanned="1">
            <text:p>516</text:p>
          </table:table-cell>
          <table:covered-table-cell table:style-name="ce181"/>
          <table:covered-table-cell table:style-name="ce173"/>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29" table:number-columns-spanned="3" table:number-rows-spanned="1">
            <text:p>529</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42" table:number-columns-spanned="3" table:number-rows-spanned="1">
            <text:p>542</text:p>
          </table:table-cell>
          <table:covered-table-cell table:number-columns-repeated="2" table:style-name="ce205"/>
          <table:table-cell table:style-name="ce193" table:content-validation-name="val5" table:number-columns-spanned="4" table:number-rows-spanned="1"/>
          <table:covered-table-cell table:number-columns-repeated="3" table:style-name="ce193" table:content-validation-name="val5"/>
          <table:table-cell table:style-name="ce205" office:value-type="float" office:value="555" table:number-columns-spanned="3" table:number-rows-spanned="1">
            <text:p>555</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style-name="ce422" table:number-columns-repeated="2"/>
          <table:table-cell table:style-name="ce445" table:formula="of:=[.S240]" office:value-type="float" office:value="0">
            <text:p>0</text:p>
          </table:table-cell>
          <table:table-cell table:style-name="ce445" table:formula="of:=[.Z240]" office:value-type="float" office:value="0">
            <text:p>0</text:p>
          </table:table-cell>
          <table:table-cell table:style-name="ce445" table:formula="of:=[.AG240]" office:value-type="float" office:value="0">
            <text:p>0</text:p>
          </table:table-cell>
          <table:table-cell table:style-name="ce461" table:formula="of:=[.AN240]" office:value-type="float" office:value="0">
            <text:p>0</text:p>
          </table:table-cell>
          <table:table-cell table:style-name="ce422"/>
          <table:table-cell table:style-name="ce469" table:number-columns-repeated="974"/>
        </table:table-row>
        <table:table-row table:style-name="ro31">
          <table:table-cell table:style-name="ce29" office:value-type="float" office:value="13" table:number-columns-spanned="4" table:number-rows-spanned="1">
            <text:p>13</text:p>
          </table:table-cell>
          <table:covered-table-cell table:number-columns-repeated="2" table:style-name="ce64"/>
          <table:covered-table-cell table:style-name="ce95"/>
          <table:table-cell table:style-name="ce104" office:value-type="string" table:number-columns-spanned="11" table:number-rows-spanned="1">
            <text:p>Stanje na dan 31.12. tekuće godine ______________ (red.br. 10+11-12)</text:p>
          </table:table-cell>
          <table:covered-table-cell table:number-columns-repeated="10" table:style-name="ce104"/>
          <table:table-cell table:style-name="ce173" office:value-type="float" office:value="517" table:number-columns-spanned="3" table:number-rows-spanned="1">
            <text:p>517</text:p>
          </table:table-cell>
          <table:covered-table-cell table:style-name="ce181"/>
          <table:covered-table-cell table:style-name="ce173"/>
          <table:table-cell table:style-name="ce192" table:content-validation-name="val5" table:formula="of:=IF([.AT241]&lt;=0;&quot;&quot;;[.AT241])" table:number-columns-spanned="4" table:number-rows-spanned="1">
            <text:p/>
          </table:table-cell>
          <table:covered-table-cell table:number-columns-repeated="3" table:style-name="ce192" table:content-validation-name="val5"/>
          <table:table-cell table:style-name="ce205" office:value-type="float" office:value="530" table:number-columns-spanned="3" table:number-rows-spanned="1">
            <text:p>530</text:p>
          </table:table-cell>
          <table:covered-table-cell table:number-columns-repeated="2" table:style-name="ce205"/>
          <table:table-cell table:style-name="ce192" table:content-validation-name="val5" table:formula="of:=IF([.AU241]&lt;=0;&quot;&quot;;[.AU241])" table:number-columns-spanned="4" table:number-rows-spanned="1">
            <text:p/>
          </table:table-cell>
          <table:covered-table-cell table:number-columns-repeated="3" table:style-name="ce192" table:content-validation-name="val5"/>
          <table:table-cell table:style-name="ce205" office:value-type="float" office:value="543" table:number-columns-spanned="3" table:number-rows-spanned="1">
            <text:p>543</text:p>
          </table:table-cell>
          <table:covered-table-cell table:number-columns-repeated="2" table:style-name="ce205"/>
          <table:table-cell table:style-name="ce192" table:content-validation-name="val5" table:formula="of:=IF([.AV241]&lt;=0;&quot;&quot;;[.AV241])" table:number-columns-spanned="4" table:number-rows-spanned="1">
            <text:p/>
          </table:table-cell>
          <table:covered-table-cell table:number-columns-repeated="3" table:style-name="ce192" table:content-validation-name="val5"/>
          <table:table-cell table:style-name="ce205" office:value-type="float" office:value="556" table:number-columns-spanned="3" table:number-rows-spanned="1">
            <text:p>556</text:p>
          </table:table-cell>
          <table:covered-table-cell table:number-columns-repeated="2" table:style-name="ce205"/>
          <table:table-cell table:style-name="ce398" table:content-validation-name="val5" table:number-columns-spanned="4" table:number-rows-spanned="1"/>
          <table:covered-table-cell table:number-columns-repeated="3" table:style-name="ce398" table:content-validation-name="val5"/>
          <table:table-cell table:number-columns-repeated="2"/>
          <table:table-cell table:style-name="ce446" table:formula="of:=[.AT238]+[.AT239]-[.AT240]" office:value-type="float" office:value="0">
            <text:p>0</text:p>
          </table:table-cell>
          <table:table-cell table:style-name="ce446" table:formula="of:=[.AU238]+[.AU239]-[.AU240]" office:value-type="float" office:value="0">
            <text:p>0</text:p>
          </table:table-cell>
          <table:table-cell table:style-name="ce446" table:formula="of:=[.AV238]+[.AV239]-[.AV240]" office:value-type="float" office:value="0">
            <text:p>0</text:p>
          </table:table-cell>
          <table:table-cell table:style-name="ce462" table:formula="of:=[.AW238]+[.AW239]-[.AW240]" office:value-type="float" office:value="0">
            <text:p>0</text:p>
          </table:table-cell>
          <table:table-cell table:number-columns-repeated="975"/>
        </table:table-row>
        <table:table-row table:style-name="ro33">
          <table:table-cell table:style-name="ce4" table:number-columns-repeated="43"/>
          <table:table-cell table:number-columns-repeated="981"/>
        </table:table-row>
        <table:table-row table:style-name="ro1">
          <table:table-cell table:style-name="ce4" table:number-columns-repeated="37"/>
          <table:table-cell table:style-name="ce127" office:value-type="string" table:number-columns-spanned="6" table:number-rows-spanned="1">
            <text:p>- u hiljadama dinara -</text:p>
          </table:table-cell>
          <table:covered-table-cell table:number-columns-repeated="5" table:style-name="ce388"/>
          <table:table-cell table:number-columns-repeated="981"/>
        </table:table-row>
        <table:table-row table:style-name="ro21">
          <table:table-cell table:style-name="ce31" office:value-type="string" table:number-columns-spanned="4" table:number-rows-spanned="2">
            <text:p>Redni broj</text:p>
          </table:table-cell>
          <table:covered-table-cell table:number-columns-repeated="2" table:style-name="ce65"/>
          <table:covered-table-cell table:style-name="ce96"/>
          <table:table-cell table:style-name="ce31" office:value-type="string" table:number-columns-spanned="11" table:number-rows-spanned="2">
            <text:p>OPIS</text:p>
          </table:table-cell>
          <table:covered-table-cell table:number-columns-repeated="10" table:style-name="ce31"/>
          <table:table-cell table:style-name="ce169" office:value-type="string" table:number-columns-spanned="3" table:number-rows-spanned="2">
            <text:p>AOP</text:p>
          </table:table-cell>
          <table:covered-table-cell table:number-columns-repeated="2" table:style-name="ce169"/>
          <table:table-cell table:style-name="ce190" office:value-type="string" table:number-columns-spanned="4" table:number-rows-spanned="2">
            <text:p>Gubitak iznad visine kapitala (grupa 29)</text:p>
          </table:table-cell>
          <table:covered-table-cell table:number-columns-repeated="3" table:style-name="ce190"/>
          <table:table-cell table:style-name="ce207" table:number-columns-spanned="3" table:number-rows-spanned="2"/>
          <table:covered-table-cell table:number-columns-repeated="2" table:style-name="ce211"/>
          <table:table-cell table:style-name="ce217" table:number-columns-spanned="4" table:number-rows-spanned="2"/>
          <table:covered-table-cell table:number-columns-repeated="3" table:style-name="ce218"/>
          <table:table-cell table:style-name="ce211" table:number-columns-spanned="3" table:number-rows-spanned="2"/>
          <table:covered-table-cell table:number-columns-repeated="2" table:style-name="ce211"/>
          <table:table-cell table:style-name="ce217" table:number-columns-spanned="4" table:number-rows-spanned="2"/>
          <table:covered-table-cell table:number-columns-repeated="3" table:style-name="ce217"/>
          <table:table-cell table:style-name="ce211" table:number-columns-spanned="3" table:number-rows-spanned="2"/>
          <table:covered-table-cell table:number-columns-repeated="2" table:style-name="ce211"/>
          <table:table-cell table:style-name="ce217" table:number-columns-spanned="4" table:number-rows-spanned="2"/>
          <table:covered-table-cell table:number-columns-repeated="3" table:style-name="ce217"/>
          <table:table-cell table:style-name="ce28" table:number-columns-repeated="2"/>
          <table:table-cell table:style-name="ce444" table:number-columns-repeated="4"/>
          <table:table-cell table:number-columns-repeated="975"/>
        </table:table-row>
        <table:table-row table:style-name="ro22">
          <table:covered-table-cell table:style-name="ce32"/>
          <table:covered-table-cell table:number-columns-repeated="2" table:style-name="ce66"/>
          <table:covered-table-cell table:style-name="ce97"/>
          <table:covered-table-cell table:number-columns-repeated="11" table:style-name="ce31"/>
          <table:covered-table-cell table:style-name="ce170"/>
          <table:covered-table-cell table:number-columns-repeated="2" table:style-name="ce169"/>
          <table:covered-table-cell table:number-columns-repeated="4" table:style-name="ce190"/>
          <table:covered-table-cell table:style-name="ce208"/>
          <table:covered-table-cell table:number-columns-repeated="2" table:style-name="ce211"/>
          <table:covered-table-cell table:number-columns-repeated="4" table:style-name="ce218"/>
          <table:covered-table-cell table:style-name="ce269"/>
          <table:covered-table-cell table:number-columns-repeated="2" table:style-name="ce211"/>
          <table:covered-table-cell table:number-columns-repeated="4" table:style-name="ce217"/>
          <table:covered-table-cell table:style-name="ce269"/>
          <table:covered-table-cell table:number-columns-repeated="2" table:style-name="ce211"/>
          <table:covered-table-cell table:number-columns-repeated="4" table:style-name="ce217"/>
          <table:table-cell table:style-name="ce28" table:number-columns-repeated="2"/>
          <table:table-cell table:style-name="ce444" table:number-columns-repeated="4"/>
          <table:table-cell table:number-columns-repeated="975"/>
        </table:table-row>
        <table:table-row table:style-name="ro34">
          <table:table-cell table:style-name="ce25" table:number-columns-spanned="4" table:number-rows-spanned="1"/>
          <table:covered-table-cell table:number-columns-repeated="3" table:style-name="ce62"/>
          <table:table-cell table:style-name="ce25" office:value-type="float" office:value="1" table:number-columns-spanned="11" table:number-rows-spanned="1">
            <text:p>1</text:p>
          </table:table-cell>
          <table:covered-table-cell table:number-columns-repeated="10" table:style-name="ce25"/>
          <table:table-cell table:style-name="ce171" table:number-columns-spanned="3" table:number-rows-spanned="1"/>
          <table:covered-table-cell table:number-columns-repeated="2" table:style-name="ce171"/>
          <table:table-cell table:style-name="ce171" office:value-type="float" office:value="14" table:number-columns-spanned="4" table:number-rows-spanned="1">
            <text:p>14</text:p>
          </table:table-cell>
          <table:covered-table-cell table:number-columns-repeated="3" table:style-name="ce171"/>
          <table:table-cell table:style-name="ce209" table:number-columns-spanned="3" table:number-rows-spanned="1"/>
          <table:covered-table-cell table:number-columns-repeated="2" table:style-name="ce212"/>
          <table:table-cell table:style-name="ce212" table:number-columns-spanned="4" table:number-rows-spanned="1"/>
          <table:covered-table-cell table:number-columns-repeated="3" table:style-name="ce212"/>
          <table:table-cell table:style-name="ce212" table:number-columns-spanned="3" table:number-rows-spanned="1"/>
          <table:covered-table-cell table:number-columns-repeated="2" table:style-name="ce212"/>
          <table:table-cell table:style-name="ce212" table:number-columns-spanned="4" table:number-rows-spanned="1"/>
          <table:covered-table-cell table:number-columns-repeated="3" table:style-name="ce212"/>
          <table:table-cell table:style-name="ce212" table:number-columns-spanned="3" table:number-rows-spanned="1"/>
          <table:covered-table-cell table:number-columns-repeated="2" table:style-name="ce212"/>
          <table:table-cell table:style-name="ce212" table:number-columns-spanned="4" table:number-rows-spanned="1"/>
          <table:covered-table-cell table:number-columns-repeated="3" table:style-name="ce212"/>
          <table:table-cell table:style-name="ce28" table:number-columns-repeated="2"/>
          <table:table-cell table:style-name="ce444" table:number-columns-repeated="4"/>
          <table:table-cell table:number-columns-repeated="975"/>
        </table:table-row>
        <table:table-row table:style-name="ro23">
          <table:table-cell table:style-name="ce29" office:value-type="float" office:value="1" table:number-columns-spanned="4" table:number-rows-spanned="1">
            <text:p>1</text:p>
          </table:table-cell>
          <table:covered-table-cell table:number-columns-repeated="3" table:style-name="ce29"/>
          <table:table-cell table:style-name="ce104" office:value-type="string" table:number-columns-spanned="11" table:number-rows-spanned="1">
            <text:p>Stanje na dan 01.01. prethodne godine ______________</text:p>
          </table:table-cell>
          <table:covered-table-cell table:number-columns-repeated="9" table:style-name="ce107"/>
          <table:covered-table-cell table:style-name="ce165"/>
          <table:table-cell table:style-name="ce173" office:value-type="float" office:value="557" table:number-columns-spanned="3" table:number-rows-spanned="1">
            <text:p>557</text:p>
          </table:table-cell>
          <table:covered-table-cell table:style-name="ce181"/>
          <table:covered-table-cell table:style-name="ce173"/>
          <table:table-cell table:style-name="ce191" table:content-validation-name="val5" table:number-columns-spanned="4" table:number-rows-spanned="1"/>
          <table:covered-table-cell table:number-columns-repeated="2" table:style-name="ce197" table:content-validation-name="val5"/>
          <table:covered-table-cell table:style-name="ce203"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number-columns-repeated="2"/>
          <table:table-cell table:style-name="ce445" table:formula="of:=[.S247]" office:value-type="float" office:value="0">
            <text:p>0</text:p>
          </table:table-cell>
          <table:table-cell table:style-name="ce445" table:formula="of:=[.Z247]" office:value-type="float" office:value="0">
            <text:p>0</text:p>
          </table:table-cell>
          <table:table-cell table:style-name="ce445" table:formula="of:=[.AG247]" office:value-type="float" office:value="0">
            <text:p>0</text:p>
          </table:table-cell>
          <table:table-cell table:style-name="ce461" table:formula="of:=[.AN247]" office:value-type="float" office:value="0">
            <text:p>0</text:p>
          </table:table-cell>
          <table:table-cell table:number-columns-repeated="975"/>
        </table:table-row>
        <table:table-row table:style-name="ro24">
          <table:table-cell table:style-name="ce29" office:value-type="float" office:value="2" table:number-columns-spanned="4" table:number-rows-spanned="1">
            <text:p>2</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prethodnoj godini - povećanje</text:p>
          </table:table-cell>
          <table:covered-table-cell table:number-columns-repeated="10" table:style-name="ce104"/>
          <table:table-cell table:style-name="ce173" office:value-type="float" office:value="558" table:number-columns-spanned="3" table:number-rows-spanned="1">
            <text:p>558</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number-columns-repeated="2"/>
          <table:table-cell table:style-name="ce445" table:formula="of:=[.S248]" office:value-type="float" office:value="0">
            <text:p>0</text:p>
          </table:table-cell>
          <table:table-cell table:style-name="ce445" table:formula="of:=[.Z248]" office:value-type="float" office:value="0">
            <text:p>0</text:p>
          </table:table-cell>
          <table:table-cell table:style-name="ce445" table:formula="of:=[.AG248]" office:value-type="float" office:value="0">
            <text:p>0</text:p>
          </table:table-cell>
          <table:table-cell table:style-name="ce461" table:formula="of:=[.AN248]" office:value-type="float" office:value="0">
            <text:p>0</text:p>
          </table:table-cell>
          <table:table-cell table:number-columns-repeated="975"/>
        </table:table-row>
        <table:table-row table:style-name="ro24">
          <table:table-cell table:style-name="ce29" office:value-type="float" office:value="3" table:number-columns-spanned="4" table:number-rows-spanned="1">
            <text:p>3</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prethodnoj godini - smanjenje</text:p>
          </table:table-cell>
          <table:covered-table-cell table:number-columns-repeated="10" table:style-name="ce104"/>
          <table:table-cell table:style-name="ce173" office:value-type="float" office:value="559" table:number-columns-spanned="3" table:number-rows-spanned="1">
            <text:p>559</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number-columns-repeated="2"/>
          <table:table-cell table:style-name="ce445" table:formula="of:=[.S249]" office:value-type="float" office:value="0">
            <text:p>0</text:p>
          </table:table-cell>
          <table:table-cell table:style-name="ce445" table:formula="of:=[.Z249]" office:value-type="float" office:value="0">
            <text:p>0</text:p>
          </table:table-cell>
          <table:table-cell table:style-name="ce445" table:formula="of:=[.AG249]" office:value-type="float" office:value="0">
            <text:p>0</text:p>
          </table:table-cell>
          <table:table-cell table:style-name="ce461" table:formula="of:=[.AN249]" office:value-type="float" office:value="0">
            <text:p>0</text:p>
          </table:table-cell>
          <table:table-cell table:number-columns-repeated="975"/>
        </table:table-row>
        <table:table-row table:style-name="ro31">
          <table:table-cell table:style-name="ce29" office:value-type="float" office:value="4" table:number-columns-spanned="4" table:number-rows-spanned="1">
            <text:p>4</text:p>
          </table:table-cell>
          <table:covered-table-cell table:number-columns-repeated="3" table:style-name="ce29"/>
          <table:table-cell table:style-name="ce104" office:value-type="string" table:number-columns-spanned="11" table:number-rows-spanned="1">
            <text:p>Korigovano početno stanje na dan 01.01. prethodne godine ______________ (red.br. 1+2-3 )</text:p>
          </table:table-cell>
          <table:covered-table-cell table:number-columns-repeated="9" table:style-name="ce107"/>
          <table:covered-table-cell table:style-name="ce165"/>
          <table:table-cell table:style-name="ce173" office:value-type="float" office:value="560" table:number-columns-spanned="3" table:number-rows-spanned="1">
            <text:p>560</text:p>
          </table:table-cell>
          <table:covered-table-cell table:style-name="ce181"/>
          <table:covered-table-cell table:style-name="ce173"/>
          <table:table-cell table:style-name="ce192" table:content-validation-name="val5" table:formula="of:=IF([.AT250]&lt;=0;&quot;&quot;;[.AT250])" table:number-columns-spanned="4" table:number-rows-spanned="1">
            <text:p/>
          </table:table-cell>
          <table:covered-table-cell table:number-columns-repeated="3" table:style-name="ce192"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number-columns-repeated="2"/>
          <table:table-cell table:style-name="ce446" table:formula="of:=[.AT247]+[.AT248]-[.AT249]" office:value-type="float" office:value="0">
            <text:p>0</text:p>
          </table:table-cell>
          <table:table-cell table:style-name="ce446" table:formula="of:=[.AU247]+[.AU248]-[.AU249]" office:value-type="float" office:value="0">
            <text:p>0</text:p>
          </table:table-cell>
          <table:table-cell table:style-name="ce446" table:formula="of:=[.AV247]+[.AV248]-[.AV249]" office:value-type="float" office:value="0">
            <text:p>0</text:p>
          </table:table-cell>
          <table:table-cell table:style-name="ce462" table:formula="of:=[.AW247]+[.AW248]-[.AW249]" office:value-type="float" office:value="0">
            <text:p>0</text:p>
          </table:table-cell>
          <table:table-cell table:number-columns-repeated="975"/>
        </table:table-row>
        <table:table-row table:style-name="ro23">
          <table:table-cell table:style-name="ce29" office:value-type="float" office:value="5" table:number-columns-spanned="4" table:number-rows-spanned="1">
            <text:p>5</text:p>
          </table:table-cell>
          <table:covered-table-cell table:number-columns-repeated="3" table:style-name="ce29"/>
          <table:table-cell table:style-name="ce104" office:value-type="string" table:number-columns-spanned="11" table:number-rows-spanned="1">
            <text:p>Ukupna povećanja u prethodnoj godini</text:p>
          </table:table-cell>
          <table:covered-table-cell table:number-columns-repeated="9" table:style-name="ce107"/>
          <table:covered-table-cell table:style-name="ce165"/>
          <table:table-cell table:style-name="ce173" office:value-type="float" office:value="561" table:number-columns-spanned="3" table:number-rows-spanned="1">
            <text:p>561</text:p>
          </table:table-cell>
          <table:covered-table-cell table:style-name="ce181"/>
          <table:covered-table-cell table:style-name="ce173"/>
          <table:table-cell table:style-name="ce193" table:number-columns-spanned="4" table:number-rows-spanned="1"/>
          <table:covered-table-cell table:number-columns-repeated="3" table:style-name="ce193"/>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number-columns-repeated="2"/>
          <table:table-cell table:style-name="ce445" table:formula="of:=[.S251]" office:value-type="float" office:value="0">
            <text:p>0</text:p>
          </table:table-cell>
          <table:table-cell table:style-name="ce445" table:formula="of:=[.Z251]" office:value-type="float" office:value="0">
            <text:p>0</text:p>
          </table:table-cell>
          <table:table-cell table:style-name="ce445" table:formula="of:=[.AG251]" office:value-type="float" office:value="0">
            <text:p>0</text:p>
          </table:table-cell>
          <table:table-cell table:style-name="ce461" table:formula="of:=[.AN251]" office:value-type="float" office:value="0">
            <text:p>0</text:p>
          </table:table-cell>
          <table:table-cell table:number-columns-repeated="975"/>
        </table:table-row>
        <table:table-row table:style-name="ro23">
          <table:table-cell table:style-name="ce29" office:value-type="float" office:value="6" table:number-columns-spanned="4" table:number-rows-spanned="1">
            <text:p>6</text:p>
          </table:table-cell>
          <table:covered-table-cell table:number-columns-repeated="3" table:style-name="ce29"/>
          <table:table-cell table:style-name="ce104" office:value-type="string" table:number-columns-spanned="11" table:number-rows-spanned="1">
            <text:p>Ukupna smanjenja u prethodnoj godini</text:p>
          </table:table-cell>
          <table:covered-table-cell table:number-columns-repeated="10" table:style-name="ce104"/>
          <table:table-cell table:style-name="ce173" office:value-type="float" office:value="562" table:number-columns-spanned="3" table:number-rows-spanned="1">
            <text:p>562</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number-columns-repeated="2"/>
          <table:table-cell table:style-name="ce445" table:formula="of:=[.S252]" office:value-type="float" office:value="0">
            <text:p>0</text:p>
          </table:table-cell>
          <table:table-cell table:style-name="ce445" table:formula="of:=[.Z252]" office:value-type="float" office:value="0">
            <text:p>0</text:p>
          </table:table-cell>
          <table:table-cell table:style-name="ce445" table:formula="of:=[.AG252]" office:value-type="float" office:value="0">
            <text:p>0</text:p>
          </table:table-cell>
          <table:table-cell table:style-name="ce461" table:formula="of:=[.AN252]" office:value-type="float" office:value="0">
            <text:p>0</text:p>
          </table:table-cell>
          <table:table-cell table:number-columns-repeated="975"/>
        </table:table-row>
        <table:table-row table:style-name="ro31">
          <table:table-cell table:style-name="ce29" office:value-type="float" office:value="7" table:number-columns-spanned="4" table:number-rows-spanned="1">
            <text:p>7</text:p>
          </table:table-cell>
          <table:covered-table-cell table:number-columns-repeated="3" table:style-name="ce29"/>
          <table:table-cell table:style-name="ce104" office:value-type="string" table:number-columns-spanned="11" table:number-rows-spanned="1">
            <text:p>Stanje na dan 31.12. prethodne godine ______________ (red.br. 4+5-6 )</text:p>
          </table:table-cell>
          <table:covered-table-cell table:number-columns-repeated="10" table:style-name="ce104"/>
          <table:table-cell table:style-name="ce173" office:value-type="float" office:value="563" table:number-columns-spanned="3" table:number-rows-spanned="1">
            <text:p>563</text:p>
          </table:table-cell>
          <table:covered-table-cell table:style-name="ce181"/>
          <table:covered-table-cell table:style-name="ce173"/>
          <table:table-cell table:style-name="ce192" table:content-validation-name="val5" table:formula="of:=IF([.AT253]&lt;=0;&quot;&quot;;[.AT253])" table:number-columns-spanned="4" table:number-rows-spanned="1">
            <text:p/>
          </table:table-cell>
          <table:covered-table-cell table:number-columns-repeated="3" table:style-name="ce192"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number-columns-repeated="2"/>
          <table:table-cell table:style-name="ce446" table:formula="of:=[.AT250]+[.AT251]-[.AT252]" office:value-type="float" office:value="0">
            <text:p>0</text:p>
          </table:table-cell>
          <table:table-cell table:style-name="ce446" table:formula="of:=[.AU250]+[.AU251]-[.AU252]" office:value-type="float" office:value="0">
            <text:p>0</text:p>
          </table:table-cell>
          <table:table-cell table:style-name="ce446" table:formula="of:=[.AV250]+[.AV251]-[.AV252]" office:value-type="float" office:value="0">
            <text:p>0</text:p>
          </table:table-cell>
          <table:table-cell table:style-name="ce462" table:formula="of:=[.AW250]+[.AW251]-[.AW252]" office:value-type="float" office:value="0">
            <text:p>0</text:p>
          </table:table-cell>
          <table:table-cell table:number-columns-repeated="975"/>
        </table:table-row>
        <table:table-row table:style-name="ro24">
          <table:table-cell table:style-name="ce29" office:value-type="float" office:value="8" table:number-columns-spanned="4" table:number-rows-spanned="1">
            <text:p>8</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tekućoj godini - povećanje</text:p>
          </table:table-cell>
          <table:covered-table-cell table:number-columns-repeated="10" table:style-name="ce104"/>
          <table:table-cell table:style-name="ce173" office:value-type="float" office:value="564" table:number-columns-spanned="3" table:number-rows-spanned="1">
            <text:p>564</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number-columns-repeated="2"/>
          <table:table-cell table:style-name="ce445" table:formula="of:=[.S254]" office:value-type="float" office:value="0">
            <text:p>0</text:p>
          </table:table-cell>
          <table:table-cell table:style-name="ce445" table:formula="of:=[.Z254]" office:value-type="float" office:value="0">
            <text:p>0</text:p>
          </table:table-cell>
          <table:table-cell table:style-name="ce445" table:formula="of:=[.AG254]" office:value-type="float" office:value="0">
            <text:p>0</text:p>
          </table:table-cell>
          <table:table-cell table:style-name="ce461" table:formula="of:=[.AN254]" office:value-type="float" office:value="0">
            <text:p>0</text:p>
          </table:table-cell>
          <table:table-cell table:number-columns-repeated="975"/>
        </table:table-row>
        <table:table-row table:style-name="ro24">
          <table:table-cell table:style-name="ce29" office:value-type="float" office:value="9" table:number-columns-spanned="4" table:number-rows-spanned="1">
            <text:p>9</text:p>
          </table:table-cell>
          <table:covered-table-cell table:number-columns-repeated="3" table:style-name="ce29"/>
          <table:table-cell table:style-name="ce104" office:value-type="string" table:number-columns-spanned="11" table:number-rows-spanned="1">
            <text:p>Ispravka materijalno značajnih grešaka i promena računovodstvenih politika u tekućoj godini - smanjenje</text:p>
          </table:table-cell>
          <table:covered-table-cell table:number-columns-repeated="10" table:style-name="ce104"/>
          <table:table-cell table:style-name="ce173" office:value-type="float" office:value="565" table:number-columns-spanned="3" table:number-rows-spanned="1">
            <text:p>565</text:p>
          </table:table-cell>
          <table:covered-table-cell table:style-name="ce181"/>
          <table:covered-table-cell table:style-name="ce173"/>
          <table:table-cell table:style-name="ce193" table:content-validation-name="val6" table:number-columns-spanned="4" table:number-rows-spanned="1"/>
          <table:covered-table-cell table:number-columns-repeated="3" table:style-name="ce193" table:content-validation-name="val6"/>
          <table:table-cell table:style-name="ce210" table:number-columns-spanned="3" table:number-rows-spanned="1"/>
          <table:covered-table-cell table:number-columns-repeated="2" table:style-name="ce206"/>
          <table:table-cell table:style-name="ce219" table:content-validation-name="val6" table:number-columns-spanned="4" table:number-rows-spanned="1"/>
          <table:covered-table-cell table:number-columns-repeated="3" table:style-name="ce219" table:content-validation-name="val6"/>
          <table:table-cell table:style-name="ce206" table:number-columns-spanned="3" table:number-rows-spanned="1"/>
          <table:covered-table-cell table:number-columns-repeated="2" table:style-name="ce206"/>
          <table:table-cell table:style-name="ce194" table:content-validation-name="val6" table:number-columns-spanned="4" table:number-rows-spanned="1"/>
          <table:covered-table-cell table:number-columns-repeated="3" table:style-name="ce194" table:content-validation-name="val6"/>
          <table:table-cell table:style-name="ce206" table:number-columns-spanned="3" table:number-rows-spanned="1"/>
          <table:covered-table-cell table:number-columns-repeated="2" table:style-name="ce206"/>
          <table:table-cell table:style-name="ce194" table:content-validation-name="val6" table:number-columns-spanned="4" table:number-rows-spanned="1"/>
          <table:covered-table-cell table:number-columns-repeated="3" table:style-name="ce194" table:content-validation-name="val6"/>
          <table:table-cell table:style-name="ce422" table:number-columns-repeated="2"/>
          <table:table-cell table:style-name="ce445" table:formula="of:=[.S255]" office:value-type="float" office:value="0">
            <text:p>0</text:p>
          </table:table-cell>
          <table:table-cell table:style-name="ce445" table:formula="of:=[.Z255]" office:value-type="float" office:value="0">
            <text:p>0</text:p>
          </table:table-cell>
          <table:table-cell table:style-name="ce445" table:formula="of:=[.AG255]" office:value-type="float" office:value="0">
            <text:p>0</text:p>
          </table:table-cell>
          <table:table-cell table:style-name="ce461" table:formula="of:=[.AN255]" office:value-type="float" office:value="0">
            <text:p>0</text:p>
          </table:table-cell>
          <table:table-cell table:number-columns-repeated="975"/>
        </table:table-row>
        <table:table-row table:style-name="ro31">
          <table:table-cell table:style-name="ce29" office:value-type="float" office:value="10" table:number-columns-spanned="4" table:number-rows-spanned="1">
            <text:p>10</text:p>
          </table:table-cell>
          <table:covered-table-cell table:number-columns-repeated="3" table:style-name="ce29"/>
          <table:table-cell table:style-name="ce104" office:value-type="string" table:number-columns-spanned="11" table:number-rows-spanned="1">
            <text:p>Korigovano početno stanje na dan 01.01. tekuće godine ______________ (red.br. 7+8-9 )</text:p>
          </table:table-cell>
          <table:covered-table-cell table:number-columns-repeated="10" table:style-name="ce104"/>
          <table:table-cell table:style-name="ce173" office:value-type="float" office:value="566" table:number-columns-spanned="3" table:number-rows-spanned="1">
            <text:p>566</text:p>
          </table:table-cell>
          <table:covered-table-cell table:style-name="ce181"/>
          <table:covered-table-cell table:style-name="ce173"/>
          <table:table-cell table:style-name="ce192" table:content-validation-name="val5" table:formula="of:=IF([.AT256]&lt;=0;&quot;&quot;;[.AT256])" table:number-columns-spanned="4" table:number-rows-spanned="1">
            <text:p/>
          </table:table-cell>
          <table:covered-table-cell table:number-columns-repeated="3" table:style-name="ce192"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number-columns-repeated="2"/>
          <table:table-cell table:style-name="ce446" table:formula="of:=[.AT253]+[.AT254]-[.AT255]" office:value-type="float" office:value="0">
            <text:p>0</text:p>
          </table:table-cell>
          <table:table-cell table:style-name="ce446" table:formula="of:=[.AU253]+[.AU254]-[.AU255]" office:value-type="float" office:value="0">
            <text:p>0</text:p>
          </table:table-cell>
          <table:table-cell table:style-name="ce446" table:formula="of:=[.AV253]+[.AV254]-[.AV255]" office:value-type="float" office:value="0">
            <text:p>0</text:p>
          </table:table-cell>
          <table:table-cell table:style-name="ce462" table:formula="of:=[.AW253]+[.AW254]-[.AW255]" office:value-type="float" office:value="0">
            <text:p>0</text:p>
          </table:table-cell>
          <table:table-cell table:number-columns-repeated="975"/>
        </table:table-row>
        <table:table-row table:style-name="ro23">
          <table:table-cell table:style-name="ce29" office:value-type="float" office:value="11" table:number-columns-spanned="4" table:number-rows-spanned="1">
            <text:p>11</text:p>
          </table:table-cell>
          <table:covered-table-cell table:number-columns-repeated="3" table:style-name="ce29"/>
          <table:table-cell table:style-name="ce104" office:value-type="string" table:number-columns-spanned="11" table:number-rows-spanned="1">
            <text:p>Ukupna povećanja u tekućoj <text:s/>godini</text:p>
          </table:table-cell>
          <table:covered-table-cell table:number-columns-repeated="10" table:style-name="ce104"/>
          <table:table-cell table:style-name="ce173" office:value-type="float" office:value="567" table:number-columns-spanned="3" table:number-rows-spanned="1">
            <text:p>567</text:p>
          </table:table-cell>
          <table:covered-table-cell table:style-name="ce181"/>
          <table:covered-table-cell table:style-name="ce173"/>
          <table:table-cell table:style-name="ce191" table:content-validation-name="val5" table:number-columns-spanned="4" table:number-rows-spanned="1"/>
          <table:covered-table-cell table:number-columns-repeated="3" table:style-name="ce191"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number-columns-repeated="2"/>
          <table:table-cell table:style-name="ce445" table:formula="of:=[.S257]" office:value-type="float" office:value="0">
            <text:p>0</text:p>
          </table:table-cell>
          <table:table-cell table:style-name="ce445" table:formula="of:=[.Z257]" office:value-type="float" office:value="0">
            <text:p>0</text:p>
          </table:table-cell>
          <table:table-cell table:style-name="ce445" table:formula="of:=[.AG257]" office:value-type="float" office:value="0">
            <text:p>0</text:p>
          </table:table-cell>
          <table:table-cell table:style-name="ce461" table:formula="of:=[.AN257]" office:value-type="float" office:value="0">
            <text:p>0</text:p>
          </table:table-cell>
          <table:table-cell table:number-columns-repeated="975"/>
        </table:table-row>
        <table:table-row table:style-name="ro23">
          <table:table-cell table:style-name="ce29" office:value-type="float" office:value="12" table:number-columns-spanned="4" table:number-rows-spanned="1">
            <text:p>12</text:p>
          </table:table-cell>
          <table:covered-table-cell table:number-columns-repeated="3" table:style-name="ce29"/>
          <table:table-cell table:style-name="ce104" office:value-type="string" table:number-columns-spanned="11" table:number-rows-spanned="1">
            <text:p>Ukupna smanjenja u tekućoj godini</text:p>
          </table:table-cell>
          <table:covered-table-cell table:number-columns-repeated="10" table:style-name="ce104"/>
          <table:table-cell table:style-name="ce173" office:value-type="float" office:value="568" table:number-columns-spanned="3" table:number-rows-spanned="1">
            <text:p>568</text:p>
          </table:table-cell>
          <table:covered-table-cell table:style-name="ce181"/>
          <table:covered-table-cell table:style-name="ce173"/>
          <table:table-cell table:style-name="ce193" table:content-validation-name="val5" table:number-columns-spanned="4" table:number-rows-spanned="1"/>
          <table:covered-table-cell table:number-columns-repeated="3" table:style-name="ce193"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206" table:number-columns-spanned="3" table:number-rows-spanned="1"/>
          <table:covered-table-cell table:number-columns-repeated="2" table:style-name="ce206"/>
          <table:table-cell table:style-name="ce194" table:content-validation-name="val5" table:number-columns-spanned="4" table:number-rows-spanned="1"/>
          <table:covered-table-cell table:number-columns-repeated="3" table:style-name="ce194" table:content-validation-name="val5"/>
          <table:table-cell table:style-name="ce422" table:number-columns-repeated="2"/>
          <table:table-cell table:style-name="ce445" table:formula="of:=[.S258]" office:value-type="float" office:value="0">
            <text:p>0</text:p>
          </table:table-cell>
          <table:table-cell table:style-name="ce445" table:formula="of:=[.Z258]" office:value-type="float" office:value="0">
            <text:p>0</text:p>
          </table:table-cell>
          <table:table-cell table:style-name="ce445" table:formula="of:=[.AG258]" office:value-type="float" office:value="0">
            <text:p>0</text:p>
          </table:table-cell>
          <table:table-cell table:style-name="ce461" table:formula="of:=[.AN258]" office:value-type="float" office:value="0">
            <text:p>0</text:p>
          </table:table-cell>
          <table:table-cell table:number-columns-repeated="975"/>
        </table:table-row>
        <table:table-row table:style-name="ro31">
          <table:table-cell table:style-name="ce29" office:value-type="float" office:value="13" table:number-columns-spanned="4" table:number-rows-spanned="1">
            <text:p>13</text:p>
          </table:table-cell>
          <table:covered-table-cell table:number-columns-repeated="2" table:style-name="ce64"/>
          <table:covered-table-cell table:style-name="ce95"/>
          <table:table-cell table:style-name="ce104" office:value-type="string" table:number-columns-spanned="11" table:number-rows-spanned="1">
            <text:p>Stanje na dan 31.12. tekuće godine ______________ (red.br. 10+11-12)</text:p>
          </table:table-cell>
          <table:covered-table-cell table:number-columns-repeated="10" table:style-name="ce104"/>
          <table:table-cell table:style-name="ce173" office:value-type="float" office:value="569" table:number-columns-spanned="3" table:number-rows-spanned="1">
            <text:p>569</text:p>
          </table:table-cell>
          <table:covered-table-cell table:style-name="ce181"/>
          <table:covered-table-cell table:style-name="ce173"/>
          <table:table-cell table:style-name="ce192" table:content-validation-name="val5" table:formula="of:=IF([.AT259]&lt;=0;&quot;&quot;;[.AT259])" table:number-columns-spanned="4" table:number-rows-spanned="1">
            <text:p/>
          </table:table-cell>
          <table:covered-table-cell table:number-columns-repeated="3" table:style-name="ce192" table:content-validation-name="val5"/>
          <table:table-cell table:style-name="ce210"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style-name="ce206" table:number-columns-spanned="3" table:number-rows-spanned="1"/>
          <table:covered-table-cell table:number-columns-repeated="2" table:style-name="ce206"/>
          <table:table-cell table:style-name="ce219" table:content-validation-name="val5" table:number-columns-spanned="4" table:number-rows-spanned="1"/>
          <table:covered-table-cell table:number-columns-repeated="3" table:style-name="ce219" table:content-validation-name="val5"/>
          <table:table-cell table:number-columns-repeated="2"/>
          <table:table-cell table:style-name="ce446" table:formula="of:=[.AT256]+[.AT257]-[.AT258]" office:value-type="float" office:value="0">
            <text:p>0</text:p>
          </table:table-cell>
          <table:table-cell table:style-name="ce446" table:formula="of:=[.AU256]+[.AU257]-[.AU258]" office:value-type="float" office:value="0">
            <text:p>0</text:p>
          </table:table-cell>
          <table:table-cell table:style-name="ce446" table:formula="of:=[.AV256]+[.AV257]-[.AV258]" office:value-type="float" office:value="0">
            <text:p>0</text:p>
          </table:table-cell>
          <table:table-cell table:style-name="ce462" table:formula="of:=[.AW256]+[.AW257]-[.AW258]" office:value-type="float" office:value="0">
            <text:p>0</text:p>
          </table:table-cell>
          <table:table-cell table:number-columns-repeated="975"/>
        </table:table-row>
        <table:table-row table:style-name="ro19">
          <table:table-cell table:style-name="ce4" table:number-columns-repeated="43"/>
          <table:table-cell table:number-columns-repeated="981"/>
        </table:table-row>
        <table:table-row table:style-name="ro1">
          <table:table-cell table:style-name="ce4" table:number-columns-repeated="43"/>
          <table:table-cell table:number-columns-repeated="981"/>
        </table:table-row>
        <table:table-row table:style-name="ro5">
          <table:table-cell table:style-name="ce5" office:value-type="string" table:number-columns-spanned="43" table:number-rows-spanned="1">
            <text:p>STATISTIČKI ANEKS </text:p>
          </table:table-cell>
          <table:covered-table-cell table:number-columns-repeated="42" table:style-name="ce67"/>
          <table:table-cell table:number-columns-repeated="981"/>
        </table:table-row>
        <table:table-row table:style-name="ro5">
          <table:table-cell table:style-name="ce6" office:value-type="string" table:number-columns-spanned="43" table:number-rows-spanned="1">
            <text:p>za 20______ godinu</text:p>
          </table:table-cell>
          <table:covered-table-cell table:number-columns-repeated="42" table:style-name="ce68"/>
          <table:table-cell table:number-columns-repeated="981"/>
        </table:table-row>
        <table:table-row table:style-name="ro1">
          <table:table-cell table:style-name="ce4" table:number-columns-repeated="11"/>
          <table:table-cell table:number-columns-repeated="21"/>
          <table:table-cell table:style-name="ce4" table:number-columns-repeated="11"/>
          <table:table-cell table:number-columns-repeated="981"/>
        </table:table-row>
        <table:table-row table:style-name="ro1">
          <table:table-cell table:style-name="ce33" office:value-type="string" table:number-columns-spanned="43" table:number-rows-spanned="1">
            <text:p>I. OPŠTI PODACI O PRAVNOM LICU, ODNOSNO PREDUZETNIKU</text:p>
          </table:table-cell>
          <table:covered-table-cell table:number-columns-repeated="42" table:style-name="ce69"/>
          <table:table-cell table:number-columns-repeated="981"/>
        </table:table-row>
        <table:table-row table:style-name="ro1">
          <table:table-cell table:style-name="ce34" table:number-columns-spanned="43" table:number-rows-spanned="1"/>
          <table:covered-table-cell table:number-columns-repeated="42" table:style-name="ce34"/>
          <table:table-cell table:number-columns-repeated="981"/>
        </table:table-row>
        <table:table-row table:style-name="ro13">
          <table:table-cell table:style-name="ce7" office:value-type="string" table:number-columns-spanned="28" table:number-rows-spanned="2">
            <text:p>OPIS</text:p>
          </table:table-cell>
          <table:covered-table-cell table:number-columns-repeated="26" table:style-name="ce70"/>
          <table:covered-table-cell table:style-name="ce233"/>
          <table:table-cell table:style-name="ce116" office:value-type="string" table:number-columns-spanned="3" table:number-rows-spanned="2">
            <text:p>AOP</text:p>
          </table:table-cell>
          <table:covered-table-cell table:style-name="ce76"/>
          <table:covered-table-cell table:style-name="ce114"/>
          <table:table-cell table:style-name="ce7" office:value-type="string" table:number-columns-spanned="6" table:number-rows-spanned="2">
            <text:p>Tekuća godina</text:p>
          </table:table-cell>
          <table:covered-table-cell table:number-columns-repeated="4" table:style-name="ce70"/>
          <table:covered-table-cell table:style-name="ce233"/>
          <table:table-cell table:style-name="ce7" office:value-type="string" table:number-columns-spanned="6" table:number-rows-spanned="2">
            <text:p>Prethodna godina</text:p>
          </table:table-cell>
          <table:covered-table-cell table:number-columns-repeated="4" table:style-name="ce389"/>
          <table:covered-table-cell table:style-name="ce413"/>
          <table:table-cell table:style-name="ce28" table:number-columns-repeated="2"/>
          <table:table-cell table:style-name="ce444" table:number-columns-repeated="4"/>
          <table:table-cell table:style-name="ce28"/>
          <table:table-cell table:style-name="ce468" table:number-columns-repeated="974"/>
        </table:table-row>
        <table:table-row table:style-name="ro13">
          <table:covered-table-cell table:style-name="ce35"/>
          <table:covered-table-cell table:number-columns-repeated="26" table:style-name="ce71"/>
          <table:covered-table-cell table:style-name="ce234"/>
          <table:covered-table-cell table:style-name="ce80"/>
          <table:covered-table-cell table:style-name="ce77"/>
          <table:covered-table-cell table:style-name="ce150"/>
          <table:covered-table-cell table:style-name="ce35"/>
          <table:covered-table-cell table:number-columns-repeated="4" table:style-name="ce71"/>
          <table:covered-table-cell table:style-name="ce234"/>
          <table:covered-table-cell table:style-name="ce379"/>
          <table:covered-table-cell table:number-columns-repeated="4" table:style-name="ce390"/>
          <table:covered-table-cell table:style-name="ce414"/>
          <table:table-cell table:style-name="ce28" table:number-columns-repeated="2"/>
          <table:table-cell table:style-name="ce444" table:number-columns-repeated="4"/>
          <table:table-cell table:style-name="ce28"/>
          <table:table-cell table:style-name="ce468" table:number-columns-repeated="974"/>
        </table:table-row>
        <table:table-row table:style-name="ro4">
          <table:table-cell table:style-name="ce7" office:value-type="float" office:value="1" table:number-columns-spanned="28" table:number-rows-spanned="1">
            <text:p>1</text:p>
          </table:table-cell>
          <table:covered-table-cell table:number-columns-repeated="26" table:style-name="ce72"/>
          <table:covered-table-cell table:style-name="ce235"/>
          <table:table-cell table:style-name="ce116" office:value-type="float" office:value="2" table:number-columns-spanned="3" table:number-rows-spanned="1">
            <text:p>2</text:p>
          </table:table-cell>
          <table:covered-table-cell table:style-name="ce81"/>
          <table:covered-table-cell table:style-name="ce116"/>
          <table:table-cell table:style-name="ce7" office:value-type="float" office:value="3" table:number-columns-spanned="6" table:number-rows-spanned="1">
            <text:p>3</text:p>
          </table:table-cell>
          <table:covered-table-cell table:number-columns-repeated="3" table:style-name="ce7"/>
          <table:covered-table-cell table:number-columns-repeated="2" table:style-name="ce350"/>
          <table:table-cell table:style-name="ce7" office:value-type="float" office:value="4" table:number-columns-spanned="6" table:number-rows-spanned="1">
            <text:p>4</text:p>
          </table:table-cell>
          <table:covered-table-cell table:number-columns-repeated="3" table:style-name="ce7"/>
          <table:covered-table-cell table:number-columns-repeated="2" table:style-name="ce350"/>
          <table:table-cell table:style-name="ce28" table:number-columns-repeated="2"/>
          <table:table-cell table:style-name="ce444" table:number-columns-repeated="4"/>
          <table:table-cell table:style-name="ce28"/>
          <table:table-cell table:style-name="ce468" table:number-columns-repeated="974"/>
        </table:table-row>
        <table:table-row table:style-name="ro8">
          <table:table-cell table:style-name="ce36" office:value-type="string" table:number-columns-spanned="28" table:number-rows-spanned="1">
            <text:p>1. Broj meseci poslovanja ( oznaka od 1 do 12 )</text:p>
          </table:table-cell>
          <table:covered-table-cell table:number-columns-repeated="6" table:style-name="ce73"/>
          <table:covered-table-cell table:number-columns-repeated="20" table:style-name="ce128"/>
          <table:covered-table-cell table:style-name="ce236"/>
          <table:table-cell table:style-name="ce261" office:value-type="float" office:value="601" table:number-columns-spanned="3" table:number-rows-spanned="1">
            <text:p>601</text:p>
          </table:table-cell>
          <table:covered-table-cell table:number-columns-repeated="2" table:style-name="ce261"/>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2" table:number-columns-repeated="2"/>
          <table:table-cell table:style-name="ce440" table:number-columns-repeated="4"/>
          <table:table-cell table:style-name="ce422"/>
          <table:table-cell table:style-name="ce469" table:number-columns-repeated="974"/>
        </table:table-row>
        <table:table-row table:style-name="ro8">
          <table:table-cell table:style-name="ce36" office:value-type="string" table:number-columns-spanned="28" table:number-rows-spanned="1">
            <text:p>2. Oznaka za veličinu ( oznaka od 1 do 3 )</text:p>
          </table:table-cell>
          <table:covered-table-cell table:number-columns-repeated="26" table:style-name="ce74"/>
          <table:covered-table-cell table:style-name="ce237"/>
          <table:table-cell table:style-name="ce261" office:value-type="float" office:value="602" table:number-columns-spanned="3" table:number-rows-spanned="1">
            <text:p>602</text:p>
          </table:table-cell>
          <table:covered-table-cell table:number-columns-repeated="2" table:style-name="ce261"/>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2" table:number-columns-repeated="2"/>
          <table:table-cell table:style-name="ce440" table:number-columns-repeated="4"/>
          <table:table-cell table:style-name="ce422"/>
          <table:table-cell table:style-name="ce469" table:number-columns-repeated="974"/>
        </table:table-row>
        <table:table-row table:style-name="ro8">
          <table:table-cell table:style-name="ce36" office:value-type="string" table:number-columns-spanned="28" table:number-rows-spanned="1">
            <text:p>3. Oznakaza <text:s/>vlasništvo ( oznaka od 1 do 5 )</text:p>
          </table:table-cell>
          <table:covered-table-cell table:number-columns-repeated="26" table:style-name="ce74"/>
          <table:covered-table-cell table:style-name="ce237"/>
          <table:table-cell table:style-name="ce261" office:value-type="float" office:value="603" table:number-columns-spanned="3" table:number-rows-spanned="1">
            <text:p>603</text:p>
          </table:table-cell>
          <table:covered-table-cell table:number-columns-repeated="2" table:style-name="ce261"/>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2" table:number-columns-repeated="2"/>
          <table:table-cell table:style-name="ce440" table:number-columns-repeated="4"/>
          <table:table-cell table:style-name="ce422"/>
          <table:table-cell table:style-name="ce469" table:number-columns-repeated="974"/>
        </table:table-row>
        <table:table-row table:style-name="ro8">
          <table:table-cell table:style-name="ce36" office:value-type="string" table:number-columns-spanned="28" table:number-rows-spanned="1">
            <text:p>4. Broj stranih (pravnih ili fizičkih) lica koja imaju učešće u kapitalu</text:p>
          </table:table-cell>
          <table:covered-table-cell table:number-columns-repeated="26" table:style-name="ce74"/>
          <table:covered-table-cell table:style-name="ce237"/>
          <table:table-cell table:style-name="ce261" office:value-type="float" office:value="604" table:number-columns-spanned="3" table:number-rows-spanned="1">
            <text:p>604</text:p>
          </table:table-cell>
          <table:covered-table-cell table:number-columns-repeated="2" table:style-name="ce261"/>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2" table:number-columns-repeated="2"/>
          <table:table-cell table:style-name="ce440" table:number-columns-repeated="4"/>
          <table:table-cell table:style-name="ce422"/>
          <table:table-cell table:style-name="ce469" table:number-columns-repeated="974"/>
        </table:table-row>
        <table:table-row table:style-name="ro8">
          <table:table-cell table:style-name="ce36" office:value-type="string" table:number-columns-spanned="28" table:number-rows-spanned="1">
            <text:p>5. Prosečan broj zaposlenih na osnovu stanja krajem svakog meseca ( ceo broj)</text:p>
          </table:table-cell>
          <table:covered-table-cell table:number-columns-repeated="26" table:style-name="ce74"/>
          <table:covered-table-cell table:style-name="ce237"/>
          <table:table-cell table:style-name="ce261" office:value-type="float" office:value="605" table:number-columns-spanned="3" table:number-rows-spanned="1">
            <text:p>605</text:p>
          </table:table-cell>
          <table:covered-table-cell table:number-columns-repeated="2" table:style-name="ce261"/>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2" table:number-columns-repeated="2"/>
          <table:table-cell table:style-name="ce440" table:number-columns-repeated="4"/>
          <table:table-cell table:style-name="ce422"/>
          <table:table-cell table:style-name="ce469" table:number-columns-repeated="974"/>
        </table:table-row>
        <table:table-row table:style-name="ro1">
          <table:table-cell table:style-name="ce37"/>
          <table:table-cell table:style-name="ce75" table:number-columns-repeated="6"/>
          <table:table-cell table:style-name="ce129"/>
          <table:table-cell table:style-name="ce138" table:number-columns-repeated="20"/>
          <table:table-cell table:style-name="ce262"/>
          <table:table-cell table:style-name="ce270" table:number-columns-repeated="2"/>
          <table:table-cell table:style-name="ce299" table:content-validation-name="val10" table:number-columns-repeated="4"/>
          <table:table-cell table:style-name="ce351" table:content-validation-name="val10" table:number-columns-repeated="2"/>
          <table:table-cell table:style-name="ce380" table:content-validation-name="val10" table:number-columns-repeated="4"/>
          <table:table-cell table:style-name="ce406" table:content-validation-name="val10" table:number-columns-repeated="2"/>
          <table:table-cell table:number-columns-repeated="981"/>
        </table:table-row>
        <table:table-row table:style-name="ro1">
          <table:table-cell table:style-name="ce33" office:value-type="string" table:number-columns-spanned="43" table:number-rows-spanned="1">
            <text:p>II. BRUTO PROMENE NEMATERIJALNIH ULAGANJA I NEKRETNINA, POSTROJENJA, OPREME I BIOLOŠKIH SREDSTAVA</text:p>
          </table:table-cell>
          <table:covered-table-cell table:number-columns-repeated="42" table:style-name="ce69"/>
          <table:table-cell table:number-columns-repeated="981"/>
        </table:table-row>
        <table:table-row table:style-name="ro1">
          <table:table-cell table:style-name="ce28" table:number-columns-repeated="35"/>
          <table:table-cell table:style-name="ce324" office:value-type="string" table:number-columns-spanned="8" table:number-rows-spanned="1">
            <text:p>- iznosi u hiljadama dinara -</text:p>
          </table:table-cell>
          <table:covered-table-cell table:number-columns-repeated="6" table:style-name="ce324"/>
          <table:covered-table-cell table:style-name="ce409"/>
          <table:table-cell table:style-name="ce28" table:number-columns-repeated="2"/>
          <table:table-cell table:style-name="ce444" table:number-columns-repeated="4"/>
          <table:table-cell table:style-name="ce28"/>
          <table:table-cell table:style-name="ce468" table:number-columns-repeated="974"/>
        </table:table-row>
        <table:table-row table:style-name="ro6">
          <table:table-cell table:style-name="ce7" office:value-type="string" table:number-columns-spanned="12" table:number-rows-spanned="2">
            <text:p>Grupa računa, račun</text:p>
          </table:table-cell>
          <table:covered-table-cell table:number-columns-repeated="10" table:style-name="ce76"/>
          <table:covered-table-cell table:style-name="ce114"/>
          <table:table-cell table:style-name="ce7" office:value-type="string" table:number-columns-spanned="16" table:number-rows-spanned="2">
            <text:p>OPIS</text:p>
          </table:table-cell>
          <table:covered-table-cell table:number-columns-repeated="14" table:style-name="ce76"/>
          <table:covered-table-cell table:style-name="ce114"/>
          <table:table-cell table:style-name="ce7" office:value-type="string" table:number-columns-spanned="3" table:number-rows-spanned="2">
            <text:p>AOP</text:p>
          </table:table-cell>
          <table:covered-table-cell table:style-name="ce76"/>
          <table:covered-table-cell table:style-name="ce114"/>
          <table:table-cell table:style-name="ce7" office:value-type="string" table:number-columns-spanned="4" table:number-rows-spanned="2">
            <text:p>Bruto</text:p>
          </table:table-cell>
          <table:covered-table-cell table:number-columns-repeated="2" table:style-name="ce76"/>
          <table:covered-table-cell table:style-name="ce314"/>
          <table:table-cell table:style-name="ce7" office:value-type="string" table:number-columns-spanned="4" table:number-rows-spanned="2">
            <text:p>Ispravka vrednosti</text:p>
          </table:table-cell>
          <table:covered-table-cell table:number-columns-repeated="2" table:style-name="ce365"/>
          <table:covered-table-cell table:style-name="ce314"/>
          <table:table-cell table:style-name="ce7" office:value-type="string" table:number-columns-spanned="4" table:number-rows-spanned="2">
            <text:p>Neto ( kol. 4 - 5 ) </text:p>
          </table:table-cell>
          <table:covered-table-cell table:number-columns-repeated="2" table:style-name="ce365"/>
          <table:covered-table-cell table:style-name="ce314"/>
          <table:table-cell table:style-name="ce426" table:content-validation-name="val10"/>
          <table:table-cell table:style-name="ce430" table:content-validation-name="val10" table:number-columns-repeated="3"/>
          <table:table-cell table:style-name="ce454" table:content-validation-name="val10" table:number-columns-repeated="2"/>
          <table:table-cell table:style-name="ce28"/>
          <table:table-cell table:style-name="ce468" table:number-columns-repeated="974"/>
        </table:table-row>
        <table:table-row table:style-name="ro13">
          <table:covered-table-cell table:style-name="ce38"/>
          <table:covered-table-cell table:number-columns-repeated="10" table:style-name="ce77"/>
          <table:covered-table-cell table:style-name="ce150"/>
          <table:covered-table-cell table:style-name="ce38"/>
          <table:covered-table-cell table:number-columns-repeated="14" table:style-name="ce77"/>
          <table:covered-table-cell table:style-name="ce150"/>
          <table:covered-table-cell table:style-name="ce38"/>
          <table:covered-table-cell table:style-name="ce77"/>
          <table:covered-table-cell table:style-name="ce150"/>
          <table:covered-table-cell table:style-name="ce43"/>
          <table:covered-table-cell table:number-columns-repeated="2" table:style-name="ce77"/>
          <table:covered-table-cell table:style-name="ce115"/>
          <table:covered-table-cell table:style-name="ce43"/>
          <table:covered-table-cell table:number-columns-repeated="2" table:style-name="ce80"/>
          <table:covered-table-cell table:style-name="ce115"/>
          <table:covered-table-cell table:style-name="ce43"/>
          <table:covered-table-cell table:number-columns-repeated="2" table:style-name="ce80"/>
          <table:covered-table-cell table:style-name="ce115"/>
          <table:table-cell table:style-name="ce28" table:number-columns-repeated="2"/>
          <table:table-cell table:style-name="ce444" table:number-columns-repeated="4"/>
          <table:table-cell table:style-name="ce28"/>
          <table:table-cell table:style-name="ce468" table:number-columns-repeated="974"/>
        </table:table-row>
        <table:table-row table:style-name="ro4">
          <table:table-cell table:style-name="ce7" office:value-type="float" office:value="1" table:number-columns-spanned="12" table:number-rows-spanned="1">
            <text:p>1</text:p>
          </table:table-cell>
          <table:covered-table-cell table:number-columns-repeated="3" table:style-name="ce7"/>
          <table:covered-table-cell table:number-columns-repeated="4" table:style-name="ce8"/>
          <table:covered-table-cell table:number-columns-repeated="4" table:style-name="ce137"/>
          <table:table-cell table:style-name="ce7" office:value-type="float" office:value="2" table:number-columns-spanned="16" table:number-rows-spanned="1">
            <text:p>2</text:p>
          </table:table-cell>
          <table:covered-table-cell table:number-columns-repeated="10" table:style-name="ce7"/>
          <table:covered-table-cell table:number-columns-repeated="5" table:style-name="ce137"/>
          <table:table-cell table:style-name="ce116" office:value-type="float" office:value="3" table:number-columns-spanned="3" table:number-rows-spanned="1">
            <text:p>3</text:p>
          </table:table-cell>
          <table:covered-table-cell table:style-name="ce81"/>
          <table:covered-table-cell table:style-name="ce116"/>
          <table:table-cell table:style-name="ce7" office:value-type="float" office:value="4" table:number-columns-spanned="4" table:number-rows-spanned="1">
            <text:p>4</text:p>
          </table:table-cell>
          <table:covered-table-cell table:number-columns-repeated="2" table:style-name="ce7"/>
          <table:covered-table-cell table:style-name="ce8"/>
          <table:table-cell table:style-name="ce7" office:value-type="float" office:value="5" table:number-columns-spanned="4" table:number-rows-spanned="1">
            <text:p>5</text:p>
          </table:table-cell>
          <table:covered-table-cell table:number-columns-repeated="3" table:style-name="ce7"/>
          <table:table-cell table:style-name="ce7" office:value-type="float" office:value="6" table:number-columns-spanned="4" table:number-rows-spanned="1">
            <text:p>6</text:p>
          </table:table-cell>
          <table:covered-table-cell table:number-columns-repeated="3" table:style-name="ce7"/>
          <table:table-cell table:style-name="ce28" table:number-columns-repeated="2"/>
          <table:table-cell table:style-name="ce444" table:number-columns-repeated="4"/>
          <table:table-cell table:style-name="ce28"/>
          <table:table-cell table:style-name="ce468" table:number-columns-repeated="974"/>
        </table:table-row>
        <table:table-row table:style-name="ro8">
          <table:table-cell table:style-name="ce39" office:value-type="string" table:number-columns-spanned="12" table:number-rows-spanned="1">
            <text:p>01</text:p>
          </table:table-cell>
          <table:covered-table-cell table:number-columns-repeated="11" table:style-name="ce39"/>
          <table:table-cell table:style-name="ce157" office:value-type="string" table:number-columns-spanned="16" table:number-rows-spanned="1">
            <text:p>1. Nematerijalna ulaganja</text:p>
          </table:table-cell>
          <table:covered-table-cell table:number-columns-repeated="15" table:style-name="ce157"/>
          <table:table-cell table:style-name="ce261" table:number-columns-spanned="3" table:number-rows-spanned="1"/>
          <table:covered-table-cell table:number-columns-repeated="2" table:style-name="ce261"/>
          <table:table-cell table:style-name="ce285" table:number-columns-spanned="4" table:number-rows-spanned="1"/>
          <table:covered-table-cell table:number-columns-repeated="3" table:style-name="ce285"/>
          <table:table-cell table:style-name="ce333" table:content-validation-name="val11" table:number-columns-spanned="4" table:number-rows-spanned="1"/>
          <table:covered-table-cell table:number-columns-repeated="2" table:style-name="ce366" table:content-validation-name="val11"/>
          <table:covered-table-cell table:style-name="ce391" table:content-validation-name="val11"/>
          <table:table-cell table:style-name="ce333" table:content-validation-name="val11" table:number-columns-spanned="4" table:number-rows-spanned="1"/>
          <table:covered-table-cell table:number-columns-repeated="2" table:style-name="ce366" table:content-validation-name="val11"/>
          <table:covered-table-cell table:style-name="ce391" table:content-validation-name="val11"/>
          <table:table-cell table:style-name="ce427"/>
          <table:table-cell table:style-name="ce433" table:number-columns-repeated="5"/>
          <table:table-cell table:style-name="ce422"/>
          <table:table-cell table:style-name="ce469" table:number-columns-repeated="974"/>
        </table:table-row>
        <table:table-row table:style-name="ro8">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3"/>1.1. Stanje na početku godine</text:p>
          </table:table-cell>
          <table:covered-table-cell table:number-columns-repeated="15" table:style-name="ce36"/>
          <table:table-cell table:style-name="ce261" office:value-type="float" office:value="606" table:number-columns-spanned="3" table:number-rows-spanned="1">
            <text:p>606</text:p>
          </table:table-cell>
          <table:covered-table-cell table:number-columns-repeated="2" table:style-name="ce261"/>
          <table:table-cell table:style-name="ce289" table:number-columns-spanned="4" table:number-rows-spanned="1"/>
          <table:covered-table-cell table:number-columns-repeated="3" table:style-name="ce289"/>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style-name="ce399" table:content-validation-name="val11" table:number-columns-spanned="4" table:number-rows-spanned="1"/>
          <table:covered-table-cell table:number-columns-repeated="2" table:style-name="ce403" table:content-validation-name="val11"/>
          <table:covered-table-cell table:style-name="ce415" table:content-validation-name="val11"/>
          <table:table-cell table:style-name="ce428"/>
          <table:table-cell table:style-name="ce433"/>
          <table:table-cell table:style-name="ce433" table:formula="of:=[.AF282]" office:value-type="float" office:value="0">
            <text:p>0</text:p>
          </table:table-cell>
          <table:table-cell table:style-name="ce433"/>
          <table:table-cell table:style-name="ce433" table:formula="of:=[.AN282]" office:value-type="float" office:value="0">
            <text:p>0</text:p>
          </table:table-cell>
          <table:table-cell table:style-name="ce433"/>
          <table:table-cell table:style-name="ce422"/>
          <table:table-cell table:style-name="ce469" table:number-columns-repeated="974"/>
        </table:table-row>
        <table:table-row table:style-name="ro8">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3"/>1.2. Povećanja (nabavke) u toku godine</text:p>
          </table:table-cell>
          <table:covered-table-cell table:number-columns-repeated="15" table:style-name="ce36"/>
          <table:table-cell table:style-name="ce261" office:value-type="float" office:value="607" table:number-columns-spanned="3" table:number-rows-spanned="1">
            <text:p>607</text:p>
          </table:table-cell>
          <table:covered-table-cell table:number-columns-repeated="2" table:style-name="ce261"/>
          <table:table-cell table:style-name="ce289" table:number-columns-spanned="4" table:number-rows-spanned="1"/>
          <table:covered-table-cell table:number-columns-repeated="3" table:style-name="ce289"/>
          <table:table-cell table:style-name="ce352" table:content-validation-name="val11" table:number-columns-spanned="4" table:number-rows-spanned="1"/>
          <table:covered-table-cell table:number-columns-repeated="2" table:style-name="ce367" table:content-validation-name="val11"/>
          <table:covered-table-cell table:style-name="ce392" table:content-validation-name="val11"/>
          <table:table-cell table:style-name="ce399" table:content-validation-name="val11" table:number-columns-spanned="4" table:number-rows-spanned="1"/>
          <table:covered-table-cell table:number-columns-repeated="2" table:style-name="ce403" table:content-validation-name="val11"/>
          <table:covered-table-cell table:style-name="ce415" table:content-validation-name="val11"/>
          <table:table-cell table:style-name="ce427"/>
          <table:table-cell table:style-name="ce75"/>
          <table:table-cell table:style-name="ce433" table:formula="of:=[.AF283]" office:value-type="float" office:value="0">
            <text:p>0</text:p>
          </table:table-cell>
          <table:table-cell table:style-name="ce433"/>
          <table:table-cell table:style-name="ce433" table:formula="of:=[.AN283]" office:value-type="float" office:value="0">
            <text:p>0</text:p>
          </table:table-cell>
          <table:table-cell table:style-name="ce436"/>
          <table:table-cell table:style-name="ce422"/>
          <table:table-cell table:style-name="ce469" table:number-columns-repeated="974"/>
        </table:table-row>
        <table:table-row table:style-name="ro11">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3"/>1.3. Smanjenja u toku godine</text:p>
          </table:table-cell>
          <table:covered-table-cell table:number-columns-repeated="15" table:style-name="ce36"/>
          <table:table-cell table:style-name="ce261" office:value-type="float" office:value="608" table:number-columns-spanned="3" table:number-rows-spanned="1">
            <text:p>608</text:p>
          </table:table-cell>
          <table:covered-table-cell table:style-name="ce271"/>
          <table:covered-table-cell table:style-name="ce277"/>
          <table:table-cell table:style-name="ce289" table:number-columns-spanned="4" table:number-rows-spanned="1"/>
          <table:covered-table-cell table:number-columns-repeated="3" table:style-name="ce289"/>
          <table:table-cell table:style-name="ce352" table:content-validation-name="val11" table:number-columns-spanned="4" table:number-rows-spanned="1"/>
          <table:covered-table-cell table:number-columns-repeated="2" table:style-name="ce367" table:content-validation-name="val11"/>
          <table:covered-table-cell table:style-name="ce392" table:content-validation-name="val11"/>
          <table:table-cell table:style-name="ce399" table:content-validation-name="val11" table:number-columns-spanned="4" table:number-rows-spanned="1"/>
          <table:covered-table-cell table:number-columns-repeated="2" table:style-name="ce403" table:content-validation-name="val11"/>
          <table:covered-table-cell table:style-name="ce415" table:content-validation-name="val11"/>
          <table:table-cell table:style-name="ce429" table:content-validation-name="val10"/>
          <table:table-cell table:style-name="ce299" table:content-validation-name="val10"/>
          <table:table-cell table:style-name="ce433" table:formula="of:=[.AF284]" office:value-type="float" office:value="0">
            <text:p>0</text:p>
          </table:table-cell>
          <table:table-cell table:style-name="ce433"/>
          <table:table-cell table:style-name="ce433" table:formula="of:=[.AN284]" office:value-type="float" office:value="0">
            <text:p>0</text:p>
          </table:table-cell>
          <table:table-cell table:style-name="ce194" table:content-validation-name="val10"/>
          <table:table-cell table:style-name="ce422"/>
          <table:table-cell table:style-name="ce469" table:number-columns-repeated="974"/>
        </table:table-row>
        <table:table-row table:style-name="ro8">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3"/>1.4. Revalorizacija</text:p>
          </table:table-cell>
          <table:covered-table-cell table:number-columns-repeated="15" table:style-name="ce36"/>
          <table:table-cell table:style-name="ce261" office:value-type="float" office:value="609" table:number-columns-spanned="3" table:number-rows-spanned="1">
            <text:p>609</text:p>
          </table:table-cell>
          <table:covered-table-cell table:number-columns-repeated="2" table:style-name="ce261"/>
          <table:table-cell table:style-name="ce289" table:number-columns-spanned="4" table:number-rows-spanned="1"/>
          <table:covered-table-cell table:number-columns-repeated="3" table:style-name="ce289"/>
          <table:table-cell table:style-name="ce352" table:content-validation-name="val11" table:number-columns-spanned="4" table:number-rows-spanned="1"/>
          <table:covered-table-cell table:number-columns-repeated="2" table:style-name="ce367" table:content-validation-name="val11"/>
          <table:covered-table-cell table:style-name="ce392" table:content-validation-name="val11"/>
          <table:table-cell table:style-name="ce399" table:content-validation-name="val11" table:number-columns-spanned="4" table:number-rows-spanned="1"/>
          <table:covered-table-cell table:number-columns-repeated="2" table:style-name="ce403" table:content-validation-name="val11"/>
          <table:covered-table-cell table:style-name="ce415" table:content-validation-name="val11"/>
          <table:table-cell table:style-name="ce429" table:content-validation-name="val10"/>
          <table:table-cell table:style-name="ce299" table:content-validation-name="val10"/>
          <table:table-cell table:style-name="ce433" table:formula="of:=[.AF285]" office:value-type="float" office:value="0">
            <text:p>0</text:p>
          </table:table-cell>
          <table:table-cell table:style-name="ce433"/>
          <table:table-cell table:style-name="ce433" table:formula="of:=[.AN285]" office:value-type="float" office:value="0">
            <text:p>0</text:p>
          </table:table-cell>
          <table:table-cell table:style-name="ce194" table:content-validation-name="val10"/>
          <table:table-cell table:style-name="ce422"/>
          <table:table-cell table:style-name="ce469" table:number-columns-repeated="974"/>
        </table:table-row>
        <table:table-row table:style-name="ro8">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3"/>1.5. Stanje na kraju godine (606+607-608+609)</text:p>
          </table:table-cell>
          <table:covered-table-cell table:number-columns-repeated="15" table:style-name="ce36"/>
          <table:table-cell table:style-name="ce261" office:value-type="float" office:value="610" table:number-columns-spanned="3" table:number-rows-spanned="1">
            <text:p>610</text:p>
          </table:table-cell>
          <table:covered-table-cell table:number-columns-repeated="2" table:style-name="ce261"/>
          <table:table-cell table:style-name="ce300" table:content-validation-name="val11" table:formula="of:=IF([.AT286]&lt;=0;&quot;&quot;;[.AT286])" table:number-columns-spanned="4" table:number-rows-spanned="1">
            <text:p/>
          </table:table-cell>
          <table:covered-table-cell table:number-columns-repeated="2" table:style-name="ce309" table:content-validation-name="val11"/>
          <table:covered-table-cell table:style-name="ce318" table:content-validation-name="val11"/>
          <table:table-cell table:style-name="ce353" table:content-validation-name="val11" table:number-columns-spanned="4" table:number-rows-spanned="1"/>
          <table:covered-table-cell table:number-columns-repeated="2" table:style-name="ce368" table:content-validation-name="val11"/>
          <table:covered-table-cell table:style-name="ce393" table:content-validation-name="val11"/>
          <table:table-cell table:style-name="ce300" table:content-validation-name="val11" table:formula="of:=IF([.AV286]&lt;=0;&quot;&quot;;[.AV286])" table:number-columns-spanned="4" table:number-rows-spanned="1">
            <text:p/>
          </table:table-cell>
          <table:covered-table-cell table:number-columns-repeated="2" table:style-name="ce309" table:content-validation-name="val11"/>
          <table:covered-table-cell table:style-name="ce318" table:content-validation-name="val11"/>
          <table:table-cell table:style-name="ce429" table:content-validation-name="val10"/>
          <table:table-cell table:style-name="ce299" table:content-validation-name="val10"/>
          <table:table-cell table:style-name="ce448" table:content-validation-name="val10" table:formula="of:=[.AT282]+[.AT283]-[.AT284]+[.AT285]" office:value-type="float" office:value="0">
            <text:p>0</text:p>
          </table:table-cell>
          <table:table-cell table:style-name="ce453" table:content-validation-name="val10"/>
          <table:table-cell table:style-name="ce448" table:content-validation-name="val10" table:formula="of:=[.AV282]+[.AV283]-[.AV284]+[.AV285]" office:value-type="float" office:value="0">
            <text:p>0</text:p>
          </table:table-cell>
          <table:table-cell table:style-name="ce194" table:content-validation-name="val10"/>
          <table:table-cell table:style-name="ce465" table:number-columns-repeated="3"/>
          <table:table-cell table:style-name="ce469" table:number-columns-repeated="972"/>
        </table:table-row>
        <table:table-row table:style-name="ro8">
          <table:table-cell table:style-name="ce39" office:value-type="string" table:number-columns-spanned="12" table:number-rows-spanned="1">
            <text:p>02</text:p>
          </table:table-cell>
          <table:covered-table-cell table:number-columns-repeated="11" table:style-name="ce39"/>
          <table:table-cell table:style-name="ce157" office:value-type="string" table:number-columns-spanned="16" table:number-rows-spanned="1">
            <text:p>2. Nekretnine, postrojenja, oprema i biološka sredstva</text:p>
          </table:table-cell>
          <table:covered-table-cell table:number-columns-repeated="15" table:style-name="ce157"/>
          <table:table-cell table:style-name="ce261" table:number-columns-spanned="3" table:number-rows-spanned="1"/>
          <table:covered-table-cell table:number-columns-repeated="2" table:style-name="ce261"/>
          <table:table-cell table:style-name="ce301" table:content-validation-name="val11" table:number-columns-spanned="4" table:number-rows-spanned="1"/>
          <table:covered-table-cell table:number-columns-repeated="2" table:style-name="ce310" table:content-validation-name="val11"/>
          <table:covered-table-cell table:style-name="ce319" table:content-validation-name="val11"/>
          <table:table-cell table:style-name="ce333" table:content-validation-name="val11" table:number-columns-spanned="4" table:number-rows-spanned="1"/>
          <table:covered-table-cell table:number-columns-repeated="2" table:style-name="ce366" table:content-validation-name="val11"/>
          <table:covered-table-cell table:style-name="ce391" table:content-validation-name="val11"/>
          <table:table-cell table:style-name="ce301" table:content-validation-name="val11" table:number-columns-spanned="4" table:number-rows-spanned="1"/>
          <table:covered-table-cell table:number-columns-repeated="2" table:style-name="ce310" table:content-validation-name="val11"/>
          <table:covered-table-cell table:style-name="ce319" table:content-validation-name="val11"/>
          <table:table-cell table:style-name="ce429" table:content-validation-name="val10"/>
          <table:table-cell table:style-name="ce299" table:content-validation-name="val10" table:number-columns-repeated="3"/>
          <table:table-cell table:style-name="ce194" table:content-validation-name="val10" table:number-columns-repeated="2"/>
          <table:table-cell table:style-name="ce422"/>
          <table:table-cell table:style-name="ce469" table:number-columns-repeated="974"/>
        </table:table-row>
        <table:table-row table:style-name="ro8">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4"/>2.1. Stanje na početku godine </text:p>
          </table:table-cell>
          <table:covered-table-cell table:number-columns-repeated="15" table:style-name="ce36"/>
          <table:table-cell table:style-name="ce261" office:value-type="float" office:value="611" table:number-columns-spanned="3" table:number-rows-spanned="1">
            <text:p>611</text:p>
          </table:table-cell>
          <table:covered-table-cell table:number-columns-repeated="2" table:style-name="ce261"/>
          <table:table-cell table:style-name="ce298" table:content-validation-name="val11" table:number-columns-spanned="4" table:number-rows-spanned="1"/>
          <table:covered-table-cell table:number-columns-repeated="2" table:style-name="ce311" table:content-validation-name="val11"/>
          <table:covered-table-cell table:style-name="ce320" table:content-validation-name="val11"/>
          <table:table-cell table:style-name="ce289" table:content-validation-name="val11" table:number-columns-spanned="4" table:number-rows-spanned="1"/>
          <table:covered-table-cell table:number-columns-repeated="2" table:style-name="ce359" table:content-validation-name="val11"/>
          <table:covered-table-cell table:style-name="ce384" table:content-validation-name="val11"/>
          <table:table-cell table:style-name="ce353" table:content-validation-name="val11" table:number-columns-spanned="4" table:number-rows-spanned="1"/>
          <table:covered-table-cell table:number-columns-repeated="2" table:style-name="ce368" table:content-validation-name="val11"/>
          <table:covered-table-cell table:style-name="ce393" table:content-validation-name="val11"/>
          <table:table-cell table:style-name="ce429" table:content-validation-name="val10"/>
          <table:table-cell table:style-name="ce299" table:content-validation-name="val10"/>
          <table:table-cell table:style-name="ce433" table:formula="of:=[.AF288]" office:value-type="float" office:value="0">
            <text:p>0</text:p>
          </table:table-cell>
          <table:table-cell table:style-name="ce433"/>
          <table:table-cell table:style-name="ce455" table:formula="of:=[.AN288]" office:value-type="float" office:value="0">
            <text:p>0</text:p>
          </table:table-cell>
          <table:table-cell table:style-name="ce194" table:content-validation-name="val10"/>
          <table:table-cell table:style-name="ce422"/>
          <table:table-cell table:style-name="ce469" table:number-columns-repeated="974"/>
        </table:table-row>
        <table:table-row table:style-name="ro8">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4"/>2.2. Povećanje (nabavke) <text:s/>u toku godine</text:p>
          </table:table-cell>
          <table:covered-table-cell table:number-columns-repeated="15" table:style-name="ce36"/>
          <table:table-cell table:style-name="ce261" office:value-type="float" office:value="612" table:number-columns-spanned="3" table:number-rows-spanned="1">
            <text:p>612</text:p>
          </table:table-cell>
          <table:covered-table-cell table:number-columns-repeated="2" table:style-name="ce261"/>
          <table:table-cell table:style-name="ce298" table:content-validation-name="val11" table:number-columns-spanned="4" table:number-rows-spanned="1"/>
          <table:covered-table-cell table:number-columns-repeated="2" table:style-name="ce311" table:content-validation-name="val11"/>
          <table:covered-table-cell table:style-name="ce320" table:content-validation-name="val11"/>
          <table:table-cell table:style-name="ce354" table:content-validation-name="val11" table:number-columns-spanned="4" table:number-rows-spanned="1"/>
          <table:covered-table-cell table:number-columns-repeated="2" table:style-name="ce369" table:content-validation-name="val11"/>
          <table:covered-table-cell table:style-name="ce394" table:content-validation-name="val11"/>
          <table:table-cell table:style-name="ce353" table:content-validation-name="val11" table:number-columns-spanned="4" table:number-rows-spanned="1"/>
          <table:covered-table-cell table:number-columns-repeated="2" table:style-name="ce368" table:content-validation-name="val11"/>
          <table:covered-table-cell table:style-name="ce393" table:content-validation-name="val11"/>
          <table:table-cell table:style-name="ce429" table:content-validation-name="val10"/>
          <table:table-cell table:style-name="ce299" table:content-validation-name="val10"/>
          <table:table-cell table:style-name="ce433" table:formula="of:=[.AF289]" office:value-type="float" office:value="0">
            <text:p>0</text:p>
          </table:table-cell>
          <table:table-cell table:style-name="ce433"/>
          <table:table-cell table:style-name="ce455" table:formula="of:=[.AN289]" office:value-type="float" office:value="0">
            <text:p>0</text:p>
          </table:table-cell>
          <table:table-cell table:style-name="ce194" table:content-validation-name="val10"/>
          <table:table-cell table:style-name="ce422"/>
          <table:table-cell table:style-name="ce469" table:number-columns-repeated="974"/>
        </table:table-row>
        <table:table-row table:style-name="ro11">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3"/>2.3. Smanjenje u toku godine</text:p>
          </table:table-cell>
          <table:covered-table-cell table:number-columns-repeated="15" table:style-name="ce36"/>
          <table:table-cell table:style-name="ce261" office:value-type="float" office:value="613" table:number-columns-spanned="3" table:number-rows-spanned="1">
            <text:p>613</text:p>
          </table:table-cell>
          <table:covered-table-cell table:style-name="ce271"/>
          <table:covered-table-cell table:style-name="ce277"/>
          <table:table-cell table:style-name="ce298" table:content-validation-name="val11" table:number-columns-spanned="4" table:number-rows-spanned="1"/>
          <table:covered-table-cell table:number-columns-repeated="2" table:style-name="ce311" table:content-validation-name="val11"/>
          <table:covered-table-cell table:style-name="ce320" table:content-validation-name="val11"/>
          <table:table-cell table:style-name="ce354" table:content-validation-name="val11" table:number-columns-spanned="4" table:number-rows-spanned="1"/>
          <table:covered-table-cell table:number-columns-repeated="2" table:style-name="ce369" table:content-validation-name="val11"/>
          <table:covered-table-cell table:style-name="ce394" table:content-validation-name="val11"/>
          <table:table-cell table:style-name="ce353" table:content-validation-name="val11" table:number-columns-spanned="4" table:number-rows-spanned="1"/>
          <table:covered-table-cell table:number-columns-repeated="2" table:style-name="ce368" table:content-validation-name="val11"/>
          <table:covered-table-cell table:style-name="ce393" table:content-validation-name="val11"/>
          <table:table-cell table:style-name="ce429" table:content-validation-name="val10"/>
          <table:table-cell table:style-name="ce299" table:content-validation-name="val10"/>
          <table:table-cell table:style-name="ce433" table:formula="of:=[.AF290]" office:value-type="float" office:value="0">
            <text:p>0</text:p>
          </table:table-cell>
          <table:table-cell table:style-name="ce433"/>
          <table:table-cell table:style-name="ce455" table:formula="of:=[.AN290]" office:value-type="float" office:value="0">
            <text:p>0</text:p>
          </table:table-cell>
          <table:table-cell table:style-name="ce194" table:content-validation-name="val10"/>
          <table:table-cell table:style-name="ce422"/>
          <table:table-cell table:style-name="ce469" table:number-columns-repeated="974"/>
        </table:table-row>
        <table:table-row table:style-name="ro8">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3"/>2.4. Revalorizacija</text:p>
          </table:table-cell>
          <table:covered-table-cell table:number-columns-repeated="15" table:style-name="ce36"/>
          <table:table-cell table:style-name="ce261" office:value-type="float" office:value="614" table:number-columns-spanned="3" table:number-rows-spanned="1">
            <text:p>614</text:p>
          </table:table-cell>
          <table:covered-table-cell table:number-columns-repeated="2" table:style-name="ce261"/>
          <table:table-cell table:style-name="ce298" table:content-validation-name="val11" table:number-columns-spanned="4" table:number-rows-spanned="1"/>
          <table:covered-table-cell table:number-columns-repeated="2" table:style-name="ce311" table:content-validation-name="val11"/>
          <table:covered-table-cell table:style-name="ce320" table:content-validation-name="val11"/>
          <table:table-cell table:style-name="ce354" table:content-validation-name="val11" table:number-columns-spanned="4" table:number-rows-spanned="1"/>
          <table:covered-table-cell table:number-columns-repeated="2" table:style-name="ce369" table:content-validation-name="val11"/>
          <table:covered-table-cell table:style-name="ce394" table:content-validation-name="val11"/>
          <table:table-cell table:style-name="ce353" table:content-validation-name="val11" table:number-columns-spanned="4" table:number-rows-spanned="1"/>
          <table:covered-table-cell table:number-columns-repeated="2" table:style-name="ce368" table:content-validation-name="val11"/>
          <table:covered-table-cell table:style-name="ce393" table:content-validation-name="val11"/>
          <table:table-cell table:style-name="ce429" table:content-validation-name="val10"/>
          <table:table-cell table:style-name="ce299" table:content-validation-name="val10"/>
          <table:table-cell table:style-name="ce433" table:formula="of:=[.AF291]" office:value-type="float" office:value="0">
            <text:p>0</text:p>
          </table:table-cell>
          <table:table-cell table:style-name="ce433"/>
          <table:table-cell table:style-name="ce455" table:formula="of:=[.AN291]" office:value-type="float" office:value="0">
            <text:p>0</text:p>
          </table:table-cell>
          <table:table-cell table:style-name="ce194" table:content-validation-name="val10"/>
          <table:table-cell table:style-name="ce422"/>
          <table:table-cell table:style-name="ce469" table:number-columns-repeated="974"/>
        </table:table-row>
        <table:table-row table:style-name="ro8">
          <table:table-cell table:style-name="ce39" table:number-columns-spanned="12" table:number-rows-spanned="1"/>
          <table:covered-table-cell table:number-columns-repeated="11" table:style-name="ce39"/>
          <table:table-cell table:style-name="ce36" office:value-type="string" table:number-columns-spanned="16" table:number-rows-spanned="1">
            <text:p><text:s text:c="3"/>2.5. Stanje na kraju godine ( 611+612-613+614 )</text:p>
          </table:table-cell>
          <table:covered-table-cell table:number-columns-repeated="15" table:style-name="ce36"/>
          <table:table-cell table:style-name="ce261" office:value-type="float" office:value="615" table:number-columns-spanned="3" table:number-rows-spanned="1">
            <text:p>615</text:p>
          </table:table-cell>
          <table:covered-table-cell table:number-columns-repeated="2" table:style-name="ce261"/>
          <table:table-cell table:style-name="ce300" table:content-validation-name="val11" table:formula="of:=IF([.AT292]&lt;=0;&quot;&quot;;[.AT292])" table:number-columns-spanned="4" table:number-rows-spanned="1">
            <text:p/>
          </table:table-cell>
          <table:covered-table-cell table:number-columns-repeated="2" table:style-name="ce309" table:content-validation-name="val11"/>
          <table:covered-table-cell table:style-name="ce318" table:content-validation-name="val11"/>
          <table:table-cell table:style-name="ce353" table:content-validation-name="val11" table:number-columns-spanned="4" table:number-rows-spanned="1"/>
          <table:covered-table-cell table:number-columns-repeated="2" table:style-name="ce368" table:content-validation-name="val11"/>
          <table:covered-table-cell table:style-name="ce393" table:content-validation-name="val11"/>
          <table:table-cell table:style-name="ce300" table:content-validation-name="val11" table:formula="of:=IF([.AV292]&lt;=0;&quot;&quot;;[.AV292])" table:number-columns-spanned="4" table:number-rows-spanned="1">
            <text:p/>
          </table:table-cell>
          <table:covered-table-cell table:number-columns-repeated="2" table:style-name="ce309" table:content-validation-name="val11"/>
          <table:covered-table-cell table:style-name="ce318" table:content-validation-name="val11"/>
          <table:table-cell table:style-name="ce429" table:content-validation-name="val10"/>
          <table:table-cell table:style-name="ce299" table:content-validation-name="val10"/>
          <table:table-cell table:style-name="ce448" table:content-validation-name="val10" table:formula="of:=[.AT288]+[.AT289]-[.AT290]+[.AT291]" office:value-type="float" office:value="0">
            <text:p>0</text:p>
          </table:table-cell>
          <table:table-cell table:style-name="ce453" table:content-validation-name="val10"/>
          <table:table-cell table:style-name="ce448" table:content-validation-name="val10" table:formula="of:=[.AV288]+[.AV289]-[.AV290]+[.AV291]" office:value-type="float" office:value="0">
            <text:p>0</text:p>
          </table:table-cell>
          <table:table-cell table:style-name="ce194" table:content-validation-name="val10"/>
          <table:table-cell table:style-name="ce465" table:number-columns-repeated="3"/>
          <table:table-cell table:style-name="ce469" table:number-columns-repeated="972"/>
        </table:table-row>
        <table:table-row table:style-name="ro6">
          <table:table-cell table:style-name="ce40"/>
          <table:table-cell table:style-name="ce78" table:number-columns-repeated="6"/>
          <table:table-cell table:style-name="ce130"/>
          <table:table-cell table:style-name="ce139" table:number-columns-repeated="20"/>
          <table:table-cell table:style-name="ce263"/>
          <table:table-cell table:style-name="ce272" table:number-columns-repeated="2"/>
          <table:table-cell table:style-name="ce302" table:content-validation-name="val10" table:number-columns-repeated="4"/>
          <table:table-cell table:style-name="ce355" table:content-validation-name="val10" table:number-columns-repeated="2"/>
          <table:table-cell table:style-name="ce302" table:content-validation-name="val10" table:number-columns-repeated="4"/>
          <table:table-cell table:style-name="ce355" table:content-validation-name="val10"/>
          <table:table-cell table:style-name="ce416" table:content-validation-name="val10"/>
          <table:table-cell table:style-name="ce299" table:content-validation-name="val10" table:number-columns-repeated="4"/>
          <table:table-cell table:style-name="ce407" table:content-validation-name="val10" table:number-columns-repeated="2"/>
          <table:table-cell table:number-columns-repeated="975"/>
        </table:table-row>
        <table:table-row table:style-name="ro1">
          <table:table-cell table:style-name="ce33" office:value-type="string" table:number-columns-spanned="43" table:number-rows-spanned="1">
            <text:p>III. STRUKTURA ZALIHA</text:p>
          </table:table-cell>
          <table:covered-table-cell table:number-columns-repeated="42" table:style-name="ce79"/>
          <table:table-cell table:style-name="ce299" table:content-validation-name="val10" table:number-columns-repeated="4"/>
          <table:table-cell table:style-name="ce407" table:content-validation-name="val10" table:number-columns-repeated="2"/>
          <table:table-cell table:number-columns-repeated="975"/>
        </table:table-row>
        <table:table-row table:style-name="ro1">
          <table:table-cell table:style-name="ce41" table:number-columns-repeated="35"/>
          <table:table-cell table:style-name="ce324" office:value-type="string" table:number-columns-spanned="8" table:number-rows-spanned="1">
            <text:p>- iznosi u hiljadama dinara -</text:p>
          </table:table-cell>
          <table:covered-table-cell table:number-columns-repeated="6" table:style-name="ce324"/>
          <table:covered-table-cell table:style-name="ce409"/>
          <table:table-cell table:style-name="ce430" table:content-validation-name="val10" table:number-columns-repeated="4"/>
          <table:table-cell table:style-name="ce456" table:content-validation-name="val10" table:number-columns-repeated="2"/>
          <table:table-cell table:style-name="ce28"/>
          <table:table-cell table:style-name="ce468" table:number-columns-repeated="974"/>
        </table:table-row>
        <table:table-row table:style-name="ro6">
          <table:table-cell table:style-name="ce42" office:value-type="string" table:number-columns-spanned="7" table:number-rows-spanned="2">
            <text:p>Grupa računa, račun</text:p>
          </table:table-cell>
          <table:covered-table-cell table:number-columns-repeated="5" table:style-name="ce76"/>
          <table:covered-table-cell table:style-name="ce114"/>
          <table:table-cell table:style-name="ce7" office:value-type="string" table:number-columns-spanned="21" table:number-rows-spanned="2">
            <text:p>OPIS</text:p>
          </table:table-cell>
          <table:covered-table-cell table:number-columns-repeated="19" table:style-name="ce70"/>
          <table:covered-table-cell table:style-name="ce233"/>
          <table:table-cell table:style-name="ce116" office:value-type="string" table:number-columns-spanned="3" table:number-rows-spanned="2">
            <text:p>AOP</text:p>
          </table:table-cell>
          <table:covered-table-cell table:style-name="ce76"/>
          <table:covered-table-cell table:style-name="ce114"/>
          <table:table-cell table:style-name="ce7" office:value-type="string" table:number-columns-spanned="6" table:number-rows-spanned="2">
            <text:p>Tekuća godina</text:p>
          </table:table-cell>
          <table:covered-table-cell table:number-columns-repeated="4" table:style-name="ce70"/>
          <table:covered-table-cell table:style-name="ce233"/>
          <table:table-cell table:style-name="ce7" office:value-type="string" table:number-columns-spanned="6" table:number-rows-spanned="2">
            <text:p>Prethodna godina</text:p>
          </table:table-cell>
          <table:covered-table-cell table:number-columns-repeated="4" table:style-name="ce389"/>
          <table:covered-table-cell table:style-name="ce413"/>
          <table:table-cell table:style-name="ce426" table:content-validation-name="val10"/>
          <table:table-cell table:style-name="ce430" table:content-validation-name="val10" table:number-columns-repeated="3"/>
          <table:table-cell table:style-name="ce456" table:content-validation-name="val10" table:number-columns-repeated="2"/>
          <table:table-cell table:style-name="ce28"/>
          <table:table-cell table:style-name="ce468" table:number-columns-repeated="974"/>
        </table:table-row>
        <table:table-row table:style-name="ro13">
          <table:covered-table-cell table:style-name="ce43"/>
          <table:covered-table-cell table:number-columns-repeated="5" table:style-name="ce80"/>
          <table:covered-table-cell table:style-name="ce115"/>
          <table:covered-table-cell table:style-name="ce35"/>
          <table:covered-table-cell table:number-columns-repeated="19" table:style-name="ce71"/>
          <table:covered-table-cell table:style-name="ce234"/>
          <table:covered-table-cell table:style-name="ce80"/>
          <table:covered-table-cell table:style-name="ce77"/>
          <table:covered-table-cell table:style-name="ce150"/>
          <table:covered-table-cell table:style-name="ce35"/>
          <table:covered-table-cell table:number-columns-repeated="4" table:style-name="ce71"/>
          <table:covered-table-cell table:style-name="ce234"/>
          <table:covered-table-cell table:style-name="ce379"/>
          <table:covered-table-cell table:number-columns-repeated="4" table:style-name="ce390"/>
          <table:covered-table-cell table:style-name="ce414"/>
          <table:table-cell table:style-name="ce426" table:content-validation-name="val10"/>
          <table:table-cell table:style-name="ce430" table:content-validation-name="val10" table:number-columns-repeated="3"/>
          <table:table-cell table:style-name="ce456" table:content-validation-name="val10" table:number-columns-repeated="2"/>
          <table:table-cell table:style-name="ce28"/>
          <table:table-cell table:style-name="ce468" table:number-columns-repeated="974"/>
        </table:table-row>
        <table:table-row table:style-name="ro4">
          <table:table-cell table:style-name="ce42" office:value-type="float" office:value="1" table:number-columns-spanned="7" table:number-rows-spanned="1">
            <text:p>1</text:p>
          </table:table-cell>
          <table:covered-table-cell table:number-columns-repeated="5" table:style-name="ce81"/>
          <table:covered-table-cell table:style-name="ce116"/>
          <table:table-cell table:style-name="ce7" office:value-type="float" office:value="2" table:number-columns-spanned="21" table:number-rows-spanned="1">
            <text:p>2</text:p>
          </table:table-cell>
          <table:covered-table-cell table:number-columns-repeated="19" table:style-name="ce72"/>
          <table:covered-table-cell table:style-name="ce235"/>
          <table:table-cell table:style-name="ce116" office:value-type="float" office:value="3" table:number-columns-spanned="3" table:number-rows-spanned="1">
            <text:p>3</text:p>
          </table:table-cell>
          <table:covered-table-cell table:style-name="ce81"/>
          <table:covered-table-cell table:style-name="ce116"/>
          <table:table-cell table:style-name="ce7" office:value-type="float" office:value="4" table:number-columns-spanned="6" table:number-rows-spanned="1">
            <text:p>4</text:p>
          </table:table-cell>
          <table:covered-table-cell table:number-columns-repeated="3" table:style-name="ce7"/>
          <table:covered-table-cell table:number-columns-repeated="2" table:style-name="ce350"/>
          <table:table-cell table:style-name="ce7" office:value-type="float" office:value="5" table:number-columns-spanned="6" table:number-rows-spanned="1">
            <text:p>5</text:p>
          </table:table-cell>
          <table:covered-table-cell table:number-columns-repeated="3" table:style-name="ce7"/>
          <table:covered-table-cell table:number-columns-repeated="2" table:style-name="ce350"/>
          <table:table-cell table:style-name="ce426" table:content-validation-name="val10"/>
          <table:table-cell table:style-name="ce430" table:content-validation-name="val10" table:number-columns-repeated="3"/>
          <table:table-cell table:style-name="ce456" table:content-validation-name="val10" table:number-columns-repeated="2"/>
          <table:table-cell table:style-name="ce28"/>
          <table:table-cell table:style-name="ce468" table:number-columns-repeated="974"/>
        </table:table-row>
        <table:table-row table:style-name="ro8">
          <table:table-cell table:style-name="ce12" office:value-type="string" table:number-columns-spanned="7" table:number-rows-spanned="1">
            <text:p>10</text:p>
          </table:table-cell>
          <table:covered-table-cell table:number-columns-repeated="5" table:style-name="ce82"/>
          <table:covered-table-cell table:style-name="ce117"/>
          <table:table-cell table:style-name="ce131" office:value-type="string" table:number-columns-spanned="21" table:number-rows-spanned="1">
            <text:p>1. Zalihe materijala</text:p>
          </table:table-cell>
          <table:covered-table-cell table:number-columns-repeated="19" table:style-name="ce140"/>
          <table:covered-table-cell table:style-name="ce238"/>
          <table:table-cell table:style-name="ce255" office:value-type="float" office:value="616" table:number-columns-spanned="3" table:number-rows-spanned="1">
            <text:p>616</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449" table:formula="of:=[.AF299]" office:value-type="float" office:value="0">
            <text:p>0</text:p>
          </table:table-cell>
          <table:table-cell table:style-name="ce194" table:content-validation-name="val10" table:formula="of:=[.AL299]" office:value-type="float" office:value="0">
            <text:p>0</text:p>
          </table:table-cell>
          <table:table-cell table:style-name="ce194" table:content-validation-name="val10" table:number-columns-repeated="2"/>
          <table:table-cell table:style-name="ce466"/>
          <table:table-cell table:style-name="ce471"/>
          <table:table-cell table:style-name="ce469" table:number-columns-repeated="973"/>
        </table:table-row>
        <table:table-row table:style-name="ro8">
          <table:table-cell table:style-name="ce12" office:value-type="string" table:number-columns-spanned="7" table:number-rows-spanned="1">
            <text:p>11</text:p>
          </table:table-cell>
          <table:covered-table-cell table:number-columns-repeated="5" table:style-name="ce82"/>
          <table:covered-table-cell table:style-name="ce117"/>
          <table:table-cell table:style-name="ce131" office:value-type="string" table:number-columns-spanned="21" table:number-rows-spanned="1">
            <text:p>2. Nedovršena proizvodnja</text:p>
          </table:table-cell>
          <table:covered-table-cell table:number-columns-repeated="19" table:style-name="ce140"/>
          <table:covered-table-cell table:style-name="ce238"/>
          <table:table-cell table:style-name="ce255" office:value-type="float" office:value="617" table:number-columns-spanned="3" table:number-rows-spanned="1">
            <text:p>617</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449" table:formula="of:=[.AF300]" office:value-type="float" office:value="0">
            <text:p>0</text:p>
          </table:table-cell>
          <table:table-cell table:style-name="ce194" table:content-validation-name="val10" table:formula="of:=[.AL300]" office:value-type="float" office:value="0">
            <text:p>0</text:p>
          </table:table-cell>
          <table:table-cell table:style-name="ce194" table:content-validation-name="val10" table:number-columns-repeated="2"/>
          <table:table-cell table:style-name="ce466"/>
          <table:table-cell table:style-name="ce471"/>
          <table:table-cell table:style-name="ce469" table:number-columns-repeated="973"/>
        </table:table-row>
        <table:table-row table:style-name="ro8">
          <table:table-cell table:style-name="ce12" office:value-type="string" table:number-columns-spanned="7" table:number-rows-spanned="1">
            <text:p>12</text:p>
          </table:table-cell>
          <table:covered-table-cell table:number-columns-repeated="5" table:style-name="ce82"/>
          <table:covered-table-cell table:style-name="ce117"/>
          <table:table-cell table:style-name="ce131" office:value-type="string" table:number-columns-spanned="21" table:number-rows-spanned="1">
            <text:p>3. Gotovi proizvodi</text:p>
          </table:table-cell>
          <table:covered-table-cell table:number-columns-repeated="19" table:style-name="ce140"/>
          <table:covered-table-cell table:style-name="ce238"/>
          <table:table-cell table:style-name="ce255" office:value-type="float" office:value="618" table:number-columns-spanned="3" table:number-rows-spanned="1">
            <text:p>618</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449" table:formula="of:=[.AF301]" office:value-type="float" office:value="0">
            <text:p>0</text:p>
          </table:table-cell>
          <table:table-cell table:style-name="ce194" table:content-validation-name="val10" table:formula="of:=[.AL301]" office:value-type="float" office:value="0">
            <text:p>0</text:p>
          </table:table-cell>
          <table:table-cell table:style-name="ce194" table:content-validation-name="val10" table:number-columns-repeated="2"/>
          <table:table-cell table:style-name="ce466"/>
          <table:table-cell table:style-name="ce471"/>
          <table:table-cell table:style-name="ce469" table:number-columns-repeated="973"/>
        </table:table-row>
        <table:table-row table:style-name="ro8">
          <table:table-cell table:style-name="ce12" office:value-type="string" table:number-columns-spanned="7" table:number-rows-spanned="1">
            <text:p>13</text:p>
          </table:table-cell>
          <table:covered-table-cell table:number-columns-repeated="5" table:style-name="ce82"/>
          <table:covered-table-cell table:style-name="ce117"/>
          <table:table-cell table:style-name="ce131" office:value-type="string" table:number-columns-spanned="21" table:number-rows-spanned="1">
            <text:p>4. Roba</text:p>
          </table:table-cell>
          <table:covered-table-cell table:number-columns-repeated="19" table:style-name="ce140"/>
          <table:covered-table-cell table:style-name="ce238"/>
          <table:table-cell table:style-name="ce255" office:value-type="float" office:value="619" table:number-columns-spanned="3" table:number-rows-spanned="1">
            <text:p>619</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449" table:formula="of:=[.AF302]" office:value-type="float" office:value="0">
            <text:p>0</text:p>
          </table:table-cell>
          <table:table-cell table:style-name="ce194" table:content-validation-name="val10" table:formula="of:=[.AL302]" office:value-type="float" office:value="0">
            <text:p>0</text:p>
          </table:table-cell>
          <table:table-cell table:style-name="ce194" table:content-validation-name="val10" table:number-columns-repeated="2"/>
          <table:table-cell table:style-name="ce466"/>
          <table:table-cell table:style-name="ce471"/>
          <table:table-cell table:style-name="ce469" table:number-columns-repeated="973"/>
        </table:table-row>
        <table:table-row table:style-name="ro8">
          <table:table-cell table:style-name="ce12" office:value-type="string" table:number-columns-spanned="7" table:number-rows-spanned="1">
            <text:p>14</text:p>
          </table:table-cell>
          <table:covered-table-cell table:number-columns-repeated="5" table:style-name="ce82"/>
          <table:covered-table-cell table:style-name="ce117"/>
          <table:table-cell table:style-name="ce131" office:value-type="string" table:number-columns-spanned="21" table:number-rows-spanned="1">
            <text:p>5. Stalna sredstva namenjena prodaji</text:p>
          </table:table-cell>
          <table:covered-table-cell table:number-columns-repeated="19" table:style-name="ce140"/>
          <table:covered-table-cell table:style-name="ce238"/>
          <table:table-cell table:style-name="ce255" office:value-type="float" office:value="620" table:number-columns-spanned="3" table:number-rows-spanned="1">
            <text:p>620</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449" table:formula="of:=[.AF303]" office:value-type="float" office:value="0">
            <text:p>0</text:p>
          </table:table-cell>
          <table:table-cell table:style-name="ce194" table:content-validation-name="val10" table:formula="of:=[.AL303]" office:value-type="float" office:value="0">
            <text:p>0</text:p>
          </table:table-cell>
          <table:table-cell table:style-name="ce194" table:content-validation-name="val10" table:number-columns-repeated="2"/>
          <table:table-cell table:style-name="ce466"/>
          <table:table-cell table:style-name="ce471"/>
          <table:table-cell table:style-name="ce469" table:number-columns-repeated="973"/>
        </table:table-row>
        <table:table-row table:style-name="ro8">
          <table:table-cell table:style-name="ce12" office:value-type="string" table:number-columns-spanned="7" table:number-rows-spanned="1">
            <text:p>15</text:p>
          </table:table-cell>
          <table:covered-table-cell table:number-columns-repeated="5" table:style-name="ce82"/>
          <table:covered-table-cell table:style-name="ce117"/>
          <table:table-cell table:style-name="ce131" office:value-type="string" table:number-columns-spanned="21" table:number-rows-spanned="1">
            <text:p>6. Dati avansi</text:p>
          </table:table-cell>
          <table:covered-table-cell table:number-columns-repeated="19" table:style-name="ce140"/>
          <table:covered-table-cell table:style-name="ce238"/>
          <table:table-cell table:style-name="ce255" office:value-type="float" office:value="621" table:number-columns-spanned="3" table:number-rows-spanned="1">
            <text:p>621</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449" table:formula="of:=[.AF304]" office:value-type="float" office:value="0">
            <text:p>0</text:p>
          </table:table-cell>
          <table:table-cell table:style-name="ce194" table:content-validation-name="val10" table:formula="of:=[.AL304]" office:value-type="float" office:value="0">
            <text:p>0</text:p>
          </table:table-cell>
          <table:table-cell table:style-name="ce194" table:content-validation-name="val10" table:number-columns-repeated="2"/>
          <table:table-cell table:style-name="ce466"/>
          <table:table-cell table:style-name="ce471"/>
          <table:table-cell table:style-name="ce469" table:number-columns-repeated="973"/>
        </table:table-row>
        <table:table-row table:style-name="ro8">
          <table:table-cell table:style-name="ce11" table:number-columns-spanned="7" table:number-rows-spanned="1"/>
          <table:covered-table-cell table:number-columns-repeated="5" table:style-name="ce83"/>
          <table:covered-table-cell table:style-name="ce118"/>
          <table:table-cell table:style-name="ce24" office:value-type="string" table:number-columns-spanned="21" table:number-rows-spanned="1">
            <text:p>7. SVEGA (616+617+618+619+620+621=013+014)</text:p>
          </table:table-cell>
          <table:covered-table-cell table:number-columns-repeated="19" table:style-name="ce141"/>
          <table:covered-table-cell table:style-name="ce239"/>
          <table:table-cell table:style-name="ce255" office:value-type="float" office:value="622" table:number-columns-spanned="3" table:number-rows-spanned="1">
            <text:p>622</text:p>
          </table:table-cell>
          <table:covered-table-cell table:number-columns-repeated="2" table:style-name="ce255"/>
          <table:table-cell table:style-name="ce300" table:content-validation-name="val10" table:formula="of:=IF([.AT305]&lt;=0;&quot;&quot;;[.AT305])"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300" table:content-validation-name="val10" table:formula="of:=IF([.AU305]&lt;=0;&quot;&quot;;[.AU305])"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429" table:content-validation-name="val10"/>
          <table:table-cell table:style-name="ce299" table:content-validation-name="val10"/>
          <table:table-cell table:style-name="ce448" table:content-validation-name="val10" table:formula="of:=[.AT299]+[.AT300]+[.AT301]+[.AT302]+[.AT303]+[.AT304]" office:value-type="float" office:value="0">
            <text:p>0</text:p>
          </table:table-cell>
          <table:table-cell table:style-name="ce448" table:content-validation-name="val10" table:formula="of:=[.AU299]+[.AU300]+[.AU301]+[.AU302]+[.AU303]+[.AU304]" office:value-type="float" office:value="0">
            <text:p>0</text:p>
          </table:table-cell>
          <table:table-cell table:style-name="ce299" table:content-validation-name="val10"/>
          <table:table-cell table:style-name="ce194" table:content-validation-name="val10"/>
          <table:table-cell table:style-name="ce465"/>
          <table:table-cell table:style-name="ce472"/>
          <table:table-cell table:style-name="ce469" table:number-columns-repeated="973"/>
        </table:table-row>
        <table:table-row table:style-name="ro33">
          <table:table-cell table:style-name="ce37"/>
          <table:table-cell table:style-name="ce75" table:number-columns-repeated="6"/>
          <table:table-cell table:style-name="ce129"/>
          <table:table-cell table:style-name="ce138" table:number-columns-repeated="20"/>
          <table:table-cell table:style-name="ce262"/>
          <table:table-cell table:style-name="ce270" table:number-columns-repeated="2"/>
          <table:table-cell table:style-name="ce299" table:content-validation-name="val10" table:number-columns-repeated="4"/>
          <table:table-cell table:style-name="ce194" table:content-validation-name="val10" table:number-columns-repeated="2"/>
          <table:table-cell table:style-name="ce299" table:content-validation-name="val10" table:number-columns-repeated="4"/>
          <table:table-cell table:style-name="ce407" table:content-validation-name="val10" table:number-columns-repeated="2"/>
          <table:table-cell table:style-name="ce299" table:content-validation-name="val10" table:number-columns-repeated="4"/>
          <table:table-cell table:style-name="ce407" table:content-validation-name="val10" table:number-columns-repeated="2"/>
          <table:table-cell table:number-columns-repeated="975"/>
        </table:table-row>
        <table:table-row table:style-name="ro1">
          <table:table-cell table:style-name="ce33" office:value-type="string" table:number-columns-spanned="43" table:number-rows-spanned="1">
            <text:p>IV. STRUKTURA OSNOVNOG KAPITALA</text:p>
          </table:table-cell>
          <table:covered-table-cell table:number-columns-repeated="42" table:style-name="ce79"/>
          <table:table-cell table:style-name="ce299" table:content-validation-name="val10" table:number-columns-spanned="6" table:number-rows-spanned="1"/>
          <table:covered-table-cell table:number-columns-repeated="3" table:style-name="ce434" table:content-validation-name="val10"/>
          <table:covered-table-cell table:style-name="ce457" table:content-validation-name="val10"/>
          <table:covered-table-cell table:style-name="ce463" table:content-validation-name="val10"/>
          <table:table-cell table:number-columns-repeated="975"/>
        </table:table-row>
        <table:table-row table:style-name="ro1">
          <table:table-cell table:style-name="ce41" table:number-columns-repeated="35"/>
          <table:table-cell table:style-name="ce324" office:value-type="string" table:number-columns-spanned="8" table:number-rows-spanned="1">
            <text:p>- iznosi u hiljadama dinara -</text:p>
          </table:table-cell>
          <table:covered-table-cell table:number-columns-repeated="6" table:style-name="ce324"/>
          <table:covered-table-cell table:style-name="ce409"/>
          <table:table-cell table:style-name="ce430"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6">
          <table:table-cell table:style-name="ce42" office:value-type="string" table:number-columns-spanned="7" table:number-rows-spanned="2">
            <text:p>Grupa računa, račun</text:p>
          </table:table-cell>
          <table:covered-table-cell table:number-columns-repeated="5" table:style-name="ce76"/>
          <table:covered-table-cell table:style-name="ce114"/>
          <table:table-cell table:style-name="ce7" office:value-type="string" table:number-columns-spanned="21" table:number-rows-spanned="2">
            <text:p>OPIS</text:p>
          </table:table-cell>
          <table:covered-table-cell table:number-columns-repeated="19" table:style-name="ce70"/>
          <table:covered-table-cell table:style-name="ce233"/>
          <table:table-cell table:style-name="ce116" office:value-type="string" table:number-columns-spanned="3" table:number-rows-spanned="2">
            <text:p>AOP</text:p>
          </table:table-cell>
          <table:covered-table-cell table:style-name="ce76"/>
          <table:covered-table-cell table:style-name="ce114"/>
          <table:table-cell table:style-name="ce7" office:value-type="string" table:number-columns-spanned="6" table:number-rows-spanned="2">
            <text:p>Tekuća godina</text:p>
          </table:table-cell>
          <table:covered-table-cell table:number-columns-repeated="4" table:style-name="ce70"/>
          <table:covered-table-cell table:style-name="ce233"/>
          <table:table-cell table:style-name="ce7" office:value-type="string" table:number-columns-spanned="6" table:number-rows-spanned="2">
            <text:p>Prethodna godina</text:p>
          </table:table-cell>
          <table:covered-table-cell table:number-columns-repeated="4" table:style-name="ce389"/>
          <table:covered-table-cell table:style-name="ce413"/>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13">
          <table:covered-table-cell table:style-name="ce43"/>
          <table:covered-table-cell table:number-columns-repeated="5" table:style-name="ce80"/>
          <table:covered-table-cell table:style-name="ce115"/>
          <table:covered-table-cell table:style-name="ce35"/>
          <table:covered-table-cell table:number-columns-repeated="19" table:style-name="ce71"/>
          <table:covered-table-cell table:style-name="ce234"/>
          <table:covered-table-cell table:style-name="ce80"/>
          <table:covered-table-cell table:style-name="ce77"/>
          <table:covered-table-cell table:style-name="ce150"/>
          <table:covered-table-cell table:style-name="ce35"/>
          <table:covered-table-cell table:number-columns-repeated="4" table:style-name="ce71"/>
          <table:covered-table-cell table:style-name="ce234"/>
          <table:covered-table-cell table:style-name="ce379"/>
          <table:covered-table-cell table:number-columns-repeated="4" table:style-name="ce390"/>
          <table:covered-table-cell table:style-name="ce414"/>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4">
          <table:table-cell table:style-name="ce42" office:value-type="float" office:value="1" table:number-columns-spanned="7" table:number-rows-spanned="1">
            <text:p>1</text:p>
          </table:table-cell>
          <table:covered-table-cell table:number-columns-repeated="5" table:style-name="ce81"/>
          <table:covered-table-cell table:style-name="ce116"/>
          <table:table-cell table:style-name="ce7" office:value-type="float" office:value="2" table:number-columns-spanned="21" table:number-rows-spanned="1">
            <text:p>2</text:p>
          </table:table-cell>
          <table:covered-table-cell table:number-columns-repeated="19" table:style-name="ce72"/>
          <table:covered-table-cell table:style-name="ce235"/>
          <table:table-cell table:style-name="ce116" office:value-type="float" office:value="3" table:number-columns-spanned="3" table:number-rows-spanned="1">
            <text:p>3</text:p>
          </table:table-cell>
          <table:covered-table-cell table:style-name="ce81"/>
          <table:covered-table-cell table:style-name="ce116"/>
          <table:table-cell table:style-name="ce7" office:value-type="float" office:value="4" table:number-columns-spanned="6" table:number-rows-spanned="1">
            <text:p>4</text:p>
          </table:table-cell>
          <table:covered-table-cell table:number-columns-repeated="3" table:style-name="ce7"/>
          <table:covered-table-cell table:number-columns-repeated="2" table:style-name="ce350"/>
          <table:table-cell table:style-name="ce7" office:value-type="float" office:value="5" table:number-columns-spanned="6" table:number-rows-spanned="1">
            <text:p>5</text:p>
          </table:table-cell>
          <table:covered-table-cell table:number-columns-repeated="3" table:style-name="ce7"/>
          <table:covered-table-cell table:number-columns-repeated="2" table:style-name="ce350"/>
          <table:table-cell table:style-name="ce426" table:content-validation-name="val10"/>
          <table:table-cell table:style-name="ce430" table:content-validation-name="val10" table:number-columns-repeated="3"/>
          <table:table-cell table:style-name="ce456" table:content-validation-name="val10" table:number-columns-repeated="2"/>
          <table:table-cell table:style-name="ce28"/>
          <table:table-cell table:style-name="ce468" table:number-columns-repeated="974"/>
        </table:table-row>
        <table:table-row table:style-name="ro8">
          <table:table-cell table:style-name="ce12" office:value-type="string" table:number-columns-spanned="7" table:number-rows-spanned="1">
            <text:p>300</text:p>
          </table:table-cell>
          <table:covered-table-cell table:number-columns-repeated="5" table:style-name="ce82"/>
          <table:covered-table-cell table:style-name="ce117"/>
          <table:table-cell table:style-name="ce131" office:value-type="string" table:number-columns-spanned="21" table:number-rows-spanned="1">
            <text:p>1. Akcijski kapital</text:p>
          </table:table-cell>
          <table:covered-table-cell table:number-columns-repeated="19" table:style-name="ce140"/>
          <table:covered-table-cell table:style-name="ce238"/>
          <table:table-cell table:style-name="ce255" office:value-type="float" office:value="623" table:number-columns-spanned="3" table:number-rows-spanned="1">
            <text:p>623</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12]" office:value-type="float" office:value="0">
            <text:p>0</text:p>
          </table:table-cell>
          <table:table-cell table:style-name="ce299" table:content-validation-name="val10" table:formula="of:=[.AL312]"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table:number-columns-spanned="7" table:number-rows-spanned="1"/>
          <table:covered-table-cell table:number-columns-repeated="5" table:style-name="ce82"/>
          <table:covered-table-cell table:style-name="ce117"/>
          <table:table-cell table:style-name="ce131" office:value-type="string" table:number-columns-spanned="21" table:number-rows-spanned="1">
            <text:p><text:s text:c="9"/>u tome : strani kapital</text:p>
          </table:table-cell>
          <table:covered-table-cell table:number-columns-repeated="19" table:style-name="ce140"/>
          <table:covered-table-cell table:style-name="ce238"/>
          <table:table-cell table:style-name="ce255" office:value-type="float" office:value="624" table:number-columns-spanned="3" table:number-rows-spanned="1">
            <text:p>624</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number-columns-repeated="3"/>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301</text:p>
          </table:table-cell>
          <table:covered-table-cell table:number-columns-repeated="5" table:style-name="ce82"/>
          <table:covered-table-cell table:style-name="ce117"/>
          <table:table-cell table:style-name="ce131" office:value-type="string" table:number-columns-spanned="21" table:number-rows-spanned="1">
            <text:p>2. Udeli društva sa ograničenom odgovornošću</text:p>
          </table:table-cell>
          <table:covered-table-cell table:number-columns-repeated="19" table:style-name="ce140"/>
          <table:covered-table-cell table:style-name="ce238"/>
          <table:table-cell table:style-name="ce255" office:value-type="float" office:value="625" table:number-columns-spanned="3" table:number-rows-spanned="1">
            <text:p>625</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14]" office:value-type="float" office:value="0">
            <text:p>0</text:p>
          </table:table-cell>
          <table:table-cell table:style-name="ce299" table:content-validation-name="val10" table:formula="of:=[.AL314]"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table:number-columns-spanned="7" table:number-rows-spanned="1"/>
          <table:covered-table-cell table:number-columns-repeated="5" table:style-name="ce82"/>
          <table:covered-table-cell table:style-name="ce117"/>
          <table:table-cell table:style-name="ce131" office:value-type="string" table:number-columns-spanned="21" table:number-rows-spanned="1">
            <text:p><text:s text:c="8"/>u tome : strani kapital</text:p>
          </table:table-cell>
          <table:covered-table-cell table:number-columns-repeated="19" table:style-name="ce140"/>
          <table:covered-table-cell table:style-name="ce238"/>
          <table:table-cell table:style-name="ce255" office:value-type="float" office:value="626" table:number-columns-spanned="3" table:number-rows-spanned="1">
            <text:p>626</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number-columns-repeated="3"/>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302</text:p>
          </table:table-cell>
          <table:covered-table-cell table:number-columns-repeated="5" table:style-name="ce82"/>
          <table:covered-table-cell table:style-name="ce117"/>
          <table:table-cell table:style-name="ce131" office:value-type="string" table:number-columns-spanned="21" table:number-rows-spanned="1">
            <text:p>3. Ulozi članova ortačkog i komanditnog društva</text:p>
          </table:table-cell>
          <table:covered-table-cell table:number-columns-repeated="19" table:style-name="ce140"/>
          <table:covered-table-cell table:style-name="ce238"/>
          <table:table-cell table:style-name="ce255" office:value-type="float" office:value="627" table:number-columns-spanned="3" table:number-rows-spanned="1">
            <text:p>627</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16]" office:value-type="float" office:value="0">
            <text:p>0</text:p>
          </table:table-cell>
          <table:table-cell table:style-name="ce299" table:content-validation-name="val10" table:formula="of:=[.AL316]"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table:number-columns-spanned="7" table:number-rows-spanned="1"/>
          <table:covered-table-cell table:number-columns-repeated="5" table:style-name="ce82"/>
          <table:covered-table-cell table:style-name="ce117"/>
          <table:table-cell table:style-name="ce131" office:value-type="string" table:number-columns-spanned="21" table:number-rows-spanned="1">
            <text:p><text:s text:c="7"/>u tome : strani kapital</text:p>
          </table:table-cell>
          <table:covered-table-cell table:number-columns-repeated="19" table:style-name="ce140"/>
          <table:covered-table-cell table:style-name="ce238"/>
          <table:table-cell table:style-name="ce255" office:value-type="float" office:value="628" table:number-columns-spanned="3" table:number-rows-spanned="1">
            <text:p>628</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number-columns-repeated="3"/>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303</text:p>
          </table:table-cell>
          <table:covered-table-cell table:number-columns-repeated="5" table:style-name="ce82"/>
          <table:covered-table-cell table:style-name="ce117"/>
          <table:table-cell table:style-name="ce131" office:value-type="string" table:number-columns-spanned="21" table:number-rows-spanned="1">
            <text:p>4. Državni kapital</text:p>
          </table:table-cell>
          <table:covered-table-cell table:number-columns-repeated="19" table:style-name="ce140"/>
          <table:covered-table-cell table:style-name="ce238"/>
          <table:table-cell table:style-name="ce255" office:value-type="float" office:value="629" table:number-columns-spanned="3" table:number-rows-spanned="1">
            <text:p>629</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18]" office:value-type="float" office:value="0">
            <text:p>0</text:p>
          </table:table-cell>
          <table:table-cell table:style-name="ce299" table:content-validation-name="val10" table:formula="of:=[.AL318]"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304</text:p>
          </table:table-cell>
          <table:covered-table-cell table:number-columns-repeated="5" table:style-name="ce82"/>
          <table:covered-table-cell table:style-name="ce117"/>
          <table:table-cell table:style-name="ce131" office:value-type="string" table:number-columns-spanned="21" table:number-rows-spanned="1">
            <text:p>5. Društveni kapital</text:p>
          </table:table-cell>
          <table:covered-table-cell table:number-columns-repeated="19" table:style-name="ce140"/>
          <table:covered-table-cell table:style-name="ce238"/>
          <table:table-cell table:style-name="ce255" office:value-type="float" office:value="630" table:number-columns-spanned="3" table:number-rows-spanned="1">
            <text:p>630</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19]" office:value-type="float" office:value="0">
            <text:p>0</text:p>
          </table:table-cell>
          <table:table-cell table:style-name="ce299" table:content-validation-name="val10" table:formula="of:=[.AL319]"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1" office:value-type="float" office:value="305" table:number-columns-spanned="7" table:number-rows-spanned="1">
            <text:p>305</text:p>
          </table:table-cell>
          <table:covered-table-cell table:number-columns-repeated="5" table:style-name="ce83"/>
          <table:covered-table-cell table:style-name="ce118"/>
          <table:table-cell table:style-name="ce131" office:value-type="string" table:number-columns-spanned="21" table:number-rows-spanned="1">
            <text:p>6. Zadružni kapital</text:p>
          </table:table-cell>
          <table:covered-table-cell table:number-columns-repeated="19" table:style-name="ce140"/>
          <table:covered-table-cell table:style-name="ce238"/>
          <table:table-cell table:style-name="ce255" office:value-type="float" office:value="631" table:number-columns-spanned="3" table:number-rows-spanned="1">
            <text:p>631</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31"/>
          <table:table-cell table:style-name="ce423"/>
          <table:table-cell table:style-name="ce299" table:content-validation-name="val10" table:formula="of:=[.AF320]" office:value-type="float" office:value="0">
            <text:p>0</text:p>
          </table:table-cell>
          <table:table-cell table:style-name="ce299" table:content-validation-name="val10" table:formula="of:=[.AL320]" office:value-type="float" office:value="0">
            <text:p>0</text:p>
          </table:table-cell>
          <table:table-cell table:style-name="ce436" table:number-columns-repeated="2"/>
          <table:table-cell table:style-name="ce422"/>
          <table:table-cell table:style-name="ce469" table:number-columns-repeated="974"/>
        </table:table-row>
        <table:table-row table:style-name="ro8">
          <table:table-cell table:style-name="ce11" office:value-type="float" office:value="309" table:number-columns-spanned="7" table:number-rows-spanned="1">
            <text:p>309</text:p>
          </table:table-cell>
          <table:covered-table-cell table:number-columns-repeated="5" table:style-name="ce83"/>
          <table:covered-table-cell table:style-name="ce118"/>
          <table:table-cell table:style-name="ce131" office:value-type="string" table:number-columns-spanned="21" table:number-rows-spanned="1">
            <text:p>7. Ostali osnovani kapital</text:p>
          </table:table-cell>
          <table:covered-table-cell table:number-columns-repeated="19" table:style-name="ce140"/>
          <table:covered-table-cell table:style-name="ce238"/>
          <table:table-cell table:style-name="ce255" office:value-type="float" office:value="632" table:number-columns-spanned="3" table:number-rows-spanned="1">
            <text:p>632</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31"/>
          <table:table-cell table:style-name="ce423"/>
          <table:table-cell table:style-name="ce299" table:content-validation-name="val10" table:formula="of:=[.AF321]" office:value-type="float" office:value="0">
            <text:p>0</text:p>
          </table:table-cell>
          <table:table-cell table:style-name="ce299" table:content-validation-name="val10" table:formula="of:=[.AL321]" office:value-type="float" office:value="0">
            <text:p>0</text:p>
          </table:table-cell>
          <table:table-cell table:style-name="ce436" table:number-columns-repeated="2"/>
          <table:table-cell table:style-name="ce422"/>
          <table:table-cell table:style-name="ce469" table:number-columns-repeated="974"/>
        </table:table-row>
        <table:table-row table:style-name="ro8">
          <table:table-cell table:style-name="ce44" office:value-type="float" office:value="30" table:number-columns-spanned="7" table:number-rows-spanned="1">
            <text:p>30</text:p>
          </table:table-cell>
          <table:covered-table-cell table:number-columns-repeated="5" table:style-name="ce84"/>
          <table:covered-table-cell table:style-name="ce119"/>
          <table:table-cell table:style-name="ce24" office:value-type="string" table:number-columns-spanned="21" table:number-rows-spanned="1">
            <text:p>SVEGA (623+625+627+629+630+631+632=102)</text:p>
          </table:table-cell>
          <table:covered-table-cell table:number-columns-repeated="19" table:style-name="ce141"/>
          <table:covered-table-cell table:style-name="ce239"/>
          <table:table-cell table:style-name="ce255" office:value-type="float" office:value="633" table:number-columns-spanned="3" table:number-rows-spanned="1">
            <text:p>633</text:p>
          </table:table-cell>
          <table:covered-table-cell table:number-columns-repeated="2" table:style-name="ce255"/>
          <table:table-cell table:style-name="ce300" table:content-validation-name="val10" table:formula="of:=IF([.AT322]&lt;=0;&quot;&quot;;[.AT322])"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300" table:content-validation-name="val10" table:formula="of:=IF([.AU322]&lt;=0;&quot;&quot;;[.AU322])"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431"/>
          <table:table-cell table:style-name="ce436"/>
          <table:table-cell table:style-name="ce450" table:formula="of:=SUM([.AT312:.AT321])" office:value-type="float" office:value="0">
            <text:p>0</text:p>
          </table:table-cell>
          <table:table-cell table:style-name="ce450" table:formula="of:=SUM([.AU312:.AU321])" office:value-type="float" office:value="0">
            <text:p>0</text:p>
          </table:table-cell>
          <table:table-cell table:style-name="ce459"/>
          <table:table-cell table:style-name="ce436"/>
          <table:table-cell table:style-name="ce422"/>
          <table:table-cell table:style-name="ce469" table:number-columns-repeated="974"/>
        </table:table-row>
        <table:table-row table:style-name="ro6">
          <table:table-cell table:style-name="ce37"/>
          <table:table-cell table:style-name="ce75" table:number-columns-repeated="6"/>
          <table:table-cell table:style-name="ce129"/>
          <table:table-cell table:style-name="ce138" table:number-columns-repeated="20"/>
          <table:table-cell table:style-name="ce262"/>
          <table:table-cell table:style-name="ce270" table:number-columns-repeated="2"/>
          <table:table-cell table:style-name="ce299" table:content-validation-name="val10" table:number-columns-repeated="4"/>
          <table:table-cell table:style-name="ce194" table:content-validation-name="val10" table:number-columns-repeated="2"/>
          <table:table-cell table:style-name="ce299" table:content-validation-name="val10" table:number-columns-repeated="4"/>
          <table:table-cell table:style-name="ce407" table:content-validation-name="val10" table:number-columns-repeated="2"/>
          <table:table-cell table:number-columns-repeated="981"/>
        </table:table-row>
        <table:table-row table:style-name="ro1">
          <table:table-cell table:style-name="ce33" office:value-type="string" table:number-columns-spanned="43" table:number-rows-spanned="1">
            <text:p>V. STRUKTURA AKCIJSKOG KAPITALA</text:p>
          </table:table-cell>
          <table:covered-table-cell table:number-columns-repeated="42" table:style-name="ce79"/>
          <table:table-cell table:style-name="ce299" table:content-validation-name="val10" table:number-columns-spanned="6" table:number-rows-spanned="1"/>
          <table:covered-table-cell table:number-columns-repeated="3" table:style-name="ce434" table:content-validation-name="val10"/>
          <table:covered-table-cell table:style-name="ce457" table:content-validation-name="val10"/>
          <table:covered-table-cell table:style-name="ce463" table:content-validation-name="val10"/>
          <table:table-cell table:number-columns-repeated="975"/>
        </table:table-row>
        <table:table-row table:style-name="ro35">
          <table:table-cell table:style-name="ce45" office:value-type="string" table:number-columns-spanned="43" table:number-rows-spanned="1">
            <text:p>- broj akcija ceo broj -</text:p>
          </table:table-cell>
          <table:covered-table-cell table:number-columns-repeated="42" table:style-name="ce85"/>
          <table:table-cell table:style-name="ce299" table:content-validation-name="val10" table:number-columns-repeated="4"/>
          <table:table-cell table:style-name="ce407" table:content-validation-name="val10" table:number-columns-repeated="2"/>
          <table:table-cell table:style-name="ce135"/>
          <table:table-cell table:style-name="ce467" table:number-columns-repeated="974"/>
        </table:table-row>
        <table:table-row table:style-name="ro1">
          <table:table-cell table:style-name="ce41" table:number-columns-repeated="35"/>
          <table:table-cell table:style-name="ce324" office:value-type="string" table:number-columns-spanned="8" table:number-rows-spanned="1">
            <text:p>- iznosi u hiljadama dinara -</text:p>
          </table:table-cell>
          <table:covered-table-cell table:number-columns-repeated="6" table:style-name="ce324"/>
          <table:covered-table-cell table:style-name="ce409"/>
          <table:table-cell table:style-name="ce430"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6">
          <table:table-cell table:style-name="ce42" office:value-type="string" table:number-columns-spanned="7" table:number-rows-spanned="2">
            <text:p>Grupa računa, račun</text:p>
          </table:table-cell>
          <table:covered-table-cell table:number-columns-repeated="5" table:style-name="ce76"/>
          <table:covered-table-cell table:style-name="ce114"/>
          <table:table-cell table:style-name="ce7" office:value-type="string" table:number-columns-spanned="21" table:number-rows-spanned="2">
            <text:p>OPIS</text:p>
          </table:table-cell>
          <table:covered-table-cell table:number-columns-repeated="19" table:style-name="ce70"/>
          <table:covered-table-cell table:style-name="ce233"/>
          <table:table-cell table:style-name="ce116" office:value-type="string" table:number-columns-spanned="3" table:number-rows-spanned="2">
            <text:p>AOP</text:p>
          </table:table-cell>
          <table:covered-table-cell table:style-name="ce76"/>
          <table:covered-table-cell table:style-name="ce114"/>
          <table:table-cell table:style-name="ce7" office:value-type="string" table:number-columns-spanned="6" table:number-rows-spanned="2">
            <text:p>Tekuća godina</text:p>
          </table:table-cell>
          <table:covered-table-cell table:number-columns-repeated="4" table:style-name="ce70"/>
          <table:covered-table-cell table:style-name="ce233"/>
          <table:table-cell table:style-name="ce7" office:value-type="string" table:number-columns-spanned="6" table:number-rows-spanned="2">
            <text:p>Prethodna godina</text:p>
          </table:table-cell>
          <table:covered-table-cell table:number-columns-repeated="4" table:style-name="ce389"/>
          <table:covered-table-cell table:style-name="ce413"/>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13">
          <table:covered-table-cell table:style-name="ce43"/>
          <table:covered-table-cell table:number-columns-repeated="5" table:style-name="ce80"/>
          <table:covered-table-cell table:style-name="ce115"/>
          <table:covered-table-cell table:style-name="ce35"/>
          <table:covered-table-cell table:number-columns-repeated="19" table:style-name="ce71"/>
          <table:covered-table-cell table:style-name="ce234"/>
          <table:covered-table-cell table:style-name="ce80"/>
          <table:covered-table-cell table:style-name="ce77"/>
          <table:covered-table-cell table:style-name="ce150"/>
          <table:covered-table-cell table:style-name="ce35"/>
          <table:covered-table-cell table:number-columns-repeated="4" table:style-name="ce71"/>
          <table:covered-table-cell table:style-name="ce234"/>
          <table:covered-table-cell table:style-name="ce379"/>
          <table:covered-table-cell table:number-columns-repeated="4" table:style-name="ce390"/>
          <table:covered-table-cell table:style-name="ce414"/>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4">
          <table:table-cell table:style-name="ce42" office:value-type="float" office:value="1" table:number-columns-spanned="7" table:number-rows-spanned="1">
            <text:p>1</text:p>
          </table:table-cell>
          <table:covered-table-cell table:number-columns-repeated="5" table:style-name="ce81"/>
          <table:covered-table-cell table:style-name="ce116"/>
          <table:table-cell table:style-name="ce7" office:value-type="float" office:value="2" table:number-columns-spanned="21" table:number-rows-spanned="1">
            <text:p>2</text:p>
          </table:table-cell>
          <table:covered-table-cell table:number-columns-repeated="19" table:style-name="ce72"/>
          <table:covered-table-cell table:style-name="ce235"/>
          <table:table-cell table:style-name="ce116" office:value-type="float" office:value="3" table:number-columns-spanned="3" table:number-rows-spanned="1">
            <text:p>3</text:p>
          </table:table-cell>
          <table:covered-table-cell table:style-name="ce81"/>
          <table:covered-table-cell table:style-name="ce116"/>
          <table:table-cell table:style-name="ce7" office:value-type="float" office:value="4" table:number-columns-spanned="6" table:number-rows-spanned="1">
            <text:p>4</text:p>
          </table:table-cell>
          <table:covered-table-cell table:number-columns-repeated="3" table:style-name="ce7"/>
          <table:covered-table-cell table:number-columns-repeated="2" table:style-name="ce350"/>
          <table:table-cell table:style-name="ce7" office:value-type="float" office:value="5" table:number-columns-spanned="6" table:number-rows-spanned="1">
            <text:p>5</text:p>
          </table:table-cell>
          <table:covered-table-cell table:number-columns-repeated="3" table:style-name="ce7"/>
          <table:covered-table-cell table:number-columns-repeated="2" table:style-name="ce350"/>
          <table:table-cell table:style-name="ce426" table:content-validation-name="val10"/>
          <table:table-cell table:style-name="ce430" table:content-validation-name="val10" table:number-columns-repeated="3"/>
          <table:table-cell table:style-name="ce456" table:content-validation-name="val10" table:number-columns-repeated="2"/>
          <table:table-cell table:style-name="ce28"/>
          <table:table-cell table:style-name="ce468" table:number-columns-repeated="974"/>
        </table:table-row>
        <table:table-row table:style-name="ro8">
          <table:table-cell table:style-name="ce12" table:number-columns-spanned="7" table:number-rows-spanned="1"/>
          <table:covered-table-cell table:number-columns-repeated="5" table:style-name="ce82"/>
          <table:covered-table-cell table:style-name="ce117"/>
          <table:table-cell table:style-name="ce24" office:value-type="string" table:number-columns-spanned="21" table:number-rows-spanned="1">
            <text:p>1. Obične akcije</text:p>
          </table:table-cell>
          <table:covered-table-cell table:number-columns-repeated="19" table:style-name="ce141"/>
          <table:covered-table-cell table:style-name="ce239"/>
          <table:table-cell table:style-name="ce261" table:number-columns-spanned="3" table:number-rows-spanned="1"/>
          <table:covered-table-cell table:number-columns-repeated="2" table:style-name="ce261"/>
          <table:table-cell table:style-name="ce303" table:content-validation-name="val10" table:number-columns-spanned="6" table:number-rows-spanned="1"/>
          <table:covered-table-cell table:number-columns-repeated="3" table:style-name="ce303" table:content-validation-name="val10"/>
          <table:covered-table-cell table:number-columns-repeated="2" table:style-name="ce356" table:content-validation-name="val10"/>
          <table:table-cell table:style-name="ce303" table:content-validation-name="val10" table:number-columns-spanned="6" table:number-rows-spanned="1"/>
          <table:covered-table-cell table:number-columns-repeated="3" table:style-name="ce303" table:content-validation-name="val10"/>
          <table:covered-table-cell table:number-columns-repeated="2" table:style-name="ce356" table:content-validation-name="val10"/>
          <table:table-cell table:style-name="ce429" table:content-validation-name="val10"/>
          <table:table-cell table:style-name="ce299" table:content-validation-name="val10" table:number-columns-repeated="3"/>
          <table:table-cell table:style-name="ce194" table:content-validation-name="val10" table:number-columns-repeated="2"/>
          <table:table-cell table:style-name="ce422"/>
          <table:table-cell table:style-name="ce469" table:number-columns-repeated="974"/>
        </table:table-row>
        <table:table-row table:style-name="ro8">
          <table:table-cell table:style-name="ce12" table:number-columns-spanned="7" table:number-rows-spanned="1"/>
          <table:covered-table-cell table:number-columns-repeated="5" table:style-name="ce82"/>
          <table:covered-table-cell table:style-name="ce117"/>
          <table:table-cell table:style-name="ce131" office:value-type="string" table:number-columns-spanned="21" table:number-rows-spanned="1">
            <text:p><text:s text:c="3"/>1.1. Broj običnih akcija</text:p>
          </table:table-cell>
          <table:covered-table-cell table:number-columns-repeated="19" table:style-name="ce140"/>
          <table:covered-table-cell table:style-name="ce238"/>
          <table:table-cell table:style-name="ce255" office:value-type="float" office:value="634" table:number-columns-spanned="3" table:number-rows-spanned="1">
            <text:p>634</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31]" office:value-type="float" office:value="0">
            <text:p>0</text:p>
          </table:table-cell>
          <table:table-cell table:style-name="ce299" table:content-validation-name="val10" table:formula="of:=[.AL331]"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deo 300</text:p>
          </table:table-cell>
          <table:covered-table-cell table:number-columns-repeated="5" table:style-name="ce82"/>
          <table:covered-table-cell table:style-name="ce117"/>
          <table:table-cell table:style-name="ce131" office:value-type="string" table:number-columns-spanned="21" table:number-rows-spanned="1">
            <text:p><text:s text:c="4"/>1.2. Nominalna vrednost običnih akcija - ukupno</text:p>
          </table:table-cell>
          <table:covered-table-cell table:number-columns-repeated="19" table:style-name="ce140"/>
          <table:covered-table-cell table:style-name="ce238"/>
          <table:table-cell table:style-name="ce255" office:value-type="float" office:value="635" table:number-columns-spanned="3" table:number-rows-spanned="1">
            <text:p>635</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32]" office:value-type="float" office:value="0">
            <text:p>0</text:p>
          </table:table-cell>
          <table:table-cell table:style-name="ce299" table:content-validation-name="val10" table:formula="of:=[.AL332]"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table:number-columns-spanned="7" table:number-rows-spanned="1"/>
          <table:covered-table-cell table:number-columns-repeated="5" table:style-name="ce82"/>
          <table:covered-table-cell table:style-name="ce117"/>
          <table:table-cell table:style-name="ce24" office:value-type="string" table:number-columns-spanned="21" table:number-rows-spanned="1">
            <text:p>2. Prioritetne akcije</text:p>
          </table:table-cell>
          <table:covered-table-cell table:number-columns-repeated="19" table:style-name="ce141"/>
          <table:covered-table-cell table:style-name="ce239"/>
          <table:table-cell table:style-name="ce261" table:number-columns-spanned="3" table:number-rows-spanned="1"/>
          <table:covered-table-cell table:number-columns-repeated="2" table:style-name="ce261"/>
          <table:table-cell table:style-name="ce303" table:content-validation-name="val10" table:number-columns-spanned="6" table:number-rows-spanned="1"/>
          <table:covered-table-cell table:number-columns-repeated="3" table:style-name="ce303" table:content-validation-name="val10"/>
          <table:covered-table-cell table:number-columns-repeated="2" table:style-name="ce356" table:content-validation-name="val10"/>
          <table:table-cell table:style-name="ce303" table:content-validation-name="val10" table:number-columns-spanned="6" table:number-rows-spanned="1"/>
          <table:covered-table-cell table:number-columns-repeated="3" table:style-name="ce303" table:content-validation-name="val10"/>
          <table:covered-table-cell table:number-columns-repeated="2" table:style-name="ce356" table:content-validation-name="val10"/>
          <table:table-cell table:style-name="ce429" table:content-validation-name="val10"/>
          <table:table-cell table:style-name="ce299" table:content-validation-name="val10" table:number-columns-repeated="3"/>
          <table:table-cell table:style-name="ce194" table:content-validation-name="val10" table:number-columns-repeated="2"/>
          <table:table-cell table:style-name="ce422"/>
          <table:table-cell table:style-name="ce469" table:number-columns-repeated="974"/>
        </table:table-row>
        <table:table-row table:style-name="ro8">
          <table:table-cell table:style-name="ce12" table:number-columns-spanned="7" table:number-rows-spanned="1"/>
          <table:covered-table-cell table:number-columns-repeated="5" table:style-name="ce82"/>
          <table:covered-table-cell table:style-name="ce117"/>
          <table:table-cell table:style-name="ce131" office:value-type="string" table:number-columns-spanned="21" table:number-rows-spanned="1">
            <text:p><text:s text:c="3"/>2.1. Broj prioritetnih akcija</text:p>
          </table:table-cell>
          <table:covered-table-cell table:number-columns-repeated="19" table:style-name="ce140"/>
          <table:covered-table-cell table:style-name="ce238"/>
          <table:table-cell table:style-name="ce255" office:value-type="float" office:value="636" table:number-columns-spanned="3" table:number-rows-spanned="1">
            <text:p>636</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34]" office:value-type="float" office:value="0">
            <text:p>0</text:p>
          </table:table-cell>
          <table:table-cell table:style-name="ce299" table:content-validation-name="val10" table:formula="of:=[.AL334]"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deo 300</text:p>
          </table:table-cell>
          <table:covered-table-cell table:number-columns-repeated="5" table:style-name="ce82"/>
          <table:covered-table-cell table:style-name="ce117"/>
          <table:table-cell table:style-name="ce131" office:value-type="string" table:number-columns-spanned="21" table:number-rows-spanned="1">
            <text:p><text:s text:c="2"/>2.2. Nominalna vrednost prioritetnih akcija - ukupno</text:p>
          </table:table-cell>
          <table:covered-table-cell table:number-columns-repeated="19" table:style-name="ce140"/>
          <table:covered-table-cell table:style-name="ce238"/>
          <table:table-cell table:style-name="ce255" office:value-type="float" office:value="637" table:number-columns-spanned="3" table:number-rows-spanned="1">
            <text:p>637</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35]" office:value-type="float" office:value="0">
            <text:p>0</text:p>
          </table:table-cell>
          <table:table-cell table:style-name="ce299" table:content-validation-name="val10" table:formula="of:=[.AL335]"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300</text:p>
          </table:table-cell>
          <table:covered-table-cell table:number-columns-repeated="5" table:style-name="ce82"/>
          <table:covered-table-cell table:style-name="ce117"/>
          <table:table-cell table:style-name="ce24" office:value-type="string" table:number-columns-spanned="21" table:number-rows-spanned="1">
            <text:p>3. SVEGA - nominalna vrednost akcija ( 635+637=623)</text:p>
          </table:table-cell>
          <table:covered-table-cell table:number-columns-repeated="19" table:style-name="ce141"/>
          <table:covered-table-cell table:style-name="ce239"/>
          <table:table-cell table:style-name="ce255" office:value-type="float" office:value="638" table:number-columns-spanned="3" table:number-rows-spanned="1">
            <text:p>638</text:p>
          </table:table-cell>
          <table:covered-table-cell table:number-columns-repeated="2" table:style-name="ce255"/>
          <table:table-cell table:style-name="ce300" table:content-validation-name="val10" table:formula="of:=IF([.AT336]&lt;=0;&quot;&quot;;[.AT336])"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300" table:content-validation-name="val10" table:formula="of:=IF([.AU336]&lt;=0;&quot;&quot;;[.AU336])"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431"/>
          <table:table-cell table:style-name="ce423"/>
          <table:table-cell table:style-name="ce450" table:formula="of:=[.AT332]+[.AT335]" office:value-type="float" office:value="0">
            <text:p>0</text:p>
          </table:table-cell>
          <table:table-cell table:style-name="ce450" table:formula="of:=[.AU332]+[.AU335]" office:value-type="float" office:value="0">
            <text:p>0</text:p>
          </table:table-cell>
          <table:table-cell table:style-name="ce436" table:number-columns-repeated="2"/>
          <table:table-cell table:style-name="ce422"/>
          <table:table-cell table:style-name="ce469" table:number-columns-repeated="974"/>
        </table:table-row>
        <table:table-row table:style-name="ro19">
          <table:table-cell table:number-columns-repeated="1024"/>
        </table:table-row>
        <table:table-row table:style-name="ro1">
          <table:table-cell table:style-name="ce46" office:value-type="string" table:number-columns-spanned="43" table:number-rows-spanned="1">
            <text:p>VI. POTRAŽIVANJA I OBAVEZE</text:p>
          </table:table-cell>
          <table:covered-table-cell table:number-columns-repeated="42" table:style-name="ce86"/>
          <table:table-cell table:style-name="ce299" table:content-validation-name="val10" table:number-columns-spanned="6" table:number-rows-spanned="1"/>
          <table:covered-table-cell table:number-columns-repeated="3" table:style-name="ce434" table:content-validation-name="val10"/>
          <table:covered-table-cell table:style-name="ce457" table:content-validation-name="val10"/>
          <table:covered-table-cell table:style-name="ce463" table:content-validation-name="val10"/>
          <table:table-cell table:number-columns-repeated="975"/>
        </table:table-row>
        <table:table-row table:style-name="ro1">
          <table:table-cell table:style-name="ce41" table:number-columns-repeated="35"/>
          <table:table-cell table:style-name="ce324" office:value-type="string" table:number-columns-spanned="8" table:number-rows-spanned="1">
            <text:p>- iznosi u hiljadama dinara -</text:p>
          </table:table-cell>
          <table:covered-table-cell table:number-columns-repeated="6" table:style-name="ce324"/>
          <table:covered-table-cell table:style-name="ce409"/>
          <table:table-cell table:style-name="ce430"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6">
          <table:table-cell table:style-name="ce47" office:value-type="string" table:number-columns-spanned="7" table:number-rows-spanned="2">
            <text:p>Grupa računa, račun</text:p>
          </table:table-cell>
          <table:covered-table-cell table:number-columns-repeated="5" table:style-name="ce87"/>
          <table:covered-table-cell table:style-name="ce120"/>
          <table:table-cell table:style-name="ce17" office:value-type="string" table:number-columns-spanned="21" table:number-rows-spanned="2">
            <text:p>OPIS</text:p>
          </table:table-cell>
          <table:covered-table-cell table:number-columns-repeated="19" table:style-name="ce53"/>
          <table:covered-table-cell table:style-name="ce225"/>
          <table:table-cell table:style-name="ce122" office:value-type="string" table:number-columns-spanned="3" table:number-rows-spanned="2">
            <text:p>AOP</text:p>
          </table:table-cell>
          <table:covered-table-cell table:style-name="ce87"/>
          <table:covered-table-cell table:style-name="ce120"/>
          <table:table-cell table:style-name="ce17" office:value-type="string" table:number-columns-spanned="6" table:number-rows-spanned="2">
            <text:p>Tekuća godina</text:p>
          </table:table-cell>
          <table:covered-table-cell table:number-columns-repeated="4" table:style-name="ce53"/>
          <table:covered-table-cell table:style-name="ce225"/>
          <table:table-cell table:style-name="ce17" office:value-type="string" table:number-columns-spanned="6" table:number-rows-spanned="2">
            <text:p>Prethodna godina</text:p>
          </table:table-cell>
          <table:covered-table-cell table:number-columns-repeated="4" table:style-name="ce395"/>
          <table:covered-table-cell table:style-name="ce417"/>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13">
          <table:covered-table-cell table:style-name="ce48"/>
          <table:covered-table-cell table:number-columns-repeated="5" table:style-name="ce88"/>
          <table:covered-table-cell table:style-name="ce121"/>
          <table:covered-table-cell table:style-name="ce18"/>
          <table:covered-table-cell table:number-columns-repeated="19" table:style-name="ce54"/>
          <table:covered-table-cell table:style-name="ce226"/>
          <table:covered-table-cell table:style-name="ce88"/>
          <table:covered-table-cell table:style-name="ce268"/>
          <table:covered-table-cell table:style-name="ce278"/>
          <table:covered-table-cell table:style-name="ce18"/>
          <table:covered-table-cell table:number-columns-repeated="4" table:style-name="ce54"/>
          <table:covered-table-cell table:style-name="ce226"/>
          <table:covered-table-cell table:style-name="ce381"/>
          <table:covered-table-cell table:number-columns-repeated="4" table:style-name="ce396"/>
          <table:covered-table-cell table:style-name="ce418"/>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4">
          <table:table-cell table:style-name="ce47" office:value-type="float" office:value="1" table:number-columns-spanned="7" table:number-rows-spanned="1">
            <text:p>1</text:p>
          </table:table-cell>
          <table:covered-table-cell table:number-columns-repeated="5" table:style-name="ce55"/>
          <table:covered-table-cell table:style-name="ce122"/>
          <table:table-cell table:style-name="ce17" office:value-type="float" office:value="2" table:number-columns-spanned="21" table:number-rows-spanned="1">
            <text:p>2</text:p>
          </table:table-cell>
          <table:covered-table-cell table:number-columns-repeated="19" table:style-name="ce91"/>
          <table:covered-table-cell table:style-name="ce227"/>
          <table:table-cell table:style-name="ce122" office:value-type="float" office:value="3" table:number-columns-spanned="3" table:number-rows-spanned="1">
            <text:p>3</text:p>
          </table:table-cell>
          <table:covered-table-cell table:style-name="ce55"/>
          <table:covered-table-cell table:style-name="ce122"/>
          <table:table-cell table:style-name="ce17" office:value-type="float" office:value="4" table:number-columns-spanned="6" table:number-rows-spanned="1">
            <text:p>4</text:p>
          </table:table-cell>
          <table:covered-table-cell table:number-columns-repeated="3" table:style-name="ce17"/>
          <table:covered-table-cell table:number-columns-repeated="2" table:style-name="ce338"/>
          <table:table-cell table:style-name="ce17" office:value-type="float" office:value="5" table:number-columns-spanned="6" table:number-rows-spanned="1">
            <text:p>5</text:p>
          </table:table-cell>
          <table:covered-table-cell table:number-columns-repeated="3" table:style-name="ce17"/>
          <table:covered-table-cell table:number-columns-repeated="2" table:style-name="ce338"/>
          <table:table-cell table:style-name="ce426" table:content-validation-name="val10"/>
          <table:table-cell table:style-name="ce430" table:content-validation-name="val10" table:number-columns-repeated="3"/>
          <table:table-cell table:style-name="ce456" table:content-validation-name="val10" table:number-columns-repeated="2"/>
          <table:table-cell table:style-name="ce28"/>
          <table:table-cell table:style-name="ce468" table:number-columns-repeated="974"/>
        </table:table-row>
        <table:table-row table:style-name="ro8">
          <table:table-cell table:style-name="ce12" office:value-type="string" table:number-columns-spanned="7" table:number-rows-spanned="1">
            <text:p>20</text:p>
          </table:table-cell>
          <table:covered-table-cell table:number-columns-repeated="5" table:style-name="ce82"/>
          <table:covered-table-cell table:style-name="ce117"/>
          <table:table-cell table:style-name="ce131" office:value-type="string" table:number-columns-spanned="21" table:number-rows-spanned="1">
            <text:p>1. Potraživanja po osnovu prodaje ( stanje na kraju godine 639 &lt;= 016)</text:p>
          </table:table-cell>
          <table:covered-table-cell table:number-columns-repeated="19" table:style-name="ce140"/>
          <table:covered-table-cell table:style-name="ce238"/>
          <table:table-cell table:style-name="ce255" office:value-type="float" office:value="639" table:number-columns-spanned="3" table:number-rows-spanned="1">
            <text:p>639</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43]" office:value-type="float" office:value="0">
            <text:p>0</text:p>
          </table:table-cell>
          <table:table-cell table:style-name="ce299" table:content-validation-name="val10" table:formula="of:=[.AL343]"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43</text:p>
          </table:table-cell>
          <table:covered-table-cell table:number-columns-repeated="5" table:style-name="ce82"/>
          <table:covered-table-cell table:style-name="ce117"/>
          <table:table-cell table:style-name="ce131" office:value-type="string" table:number-columns-spanned="21" table:number-rows-spanned="1">
            <text:p>2. Obaveze iz poslovanja ( stanje na kraju godine 640 &lt;= 119)</text:p>
          </table:table-cell>
          <table:covered-table-cell table:number-columns-repeated="19" table:style-name="ce140"/>
          <table:covered-table-cell table:style-name="ce238"/>
          <table:table-cell table:style-name="ce255" office:value-type="float" office:value="640" table:number-columns-spanned="3" table:number-rows-spanned="1">
            <text:p>640</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44]" office:value-type="float" office:value="0">
            <text:p>0</text:p>
          </table:table-cell>
          <table:table-cell table:style-name="ce299" table:content-validation-name="val10" table:formula="of:=[.AL344]"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deo 228</text:p>
          </table:table-cell>
          <table:covered-table-cell table:number-columns-repeated="5" table:style-name="ce82"/>
          <table:covered-table-cell table:style-name="ce117"/>
          <table:table-cell table:style-name="ce132" office:value-type="string" table:number-columns-spanned="21" table:number-rows-spanned="1">
            <text:p>3. Potraživanja u toku godine od društava za osiguranje za naknadu štete (dugovni promet bez početnog stanja )</text:p>
          </table:table-cell>
          <table:covered-table-cell table:number-columns-repeated="19" table:style-name="ce142"/>
          <table:covered-table-cell table:style-name="ce240"/>
          <table:table-cell table:style-name="ce255" office:value-type="float" office:value="641" table:number-columns-spanned="3" table:number-rows-spanned="1">
            <text:p>641</text:p>
          </table:table-cell>
          <table:covered-table-cell table:style-name="ce273"/>
          <table:covered-table-cell table:style-name="ce279"/>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45]" office:value-type="float" office:value="0">
            <text:p>0</text:p>
          </table:table-cell>
          <table:table-cell table:style-name="ce299" table:content-validation-name="val10" table:formula="of:=[.AL345]"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12" office:value-type="string" table:number-columns-spanned="7" table:number-rows-spanned="1">
            <text:p>27</text:p>
          </table:table-cell>
          <table:covered-table-cell table:number-columns-repeated="5" table:style-name="ce82"/>
          <table:covered-table-cell table:style-name="ce117"/>
          <table:table-cell table:style-name="ce131" office:value-type="string" table:number-columns-spanned="21" table:number-rows-spanned="1">
            <text:p>4. Porez na dodatu vrednost - prethodni PDV (godišnji iznos prema poreskim prijavama)</text:p>
          </table:table-cell>
          <table:covered-table-cell table:number-columns-repeated="19" table:style-name="ce140"/>
          <table:covered-table-cell table:style-name="ce238"/>
          <table:table-cell table:style-name="ce255" office:value-type="float" office:value="642" table:number-columns-spanned="3" table:number-rows-spanned="1">
            <text:p>642</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46]" office:value-type="float" office:value="0">
            <text:p>0</text:p>
          </table:table-cell>
          <table:table-cell table:style-name="ce299" table:content-validation-name="val10" table:formula="of:=[.AL346]"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43</text:p>
          </table:table-cell>
          <table:covered-table-cell table:number-columns-repeated="5" table:style-name="ce82"/>
          <table:covered-table-cell table:style-name="ce117"/>
          <table:table-cell table:style-name="ce131" office:value-type="string" table:number-columns-spanned="21" table:number-rows-spanned="1">
            <text:p>5. Obaveze iz poslovanja ( potražni promet bez početnog stanja )</text:p>
          </table:table-cell>
          <table:covered-table-cell table:number-columns-repeated="19" table:style-name="ce140"/>
          <table:covered-table-cell table:style-name="ce238"/>
          <table:table-cell table:style-name="ce255" office:value-type="float" office:value="643" table:number-columns-spanned="3" table:number-rows-spanned="1">
            <text:p>643</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47]" office:value-type="float" office:value="0">
            <text:p>0</text:p>
          </table:table-cell>
          <table:table-cell table:style-name="ce299" table:content-validation-name="val10" table:formula="of:=[.AL347]"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450</text:p>
          </table:table-cell>
          <table:covered-table-cell table:number-columns-repeated="5" table:style-name="ce82"/>
          <table:covered-table-cell table:style-name="ce117"/>
          <table:table-cell table:style-name="ce131" office:value-type="string" table:number-columns-spanned="21" table:number-rows-spanned="1">
            <text:p>6. Obaveze za neto zarade i naknade zarada ( potražni promet bez početnog stanja)</text:p>
          </table:table-cell>
          <table:covered-table-cell table:number-columns-repeated="19" table:style-name="ce140"/>
          <table:covered-table-cell table:style-name="ce238"/>
          <table:table-cell table:style-name="ce255" office:value-type="float" office:value="644" table:number-columns-spanned="3" table:number-rows-spanned="1">
            <text:p>644</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48]" office:value-type="float" office:value="0">
            <text:p>0</text:p>
          </table:table-cell>
          <table:table-cell table:style-name="ce299" table:content-validation-name="val10" table:formula="of:=[.AL348]"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451</text:p>
          </table:table-cell>
          <table:covered-table-cell table:number-columns-repeated="5" table:style-name="ce82"/>
          <table:covered-table-cell table:style-name="ce117"/>
          <table:table-cell table:style-name="ce132" office:value-type="string" table:number-columns-spanned="21" table:number-rows-spanned="1">
            <text:p>7. Obaveze za porez na zarade i naknade zarada na teret zaposlenog ( potražni promet bez početnog stanja )</text:p>
          </table:table-cell>
          <table:covered-table-cell table:number-columns-repeated="19" table:style-name="ce142"/>
          <table:covered-table-cell table:style-name="ce240"/>
          <table:table-cell table:style-name="ce255" office:value-type="float" office:value="645" table:number-columns-spanned="3" table:number-rows-spanned="1">
            <text:p>645</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49]" office:value-type="float" office:value="0">
            <text:p>0</text:p>
          </table:table-cell>
          <table:table-cell table:style-name="ce299" table:content-validation-name="val10" table:formula="of:=[.AL349]"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12" office:value-type="string" table:number-columns-spanned="7" table:number-rows-spanned="1">
            <text:p>452</text:p>
          </table:table-cell>
          <table:covered-table-cell table:number-columns-repeated="5" table:style-name="ce82"/>
          <table:covered-table-cell table:style-name="ce117"/>
          <table:table-cell table:style-name="ce132" office:value-type="string" table:number-columns-spanned="21" table:number-rows-spanned="1">
            <text:p>8. Obaveze za doprinose na zarade i naknade zarada na teret zaposlenog <text:s/>(potražni promet bez početnog stanja )</text:p>
          </table:table-cell>
          <table:covered-table-cell table:number-columns-repeated="19" table:style-name="ce142"/>
          <table:covered-table-cell table:style-name="ce240"/>
          <table:table-cell table:style-name="ce255" office:value-type="float" office:value="646" table:number-columns-spanned="3" table:number-rows-spanned="1">
            <text:p>646</text:p>
          </table:table-cell>
          <table:covered-table-cell table:style-name="ce273"/>
          <table:covered-table-cell table:style-name="ce279"/>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50]" office:value-type="float" office:value="0">
            <text:p>0</text:p>
          </table:table-cell>
          <table:table-cell table:style-name="ce299" table:content-validation-name="val10" table:formula="of:=[.AL350]"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12" office:value-type="string" table:number-columns-spanned="7" table:number-rows-spanned="1">
            <text:p>461, 462 i 723</text:p>
          </table:table-cell>
          <table:covered-table-cell table:number-columns-repeated="5" table:style-name="ce82"/>
          <table:covered-table-cell table:style-name="ce117"/>
          <table:table-cell table:style-name="ce132" office:value-type="string" table:number-columns-spanned="21" table:number-rows-spanned="1">
            <text:p>9. Obaveze za dividende, učešće u dobitku i lična primanja poslodavaca (potražni promet bez početnog stanja )</text:p>
          </table:table-cell>
          <table:covered-table-cell table:number-columns-repeated="19" table:style-name="ce142"/>
          <table:covered-table-cell table:style-name="ce240"/>
          <table:table-cell table:style-name="ce255" office:value-type="float" office:value="647" table:number-columns-spanned="3" table:number-rows-spanned="1">
            <text:p>647</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32"/>
          <table:table-cell table:style-name="ce144"/>
          <table:table-cell table:style-name="ce299" table:content-validation-name="val10" table:formula="of:=[.AF351]" office:value-type="float" office:value="0">
            <text:p>0</text:p>
          </table:table-cell>
          <table:table-cell table:style-name="ce299" table:content-validation-name="val10" table:formula="of:=[.AL351]" office:value-type="float" office:value="0">
            <text:p>0</text:p>
          </table:table-cell>
          <table:table-cell table:style-name="ce451" table:number-columns-repeated="2"/>
          <table:table-cell table:number-columns-repeated="975"/>
        </table:table-row>
        <table:table-row table:style-name="ro11">
          <table:table-cell table:style-name="ce12" office:value-type="string" table:number-columns-spanned="7" table:number-rows-spanned="1">
            <text:p>465</text:p>
          </table:table-cell>
          <table:covered-table-cell table:number-columns-repeated="5" table:style-name="ce89"/>
          <table:covered-table-cell table:style-name="ce123"/>
          <table:table-cell table:style-name="ce132" office:value-type="string" table:number-columns-spanned="21" table:number-rows-spanned="1">
            <text:p>10. Obaveze prema fizičkim licima za naknade po ugovorima <text:s/>( potražni promet bez početnog stanja )</text:p>
          </table:table-cell>
          <table:covered-table-cell table:number-columns-repeated="19" table:style-name="ce143"/>
          <table:covered-table-cell table:style-name="ce241"/>
          <table:table-cell table:style-name="ce255" office:value-type="float" office:value="648" table:number-columns-spanned="3" table:number-rows-spanned="1">
            <text:p>648</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2"/>
          <table:table-cell table:style-name="ce144"/>
          <table:table-cell table:style-name="ce299" table:content-validation-name="val10" table:formula="of:=[.AF352]" office:value-type="float" office:value="0">
            <text:p>0</text:p>
          </table:table-cell>
          <table:table-cell table:style-name="ce299" table:content-validation-name="val10" table:formula="of:=[.AL352]" office:value-type="float" office:value="0">
            <text:p>0</text:p>
          </table:table-cell>
          <table:table-cell table:style-name="ce451" table:number-columns-repeated="2"/>
          <table:table-cell table:number-columns-repeated="975"/>
        </table:table-row>
        <table:table-row table:style-name="ro11">
          <table:table-cell table:style-name="ce12" office:value-type="string" table:number-columns-spanned="7" table:number-rows-spanned="1">
            <text:p>47</text:p>
          </table:table-cell>
          <table:covered-table-cell table:number-columns-repeated="5" table:style-name="ce82"/>
          <table:covered-table-cell table:style-name="ce117"/>
          <table:table-cell table:style-name="ce132" office:value-type="string" table:number-columns-spanned="21" table:number-rows-spanned="1">
            <text:p>11. Obaveze za PDV (godišnji iznos prema poreskim prijavama)</text:p>
          </table:table-cell>
          <table:covered-table-cell table:number-columns-repeated="19" table:style-name="ce142"/>
          <table:covered-table-cell table:style-name="ce240"/>
          <table:table-cell table:style-name="ce255" office:value-type="float" office:value="649" table:number-columns-spanned="3" table:number-rows-spanned="1">
            <text:p>649</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32"/>
          <table:table-cell table:style-name="ce144"/>
          <table:table-cell table:style-name="ce299" table:content-validation-name="val10" table:formula="of:=[.AF353]" office:value-type="float" office:value="0">
            <text:p>0</text:p>
          </table:table-cell>
          <table:table-cell table:style-name="ce299" table:content-validation-name="val10" table:formula="of:=[.AL353]" office:value-type="float" office:value="0">
            <text:p>0</text:p>
          </table:table-cell>
          <table:table-cell table:style-name="ce451" table:number-columns-repeated="2"/>
          <table:table-cell table:number-columns-repeated="975"/>
        </table:table-row>
        <table:table-row table:style-name="ro8">
          <table:table-cell table:style-name="ce12" table:number-columns-spanned="7" table:number-rows-spanned="1"/>
          <table:covered-table-cell table:number-columns-repeated="5" table:style-name="ce82"/>
          <table:covered-table-cell table:style-name="ce117"/>
          <table:table-cell table:style-name="ce24" office:value-type="string" table:number-columns-spanned="21" table:number-rows-spanned="1">
            <text:p>12. Kontrolni zbir ( od 639 do 649 )</text:p>
          </table:table-cell>
          <table:covered-table-cell table:number-columns-repeated="19" table:style-name="ce141"/>
          <table:covered-table-cell table:style-name="ce239"/>
          <table:table-cell table:style-name="ce255" office:value-type="float" office:value="650" table:number-columns-spanned="3" table:number-rows-spanned="1">
            <text:p>650</text:p>
          </table:table-cell>
          <table:covered-table-cell table:number-columns-repeated="2" table:style-name="ce255"/>
          <table:table-cell table:style-name="ce300" table:content-validation-name="val10" table:formula="of:=IF([.AT354]&lt;=0;&quot;&quot;;[.AT354])"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300" table:content-validation-name="val10" table:formula="of:=IF([.AU354]&lt;=0;&quot;&quot;;[.AU354])"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431"/>
          <table:table-cell table:style-name="ce423"/>
          <table:table-cell table:style-name="ce450" table:formula="of:=SUM([.AT343:.AT353])" office:value-type="float" office:value="0">
            <text:p>0</text:p>
          </table:table-cell>
          <table:table-cell table:style-name="ce450" table:formula="of:=SUM([.AU343:.AU353])" office:value-type="float" office:value="0">
            <text:p>0</text:p>
          </table:table-cell>
          <table:table-cell table:style-name="ce436" table:number-columns-repeated="2"/>
          <table:table-cell table:style-name="ce422"/>
          <table:table-cell table:style-name="ce469" table:number-columns-repeated="974"/>
        </table:table-row>
        <table:table-row table:style-name="ro19">
          <table:table-cell table:number-columns-repeated="1024"/>
        </table:table-row>
        <table:table-row table:style-name="ro1">
          <table:table-cell table:style-name="ce46" office:value-type="string" table:number-columns-spanned="43" table:number-rows-spanned="1">
            <text:p>VII. DRUGI TROŠKOVI I RASHODI</text:p>
          </table:table-cell>
          <table:covered-table-cell table:number-columns-repeated="42" table:style-name="ce86"/>
          <table:table-cell table:style-name="ce299" table:content-validation-name="val10" table:number-columns-spanned="6" table:number-rows-spanned="1"/>
          <table:covered-table-cell table:number-columns-repeated="3" table:style-name="ce434" table:content-validation-name="val10"/>
          <table:covered-table-cell table:style-name="ce457" table:content-validation-name="val10"/>
          <table:covered-table-cell table:style-name="ce463" table:content-validation-name="val10"/>
          <table:table-cell table:number-columns-repeated="975"/>
        </table:table-row>
        <table:table-row table:style-name="ro1">
          <table:table-cell table:style-name="ce41" table:number-columns-repeated="35"/>
          <table:table-cell table:style-name="ce324" office:value-type="string" table:number-columns-spanned="8" table:number-rows-spanned="1">
            <text:p>- iznosi u hiljadama dinara -</text:p>
          </table:table-cell>
          <table:covered-table-cell table:number-columns-repeated="6" table:style-name="ce324"/>
          <table:covered-table-cell table:style-name="ce409"/>
          <table:table-cell table:style-name="ce430"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6">
          <table:table-cell table:style-name="ce47" office:value-type="string" table:number-columns-spanned="7" table:number-rows-spanned="2">
            <text:p>Grupa računa, račun</text:p>
          </table:table-cell>
          <table:covered-table-cell table:number-columns-repeated="5" table:style-name="ce87"/>
          <table:covered-table-cell table:style-name="ce120"/>
          <table:table-cell table:style-name="ce17" office:value-type="string" table:number-columns-spanned="21" table:number-rows-spanned="2">
            <text:p>OPIS</text:p>
          </table:table-cell>
          <table:covered-table-cell table:number-columns-repeated="19" table:style-name="ce53"/>
          <table:covered-table-cell table:style-name="ce225"/>
          <table:table-cell table:style-name="ce122" office:value-type="string" table:number-columns-spanned="3" table:number-rows-spanned="2">
            <text:p>AOP</text:p>
          </table:table-cell>
          <table:covered-table-cell table:style-name="ce87"/>
          <table:covered-table-cell table:style-name="ce120"/>
          <table:table-cell table:style-name="ce17" office:value-type="string" table:number-columns-spanned="6" table:number-rows-spanned="2">
            <text:p>Tekuća godina</text:p>
          </table:table-cell>
          <table:covered-table-cell table:number-columns-repeated="4" table:style-name="ce53"/>
          <table:covered-table-cell table:style-name="ce225"/>
          <table:table-cell table:style-name="ce17" office:value-type="string" table:number-columns-spanned="6" table:number-rows-spanned="2">
            <text:p>Prethodna godina</text:p>
          </table:table-cell>
          <table:covered-table-cell table:number-columns-repeated="4" table:style-name="ce395"/>
          <table:covered-table-cell table:style-name="ce417"/>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13">
          <table:covered-table-cell table:style-name="ce48"/>
          <table:covered-table-cell table:number-columns-repeated="5" table:style-name="ce88"/>
          <table:covered-table-cell table:style-name="ce121"/>
          <table:covered-table-cell table:style-name="ce18"/>
          <table:covered-table-cell table:number-columns-repeated="19" table:style-name="ce54"/>
          <table:covered-table-cell table:style-name="ce226"/>
          <table:covered-table-cell table:style-name="ce88"/>
          <table:covered-table-cell table:style-name="ce268"/>
          <table:covered-table-cell table:style-name="ce278"/>
          <table:covered-table-cell table:style-name="ce18"/>
          <table:covered-table-cell table:number-columns-repeated="4" table:style-name="ce54"/>
          <table:covered-table-cell table:style-name="ce226"/>
          <table:covered-table-cell table:style-name="ce381"/>
          <table:covered-table-cell table:number-columns-repeated="4" table:style-name="ce396"/>
          <table:covered-table-cell table:style-name="ce418"/>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4">
          <table:table-cell table:style-name="ce47" office:value-type="float" office:value="1" table:number-columns-spanned="7" table:number-rows-spanned="1">
            <text:p>1</text:p>
          </table:table-cell>
          <table:covered-table-cell table:number-columns-repeated="5" table:style-name="ce55"/>
          <table:covered-table-cell table:style-name="ce122"/>
          <table:table-cell table:style-name="ce17" office:value-type="float" office:value="2" table:number-columns-spanned="21" table:number-rows-spanned="1">
            <text:p>2</text:p>
          </table:table-cell>
          <table:covered-table-cell table:number-columns-repeated="19" table:style-name="ce91"/>
          <table:covered-table-cell table:style-name="ce227"/>
          <table:table-cell table:style-name="ce122" office:value-type="float" office:value="3" table:number-columns-spanned="3" table:number-rows-spanned="1">
            <text:p>3</text:p>
          </table:table-cell>
          <table:covered-table-cell table:style-name="ce55"/>
          <table:covered-table-cell table:style-name="ce122"/>
          <table:table-cell table:style-name="ce17" office:value-type="float" office:value="4" table:number-columns-spanned="6" table:number-rows-spanned="1">
            <text:p>4</text:p>
          </table:table-cell>
          <table:covered-table-cell table:number-columns-repeated="3" table:style-name="ce17"/>
          <table:covered-table-cell table:number-columns-repeated="2" table:style-name="ce338"/>
          <table:table-cell table:style-name="ce17" office:value-type="float" office:value="5" table:number-columns-spanned="6" table:number-rows-spanned="1">
            <text:p>5</text:p>
          </table:table-cell>
          <table:covered-table-cell table:number-columns-repeated="3" table:style-name="ce17"/>
          <table:covered-table-cell table:number-columns-repeated="2" table:style-name="ce338"/>
          <table:table-cell table:style-name="ce426" table:content-validation-name="val10"/>
          <table:table-cell table:style-name="ce430" table:content-validation-name="val10" table:number-columns-repeated="3"/>
          <table:table-cell table:style-name="ce456" table:content-validation-name="val10" table:number-columns-repeated="2"/>
          <table:table-cell table:style-name="ce28"/>
          <table:table-cell table:style-name="ce468" table:number-columns-repeated="974"/>
        </table:table-row>
        <table:table-row table:style-name="ro8">
          <table:table-cell table:style-name="ce12" office:value-type="string" table:number-columns-spanned="7" table:number-rows-spanned="1">
            <text:p>513</text:p>
          </table:table-cell>
          <table:covered-table-cell table:number-columns-repeated="5" table:style-name="ce82"/>
          <table:covered-table-cell table:style-name="ce117"/>
          <table:table-cell table:style-name="ce131" office:value-type="string" table:number-columns-spanned="21" table:number-rows-spanned="1">
            <text:p>1. Troškovi goriva i energije</text:p>
          </table:table-cell>
          <table:covered-table-cell table:number-columns-repeated="19" table:style-name="ce140"/>
          <table:covered-table-cell table:style-name="ce238"/>
          <table:table-cell table:style-name="ce255" office:value-type="float" office:value="651" table:number-columns-spanned="3" table:number-rows-spanned="1">
            <text:p>651</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61]" office:value-type="float" office:value="0">
            <text:p>0</text:p>
          </table:table-cell>
          <table:table-cell table:style-name="ce299" table:content-validation-name="val10" table:formula="of:=[.AL361]"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20</text:p>
          </table:table-cell>
          <table:covered-table-cell table:number-columns-repeated="5" table:style-name="ce82"/>
          <table:covered-table-cell table:style-name="ce117"/>
          <table:table-cell table:style-name="ce131" office:value-type="string" table:number-columns-spanned="21" table:number-rows-spanned="1">
            <text:p>2. Troškovi zarade i naknade zarada ( bruto )</text:p>
          </table:table-cell>
          <table:covered-table-cell table:number-columns-repeated="19" table:style-name="ce140"/>
          <table:covered-table-cell table:style-name="ce238"/>
          <table:table-cell table:style-name="ce255" office:value-type="float" office:value="652" table:number-columns-spanned="3" table:number-rows-spanned="1">
            <text:p>652</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62]" office:value-type="float" office:value="0">
            <text:p>0</text:p>
          </table:table-cell>
          <table:table-cell table:style-name="ce299" table:content-validation-name="val10" table:formula="of:=[.AL362]"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21</text:p>
          </table:table-cell>
          <table:covered-table-cell table:number-columns-repeated="5" table:style-name="ce82"/>
          <table:covered-table-cell table:style-name="ce117"/>
          <table:table-cell table:style-name="ce131" office:value-type="string" table:number-columns-spanned="21" table:number-rows-spanned="1">
            <text:p>3. Troškovi poreza i doprinosa na zarade i naknade zarada na teret poslodavca</text:p>
          </table:table-cell>
          <table:covered-table-cell table:number-columns-repeated="19" table:style-name="ce140"/>
          <table:covered-table-cell table:style-name="ce238"/>
          <table:table-cell table:style-name="ce255" office:value-type="float" office:value="653" table:number-columns-spanned="3" table:number-rows-spanned="1">
            <text:p>653</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63]" office:value-type="float" office:value="0">
            <text:p>0</text:p>
          </table:table-cell>
          <table:table-cell table:style-name="ce299" table:content-validation-name="val10" table:formula="of:=[.AL363]"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522, 523, 524 i 525</text:p>
          </table:table-cell>
          <table:covered-table-cell table:number-columns-repeated="5" table:style-name="ce82"/>
          <table:covered-table-cell table:style-name="ce117"/>
          <table:table-cell table:style-name="ce131" office:value-type="string" table:number-columns-spanned="21" table:number-rows-spanned="1">
            <text:p>4. Troškovi naknada fizičkim licima ( bruto ) po osnovu ugovora</text:p>
          </table:table-cell>
          <table:covered-table-cell table:number-columns-repeated="19" table:style-name="ce140"/>
          <table:covered-table-cell table:style-name="ce238"/>
          <table:table-cell table:style-name="ce255" office:value-type="float" office:value="654" table:number-columns-spanned="3" table:number-rows-spanned="1">
            <text:p>654</text:p>
          </table:table-cell>
          <table:covered-table-cell table:style-name="ce273"/>
          <table:covered-table-cell table:style-name="ce279"/>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408" table:content-validation-name="val10"/>
          <table:table-cell table:style-name="ce429" table:content-validation-name="val10"/>
          <table:table-cell table:style-name="ce299" table:content-validation-name="val10"/>
          <table:table-cell table:style-name="ce299" table:content-validation-name="val10" table:formula="of:=[.AF364]" office:value-type="float" office:value="0">
            <text:p>0</text:p>
          </table:table-cell>
          <table:table-cell table:style-name="ce299" table:content-validation-name="val10" table:formula="of:=[.AL364]" office:value-type="float" office:value="0">
            <text:p>0</text:p>
          </table:table-cell>
          <table:table-cell table:style-name="ce407" table:content-validation-name="val10" table:number-columns-repeated="2"/>
          <table:table-cell table:number-columns-repeated="975"/>
        </table:table-row>
        <table:table-row table:style-name="ro8">
          <table:table-cell table:style-name="ce12" office:value-type="string" table:number-columns-spanned="7" table:number-rows-spanned="1">
            <text:p>526</text:p>
          </table:table-cell>
          <table:covered-table-cell table:number-columns-repeated="5" table:style-name="ce82"/>
          <table:covered-table-cell table:style-name="ce117"/>
          <table:table-cell table:style-name="ce131" office:value-type="string" table:number-columns-spanned="21" table:number-rows-spanned="1">
            <text:p>5. Troškovi naknada članovima upravnog i nadzornog odbora ( bruto )</text:p>
          </table:table-cell>
          <table:covered-table-cell table:number-columns-repeated="19" table:style-name="ce140"/>
          <table:covered-table-cell table:style-name="ce238"/>
          <table:table-cell table:style-name="ce255" office:value-type="float" office:value="655" table:number-columns-spanned="3" table:number-rows-spanned="1">
            <text:p>655</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65]" office:value-type="float" office:value="0">
            <text:p>0</text:p>
          </table:table-cell>
          <table:table-cell table:style-name="ce299" table:content-validation-name="val10" table:formula="of:=[.AL365]"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29</text:p>
          </table:table-cell>
          <table:covered-table-cell table:number-columns-repeated="5" table:style-name="ce82"/>
          <table:covered-table-cell table:style-name="ce117"/>
          <table:table-cell table:style-name="ce131" office:value-type="string" table:number-columns-spanned="21" table:number-rows-spanned="1">
            <text:p>6. Ostali lični rashodi i naknade</text:p>
          </table:table-cell>
          <table:covered-table-cell table:number-columns-repeated="19" table:style-name="ce140"/>
          <table:covered-table-cell table:style-name="ce238"/>
          <table:table-cell table:style-name="ce255" office:value-type="float" office:value="656" table:number-columns-spanned="3" table:number-rows-spanned="1">
            <text:p>656</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66]" office:value-type="float" office:value="0">
            <text:p>0</text:p>
          </table:table-cell>
          <table:table-cell table:style-name="ce299" table:content-validation-name="val10" table:formula="of:=[.AL366]"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3</text:p>
          </table:table-cell>
          <table:covered-table-cell table:number-columns-repeated="5" table:style-name="ce82"/>
          <table:covered-table-cell table:style-name="ce117"/>
          <table:table-cell table:style-name="ce131" office:value-type="string" table:number-columns-spanned="21" table:number-rows-spanned="1">
            <text:p>7. Troškovi proizvodnih usluga</text:p>
          </table:table-cell>
          <table:covered-table-cell table:number-columns-repeated="19" table:style-name="ce140"/>
          <table:covered-table-cell table:style-name="ce238"/>
          <table:table-cell table:style-name="ce255" office:value-type="float" office:value="657" table:number-columns-spanned="3" table:number-rows-spanned="1">
            <text:p>657</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67]" office:value-type="float" office:value="0">
            <text:p>0</text:p>
          </table:table-cell>
          <table:table-cell table:style-name="ce299" table:content-validation-name="val10" table:formula="of:=[.AL367]"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533, deo 540 i deo 525</text:p>
          </table:table-cell>
          <table:covered-table-cell table:number-columns-repeated="5" table:style-name="ce82"/>
          <table:covered-table-cell table:style-name="ce117"/>
          <table:table-cell table:style-name="ce131" office:value-type="string" table:number-columns-spanned="21" table:number-rows-spanned="1">
            <text:p>8. Troškovi zakupnina</text:p>
          </table:table-cell>
          <table:covered-table-cell table:number-columns-repeated="19" table:style-name="ce140"/>
          <table:covered-table-cell table:style-name="ce238"/>
          <table:table-cell table:style-name="ce255" office:value-type="float" office:value="658" table:number-columns-spanned="3" table:number-rows-spanned="1">
            <text:p>658</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68]" office:value-type="float" office:value="0">
            <text:p>0</text:p>
          </table:table-cell>
          <table:table-cell table:style-name="ce299" table:content-validation-name="val10" table:formula="of:=[.AL368]"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12" office:value-type="string" table:number-columns-spanned="7" table:number-rows-spanned="1">
            <text:p>deo 533, deo 540 i deo 525</text:p>
          </table:table-cell>
          <table:covered-table-cell table:number-columns-repeated="5" table:style-name="ce82"/>
          <table:covered-table-cell table:style-name="ce117"/>
          <table:table-cell table:style-name="ce131" office:value-type="string" table:number-columns-spanned="21" table:number-rows-spanned="1">
            <text:p>9. Troškovi zakupnina zemljišta</text:p>
          </table:table-cell>
          <table:covered-table-cell table:number-columns-repeated="19" table:style-name="ce140"/>
          <table:covered-table-cell table:style-name="ce238"/>
          <table:table-cell table:style-name="ce255" office:value-type="float" office:value="659" table:number-columns-spanned="3" table:number-rows-spanned="1">
            <text:p>659</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32"/>
          <table:table-cell table:style-name="ce144"/>
          <table:table-cell table:style-name="ce299" table:content-validation-name="val10" table:formula="of:=[.AF369]" office:value-type="float" office:value="0">
            <text:p>0</text:p>
          </table:table-cell>
          <table:table-cell table:style-name="ce299" table:content-validation-name="val10" table:formula="of:=[.AL369]" office:value-type="float" office:value="0">
            <text:p>0</text:p>
          </table:table-cell>
          <table:table-cell table:style-name="ce451" table:number-columns-repeated="2"/>
          <table:table-cell table:number-columns-repeated="975"/>
        </table:table-row>
        <table:table-row table:style-name="ro8">
          <table:table-cell table:style-name="ce12" office:value-type="string" table:number-columns-spanned="7" table:number-rows-spanned="1">
            <text:p>536, 537</text:p>
          </table:table-cell>
          <table:covered-table-cell table:number-columns-repeated="5" table:style-name="ce90"/>
          <table:covered-table-cell table:style-name="ce124"/>
          <table:table-cell table:style-name="ce131" office:value-type="string" table:number-columns-spanned="21" table:number-rows-spanned="1">
            <text:p>10. Troškovi istraživanja i razvoja</text:p>
          </table:table-cell>
          <table:covered-table-cell table:number-columns-repeated="19" table:style-name="ce93"/>
          <table:covered-table-cell table:style-name="ce242"/>
          <table:table-cell table:style-name="ce255" office:value-type="float" office:value="660" table:number-columns-spanned="3" table:number-rows-spanned="1">
            <text:p>660</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1"/>
          <table:table-cell table:style-name="ce423"/>
          <table:table-cell table:style-name="ce299" table:content-validation-name="val10" table:formula="of:=[.AF370]" office:value-type="float" office:value="0">
            <text:p>0</text:p>
          </table:table-cell>
          <table:table-cell table:style-name="ce299" table:content-validation-name="val10" table:formula="of:=[.AL370]" office:value-type="float" office:value="0">
            <text:p>0</text:p>
          </table:table-cell>
          <table:table-cell table:style-name="ce436"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40</text:p>
          </table:table-cell>
          <table:covered-table-cell table:number-columns-repeated="5" table:style-name="ce90"/>
          <table:covered-table-cell table:style-name="ce124"/>
          <table:table-cell table:style-name="ce131" office:value-type="string" table:number-columns-spanned="21" table:number-rows-spanned="1">
            <text:p>11. Troškovi amortizacije</text:p>
          </table:table-cell>
          <table:covered-table-cell table:number-columns-repeated="19" table:style-name="ce93"/>
          <table:covered-table-cell table:style-name="ce242"/>
          <table:table-cell table:style-name="ce255" office:value-type="float" office:value="661" table:number-columns-spanned="3" table:number-rows-spanned="1">
            <text:p>661</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1"/>
          <table:table-cell table:style-name="ce423"/>
          <table:table-cell table:style-name="ce299" table:content-validation-name="val10" table:formula="of:=[.AF371]" office:value-type="float" office:value="0">
            <text:p>0</text:p>
          </table:table-cell>
          <table:table-cell table:style-name="ce299" table:content-validation-name="val10" table:formula="of:=[.AL371]" office:value-type="float" office:value="0">
            <text:p>0</text:p>
          </table:table-cell>
          <table:table-cell table:style-name="ce436"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52</text:p>
          </table:table-cell>
          <table:covered-table-cell table:number-columns-repeated="5" table:style-name="ce90"/>
          <table:covered-table-cell table:style-name="ce124"/>
          <table:table-cell table:style-name="ce131" office:value-type="string" table:number-columns-spanned="21" table:number-rows-spanned="1">
            <text:p>12. Troškovi premija osiguranja</text:p>
          </table:table-cell>
          <table:covered-table-cell table:number-columns-repeated="19" table:style-name="ce93"/>
          <table:covered-table-cell table:style-name="ce242"/>
          <table:table-cell table:style-name="ce255" office:value-type="float" office:value="662" table:number-columns-spanned="3" table:number-rows-spanned="1">
            <text:p>662</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1"/>
          <table:table-cell table:style-name="ce423"/>
          <table:table-cell table:style-name="ce299" table:content-validation-name="val10" table:formula="of:=[.AF372]" office:value-type="float" office:value="0">
            <text:p>0</text:p>
          </table:table-cell>
          <table:table-cell table:style-name="ce299" table:content-validation-name="val10" table:formula="of:=[.AL372]" office:value-type="float" office:value="0">
            <text:p>0</text:p>
          </table:table-cell>
          <table:table-cell table:style-name="ce436"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53</text:p>
          </table:table-cell>
          <table:covered-table-cell table:number-columns-repeated="5" table:style-name="ce90"/>
          <table:covered-table-cell table:style-name="ce124"/>
          <table:table-cell table:style-name="ce131" office:value-type="string" table:number-columns-spanned="21" table:number-rows-spanned="1">
            <text:p>13. Troškovi platnog prometa</text:p>
          </table:table-cell>
          <table:covered-table-cell table:number-columns-repeated="19" table:style-name="ce93"/>
          <table:covered-table-cell table:style-name="ce242"/>
          <table:table-cell table:style-name="ce255" office:value-type="float" office:value="663" table:number-columns-spanned="3" table:number-rows-spanned="1">
            <text:p>663</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1"/>
          <table:table-cell table:style-name="ce423"/>
          <table:table-cell table:style-name="ce299" table:content-validation-name="val10" table:formula="of:=[.AF373]" office:value-type="float" office:value="0">
            <text:p>0</text:p>
          </table:table-cell>
          <table:table-cell table:style-name="ce299" table:content-validation-name="val10" table:formula="of:=[.AL373]" office:value-type="float" office:value="0">
            <text:p>0</text:p>
          </table:table-cell>
          <table:table-cell table:style-name="ce436"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54</text:p>
          </table:table-cell>
          <table:covered-table-cell table:number-columns-repeated="5" table:style-name="ce90"/>
          <table:covered-table-cell table:style-name="ce124"/>
          <table:table-cell table:style-name="ce131" office:value-type="string" table:number-columns-spanned="21" table:number-rows-spanned="1">
            <text:p>14. Troškovi članarina</text:p>
          </table:table-cell>
          <table:covered-table-cell table:number-columns-repeated="19" table:style-name="ce93"/>
          <table:covered-table-cell table:style-name="ce242"/>
          <table:table-cell table:style-name="ce255" office:value-type="float" office:value="664" table:number-columns-spanned="3" table:number-rows-spanned="1">
            <text:p>664</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1"/>
          <table:table-cell table:style-name="ce423"/>
          <table:table-cell table:style-name="ce299" table:content-validation-name="val10" table:formula="of:=[.AF374]" office:value-type="float" office:value="0">
            <text:p>0</text:p>
          </table:table-cell>
          <table:table-cell table:style-name="ce299" table:content-validation-name="val10" table:formula="of:=[.AL374]" office:value-type="float" office:value="0">
            <text:p>0</text:p>
          </table:table-cell>
          <table:table-cell table:style-name="ce436"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55</text:p>
          </table:table-cell>
          <table:covered-table-cell table:number-columns-repeated="5" table:style-name="ce90"/>
          <table:covered-table-cell table:style-name="ce124"/>
          <table:table-cell table:style-name="ce131" office:value-type="string" table:number-columns-spanned="21" table:number-rows-spanned="1">
            <text:p>15. Troškovi poreza</text:p>
          </table:table-cell>
          <table:covered-table-cell table:number-columns-repeated="19" table:style-name="ce93"/>
          <table:covered-table-cell table:style-name="ce242"/>
          <table:table-cell table:style-name="ce255" office:value-type="float" office:value="665" table:number-columns-spanned="3" table:number-rows-spanned="1">
            <text:p>665</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1"/>
          <table:table-cell table:style-name="ce423"/>
          <table:table-cell table:style-name="ce299" table:content-validation-name="val10" table:formula="of:=[.AF375]" office:value-type="float" office:value="0">
            <text:p>0</text:p>
          </table:table-cell>
          <table:table-cell table:style-name="ce299" table:content-validation-name="val10" table:formula="of:=[.AL375]" office:value-type="float" office:value="0">
            <text:p>0</text:p>
          </table:table-cell>
          <table:table-cell table:style-name="ce436"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56</text:p>
          </table:table-cell>
          <table:covered-table-cell table:number-columns-repeated="5" table:style-name="ce90"/>
          <table:covered-table-cell table:style-name="ce124"/>
          <table:table-cell table:style-name="ce131" office:value-type="string" table:number-columns-spanned="21" table:number-rows-spanned="1">
            <text:p>16. Troškovi doprinosa</text:p>
          </table:table-cell>
          <table:covered-table-cell table:number-columns-repeated="19" table:style-name="ce93"/>
          <table:covered-table-cell table:style-name="ce242"/>
          <table:table-cell table:style-name="ce255" office:value-type="float" office:value="666" table:number-columns-spanned="3" table:number-rows-spanned="1">
            <text:p>666</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1"/>
          <table:table-cell table:style-name="ce423"/>
          <table:table-cell table:style-name="ce299" table:content-validation-name="val10" table:formula="of:=[.AF376]" office:value-type="float" office:value="0">
            <text:p>0</text:p>
          </table:table-cell>
          <table:table-cell table:style-name="ce299" table:content-validation-name="val10" table:formula="of:=[.AL376]" office:value-type="float" office:value="0">
            <text:p>0</text:p>
          </table:table-cell>
          <table:table-cell table:style-name="ce436" table:number-columns-repeated="2"/>
          <table:table-cell table:style-name="ce422"/>
          <table:table-cell table:style-name="ce469" table:number-columns-repeated="974"/>
        </table:table-row>
        <table:table-row table:style-name="ro8">
          <table:table-cell table:style-name="ce12" office:value-type="string" table:number-columns-spanned="7" table:number-rows-spanned="1">
            <text:p>562</text:p>
          </table:table-cell>
          <table:covered-table-cell table:number-columns-repeated="5" table:style-name="ce90"/>
          <table:covered-table-cell table:style-name="ce124"/>
          <table:table-cell table:style-name="ce131" office:value-type="string" table:number-columns-spanned="21" table:number-rows-spanned="1">
            <text:p>17. Rashodi kamata</text:p>
          </table:table-cell>
          <table:covered-table-cell table:number-columns-repeated="19" table:style-name="ce93"/>
          <table:covered-table-cell table:style-name="ce242"/>
          <table:table-cell table:style-name="ce255" office:value-type="float" office:value="667" table:number-columns-spanned="3" table:number-rows-spanned="1">
            <text:p>667</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1"/>
          <table:table-cell table:style-name="ce423"/>
          <table:table-cell table:style-name="ce299" table:content-validation-name="val10" table:formula="of:=[.AF377]" office:value-type="float" office:value="0">
            <text:p>0</text:p>
          </table:table-cell>
          <table:table-cell table:style-name="ce299" table:content-validation-name="val10" table:formula="of:=[.AL377]" office:value-type="float" office:value="0">
            <text:p>0</text:p>
          </table:table-cell>
          <table:table-cell table:style-name="ce436"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deo 560, deo 561 <text:s/>i <text:s/>562</text:p>
          </table:table-cell>
          <table:covered-table-cell table:number-columns-repeated="5" table:style-name="ce90"/>
          <table:covered-table-cell table:style-name="ce124"/>
          <table:table-cell table:style-name="ce131" office:value-type="string" table:number-columns-spanned="21" table:number-rows-spanned="1">
            <text:p>18. Rashodi kamata i deo finansijskih rashoda</text:p>
          </table:table-cell>
          <table:covered-table-cell table:number-columns-repeated="19" table:style-name="ce93"/>
          <table:covered-table-cell table:style-name="ce242"/>
          <table:table-cell table:style-name="ce255" office:value-type="float" office:value="668" table:number-columns-spanned="3" table:number-rows-spanned="1">
            <text:p>668</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2"/>
          <table:table-cell table:style-name="ce144"/>
          <table:table-cell table:style-name="ce299" table:content-validation-name="val10" table:formula="of:=[.AF378]" office:value-type="float" office:value="0">
            <text:p>0</text:p>
          </table:table-cell>
          <table:table-cell table:style-name="ce299" table:content-validation-name="val10" table:formula="of:=[.AL378]" office:value-type="float" office:value="0">
            <text:p>0</text:p>
          </table:table-cell>
          <table:table-cell table:style-name="ce451" table:number-columns-repeated="2"/>
          <table:table-cell table:number-columns-repeated="975"/>
        </table:table-row>
        <table:table-row table:style-name="ro11">
          <table:table-cell table:style-name="ce12" office:value-type="string" table:number-columns-spanned="7" table:number-rows-spanned="1">
            <text:p>deo 560, deo 561 i deo 562</text:p>
          </table:table-cell>
          <table:covered-table-cell table:number-columns-repeated="5" table:style-name="ce90"/>
          <table:covered-table-cell table:style-name="ce124"/>
          <table:table-cell table:style-name="ce131" office:value-type="string" table:number-columns-spanned="21" table:number-rows-spanned="1">
            <text:p>19. Rashodi kamata po kreditima od banaka i dfo</text:p>
          </table:table-cell>
          <table:covered-table-cell table:number-columns-repeated="19" table:style-name="ce93"/>
          <table:covered-table-cell table:style-name="ce242"/>
          <table:table-cell table:style-name="ce255" office:value-type="float" office:value="669" table:number-columns-spanned="3" table:number-rows-spanned="1">
            <text:p>669</text:p>
          </table:table-cell>
          <table:covered-table-cell table:number-columns-repeated="2" table:style-name="ce255"/>
          <table:table-cell table:style-name="ce298" table:content-validation-name="val10" table:number-columns-spanned="6" table:number-rows-spanned="1"/>
          <table:covered-table-cell table:number-columns-repeated="4" table:style-name="ce312"/>
          <table:covered-table-cell table:style-name="ce370"/>
          <table:table-cell table:style-name="ce298" table:content-validation-name="val10" table:number-columns-spanned="6" table:number-rows-spanned="1"/>
          <table:covered-table-cell table:number-columns-repeated="4" table:style-name="ce312"/>
          <table:covered-table-cell table:style-name="ce370"/>
          <table:table-cell table:style-name="ce432"/>
          <table:table-cell table:style-name="ce144"/>
          <table:table-cell table:style-name="ce299" table:content-validation-name="val10" table:formula="of:=[.AF379]" office:value-type="float" office:value="0">
            <text:p>0</text:p>
          </table:table-cell>
          <table:table-cell table:style-name="ce299" table:content-validation-name="val10" table:formula="of:=[.AL379]" office:value-type="float" office:value="0">
            <text:p>0</text:p>
          </table:table-cell>
          <table:table-cell table:style-name="ce451" table:number-columns-repeated="2"/>
          <table:table-cell table:number-columns-repeated="975"/>
        </table:table-row>
        <table:table-row table:style-name="ro11">
          <table:table-cell table:style-name="ce12" office:value-type="string" table:number-columns-spanned="7" table:number-rows-spanned="1">
            <text:p>deo 579</text:p>
          </table:table-cell>
          <table:covered-table-cell table:number-columns-repeated="5" table:style-name="ce82"/>
          <table:covered-table-cell table:style-name="ce117"/>
          <table:table-cell table:style-name="ce132" office:value-type="string" table:number-columns-spanned="21" table:number-rows-spanned="1">
            <text:p>20. Rashodi za humanitarne, kulturne, zdravstvene, obrazovne, naučne i verske namene, za zaštitu čovekove sredine i za sportske namene </text:p>
          </table:table-cell>
          <table:covered-table-cell table:number-columns-repeated="19" table:style-name="ce142"/>
          <table:covered-table-cell table:style-name="ce240"/>
          <table:table-cell table:style-name="ce264" office:value-type="float" office:value="670" table:number-columns-spanned="3" table:number-rows-spanned="1">
            <text:p>670</text:p>
          </table:table-cell>
          <table:covered-table-cell table:number-columns-repeated="2" table:style-name="ce274"/>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408" table:content-validation-name="val10"/>
          <table:table-cell table:style-name="ce432"/>
          <table:table-cell table:style-name="ce144"/>
          <table:table-cell table:style-name="ce299" table:content-validation-name="val10" table:formula="of:=[.AF380]" office:value-type="float" office:value="0">
            <text:p>0</text:p>
          </table:table-cell>
          <table:table-cell table:style-name="ce299" table:content-validation-name="val10" table:formula="of:=[.AL380]" office:value-type="float" office:value="0">
            <text:p>0</text:p>
          </table:table-cell>
          <table:table-cell table:style-name="ce451" table:number-columns-repeated="2"/>
          <table:table-cell table:number-columns-repeated="975"/>
        </table:table-row>
        <table:table-row table:style-name="ro8">
          <table:table-cell table:style-name="ce12" table:number-columns-spanned="7" table:number-rows-spanned="1"/>
          <table:covered-table-cell table:number-columns-repeated="5" table:style-name="ce82"/>
          <table:covered-table-cell table:style-name="ce117"/>
          <table:table-cell table:style-name="ce24" office:value-type="string" table:number-columns-spanned="21" table:number-rows-spanned="1">
            <text:p>21. Kontrolni zbir ( od 651 do 670 )</text:p>
          </table:table-cell>
          <table:covered-table-cell table:number-columns-repeated="19" table:style-name="ce141"/>
          <table:covered-table-cell table:style-name="ce239"/>
          <table:table-cell table:style-name="ce255" office:value-type="float" office:value="671" table:number-columns-spanned="3" table:number-rows-spanned="1">
            <text:p>671</text:p>
          </table:table-cell>
          <table:covered-table-cell table:number-columns-repeated="2" table:style-name="ce255"/>
          <table:table-cell table:style-name="ce300" table:content-validation-name="val10" table:formula="of:=IF([.AT381]&lt;=0;&quot;&quot;;[.AT381])"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300" table:content-validation-name="val10" table:formula="of:=IF([.AU381]&lt;=0;&quot;&quot;;[.AU381])"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431"/>
          <table:table-cell table:style-name="ce423"/>
          <table:table-cell table:style-name="ce450" table:formula="of:=SUM([.AT361:.AT380])" office:value-type="float" office:value="0">
            <text:p>0</text:p>
          </table:table-cell>
          <table:table-cell table:style-name="ce450" table:formula="of:=SUM([.AU361:.AU380])" office:value-type="float" office:value="0">
            <text:p>0</text:p>
          </table:table-cell>
          <table:table-cell table:style-name="ce436" table:number-columns-repeated="2"/>
          <table:table-cell table:style-name="ce422"/>
          <table:table-cell table:style-name="ce469" table:number-columns-repeated="974"/>
        </table:table-row>
        <table:table-row table:style-name="ro19">
          <table:table-cell table:number-columns-repeated="1024"/>
        </table:table-row>
        <table:table-row table:style-name="ro6">
          <table:table-cell table:style-name="ce46" office:value-type="string" table:number-columns-spanned="43" table:number-rows-spanned="1">
            <text:p>VIII. DRUGI PRIHODI</text:p>
          </table:table-cell>
          <table:covered-table-cell table:number-columns-repeated="42" table:style-name="ce46"/>
          <table:table-cell table:style-name="ce299" table:content-validation-name="val10" table:number-columns-spanned="6" table:number-rows-spanned="1"/>
          <table:covered-table-cell table:number-columns-repeated="3" table:style-name="ce434" table:content-validation-name="val10"/>
          <table:covered-table-cell table:style-name="ce457" table:content-validation-name="val10"/>
          <table:covered-table-cell table:style-name="ce463" table:content-validation-name="val10"/>
          <table:table-cell table:number-columns-repeated="975"/>
        </table:table-row>
        <table:table-row table:style-name="ro1">
          <table:table-cell table:style-name="ce41" table:number-columns-repeated="35"/>
          <table:table-cell table:style-name="ce324" office:value-type="string" table:number-columns-spanned="8" table:number-rows-spanned="1">
            <text:p>- iznosi u hiljadama dinara -</text:p>
          </table:table-cell>
          <table:covered-table-cell table:number-columns-repeated="6" table:style-name="ce324"/>
          <table:covered-table-cell table:style-name="ce409"/>
          <table:table-cell table:style-name="ce430"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6">
          <table:table-cell table:style-name="ce47" office:value-type="string" table:number-columns-spanned="7" table:number-rows-spanned="2">
            <text:p>Grupa računa, račun</text:p>
          </table:table-cell>
          <table:covered-table-cell table:number-columns-repeated="5" table:style-name="ce87"/>
          <table:covered-table-cell table:style-name="ce120"/>
          <table:table-cell table:style-name="ce17" office:value-type="string" table:number-columns-spanned="21" table:number-rows-spanned="2">
            <text:p>OPIS</text:p>
          </table:table-cell>
          <table:covered-table-cell table:number-columns-repeated="19" table:style-name="ce53"/>
          <table:covered-table-cell table:style-name="ce225"/>
          <table:table-cell table:style-name="ce122" office:value-type="string" table:number-columns-spanned="3" table:number-rows-spanned="2">
            <text:p>AOP</text:p>
          </table:table-cell>
          <table:covered-table-cell table:style-name="ce87"/>
          <table:covered-table-cell table:style-name="ce120"/>
          <table:table-cell table:style-name="ce17" office:value-type="string" table:number-columns-spanned="6" table:number-rows-spanned="2">
            <text:p>Tekuća godina</text:p>
          </table:table-cell>
          <table:covered-table-cell table:number-columns-repeated="4" table:style-name="ce53"/>
          <table:covered-table-cell table:style-name="ce225"/>
          <table:table-cell table:style-name="ce17" office:value-type="string" table:number-columns-spanned="6" table:number-rows-spanned="2">
            <text:p>Prethodna godina</text:p>
          </table:table-cell>
          <table:covered-table-cell table:number-columns-repeated="4" table:style-name="ce395"/>
          <table:covered-table-cell table:style-name="ce417"/>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13">
          <table:covered-table-cell table:style-name="ce48"/>
          <table:covered-table-cell table:number-columns-repeated="5" table:style-name="ce88"/>
          <table:covered-table-cell table:style-name="ce121"/>
          <table:covered-table-cell table:style-name="ce18"/>
          <table:covered-table-cell table:number-columns-repeated="19" table:style-name="ce54"/>
          <table:covered-table-cell table:style-name="ce226"/>
          <table:covered-table-cell table:style-name="ce88"/>
          <table:covered-table-cell table:style-name="ce268"/>
          <table:covered-table-cell table:style-name="ce278"/>
          <table:covered-table-cell table:style-name="ce18"/>
          <table:covered-table-cell table:number-columns-repeated="4" table:style-name="ce54"/>
          <table:covered-table-cell table:style-name="ce226"/>
          <table:covered-table-cell table:style-name="ce381"/>
          <table:covered-table-cell table:number-columns-repeated="4" table:style-name="ce396"/>
          <table:covered-table-cell table:style-name="ce418"/>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4">
          <table:table-cell table:style-name="ce47" office:value-type="float" office:value="1" table:number-columns-spanned="7" table:number-rows-spanned="1">
            <text:p>1</text:p>
          </table:table-cell>
          <table:covered-table-cell table:number-columns-repeated="5" table:style-name="ce55"/>
          <table:covered-table-cell table:style-name="ce122"/>
          <table:table-cell table:style-name="ce17" office:value-type="float" office:value="2" table:number-columns-spanned="21" table:number-rows-spanned="1">
            <text:p>2</text:p>
          </table:table-cell>
          <table:covered-table-cell table:number-columns-repeated="19" table:style-name="ce91"/>
          <table:covered-table-cell table:style-name="ce227"/>
          <table:table-cell table:style-name="ce122" office:value-type="float" office:value="3" table:number-columns-spanned="3" table:number-rows-spanned="1">
            <text:p>3</text:p>
          </table:table-cell>
          <table:covered-table-cell table:style-name="ce55"/>
          <table:covered-table-cell table:style-name="ce122"/>
          <table:table-cell table:style-name="ce17" office:value-type="float" office:value="4" table:number-columns-spanned="6" table:number-rows-spanned="1">
            <text:p>4</text:p>
          </table:table-cell>
          <table:covered-table-cell table:number-columns-repeated="3" table:style-name="ce17"/>
          <table:covered-table-cell table:number-columns-repeated="2" table:style-name="ce338"/>
          <table:table-cell table:style-name="ce17" office:value-type="float" office:value="5" table:number-columns-spanned="6" table:number-rows-spanned="1">
            <text:p>5</text:p>
          </table:table-cell>
          <table:covered-table-cell table:number-columns-repeated="3" table:style-name="ce17"/>
          <table:covered-table-cell table:number-columns-repeated="2" table:style-name="ce338"/>
          <table:table-cell table:style-name="ce426" table:content-validation-name="val10"/>
          <table:table-cell table:style-name="ce430" table:content-validation-name="val10" table:number-columns-repeated="3"/>
          <table:table-cell table:style-name="ce456" table:content-validation-name="val10" table:number-columns-repeated="2"/>
          <table:table-cell table:style-name="ce28"/>
          <table:table-cell table:style-name="ce468" table:number-columns-repeated="974"/>
        </table:table-row>
        <table:table-row table:style-name="ro11">
          <table:table-cell table:style-name="ce12" office:value-type="string" table:number-columns-spanned="7" table:number-rows-spanned="1">
            <text:p>60</text:p>
          </table:table-cell>
          <table:covered-table-cell table:number-columns-repeated="5" table:style-name="ce82"/>
          <table:covered-table-cell table:style-name="ce117"/>
          <table:table-cell table:style-name="ce131" office:value-type="string" table:number-columns-spanned="21" table:number-rows-spanned="1">
            <text:p>1. Prihodi od prodaje robe</text:p>
          </table:table-cell>
          <table:covered-table-cell table:number-columns-repeated="19" table:style-name="ce140"/>
          <table:covered-table-cell table:style-name="ce238"/>
          <table:table-cell table:style-name="ce255" office:value-type="float" office:value="672" table:number-columns-spanned="3" table:number-rows-spanned="1">
            <text:p>672</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88]" office:value-type="float" office:value="0">
            <text:p>0</text:p>
          </table:table-cell>
          <table:table-cell table:style-name="ce299" table:content-validation-name="val10" table:formula="of:=[.AL388]"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640</text:p>
          </table:table-cell>
          <table:covered-table-cell table:number-columns-repeated="5" table:style-name="ce82"/>
          <table:covered-table-cell table:style-name="ce117"/>
          <table:table-cell table:style-name="ce132" office:value-type="string" table:number-columns-spanned="21" table:number-rows-spanned="1">
            <text:p>2. Prihodi <text:s/>od premija, subvencija, dotacija, regresa, kompenzacija i povraćaja poreskih dažbina</text:p>
          </table:table-cell>
          <table:covered-table-cell table:number-columns-repeated="19" table:style-name="ce142"/>
          <table:covered-table-cell table:style-name="ce240"/>
          <table:table-cell table:style-name="ce255" office:value-type="float" office:value="673" table:number-columns-spanned="3" table:number-rows-spanned="1">
            <text:p>673</text:p>
          </table:table-cell>
          <table:covered-table-cell table:style-name="ce273"/>
          <table:covered-table-cell table:style-name="ce279"/>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89]" office:value-type="float" office:value="0">
            <text:p>0</text:p>
          </table:table-cell>
          <table:table-cell table:style-name="ce299" table:content-validation-name="val10" table:formula="of:=[.AL389]"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12" office:value-type="string" table:number-columns-spanned="7" table:number-rows-spanned="1">
            <text:p>641</text:p>
          </table:table-cell>
          <table:covered-table-cell table:number-columns-repeated="5" table:style-name="ce82"/>
          <table:covered-table-cell table:style-name="ce117"/>
          <table:table-cell table:style-name="ce131" office:value-type="string" table:number-columns-spanned="21" table:number-rows-spanned="1">
            <text:p>3. Prihodi <text:s/>po osnovu uslovljenih donacija</text:p>
          </table:table-cell>
          <table:covered-table-cell table:number-columns-repeated="19" table:style-name="ce140"/>
          <table:covered-table-cell table:style-name="ce238"/>
          <table:table-cell table:style-name="ce255" office:value-type="float" office:value="674" table:number-columns-spanned="3" table:number-rows-spanned="1">
            <text:p>674</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90]" office:value-type="float" office:value="0">
            <text:p>0</text:p>
          </table:table-cell>
          <table:table-cell table:style-name="ce299" table:content-validation-name="val10" table:formula="of:=[.AL390]"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deo 650</text:p>
          </table:table-cell>
          <table:covered-table-cell table:number-columns-repeated="5" table:style-name="ce82"/>
          <table:covered-table-cell table:style-name="ce117"/>
          <table:table-cell table:style-name="ce131" office:value-type="string" table:number-columns-spanned="21" table:number-rows-spanned="1">
            <text:p>4. Prihodi <text:s/>od zakupnina za zemljište</text:p>
          </table:table-cell>
          <table:covered-table-cell table:number-columns-repeated="19" table:style-name="ce140"/>
          <table:covered-table-cell table:style-name="ce238"/>
          <table:table-cell table:style-name="ce255" office:value-type="float" office:value="675" table:number-columns-spanned="3" table:number-rows-spanned="1">
            <text:p>675</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91]" office:value-type="float" office:value="0">
            <text:p>0</text:p>
          </table:table-cell>
          <table:table-cell table:style-name="ce299" table:content-validation-name="val10" table:formula="of:=[.AL391]"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651</text:p>
          </table:table-cell>
          <table:covered-table-cell table:number-columns-repeated="5" table:style-name="ce82"/>
          <table:covered-table-cell table:style-name="ce117"/>
          <table:table-cell table:style-name="ce131" office:value-type="string" table:number-columns-spanned="21" table:number-rows-spanned="1">
            <text:p>5. Prihodi <text:s/>od članarina</text:p>
          </table:table-cell>
          <table:covered-table-cell table:number-columns-repeated="19" table:style-name="ce140"/>
          <table:covered-table-cell table:style-name="ce238"/>
          <table:table-cell table:style-name="ce255" office:value-type="float" office:value="676" table:number-columns-spanned="3" table:number-rows-spanned="1">
            <text:p>676</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92]" office:value-type="float" office:value="0">
            <text:p>0</text:p>
          </table:table-cell>
          <table:table-cell table:style-name="ce299" table:content-validation-name="val10" table:formula="of:=[.AL392]"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12" office:value-type="string" table:number-columns-spanned="7" table:number-rows-spanned="1">
            <text:p>deo 660, deo 661, 662</text:p>
          </table:table-cell>
          <table:covered-table-cell table:number-columns-repeated="5" table:style-name="ce82"/>
          <table:covered-table-cell table:style-name="ce117"/>
          <table:table-cell table:style-name="ce131" office:value-type="string" table:number-columns-spanned="21" table:number-rows-spanned="1">
            <text:p>6. Prihodi od kamata</text:p>
          </table:table-cell>
          <table:covered-table-cell table:number-columns-repeated="19" table:style-name="ce140"/>
          <table:covered-table-cell table:style-name="ce238"/>
          <table:table-cell table:style-name="ce255" office:value-type="float" office:value="677" table:number-columns-spanned="3" table:number-rows-spanned="1">
            <text:p>677</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93]" office:value-type="float" office:value="0">
            <text:p>0</text:p>
          </table:table-cell>
          <table:table-cell table:style-name="ce299" table:content-validation-name="val10" table:formula="of:=[.AL393]"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12" office:value-type="string" table:number-columns-spanned="7" table:number-rows-spanned="1">
            <text:p>deo 660, deo 661 i deo <text:s/>662</text:p>
          </table:table-cell>
          <table:covered-table-cell table:number-columns-repeated="5" table:style-name="ce82"/>
          <table:covered-table-cell table:style-name="ce117"/>
          <table:table-cell table:style-name="ce132" office:value-type="string" table:number-columns-spanned="21" table:number-rows-spanned="1">
            <text:p>7. Prihodi <text:s/>od kamata po računima i depozitima u bankama i ostalim finansijskim organizacijama</text:p>
          </table:table-cell>
          <table:covered-table-cell table:number-columns-repeated="19" table:style-name="ce142"/>
          <table:covered-table-cell table:style-name="ce240"/>
          <table:table-cell table:style-name="ce255" office:value-type="float" office:value="678" table:number-columns-spanned="3" table:number-rows-spanned="1">
            <text:p>678</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94]" office:value-type="float" office:value="0">
            <text:p>0</text:p>
          </table:table-cell>
          <table:table-cell table:style-name="ce299" table:content-validation-name="val10" table:formula="of:=[.AL394]"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12" office:value-type="string" table:number-columns-spanned="7" table:number-rows-spanned="1">
            <text:p>deo 660, deo 661 i deo <text:s/>669</text:p>
          </table:table-cell>
          <table:covered-table-cell table:number-columns-repeated="5" table:style-name="ce82"/>
          <table:covered-table-cell table:style-name="ce117"/>
          <table:table-cell table:style-name="ce131" office:value-type="string" table:number-columns-spanned="21" table:number-rows-spanned="1">
            <text:p>8. Prihodi po osnovu dividendi i učešća u dobitku</text:p>
          </table:table-cell>
          <table:covered-table-cell table:number-columns-repeated="19" table:style-name="ce140"/>
          <table:covered-table-cell table:style-name="ce238"/>
          <table:table-cell table:style-name="ce255" office:value-type="float" office:value="679" table:number-columns-spanned="3" table:number-rows-spanned="1">
            <text:p>679</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395]" office:value-type="float" office:value="0">
            <text:p>0</text:p>
          </table:table-cell>
          <table:table-cell table:style-name="ce299" table:content-validation-name="val10" table:formula="of:=[.AL395]"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12" table:number-columns-spanned="7" table:number-rows-spanned="1"/>
          <table:covered-table-cell table:number-columns-repeated="5" table:style-name="ce82"/>
          <table:covered-table-cell table:style-name="ce117"/>
          <table:table-cell table:style-name="ce24" office:value-type="string" table:number-columns-spanned="21" table:number-rows-spanned="1">
            <text:p>9. Kontrolni zbir ( od 672 do 679 )</text:p>
          </table:table-cell>
          <table:covered-table-cell table:number-columns-repeated="19" table:style-name="ce141"/>
          <table:covered-table-cell table:style-name="ce239"/>
          <table:table-cell table:style-name="ce255" office:value-type="float" office:value="680" table:number-columns-spanned="3" table:number-rows-spanned="1">
            <text:p>680</text:p>
          </table:table-cell>
          <table:covered-table-cell table:number-columns-repeated="2" table:style-name="ce255"/>
          <table:table-cell table:style-name="ce300" table:content-validation-name="val10" table:formula="of:=IF([.AT396]&lt;=0;&quot;&quot;;[.AT396])"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300" table:content-validation-name="val10" table:formula="of:=IF([.AU396]&lt;=0;&quot;&quot;;[.AU396])"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431"/>
          <table:table-cell table:style-name="ce423"/>
          <table:table-cell table:style-name="ce450" table:formula="of:=SUM([.AT388:.AT395])" office:value-type="float" office:value="0">
            <text:p>0</text:p>
          </table:table-cell>
          <table:table-cell table:style-name="ce450" table:formula="of:=SUM([.AU388:.AU395])" office:value-type="float" office:value="0">
            <text:p>0</text:p>
          </table:table-cell>
          <table:table-cell table:style-name="ce436" table:number-columns-repeated="2"/>
          <table:table-cell table:style-name="ce422"/>
          <table:table-cell table:style-name="ce469" table:number-columns-repeated="974"/>
        </table:table-row>
        <table:table-row table:style-name="ro1">
          <table:table-cell table:number-columns-repeated="1024"/>
        </table:table-row>
        <table:table-row table:style-name="ro1">
          <table:table-cell table:style-name="ce46" office:value-type="string" table:number-columns-spanned="43" table:number-rows-spanned="1">
            <text:p>IX. OSTALI PODACI</text:p>
          </table:table-cell>
          <table:covered-table-cell table:number-columns-repeated="42" table:style-name="ce86"/>
          <table:table-cell table:style-name="ce299" table:content-validation-name="val10" table:number-columns-spanned="6" table:number-rows-spanned="1"/>
          <table:covered-table-cell table:number-columns-repeated="3" table:style-name="ce434" table:content-validation-name="val10"/>
          <table:covered-table-cell table:style-name="ce457" table:content-validation-name="val10"/>
          <table:covered-table-cell table:style-name="ce463" table:content-validation-name="val10"/>
          <table:table-cell table:number-columns-repeated="975"/>
        </table:table-row>
        <table:table-row table:style-name="ro1">
          <table:table-cell table:style-name="ce41" table:number-columns-repeated="35"/>
          <table:table-cell table:style-name="ce324" office:value-type="string" table:number-columns-spanned="8" table:number-rows-spanned="1">
            <text:p>- iznosi u hiljadama dinara -</text:p>
          </table:table-cell>
          <table:covered-table-cell table:number-columns-repeated="6" table:style-name="ce324"/>
          <table:covered-table-cell table:style-name="ce409"/>
          <table:table-cell table:style-name="ce430"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6">
          <table:table-cell table:style-name="ce17" office:value-type="string" table:number-columns-spanned="28" table:number-rows-spanned="2">
            <text:p>OPIS</text:p>
          </table:table-cell>
          <table:covered-table-cell table:number-columns-repeated="26" table:style-name="ce53"/>
          <table:covered-table-cell table:style-name="ce225"/>
          <table:table-cell table:style-name="ce122" office:value-type="string" table:number-columns-spanned="3" table:number-rows-spanned="2">
            <text:p>AOP</text:p>
          </table:table-cell>
          <table:covered-table-cell table:style-name="ce87"/>
          <table:covered-table-cell table:style-name="ce120"/>
          <table:table-cell table:style-name="ce17" office:value-type="string" table:number-columns-spanned="6" table:number-rows-spanned="2">
            <text:p>Tekuća godina</text:p>
          </table:table-cell>
          <table:covered-table-cell table:number-columns-repeated="4" table:style-name="ce53"/>
          <table:covered-table-cell table:style-name="ce225"/>
          <table:table-cell table:style-name="ce17" office:value-type="string" table:number-columns-spanned="6" table:number-rows-spanned="2">
            <text:p>Prethodna godina</text:p>
          </table:table-cell>
          <table:covered-table-cell table:number-columns-repeated="4" table:style-name="ce395"/>
          <table:covered-table-cell table:style-name="ce417"/>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13">
          <table:covered-table-cell table:style-name="ce18"/>
          <table:covered-table-cell table:number-columns-repeated="26" table:style-name="ce54"/>
          <table:covered-table-cell table:style-name="ce226"/>
          <table:covered-table-cell table:style-name="ce88"/>
          <table:covered-table-cell table:style-name="ce268"/>
          <table:covered-table-cell table:style-name="ce278"/>
          <table:covered-table-cell table:style-name="ce18"/>
          <table:covered-table-cell table:number-columns-repeated="4" table:style-name="ce54"/>
          <table:covered-table-cell table:style-name="ce226"/>
          <table:covered-table-cell table:style-name="ce381"/>
          <table:covered-table-cell table:number-columns-repeated="4" table:style-name="ce396"/>
          <table:covered-table-cell table:style-name="ce418"/>
          <table:table-cell table:style-name="ce426" table:content-validation-name="val10" table:number-columns-spanned="6" table:number-rows-spanned="1"/>
          <table:covered-table-cell table:number-columns-repeated="3" table:style-name="ce435" table:content-validation-name="val10"/>
          <table:covered-table-cell table:style-name="ce458" table:content-validation-name="val10"/>
          <table:covered-table-cell table:style-name="ce464" table:content-validation-name="val10"/>
          <table:table-cell table:style-name="ce28"/>
          <table:table-cell table:style-name="ce468" table:number-columns-repeated="974"/>
        </table:table-row>
        <table:table-row table:style-name="ro4">
          <table:table-cell table:style-name="ce17" office:value-type="float" office:value="1" table:number-columns-spanned="28" table:number-rows-spanned="1">
            <text:p>1</text:p>
          </table:table-cell>
          <table:covered-table-cell table:number-columns-repeated="26" table:style-name="ce91"/>
          <table:covered-table-cell table:style-name="ce227"/>
          <table:table-cell table:style-name="ce122" office:value-type="float" office:value="2" table:number-columns-spanned="3" table:number-rows-spanned="1">
            <text:p>2</text:p>
          </table:table-cell>
          <table:covered-table-cell table:style-name="ce55"/>
          <table:covered-table-cell table:style-name="ce122"/>
          <table:table-cell table:style-name="ce17" office:value-type="float" office:value="3" table:number-columns-spanned="6" table:number-rows-spanned="1">
            <text:p>3</text:p>
          </table:table-cell>
          <table:covered-table-cell table:number-columns-repeated="3" table:style-name="ce17"/>
          <table:covered-table-cell table:number-columns-repeated="2" table:style-name="ce338"/>
          <table:table-cell table:style-name="ce17" office:value-type="float" office:value="4" table:number-columns-spanned="6" table:number-rows-spanned="1">
            <text:p>4</text:p>
          </table:table-cell>
          <table:covered-table-cell table:number-columns-repeated="3" table:style-name="ce17"/>
          <table:covered-table-cell table:number-columns-repeated="2" table:style-name="ce338"/>
          <table:table-cell table:style-name="ce426" table:content-validation-name="val10"/>
          <table:table-cell table:style-name="ce430" table:content-validation-name="val10" table:number-columns-repeated="3"/>
          <table:table-cell table:style-name="ce456" table:content-validation-name="val10" table:number-columns-repeated="2"/>
          <table:table-cell table:style-name="ce28"/>
          <table:table-cell table:style-name="ce468" table:number-columns-repeated="974"/>
        </table:table-row>
        <table:table-row table:style-name="ro11">
          <table:table-cell table:style-name="ce49" office:value-type="string" table:number-columns-spanned="28" table:number-rows-spanned="1">
            <text:p>1. Obaveze za akcize ( prema godišnjem obračunu akciza )</text:p>
          </table:table-cell>
          <table:covered-table-cell table:number-columns-repeated="6" table:style-name="ce92"/>
          <table:covered-table-cell table:number-columns-repeated="20" table:style-name="ce133"/>
          <table:covered-table-cell table:style-name="ce243"/>
          <table:table-cell table:style-name="ce255" office:value-type="float" office:value="681" table:number-columns-spanned="3" table:number-rows-spanned="1">
            <text:p>681</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403]" office:value-type="float" office:value="0">
            <text:p>0</text:p>
          </table:table-cell>
          <table:table-cell table:style-name="ce299" table:content-validation-name="val10" table:formula="of:=[.AL403]"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49" office:value-type="string" table:number-columns-spanned="28" table:number-rows-spanned="1">
            <text:p>2. Obračunate carine i druge uvozne <text:s/>dažbine ( ukupan godišnji iznos prema obračunu )</text:p>
          </table:table-cell>
          <table:covered-table-cell table:number-columns-repeated="6" table:style-name="ce92"/>
          <table:covered-table-cell table:number-columns-repeated="20" table:style-name="ce133"/>
          <table:covered-table-cell table:style-name="ce243"/>
          <table:table-cell table:style-name="ce255" office:value-type="float" office:value="682" table:number-columns-spanned="3" table:number-rows-spanned="1">
            <text:p>682</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404]" office:value-type="float" office:value="0">
            <text:p>0</text:p>
          </table:table-cell>
          <table:table-cell table:style-name="ce299" table:content-validation-name="val10" table:formula="of:=[.AL404]"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49" office:value-type="string" table:number-columns-spanned="28" table:number-rows-spanned="1">
            <text:p>3. Kapitalne subvencije i druga državna dodeljivanja za izgradnju i nabavku osnovnih sredstava i nematerijalnih ulaganja</text:p>
          </table:table-cell>
          <table:covered-table-cell table:number-columns-repeated="6" table:style-name="ce92"/>
          <table:covered-table-cell table:number-columns-repeated="20" table:style-name="ce134"/>
          <table:covered-table-cell table:style-name="ce244"/>
          <table:table-cell table:style-name="ce255" office:value-type="float" office:value="683" table:number-columns-spanned="3" table:number-rows-spanned="1">
            <text:p>683</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405]" office:value-type="float" office:value="0">
            <text:p>0</text:p>
          </table:table-cell>
          <table:table-cell table:style-name="ce299" table:content-validation-name="val10" table:formula="of:=[.AL405]"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49" office:value-type="string" table:number-columns-spanned="28" table:number-rows-spanned="1">
            <text:p>4. Državna dodeljivanja za premije, regres i pokriće tekućih troškova poslovanja</text:p>
          </table:table-cell>
          <table:covered-table-cell table:number-columns-repeated="6" table:style-name="ce92"/>
          <table:covered-table-cell table:number-columns-repeated="20" table:style-name="ce133"/>
          <table:covered-table-cell table:style-name="ce243"/>
          <table:table-cell table:style-name="ce255" office:value-type="float" office:value="684" table:number-columns-spanned="3" table:number-rows-spanned="1">
            <text:p>684</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406]" office:value-type="float" office:value="0">
            <text:p>0</text:p>
          </table:table-cell>
          <table:table-cell table:style-name="ce299" table:content-validation-name="val10" table:formula="of:=[.AL406]"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49" office:value-type="string" table:number-columns-spanned="28" table:number-rows-spanned="1">
            <text:p>5. Ostala državna dodeljivanja</text:p>
          </table:table-cell>
          <table:covered-table-cell table:number-columns-repeated="6" table:style-name="ce92"/>
          <table:covered-table-cell table:number-columns-repeated="20" table:style-name="ce133"/>
          <table:covered-table-cell table:style-name="ce243"/>
          <table:table-cell table:style-name="ce255" office:value-type="float" office:value="685" table:number-columns-spanned="3" table:number-rows-spanned="1">
            <text:p>685</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407]" office:value-type="float" office:value="0">
            <text:p>0</text:p>
          </table:table-cell>
          <table:table-cell table:style-name="ce299" table:content-validation-name="val10" table:formula="of:=[.AL407]"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49" office:value-type="string" table:number-columns-spanned="28" table:number-rows-spanned="1">
            <text:p>6. Primljene donacije iz inostranstva i druga bespovratna sredstva u novcu ili naturi od inostranih pravnih i fizičkih lica</text:p>
          </table:table-cell>
          <table:covered-table-cell table:number-columns-repeated="6" table:style-name="ce92"/>
          <table:covered-table-cell table:number-columns-repeated="20" table:style-name="ce133"/>
          <table:covered-table-cell table:style-name="ce243"/>
          <table:table-cell table:style-name="ce264" office:value-type="float" office:value="686" table:number-columns-spanned="3" table:number-rows-spanned="1">
            <text:p>686</text:p>
          </table:table-cell>
          <table:covered-table-cell table:number-columns-repeated="2" table:style-name="ce274"/>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408]" office:value-type="float" office:value="0">
            <text:p>0</text:p>
          </table:table-cell>
          <table:table-cell table:style-name="ce299" table:content-validation-name="val10" table:formula="of:=[.AL408]" office:value-type="float" office:value="0">
            <text:p>0</text:p>
          </table:table-cell>
          <table:table-cell table:style-name="ce407" table:content-validation-name="val10" table:number-columns-repeated="2"/>
          <table:table-cell table:number-columns-repeated="975"/>
        </table:table-row>
        <table:table-row table:style-name="ro11">
          <table:table-cell table:style-name="ce49" office:value-type="string" table:number-columns-spanned="28" table:number-rows-spanned="1">
            <text:p>7. Lična primanja preduzetnika iz neto dobitka ( popunjavaju samo preduzetnici )</text:p>
          </table:table-cell>
          <table:covered-table-cell table:number-columns-repeated="6" table:style-name="ce92"/>
          <table:covered-table-cell table:number-columns-repeated="20" table:style-name="ce133"/>
          <table:covered-table-cell table:style-name="ce243"/>
          <table:table-cell table:style-name="ce255" office:value-type="float" office:value="687" table:number-columns-spanned="3" table:number-rows-spanned="1">
            <text:p>687</text:p>
          </table:table-cell>
          <table:covered-table-cell table:number-columns-repeated="2" table:style-name="ce255"/>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298" table:content-validation-name="val10" table:number-columns-spanned="6" table:number-rows-spanned="1"/>
          <table:covered-table-cell table:number-columns-repeated="3" table:style-name="ce298" table:content-validation-name="val10"/>
          <table:covered-table-cell table:number-columns-repeated="2" table:style-name="ce193" table:content-validation-name="val10"/>
          <table:table-cell table:style-name="ce429" table:content-validation-name="val10"/>
          <table:table-cell table:style-name="ce299" table:content-validation-name="val10"/>
          <table:table-cell table:style-name="ce299" table:content-validation-name="val10" table:formula="of:=[.AF409]" office:value-type="float" office:value="0">
            <text:p>0</text:p>
          </table:table-cell>
          <table:table-cell table:style-name="ce299" table:content-validation-name="val10" table:formula="of:=[.AL409]" office:value-type="float" office:value="0">
            <text:p>0</text:p>
          </table:table-cell>
          <table:table-cell table:style-name="ce194" table:content-validation-name="val10" table:number-columns-repeated="2"/>
          <table:table-cell table:style-name="ce422"/>
          <table:table-cell table:style-name="ce469" table:number-columns-repeated="974"/>
        </table:table-row>
        <table:table-row table:style-name="ro11">
          <table:table-cell table:style-name="ce24" office:value-type="string" table:number-columns-spanned="28" table:number-rows-spanned="1">
            <text:p>8. Kontrolni zbir ( od 681 do 687 )</text:p>
          </table:table-cell>
          <table:covered-table-cell table:number-columns-repeated="26" table:style-name="ce93"/>
          <table:covered-table-cell table:style-name="ce242"/>
          <table:table-cell table:style-name="ce255" office:value-type="float" office:value="688" table:number-columns-spanned="3" table:number-rows-spanned="1">
            <text:p>688</text:p>
          </table:table-cell>
          <table:covered-table-cell table:number-columns-repeated="2" table:style-name="ce255"/>
          <table:table-cell table:style-name="ce300" table:content-validation-name="val10" table:formula="of:=IF([.AT410]&lt;=0;&quot;&quot;;[.AT410])"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300" table:content-validation-name="val10" table:formula="of:=IF([.AU410]&lt;=0;&quot;&quot;;[.AU410])" table:number-columns-spanned="6" table:number-rows-spanned="1">
            <text:p/>
          </table:table-cell>
          <table:covered-table-cell table:number-columns-repeated="3" table:style-name="ce300" table:content-validation-name="val10"/>
          <table:covered-table-cell table:number-columns-repeated="2" table:style-name="ce192" table:content-validation-name="val10"/>
          <table:table-cell table:style-name="ce431"/>
          <table:table-cell table:style-name="ce423"/>
          <table:table-cell table:style-name="ce450" table:formula="of:=SUM([.AT403:.AT409])" office:value-type="float" office:value="0">
            <text:p>0</text:p>
          </table:table-cell>
          <table:table-cell table:style-name="ce450" table:formula="of:=SUM([.AU403:.AU409])" office:value-type="float" office:value="0">
            <text:p>0</text:p>
          </table:table-cell>
          <table:table-cell table:style-name="ce436" table:number-columns-repeated="2"/>
          <table:table-cell table:style-name="ce422"/>
          <table:table-cell table:style-name="ce469" table:number-columns-repeated="974"/>
        </table:table-row>
        <table:table-row table:style-name="ro1" table:number-rows-repeated="65125">
          <table:table-cell table:number-columns-repeated="1024"/>
        </table:table-row>
        <table:table-row table:style-name="ro1">
          <table:table-cell table:number-columns-repeated="1024"/>
        </table:table-row>
      </table:table>
      <table:named-expressions>
        <table:named-range table:name="Excel_BuiltIn_Print_Area_1" table:base-cell-address="$'FI 2008'.$A$1" table:cell-range-address="$'FI 2008'.$A$1:.$AQ$41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Black" svg:font-family="'Arial Black'"/>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sr" fo:country="RS" style:font-name-asian="DejaVu San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sr" fo:country="R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r" number:country="RS">РСД</number:currency-symbol>
    </number:currency-style>
    <number:currency-style style:name="N104">
      <style:text-properties fo:color="#ff0000"/>
      <number:text>-</number:text>
      <number:number number:decimal-places="2" number:min-integer-digits="1" number:grouping="true"/>
      <number:text> </number:text>
      <number:currency-symbol number:language="sr" number:country="RS">РСД</number:currency-symbol>
      <style:map style:condition="value()&gt;=0" style:apply-style-name="N104P0"/>
    </number:currency-style>
    <number:number-style style:name="N108P0" style:volatile="true">
      <number:number number:decimal-places="0" number:min-integer-digits="1" number:grouping="true"/>
      <number:text> Din.</number:text>
    </number:number-style>
    <number:number-style style:name="N108">
      <number:text>-</number:text>
      <number:number number:decimal-places="0" number:min-integer-digits="1" number:grouping="true"/>
      <number:text> Din.</number:text>
      <style:map style:condition="value()&gt;=0" style:apply-style-name="N108P0"/>
    </number:number-style>
    <number:number-style style:name="N109P0" style:volatile="true">
      <number:number number:decimal-places="0" number:min-integer-digits="1" number:grouping="true"/>
      <number:text> Din.</number:text>
    </number:number-style>
    <number:number-style style:name="N109">
      <style:text-properties fo:color="#ff0000"/>
      <number:text>-</number:text>
      <number:number number:decimal-places="0" number:min-integer-digits="1" number:grouping="true"/>
      <number:text> Din.</number:text>
      <style:map style:condition="value()&gt;=0" style:apply-style-name="N109P0"/>
    </number:number-style>
    <number:number-style style:name="N111P0" style:volatile="true">
      <number:number number:decimal-places="2" number:min-integer-digits="1" number:grouping="true"/>
      <number:text> Din.</number:text>
    </number:number-style>
    <number:number-style style:name="N111">
      <number:text>-</number:text>
      <number:number number:decimal-places="2" number:min-integer-digits="1" number:grouping="true"/>
      <number:text> Din.</number:text>
      <style:map style:condition="value()&gt;=0" style:apply-style-name="N111P0"/>
    </number:number-style>
    <number:number-style style:name="N112P0" style:volatile="true">
      <number:number number:decimal-places="2" number:min-integer-digits="1" number:grouping="true"/>
      <number:text> Din.</number:text>
    </number:number-style>
    <number:number-style style:name="N112">
      <style:text-properties fo:color="#ff0000"/>
      <number:text>-</number:text>
      <number:number number:decimal-places="2" number:min-integer-digits="1" number:grouping="true"/>
      <number:text> Din.</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Din. </number:text>
    </number:number-style>
    <number:number-style style:name="N124P1" style:volatile="true">
      <number:text>-</number:text>
      <number:number number:decimal-places="0" number:min-integer-digits="1" number:grouping="true"/>
      <number:text> Din. </number:text>
    </number:number-style>
    <number:number-style style:name="N124P2" style:volatile="true">
      <number:text> - Din.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Din. </number:text>
    </number:number-style>
    <number:number-style style:name="N132P1" style:volatile="true">
      <number:text>-</number:text>
      <number:number number:decimal-places="2" number:min-integer-digits="1" number:grouping="true"/>
      <number:text> Din. </number:text>
    </number:number-style>
    <number:number-style style:name="N132P2" style:volatile="true">
      <number:text> -</number:text>
      <number:number number:decimal-places="0" number:min-integer-digits="0"/>
      <number:text> Din.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number:text>
      <number:number number:decimal-places="0" number:min-integer-digits="1" number:grouping="true"/>
    </number:number-style>
    <number:number-style style:name="N138">
      <number:text>-£</number:text>
      <number:number number:decimal-places="0" number:min-integer-digits="1" number:grouping="true"/>
      <style:map style:condition="value()&gt;=0" style:apply-style-name="N138P0"/>
    </number:number-style>
    <number:number-style style:name="N139P0" style:volatile="true">
      <number:text>£</number:text>
      <number:number number:decimal-places="0" number:min-integer-digits="1" number:grouping="true"/>
    </number:number-style>
    <number:number-style style:name="N139">
      <style:text-properties fo:color="#ff0000"/>
      <number:text>-£</number:text>
      <number:number number:decimal-places="0" number:min-integer-digits="1" number:grouping="true"/>
      <style:map style:condition="value()&gt;=0" style:apply-style-name="N139P0"/>
    </number:number-style>
    <number:number-style style:name="N141P0" style:volatile="true">
      <number:text>£</number:text>
      <number:number number:decimal-places="2" number:min-integer-digits="1" number:grouping="true"/>
    </number:number-style>
    <number:number-style style:name="N141">
      <number:text>-£</number:text>
      <number:number number:decimal-places="2" number:min-integer-digits="1" number:grouping="true"/>
      <style:map style:condition="value()&gt;=0" style:apply-style-name="N141P0"/>
    </number:number-style>
    <number:number-style style:name="N142P0" style:volatile="true">
      <number:text>£</number:text>
      <number:number number:decimal-places="2" number:min-integer-digits="1" number:grouping="true"/>
    </number:number-style>
    <number:number-style style:name="N142">
      <style:text-properties fo:color="#ff0000"/>
      <number:text>-£</number:text>
      <number:number number:decimal-places="2" number:min-integer-digits="1" number:grouping="true"/>
      <style:map style:condition="value()&gt;=0" style:apply-style-name="N142P0"/>
    </number:number-style>
    <number:number-style style:name="N146P0" style:volatile="true">
      <number:text> £</number:text>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number:text>
      <number:number number:decimal-places="0" number:min-integer-digits="1" number:grouping="true"/>
      <number:text> </number:text>
    </number:number-style>
    <number:number-style style:name="N160">
      <number:text>($</number:text>
      <number:number number:decimal-places="0" number:min-integer-digits="1" number:grouping="true"/>
      <number:text>)</number:text>
      <style:map style:condition="value()&gt;=0" style:apply-style-name="N160P0"/>
    </number:number-style>
    <number:number-style style:name="N161P0" style:volatile="true">
      <number:text>$</number:text>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number:text>
      <style:map style:condition="value()&gt;=0" style:apply-style-name="N161P0"/>
    </number:number-style>
    <number:number-style style:name="N163P0" style:volatile="true">
      <number:text>$</number:text>
      <number:number number:decimal-places="2" number:min-integer-digits="1" number:grouping="true"/>
      <number:text> </number:text>
    </number:number-style>
    <number:number-style style:name="N163">
      <number:text>($</number:text>
      <number:number number:decimal-places="2" number:min-integer-digits="1" number:grouping="true"/>
      <number:text>)</number:text>
      <style:map style:condition="value()&gt;=0" style:apply-style-name="N163P0"/>
    </number:number-style>
    <number:number-style style:name="N164P0" style:volatile="true">
      <number:text>$</number:text>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number:text>
      <style:map style:condition="value()&gt;=0" style:apply-style-name="N164P0"/>
    </number:number-style>
    <number:number-style style:name="N168P0" style:volatile="true">
      <number:text> $</number:text>
      <number:number number:decimal-places="0" number:min-integer-digits="1" number:grouping="true"/>
      <number:text> </number:text>
    </number:number-style>
    <number:number-style style:name="N168P1" style:volatile="true">
      <number:text> $(</number:text>
      <number:number number:decimal-places="0" number:min-integer-digits="1" number:grouping="true"/>
      <number:text>)</number:text>
    </number:number-style>
    <number:number-style style:name="N168P2" style:volatile="true">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0P0" style:volatile="true">
      <number:number number:decimal-places="0" number:min-integer-digits="1" number:grouping="true"/>
      <number:text> </number:text>
    </number:number-style>
    <number:number-style style:name="N170P1" style:volatile="true">
      <number:text> (</number:text>
      <number:number number:decimal-places="0" number:min-integer-digits="1" number:grouping="true"/>
      <number:text>)</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number number:decimal-places="2" number:min-integer-digits="1" number:grouping="true"/>
      <number:text> </number:text>
    </number:number-style>
    <number:number-style style:name="N176P1" style:volatile="true">
      <number:text> (</number:text>
      <number:number number:decimal-places="2"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3" style:display-name="Normal_Sheet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801cm" fo:margin-bottom="1.3cm" fo:margin-left="0.9cm" fo:margin-right="0.9cm" style:first-page-number="continue" style:scale-to="71%" style:table-centering="horizontal" style:writing-mode="lr-tb"/>
      <style:header-style>
        <style:header-footer-properties fo:min-height="0.751cm" fo:margin-left="1cm" fo:margin-right="1cm" fo:margin-bottom="0.811cm"/>
      </style:header-style>
      <style:footer-style>
        <style:header-footer-properties fo:min-height="0.751cm" fo:margin-left="1cm" fo:margin-right="1cm" fo:margin-top="0.136cm"/>
      </style:footer-style>
    </style:page-layout>
    <style:style style:name="MT1" style:family="text">
      <style:text-properties style:use-window-font-color="true" style:text-outline="false" style:text-line-through-style="none" style:text-position="0% 100%" style:font-name="Arial1" fo:font-size="11pt" fo:font-style="normal" fo:text-shadow="none" style:text-underline-style="none" style:font-size-asian="11pt" style:font-style-asian="normal" style:font-name-complex="Arial1" style:font-size-complex="11pt" style:font-style-complex="normal"/>
    </style:style>
    <style:style style:name="MT2" style:family="text">
      <style:text-properties style:use-window-font-color="true" style:text-outline="false" style:text-line-through-style="none" style:text-position="0% 100%" style:font-name="Arial Black" fo:font-size="16pt" fo:font-style="normal" fo:text-shadow="none" style:text-underline-style="none" fo:font-weight="900" style:font-size-asian="16pt" style:font-style-asian="normal" style:font-weight-asian="900" style:font-size-complex="16pt" style:font-style-complex="normal" style:font-weight-complex="900"/>
    </style:style>
    <style:style style:name="MT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09">09.02.2009</text:date>, <text:time>05:20:55</text:time></text:p>
        </style:region-right>
      </style:header>
      <style:header-left style:display="false"/>
      <style:footer>
        <text:p>Страница <text:page-number>1</text:page-number> / <text:page-count>99</text:page-count></text:p>
      </style:footer>
      <style:footer-left style:display="false"/>
    </style:master-page>
    <style:master-page style:name="PageStyle_5f_FI_20_2008" style:display-name="PageStyle_FI 2008" style:page-layout-name="Mpm3">
      <style:header>
        <style:region-left>
          <text:p><text:span text:style-name="MT1">Ovo nije obrazac za predaju FI 2008</text:span></text:p>
        </style:region-left>
      </style:header>
      <style:header-left style:display="false">
        <style:region-left>
          <text:p><text:span text:style-name="MT1">Ovo nije obrazac za predaju FI 2008</text:span></text:p>
        </style:region-left>
      </style:header-left>
      <style:footer>
        <style:region-left>
          <text:p><text:span text:style-name="MT2">FI 2008</text:span></text:p>
        </style:region-left>
        <style:region-right>
          <text:p><text:span text:style-name="MT3">Strana </text:span><text:span text:style-name="MT3"><text:page-number>1</text:page-number></text:span><text:span text:style-name="MT3"> od </text:span><text:span text:style-name="MT3"><text:page-count>99</text:page-count></text:span></text:p>
        </style:region-right>
      </style:footer>
      <style:footer-left style:display="false">
        <style:region-left>
          <text:p><text:span text:style-name="MT2">FI 2008</text:span></text:p>
        </style:region-left>
        <style:region-right>
          <text:p><text:span text:style-name="MT3">Strana </text:span><text:span text:style-name="MT3"><text:page-number>1</text:page-number></text:span><text:span text:style-name="MT3"> od </text:span><text:span text:style-name="MT3"><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ENTAR BONITET</meta:initial-creator>
    <meta:creation-date>2005-11-30T10:46:49</meta:creation-date>
    <dc:creator>Goran Rakić</dc:creator>
    <dc:date>2009-02-09T05:20:55</dc:date>
    <meta:print-date>2008-12-23T14:10:23</meta:print-date>
    <meta:generator>OpenOffice.org/3.0$Linux OpenOffice.org_project/300m15$Build-9379</meta:generator>
    <meta:editing-duration>PT01H02M41S</meta:editing-duration>
    <meta:editing-cycles>26</meta:editing-cycles>
    <meta:document-statistic meta:table-count="1" meta:cell-count="2313" meta:object-count="2"/>
    <meta:user-defined meta:name="Податак 1"/>
    <meta:user-defined meta:name="Податак 2"/>
    <meta:user-defined meta:name="Податак 3"/>
    <meta:user-defined meta:name="Податак 4"/>
  </office:meta>
</office:document-meta>
</file>

<file path=Basic/Standard/ModBrisanje06.xml><?xml version="1.0" encoding="utf-8"?>
<!DOCTYPE module  PUBLIC '-//OpenOffice.org//DTD OfficeDocument 1.0//EN'  'module.dtd'>
<script:module xmlns:script="http://openoffice.org/2000/script" script:name="ModBrisanje06" script:language="StarBasic">Rem Attribute VBA_ModuleType=VBAModule
Option VBASupport 1
Sub ModBrisanje06()

'
' BrisanjeZG2006 Macro
' Macro recorded 09.01.2007 by CENTAR BONITET
'

'
    Range("G8:N8,Z8:AH8,Q12:S12,Y12,AD12,AE12").Select
    Range("AE12").Activate
    Selection.ClearContents

'
' BrisanjeBS2006 Macro
' Macro recorded 09.01.2007 by CENTAR BONITET
'

'
    Range("AJ27:AM27,AN27:AQ27,AJ29:AM29,AN29:AQ29,AJ31:AM31,AN31:AQ31,AJ32:AM32,AN32:AQ32,AJ33:AM33,AN33:AQ33,AJ35:AM35,AN35:AQ35").Select
    Range("AN35").Activate
    Selection.ClearContents
    
    Range("AJ36:AM36,AN36:AQ36,AJ38:AM38,AN38:AQ38,AJ39:AM39,AN39:AQ39,AJ41:AM41,AN41:AQ41,AJ42:AM42,AN42:AQ42,AJ43:AM43,AN43:AQ43").Select
    Range("AQ43").Activate
     Selection.ClearContents
     
    Range("AJ44:AM44,AN44:AQ44,AJ45:AM45,AN45:AQ45,AJ46:AM46,AN46:AQ46,AJ48:AM48,AN48:AQ48,AJ50:AM50,AN50:AQ50").Select
    Range("AQ50").Activate
    Selection.ClearContents
    
    Range("AJ57:AM57,AN57:AQ57,AJ58:AM58,AN58:AQ58,AQ58,AJ59:AM59,AN59:AQ59,AJ60:AM60,AN60:AQ60,AJ61:AM61,AN61:AQ61,AJ62:AM62,AN62:AQ62,AJ63:AM63,AN63:AQ63").Select
    Range("AQ63").Activate
    Selection.ClearContents
    
    Range("AJ64:AM64,AN64:AQ64,AJ65:AM65,AN65:AQ65,AJ66:AM66,AN66:AQ66,AJ68:AM68,AN68:AQ68,AJ70:AM70,AN70:AQ70,AJ71:AM71,AN71:AQ71,AJ73:AM73,AN73:AQ73").Select
    Range("AQ73").Activate
    Selection.ClearContents
    
    Range("AJ74:AM74,AN74:AQ74,AJ75:AM75,AN75:AQ75,AJ76:AM76,AN76:AQ76,AJ77:AM77,AN77:AQ77,AJ78:AM78,AN78:AQ78,AJ79:AM79,AN79:AQ79,AJ81:AM81,AN81:AQ81").Select
    Range("AQ81").Activate
    Selection.ClearContents

'
' BrisanjeBU2006 Macro
' Macro recorded 09.01.2007 by CENTAR BONITET
'

'

    Range("AJ90:AM90,AN90:AQ90,AJ91:AM91,AN91:AQ91,AJ92:AM92,AN92:AQ92,AJ93:AM93,AN93:AQ93,AJ94:AM94,AN94:AQ94,AJ95:AM95,AN95:AQ95").Select
    Range("AQ95").Activate
    Selection.ClearContents
    

    Range("AJ97:AM97,AN97:AQ97,AJ98:AM98,AN98:AQ98,AJ99:AM99,AN99:AQ99,AJ100:AM100,AN100:AQ100,AJ101:AM101,AN101:AQ101").Select
    Range("AQ101").Activate
    Selection.ClearContents
    

    Range("AJ102:AM102,AN102:AQ102,AJ103:AM103,AN103:AQ103,AJ104:AM104,AN104:AQ104,AJ105:AM105,AN105:AQ105,AJ106:AM106,AN106:AQ106").Select
    Range("AQ106").Activate
    Selection.ClearContents
    
    Range("AJ107:AM107,AN107:AQ107,AJ108:AM108,AN108:AQ108,AJ109:AM109,AN109:AQ109,AJ110:AM110,AN110:AQ110,AJ111:AM111,AN111:AQ111").Select
    Range("AQ111").Activate
    Selection.ClearContents
    
    
    
    Range("AJ112:AM112,AN112:AQ112,AJ113:AM113,AN113:AQ113,AJ115:AM115,AN115:AQ115,AJ116:AM116,AN116:AQ116").Select
    Range("AQ116").Activate
    Selection.ClearContents
    
    Range("AJ117:AM117,AN117:AQ117,AJ118:AM118,AN118:AQ118").Select
    Range("AQ118").Activate
    Selection.ClearContents

    Range("AJ119:AM119,AN119:AQ119,AJ120:AM120,AN120:AQ120,AJ121:AM121,AN121:AQ121,AJ122:AM122,AN122:AQ122,AJ124:AM124,AN124:AQ124,AJ125:AM125,AN125:AQ125").Select
    Range("AQ125").Activate
    Selection.ClearContents

'
' BrisanjeTG2006 Macro
' Macro recorded 09.01.2007 by CENTAR BONITET
'

'
    Range("AF136:AK136,AL136:AQ136,AF137:AK137,AL137:AQ137,AF138:AK138,AL138:AQ138,AF140:AK140,AL140:AQ140").Select
    Range("AQ140").Activate
    Selection.ClearContents
    

    Range("AF141:AK141,AL141:AQ141,AF142:AK142,AL142:AQ142,AF143:AK143,AL143:AQ143,AF144:AK144,AL144:AQ144,AF145:AK145,AL145:AQ145,AF146:AK146,AL146:AQ146").Select
    Range("AQ146").Activate
    Selection.ClearContents
    
    Range("AF149:AK149,AL149:AQ149,AF150:AK150,AL150:AQ150,AF151:AK151,AL151:AQ151,AF152:AK152,AL152:AQ152,AF153:AK153,AL153:AQ153,AF155:AK155,AL155:AQ155").Select
    Range("AQ155").Activate
    Selection.ClearContents
    
    Range("AF156:AK156,AL156:AQ156,AF157:AK157,AL157:AQ157,AF158:AK158,AL158:AQ158,AF159:AK159,AL159:AQ159").Select
    Range("AQ159").Activate
    Selection.ClearContents
    
        
    Range("AF167:AK167,AL167:AQ167,AF168:AK168,AL168:AQ168,AF169:AK169,AL169:AQ169,AF171:AK171,AL171:AQ171").Select
    Range("AQ171").Activate
    Selection.ClearContents
    
    Range("AF172:AK172,AL172:AQ172,AF173:AK173,AL173:AQ173,AF174:AK174,AL174:AQ174,AF175:AK175,AL175:AQ175,AF176:AK176,AL176:AQ176").Select
    Range("AQ176").Activate
    Selection.ClearContents
    
    Range("AF179:AK179,AL179:AQ179,AF180:AK180,AL180:AQ180,AF181:AK181,AL181:AQ181,AF182:AK182,AL182:AQ182,AJ183:AM183,AN183:AQ183,AJ184:AM184,AN184:AQ184").Select
    Range("AQ184").Activate
    Selection.ClearContents

'
' BrisanjeNT2006 Macro
' Macro recorded 09.01.2007 by CENTAR BONITET
'

'
    Range("S193:V193,Z193:AC193,AG193:AJ193,AN193:AQ193,S194:V194,Z194:AC194,AG194:AJ194,AN194:AQ194,S195:V195,Z195:AC195,AG195:AJ195,AN195:AQ195").Select
    Range("AQ195").Activate
    Selection.ClearContents
    
    Range("S197:V197,Z197:AC197,AG197:AJ197,AN197:AQ197,S198:V198,Z198:AC198,AG198:AJ198,AN198:AQ198").Select
    Range("AQ198").Activate
    Selection.ClearContents
    
    Range("S200:V200,Z200:AC200,AG200:AJ200,AN200:AQ200,S201:V201,Z201:AC201,AG201:AJ201,AN201:AQ201").Select
    Range("AQ201").Activate
    Selection.ClearContents
        
    Range("S203:V203,Z203:AC203,AG203:AJ203,AN203:AQ203,S204:V204,Z204:AC204,AG204:AJ204,AN204:AQ204").Select
    Range("AQ204").Activate
    Selection.ClearContents

' druga strana

    Range("S211:V211,Z211:AC211,AG211:AJ211,AN211:AQ211,S212:V212,Z212:AC212,AG212:AJ212,AN212:AQ212,S213:V213,Z213:AC213,AG213:AJ213,AN213:AQ213").Select
    Range("AQ213").Activate
    Selection.ClearContents
        
    Range("S215:V215,Z215:AC215,AG215:AJ215,AN215:AQ215,S216:V216,Z216:AC216,AG216:AJ216,AN216:AQ216").Select
    Range("AQ216").Activate
    Selection.ClearContents
    
    Range("S218:V218,Z218:AC218,AG218:AJ218,AN218:AQ218,S219:V219,Z219:AC219,AG219:AJ219,AN219:AQ219").Select
    Range("AQ219").Activate
    Selection.ClearContents
    
    Range("S221:V221,Z221:AC221,AG221:AJ221,AN221:AQ221,S222:V222,Z222:AC222,AG222:AJ222,AN222:AQ222").Select
    Range("AQ222").Activate
    Selection.ClearContents

' teca strana

    Range("S229:V229,Z229:AC229,AG229:AJ229,AN229:AQ229,S230:V230,Z230:AC230,AG230:AJ230,AN230:AQ230,S231:V231,Z231:AC231,AG231:AJ231,AN231:AQ231").Select
    Range("AQ231").Activate
    Selection.ClearContents
    
    Range("AN232:AQ232,S233:V233,Z233:AC233,AG233:AJ233,AN233:AQ233,S234:V234,Z234:AC234,AG234:AJ234,AN234:AQ234").Select
    Range("AQ234").Activate
    Selection.ClearContents
    
    Range("AN235:AQ235,S236:V236,Z236:AC236,AG236:AJ236,AN236:AQ236,S237:V237,Z237:AC237,AG237:AJ237,AN237:AQ237").Select
    Range("AQ237").Activate
    Selection.ClearContents
    
    Range("AN238:AQ238,S239:V239,Z239:AC239,AG239:AJ239,AN239:AQ239,S240:V240,Z240:AC240,AG240:AJ240,AN240:AQ240,AN241:AQ241").Select
    Range("AQ241").Activate
    Selection.ClearContents
    
' cetvrta strana

    Range("S247:V247,S248:V248,S249:V249,S251:V252,S254:V254,S255:V255,S257:V257,S258:V258").Select
    Range("V258").Activate
    Selection.ClearContents
    
   
'
' BrisanjeSA2006 Macro
' Macro recorded 09.01.2007 by CENTAR BONITET
'

'
    Range("AF270:AK270,AK270:AQ270,AF271:AK271,AK271:AQ271,AF272:AK272,AK272:AQ272,AF273:AK273,AK273:AQ273,AF274:AK274,AK274:AQ274").Select
    Range("AQ274").Activate
    Selection.ClearContents
    
    Range("AF282:AI282,AJ282:AM282,AN282:AQ282,AF283:AI283,AN283:AQ283,AF284:AI284,AN284:AQ284,AF285:AI285,AN285:AQ285,AJ286:AM286").Select
    Range("AM286").Activate
    Selection.ClearContents
    
    

    
    Range("AF288:AI288,AJ288:AM288,AN288:AQ288,AF289:AI289,AN289:AQ289,AF290:AI290,AN290:AQ290,AF291:AI291,AN291:AQ291,AJ292:AM292").Select
    Range("AM292").Activate
    Selection.ClearContents
    
    Range("AF299:AK299,AK299:AQ299,AF300:AK300,AK300:AQ300,AF301:AK301,AK301:AQ301,AF302:AK302,AK302:AQ302,AF303:AK303,AK303:AQ303,AF304:AK304,AK304:AQ304").Select
    Range("AQ304").Activate
    Selection.ClearContents
    

    Range("AF312:AK312,AK312:AQ312,AF313:AK313,AK313:AQ313,AF314:AK314,AK314:AQ314,AF315:AK315,AK315:AQ315").Select
    Range("AQ315").Activate
    Selection.ClearContents
    
    Range("AF316:AK316,AK316:AQ316,AF317:AK317,AK317:AQ317,AF318:AK318,AK318:AQ318,AF319:AK319,AK319:AQ319,AF320:AK320,AK320:AQ320,AF321:AK321,AK321:AQ321").Select
    Range("AQ321").Activate
    Selection.ClearContents
    
    Range("AF331:AK331,AK331:AQ331,AF332:AK332,AK332:AQ332,AF334:AK334,AK334:AQ334,AF335:AK335,AK335:AQ335").Select
    Range("AQ335").Activate
    Selection.ClearContents
    
    Range("AF343:AK343,AK343:AQ343,AF344:AK344,AK344:AQ344,AF345:AK345,AK345:AQ345,AF346:AK346,AK346:AQ346,AF347:AK347,AK347:AQ347,AF348:AK348,AK348:AQ348").Select
    Range("AQ348").Activate
    Selection.ClearContents
    
    Range("AF349:AK349,AK349:AQ349,AF350:AK350,AK350:AQ350,AF351:AK351,AK351:AQ351,AF352:AK352,AK352:AQ352,AF353:AK353,AK353:AQ353").Select
    Range("AQ353").Activate
    Selection.ClearContents
    
    Range("AF361:AK361,AK361:AQ361,AF362:AK362,AK362:AQ362,AF363:AK363,AK363:AQ363,AF364:AK364,AK364:AQ364,AF365:AK365,AK365:AQ365,AF366:AK366,AK366:AQ366").Select
    Range("AQ366").Activate
    Selection.ClearContents
    
    Range("AF367:AK367,AK367:AQ367,AF368:AK368,AK368:AQ368,AF369:AK369,AK369:AQ369,AF370:AK370,AK370:AQ370,AF371:AK371,AK371:AQ371,AF372:AK372,AK372:AQ372").Select
    Range("AQ372").Activate
    Selection.ClearContents
    
    Range("AF373:AK373,AK373:AQ373,AF374:AK374,AK374:AQ374,AF375:AK375,AK375:AQ375,AF376:AK376,AK376:AQ376,AF377:AK377,AK377:AQ377,AF378:AK378,AK378:AQ378").Select
    Range("AQ378").Activate
    Selection.ClearContents
    
    Range("AF379:AK379,AK379:AQ379,AF380:AK380,AK380:AQ380").Select
    Range("AQ380").Activate
    Selection.ClearContents
    
    Range("AF388:AK388,AK388:AQ388,AF389:AK389,AK389:AQ389,AF390:AK390,AK390:AQ390,AF391:AK391,AK391:AQ391,AF392:AK392,AK392:AQ392,AF393:AK393,AK393:AQ393").Select
    Range("AQ390").Activate
    Selection.ClearContents
    
    
    Range("AF394:AK394,AK394:AQ394,AF395:AK395,AK395:AQ395").Select
    Range("AQ395").Activate
    Selection.ClearContents
    
    Range("AF403:AK403,AK403:AQ403,AF404:AK404,AK404:AQ404,AF405:AK405,AK405:AQ405,AF406:AK406,AK406:AQ406,AF407:AK407,AK407:AQ407,AF408:AK408,AK408:AQ408").Select
    Range("AQ408").Activate
    Selection.ClearContents
    
    Range("AF409:AK409,AK409:AQ409").Select
    Range("AQ409").Activate
    Selection.ClearContents
    
    
    Range("G8").Activate
End Sub
</script:module>
</file>

<file path=Basic/Standard/ModObradaXML06.xml><?xml version="1.0" encoding="utf-8"?>
<!DOCTYPE module  PUBLIC '-//OpenOffice.org//DTD OfficeDocument 1.0//EN'  'module.dtd'>
<script:module xmlns:script="http://openoffice.org/2000/script" script:name="ModObradaXML06" script:language="StarBasic">Rem Attribute VBA_ModuleType=VBAModule
Option VBASupport 1
Dim oTestDialog As Object

Sub ModObradaXML06()
    
	DialogLibraries.LoadLibrary("Standard")
	oTestDialog = CreateUnoDialog(DialogLibraries.Standard.test)
    oTestDialog.execute()
    
End Sub
Public Function ExportToXML(imef As String) As Boolean


On Error GoTo ErrorHandler


Dim colIndex As Integer
Dim rwIndex As Integer
Dim asCols() As String
Dim oWorkSheet As Worksheet
Dim sName As String
Dim lCols As Long, lRows As Long
Dim iFileNum As Integer

Dim jmb As String
'---------------- ovo je za sindikate
Dim jmb1 As String
'-----------------
Dim Maticni   As Integer
Dim Pibovi As Integer
Dim vp As String
Dim Pib As String
Dim k_19 As Integer
Dim k_20 As Integer
Dim k_21 As Integer
Dim k_22 As Integer
Dim k_23 As Integer
Dim k_24 As Integer
Dim k_25 As Integer
Dim k_26 As Integer
Dim Meseci As String
Dim Velicina As String
Dim Poz_iznos_tek As String
Dim Poz_iznos_pret As String

bUspelo = True
k_19 = Trim(Cells(12, 22).Value)
k_20 = Trim(Cells(12, 25).Value)
k_21 = Trim(Cells(12, 26).Value)
k_22 = Trim(Cells(12, 27).Value)
k_23 = Trim(Cells(12, 28).Value)
k_24 = Trim(Cells(12, 29).Value)
k_25 = Trim(Cells(12, 30).Value)
k_26 = Trim(Cells(12, 31).Value)


kk = 0
ll = 0
vp = Trim(Cells(12, 17).Value) &amp; Trim(Cells(12, 18).Value) &amp; Trim(Cells(12, 19).Value)

kk = Len(Trim(vp))
If kk &gt; 3 Then
    MsgBox "Popunjena Vrsta Posla nije ispravna", vbCritical, "GRESKA vp"
    ll = 1
End If

If vp &lt;&gt; "750" And vp &lt;&gt; "300" And vp &lt;&gt; "751" And vp &lt;&gt; "755" And vp &lt;&gt; "753" And vp &lt;&gt; "580" Then
    MsgBox "Ovaj EXCEL  koristi se " &amp; vbCrLf &amp; _
          "kao pomoćno sredstvo za xml fajl," &amp; vbCrLf &amp; _
          " za VP :" &amp; vbCrLf &amp; _
          "      preduzeća i zadruge = 750," &amp; vbCrLf &amp; _
          "      preduzetnike = 755," &amp; vbCrLf &amp; _
          "      druga pravna lica = 751," &amp; vbCrLf &amp; _
          "      davaoci fin.lizinga = 580" &amp; vbCrLf &amp; _
          "      sinikati = 300" &amp; vbCrLf &amp; _
          "      ogranci i dr. delovi stranih prav. lica = 753" &amp; vbCrLf &amp; _
          " UNELI STE vp = " &amp; "" &amp; vp &amp; "", vbCritical, "GRESKA vrednost VP"
    ll = 1
End If

If vp = "300" Then
    jmb1 = Trim(Cells(8, 7).Value) &amp; Trim(Cells(8, 8).Value) &amp; Trim(Cells(8, 9).Value) &amp; Trim(Cells(8, 10).Value) &amp; Trim(Cells(8, 11).Value) &amp; Trim(Cells(8, 12).Value) &amp; Trim(Cells(8, 13).Value) &amp; Trim(Cells(8, 14).Value) &amp; Trim(Cells(8, 15).Value)
    kk = Len(Trim(jmb1))
    If jmb1 &lt;&gt; "" Then
        If kk &gt; 9 Then
            MsgBox "Popunjeni JMB nije ispravan" &amp; vbCrLf &amp; " potrebno je uneti PIB  " _
                &amp; vbCrLf &amp; "            " &amp; kk &amp; "  cifara, " &amp; vbCrLf &amp; _
                " a to su " &amp; vbCrLf &amp; "            " &amp; jmb1, vbCritical, "SINDIKAT -GRESKA za JMB"
                ll = 1
        Else
            If kk &lt; 9 Then
                MsgBox "Popunjeni JMB nije ispravan uneli ste " &amp; kk &amp; "  cifara , potrebno je uneti PIB od 9 cifara", vbCritical, " SINDIKAT -GRESKA za JMB"
                ll = 1
            End If
        End If
    Else
        MsgBox "Popuni JMB  uneli ste    " &amp; kk &amp; "  cifara , potrebno je uneti PIB od 9 cifara", vbCritical, " SINDIKAT -GRESKA za JMB"
        ll = 1
    End If
    Pib = Trim(Cells(8, 26).Value) &amp; Trim(Cells(8, 27).Value) &amp; Trim(Cells(8, 28).Value) &amp; Trim(Cells(8, 29).Value) &amp; Trim(Cells(8, 30).Value) &amp; Trim(Cells(8, 31).Value) &amp; Trim(Cells(8, 32).Value) &amp; Trim(Cells(8, 33).Value) &amp; Trim(Cells(8, 34).Value)
    kk = Len(Trim(Pib))

    If Pib &lt;&gt; "" Then
      If kk &gt; 9 Then
        MsgBox "Popunjeni JMB nije ispravan" &amp; vbCrLf &amp; " uneli ste  " _
            &amp; vbCrLf &amp; "            " &amp; kk &amp; "  cifara, " &amp; vbCrLf &amp; _
            " a to su " &amp; vbCrLf &amp; "            " &amp; Pib, vbOKOnly, "GRESKA pib"
      Else
        If kk &lt; 8 Then
            MsgBox "Popunjeni PIB nije ispravan uneli ste " &amp; kk &amp; "  cifara", vbOKOnly, "GRESKA pib"
        End If
      End If
    Else
        MsgBox "Popuni PIB  uneli ste   " &amp; kk &amp; "  cifara", vbOKOnly, " GRESKA pib"
    End If
    If jmb1 &lt;&gt; Pib Then
        MsgBox "Za SINDIKATE  JMB i PIB   moraju da budu isti   " &amp; kk &amp; "  cifara", vbOKOnly, "  SINDIKAT - GRESKA "
        GoTo Nastavak
    Else
        jmb = jmb1
        GoTo Nastavak
        
    End If
    
End If


jmb = Trim(Cells(8, 7).Value) &amp; Trim(Cells(8, 8).Value) &amp; Trim(Cells(8, 9).Value) &amp; Trim(Cells(8, 10).Value) &amp; Trim(Cells(8, 11).Value) &amp; Trim(Cells(8, 12).Value) &amp; Trim(Cells(8, 13).Value) &amp; Trim(Cells(8, 14).Value)
kk = Len(Trim(jmb))
If jmb &lt;&gt; "" Then
    If kk &gt; 8 Then
        MsgBox "Popunjeni JMB nije ispravan" &amp; vbCrLf &amp; " uneli ste  " _
            &amp; vbCrLf &amp; "            " &amp; kk &amp; "  cifara, " &amp; vbCrLf &amp; _
            " a to su " &amp; vbCrLf &amp; "            " &amp; jmb, vbCritical, "GRESKA jmb"
        ll = 1
    Else
        If kk &lt; 7 Then
            MsgBox "Popunjeni JMB nije ispravan uneli ste " &amp; kk &amp; "  cifara", vbCritical, " GRESKA jmb"
            ll = 1
        End If
    End If
Else
    MsgBox "Popuni JMB  uneli ste    " &amp; kk &amp; "  cifara", vbCritical, " GRESKA jmb"
    ll = 1
End If

' If jmb &gt; 0 And jmb &lt; 100000000 Then
'   Else
'       MsgBox "Popnjeni JMB nije ispravan uneli ste.." &amp; jmb, vbCritical, " GRESKA jmb"
'       ll = 1
' End If


Pib = Trim(Cells(8, 26).Value) &amp; Trim(Cells(8, 27).Value) &amp; Trim(Cells(8, 28).Value) &amp; Trim(Cells(8, 29).Value) &amp; Trim(Cells(8, 30).Value) &amp; Trim(Cells(8, 31).Value) &amp; Trim(Cells(8, 32).Value) &amp; Trim(Cells(8, 33).Value) &amp; Trim(Cells(8, 34).Value)
kk = Len(Trim(Pib))

If Pib &lt;&gt; "" Then
      If kk &gt; 9 Then
        MsgBox "Popunjeni PIB nije ispravan" &amp; vbCrLf &amp; " uneli ste  " _
            &amp; vbCrLf &amp; "            " &amp; kk &amp; "  cifara, " &amp; vbCrLf &amp; _
            " a to su " &amp; vbCrLf &amp; "            " &amp; Pib, vbOKOnly, "GRESKA pib"
      Else
        If kk &lt; 8 Then
            MsgBox "Popunjeni PIB nije ispravan uneli ste " &amp; kk &amp; "  cifara", vbOKOnly, "GRESKA pib"
        End If
    End If
Else
    MsgBox "Popuni PIB  uneli ste   " &amp; kk &amp; "  cifara", vbOKOnly, " GRESKA pib"
End If

Nastavak:

If k_20 = "" Or k_25 = "" Or k_26 = "" Then
    MsgBox "Kodeksi nisu popunjeni", vbCritical, "GRESKA Kodeksi"
    ll = 1
End If

'If k_19 = 0 Or k_19 = 3 Then
'Else
'    MsgBox "Kodeksi 19 moze imati vrednost 0 ili 3", vbCritical, "GRESKA Kodeks"
'    ll = 1
'End If

If k_20 &gt; 0 And k_20 &lt; 4 Then
Else
    MsgBox "Kodeksi 20 moze imati vrednost 1,2,3", vbCritical, "GRESKA Kodeks"
    ll = 1
End If
'If k_21 &lt; 100 Then
'Else
'    MsgBox "Kodeksi 21 moze imati vrednost 0 do 99 ", vbCritical, "GRESKA Kodeks"
'    ll = 1
'End If
'If k_22 &lt; 6 Then
'Else
'    MsgBox "Kodeksi 22 moze imati vrednost 0,1,2,3,4,5 ", vbCritical, "GRESKA Kodeks"
'    ll = 1
'End If
If k_25 &lt; 2 Then
Else
    MsgBox "Kodeksi 25 moze imati vrednost 0,1 ", vbCritical, "GRESKA Kodeks"
    ll = 1
End If
If k_26 &gt; 9 And k_26 &lt; 14 Then
Else
    MsgBox "Kodeksi 26 moze imati vrednost 10,11,12,13 ", vbCritical, "GRESKA Kodeks"
    ll = 1
End If


If ll = 1 Then
    MsgBox "NISTE uneli podatke koji su neophodni za formiranje XML fajla" &amp; vbCrLf &amp; _
           "program se prekida", vbCritical, "KRAJ PROGRAMA"
    GoTo ErrorHandler
End If
'FullPath = "c:\zr" &amp; jmb &amp; ".xml"

Set oWorkSheet = ThisWorkbook.Worksheets(1)
sName = oWorkSheet.Name
lCols = oWorkSheet.Columns.Count
lRows = oWorkSheet.Rows.Count

'Set oWorkSheet2 = ThisWorkbook.Worksheets(2)
'sName2 = oWorkSheet2.Name
'lCols2 = oWorkSheet2.Columns.Count
'lRows2 = oWorkSheet2.Rows.Count

ReDim asCols(lCols) As String



iFileNum = FreeFile
Open imef For Output As #iFileNum
Print #iFileNum, "&lt;ZR_Izvestaj&gt;"

Print #iFileNum, "&lt;ZR_Zaglavlje&gt;"
Print #iFileNum, "&lt;Poreklo&gt;1&lt;/Poreklo&gt;"
Print #iFileNum, "&lt;Delovodni_Broj&gt;1&lt;/Delovodni_Broj&gt;"
Print #iFileNum, "&lt;Vrsta_Posla&gt;" &amp; vp &amp; "&lt;/Vrsta_Posla&gt;"
Print #iFileNum, "&lt;JMB&gt;" &amp; jmb &amp; "&lt;/JMB&gt;"
Print #iFileNum, "&lt;Oznaka_Poste&gt;&lt;/Oznaka_Poste&gt;"
Print #iFileNum, "&lt;Prijemno_Mesto&gt;&lt;/Prijemno_Mesto&gt;"
Print #iFileNum, "&lt;PIB&gt;" &amp; Pib &amp; "&lt;/PIB&gt;"
Print #iFileNum, "&lt;Period&gt;12&lt;/Period&gt;"
Print #iFileNum, "&lt;Godina&gt;08&lt;/Godina&gt;"
Print #iFileNum, "&lt;Kodeks_19&gt;" &amp; k_19 &amp; "&lt;/Kodeks_19&gt;"
Print #iFileNum, "&lt;Kodeks_20&gt;" &amp; k_20 &amp; "&lt;/Kodeks_20&gt;"
Print #iFileNum, "&lt;Kodeks_21&gt;" &amp; k_21 &amp; "&lt;/Kodeks_21&gt;"
Print #iFileNum, "&lt;Kodeks_22&gt;" &amp; k_22 &amp; "&lt;/Kodeks_22&gt;"
Print #iFileNum, "&lt;Kodeks_23&gt;" &amp; k_23 &amp; "&lt;/Kodeks_23&gt;"
Print #iFileNum, "&lt;Kodeks_24&gt;" &amp; k_24 &amp; "&lt;/Kodeks_24&gt;"
Print #iFileNum, "&lt;Kodeks_25&gt;" &amp; k_25 &amp; "&lt;/Kodeks_25&gt;"
Print #iFileNum, "&lt;Kodeks_26&gt;" &amp; k_26 &amp; "&lt;/Kodeks_26&gt;"
Print #iFileNum, "&lt;/ZR_Zaglavlje&gt;"



'For i = 0 To lCols - 1
    'Assumes no blank column names
 '   If Trim(Cells(1, i + 1).Value) = "" Then Exit For
  '  asCols(i) = Cells(1, i + 1).Value
'Next i
i = 16
If i = 0 Then GoTo ErrorHandler
lCols = i




' bilans uspeha prvi deo

For i = 26 To 50 'lRows
   
        If Trim(Cells(i, 36).Value) &lt;&gt; "" Or Trim(Cells(i, 40).Value) &lt;&gt; "" Then
        Print #iFileNum, "&lt;AOP_Item&gt;"
           Print #iFileNum, "  &lt;Redni_Broj&gt;" &amp; Trim(Cells(i, 29).Value) &amp; "&lt;/Redni_Broj&gt;"
           Print #iFileNum, "  &lt;Iznos_1&gt;" &amp; Trim(Cells(i, 36).Value) &amp; "&lt;/Iznos_1&gt;"
           Print #iFileNum, "  &lt;Iznos_2&gt;" &amp; Trim(Cells(i, 40).Value) &amp; "&lt;/Iznos_2&gt;"
        Print #iFileNum, "&lt;/AOP_Item&gt;"
           
           
           DoEvents 'OPTIONAL
        End If
   ' Next j
    'Print #iFileNum, " &lt;/" &amp; RowName &amp; "&gt;"
Next i
' bilans uspeha drugi deo
    For i = 57 To 81 'lRows
   
        If Trim(Cells(i, 36).Value) &lt;&gt; "" Or Trim(Cells(i, 40).Value) &lt;&gt; "" Then
        Print #iFileNum, "&lt;AOP_Item&gt;"
           Print #iFileNum, "  &lt;Redni_Broj&gt;" &amp; Trim(Cells(i, 29).Value) &amp; "&lt;/Redni_Broj&gt;"
           Print #iFileNum, "  &lt;Iznos_1&gt;" &amp; Trim(Cells(i, 36).Value) &amp; "&lt;/Iznos_1&gt;"
           Print #iFileNum, "  &lt;Iznos_2&gt;" &amp; Trim(Cells(i, 40).Value) &amp; "&lt;/Iznos_2&gt;"
        Print #iFileNum, "&lt;/AOP_Item&gt;"
           
           
           DoEvents 'OPTIONAL
        End If
   ' Next j
    'Print #iFileNum, " &lt;/" &amp; RowName &amp; "&gt;"
Next i


' MsgBox "Bilans Stanja", vbOKOnly, "Bilans stanja_vp750"

'Bilans uspeha drugi deo
'For i = 55 To 77 'lRows
'' If Trim(Cells(i, 1).Value) = "" Then Exit For
'
'
'    'For j = 1 To lCols
'
'        If Trim(Cells(i, 36).Value) &lt;&gt; "" Or Trim(Cells(i, 40).Value) &lt;&gt; "" Then
'        Print #iFileNum, "&lt;AOP_Item&gt;"
'           Print #iFileNum, "  &lt;Redni_Broj&gt;" &amp; Trim(Cells(i, 29).Value) &amp; "&lt;/Redni_Broj&gt;"
'           Print #iFileNum, "  &lt;Iznos_1&gt;" &amp; Trim(Cells(i, 36).Value) &amp; "&lt;/Iznos_1&gt;"
'           Print #iFileNum, "  &lt;Iznos_2&gt;" &amp; Trim(Cells(i, 40).Value) &amp; "&lt;/Iznos_2&gt;"
'        Print #iFileNum, "&lt;/AOP_Item&gt;"
'
'
'           DoEvents 'OPTIONAL
'
'        End If
'   ' Next j
'    'Print #iFileNum, " &lt;/" &amp; RowName &amp; "&gt;"
'Next i

'Bilans Uspeha
For i = 90 To 125 'lRows
' If Trim(Cells(i, 1).Value) = "" Then Exit For

  
    'For j = 1 To lCols
     
        If Trim(Cells(i, 36).Value) &lt;&gt; "" Or Trim(Cells(i, 40).Value) &lt;&gt; "" Then
        Print #iFileNum, "&lt;AOP_Item&gt;"
           Print #iFileNum, "  &lt;Redni_Broj&gt;" &amp; Trim(Cells(i, 29).Value) &amp; "&lt;/Redni_Broj&gt;"
           Print #iFileNum, "  &lt;Iznos_1&gt;" &amp; Trim(Cells(i, 36).Value) &amp; "&lt;/Iznos_1&gt;"
           Print #iFileNum, "  &lt;Iznos_2&gt;" &amp; Trim(Cells(i, 40).Value) &amp; "&lt;/Iznos_2&gt;"
        Print #iFileNum, "&lt;/AOP_Item&gt;"
           
           
           DoEvents 'OPTIONAL
        End If
   ' Next j
    'Print #iFileNum, " &lt;/" &amp; RowName &amp; "&gt;"
Next i
' MsgBox "Bilans Uspeha", vbOKOnly, "Bilans uspeha_vp750"

'Novcani tokovi prvi deo
For i = 135 To 159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Novcani tokovi drugi deo
For i = 166 To 184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 MsgBox "Novcani tokovi", vbOKOnly, "Novcani tokovi_vp750"

'Promene na kapitalu
For i = 193 To 205 'lRows
' If Trim(Cells(i, 1).Value) = "" Then Exit For

        
    'For j = 1 To lCols
 ' prvi aop
        If Trim(Cells(i, 19).Value) &lt;&gt; "" Then
        Print #iFileNum, "&lt;AOP_Item&gt;"
           Print #iFileNum, "  &lt;Redni_Broj&gt;" &amp; Trim(Cells(i, 16).Value) &amp; "&lt;/Redni_Broj&gt;"
           Print #iFileNum, "  &lt;Iznos_1&gt;" &amp; Trim(Cells(i, 19).Value) &amp; "&lt;/Iznos_1&gt;"
        Print #iFileNum, "&lt;/AOP_Item&gt;"
           
           DoEvents 'OPTIONAL
        End If
        
' drugi aop
        If Trim(Cells(i, 26).Value) &lt;&gt; "" Then
        Print #iFileNum, "&lt;AOP_Item&gt;"
           Print #iFileNum, "  &lt;Redni_Broj&gt;" &amp; Trim(Cells(i, 23).Value) &amp; "&lt;/Redni_Broj&gt;"
           Print #iFileNum, "  &lt;Iznos_1&gt;" &amp; Trim(Cells(i, 26).Value) &amp; "&lt;/Iznos_1&gt;"
        Print #iFileNum, "&lt;/AOP_Item&gt;"
 
           DoEvents 'OPTIONAL
        End If
        
' treci aop
        If Trim(Cells(i, 33).Value) &lt;&gt; "" Then
        Print #iFileNum, "&lt;AOP_Item&gt;"
           Print #iFileNum, "  &lt;Redni_Broj&gt;" &amp; Trim(Cells(i, 30).Value) &amp; "&lt;/Redni_Broj&gt;"
           Print #iFileNum, "  &lt;Iznos_1&gt;" &amp; Trim(Cells(i, 33).Value) &amp; "&lt;/Iznos_1&gt;"
        Print #iFileNum, "&lt;/AOP_Item&gt;"
           
           DoEvents 'OPTIONAL
        End If
        
 ' cetvrti aop
        If Trim(Cells(i, 40).Value) &lt;&gt; "" Then
        Print #iFileNum, "&lt;AOP_Item&gt;"
           Print #iFileNum, "  &lt;Redni_Broj&gt;" &amp; Trim(Cells(i, 37).Value) &amp; "&lt;/Redni_Broj&gt;"
           Print #iFileNum, "  &lt;Iznos_1&gt;" &amp; Trim(Cells(i, 40).Value) &amp; "&lt;/Iznos_1&gt;"
        Print #iFileNum, "&lt;/AOP_Item&gt;"
           
           DoEvents 'OPTIONAL
        End If
   ' Next j
    'Print #iFileNum, " &lt;/" &amp; RowName &amp; "&gt;"
Next i

'Promene na kapitalu - druga stran
For i = 211 To 223 'lRows
' If Trim(Cells(i, 1).Value) = "" Then Exit For

        
    'For j = 1 To lCols
 ' prvi aop
        If Trim(Cells(i, 19).Value) &lt;&gt; "" Then
        Print #iFileNum, "&lt;AOP_Item&gt;"
           Print #iFileNum, "  &lt;Redni_Broj&gt;" &amp; Trim(Cells(i, 16).Value) &amp; "&lt;/Redni_Broj&gt;"
           Print #iFileNum, "  &lt;Iznos_1&gt;" &amp; Trim(Cells(i, 19).Value) &amp; "&lt;/Iznos_1&gt;"
        Print #iFileNum, "&lt;/AOP_Item&gt;"
           
           DoEvents 'OPTIONAL
        End If
        
' drugi aop
        If Trim(Cells(i, 26).Value) &lt;&gt; "" Then
        Print #iFileNum, "&lt;AOP_Item&gt;"
           Print #iFileNum, "  &lt;Redni_Broj&gt;" &amp; Trim(Cells(i, 23).Value) &amp; "&lt;/Redni_Broj&gt;"
           Print #iFileNum, "  &lt;Iznos_1&gt;" &amp; Trim(Cells(i, 26).Value) &amp; "&lt;/Iznos_1&gt;"
        Print #iFileNum, "&lt;/AOP_Item&gt;"
 
           DoEvents 'OPTIONAL
        End If
        
' treci aop
        If Trim(Cells(i, 33).Value) &lt;&gt; "" Then
        Print #iFileNum, "&lt;AOP_Item&gt;"
           Print #iFileNum, "  &lt;Redni_Broj&gt;" &amp; Trim(Cells(i, 30).Value) &amp; "&lt;/Redni_Broj&gt;"
           Print #iFileNum, "  &lt;Iznos_1&gt;" &amp; Trim(Cells(i, 33).Value) &amp; "&lt;/Iznos_1&gt;"
        Print #iFileNum, "&lt;/AOP_Item&gt;"
           
           DoEvents 'OPTIONAL
        End If
        
 ' cetvrti aop
        If Trim(Cells(i, 40).Value) &lt;&gt; "" Then
        Print #iFileNum, "&lt;AOP_Item&gt;"
           Print #iFileNum, "  &lt;Redni_Broj&gt;" &amp; Trim(Cells(i, 37).Value) &amp; "&lt;/Redni_Broj&gt;"
           Print #iFileNum, "  &lt;Iznos_1&gt;" &amp; Trim(Cells(i, 40).Value) &amp; "&lt;/Iznos_1&gt;"
        Print #iFileNum, "&lt;/AOP_Item&gt;"
           
           DoEvents 'OPTIONAL
        End If
   ' Next j
    'Print #iFileNum, " &lt;/" &amp; RowName &amp; "&gt;"
Next i

'Promene na kapitalu - trca strana
For i = 229 To 241 'lRows
' If Trim(Cells(i, 1).Value) = "" Then Exit For

        
    'For j = 1 To lCols
 ' prvi aop
        If Trim(Cells(i, 19).Value) &lt;&gt; "" Then
        Print #iFileNum, "&lt;AOP_Item&gt;"
           Print #iFileNum, "  &lt;Redni_Broj&gt;" &amp; Trim(Cells(i, 16).Value) &amp; "&lt;/Redni_Broj&gt;"
           Print #iFileNum, "  &lt;Iznos_1&gt;" &amp; Trim(Cells(i, 19).Value) &amp; "&lt;/Iznos_1&gt;"
        Print #iFileNum, "&lt;/AOP_Item&gt;"
           
           DoEvents 'OPTIONAL
        End If
        
' drugi aop
        If Trim(Cells(i, 26).Value) &lt;&gt; "" Then
        Print #iFileNum, "&lt;AOP_Item&gt;"
           Print #iFileNum, "  &lt;Redni_Broj&gt;" &amp; Trim(Cells(i, 23).Value) &amp; "&lt;/Redni_Broj&gt;"
           Print #iFileNum, "  &lt;Iznos_1&gt;" &amp; Trim(Cells(i, 26).Value) &amp; "&lt;/Iznos_1&gt;"
        Print #iFileNum, "&lt;/AOP_Item&gt;"
 
           DoEvents 'OPTIONAL
        End If
        
' treci aop
        If Trim(Cells(i, 33).Value) &lt;&gt; "" Then
        Print #iFileNum, "&lt;AOP_Item&gt;"
           Print #iFileNum, "  &lt;Redni_Broj&gt;" &amp; Trim(Cells(i, 30).Value) &amp; "&lt;/Redni_Broj&gt;"
           Print #iFileNum, "  &lt;Iznos_1&gt;" &amp; Trim(Cells(i, 33).Value) &amp; "&lt;/Iznos_1&gt;"
        Print #iFileNum, "&lt;/AOP_Item&gt;"
           
           DoEvents 'OPTIONAL
        End If
        
 ' cetvrti aop
        If Trim(Cells(i, 40).Value) &lt;&gt; "" Then
        Print #iFileNum, "&lt;AOP_Item&gt;"
           Print #iFileNum, "  &lt;Redni_Broj&gt;" &amp; Trim(Cells(i, 37).Value) &amp; "&lt;/Redni_Broj&gt;"
           Print #iFileNum, "  &lt;Iznos_1&gt;" &amp; Trim(Cells(i, 40).Value) &amp; "&lt;/Iznos_1&gt;"
        Print #iFileNum, "&lt;/AOP_Item&gt;"

           DoEvents 'OPTIONAL
        End If
   ' Next j
    'Print #iFileNum, " &lt;/" &amp; RowName &amp; "&gt;"
Next i

'Promene na kapitalu - cetvrta strana
For i = 247 To 259 'lRows
' If Trim(Cells(i, 1).Value) = "" Then Exit For

        
    'For j = 1 To lCols
 ' prvi aop
        If Trim(Cells(i, 19).Value) &lt;&gt; "" Then
        Print #iFileNum, "&lt;AOP_Item&gt;"
           Print #iFileNum, "  &lt;Redni_Broj&gt;" &amp; Trim(Cells(i, 16).Value) &amp; "&lt;/Redni_Broj&gt;"
           Print #iFileNum, "  &lt;Iznos_1&gt;" &amp; Trim(Cells(i, 19).Value) &amp; "&lt;/Iznos_1&gt;"
        Print #iFileNum, "&lt;/AOP_Item&gt;"
           
           DoEvents 'OPTIONAL
        End If
        
'' drugi aop
'        If Trim(Cells(i, 26).Value) &lt;&gt; "" Then
'        Print #iFileNum, "&lt;AOP_Item&gt;"
'           Print #iFileNum, "  &lt;Redni_Broj&gt;" &amp; Trim(Cells(i, 23).Value) &amp; "&lt;/Redni_Broj&gt;"
'           Print #iFileNum, "  &lt;Iznos_1&gt;" &amp; Trim(Cells(i, 26).Value) &amp; "&lt;/Iznos_1&gt;"
'        Print #iFileNum, "&lt;/AOP_Item&gt;"
'
'           DoEvents 'OPTIONAL
'        End If
'
'' treci aop
'        If Trim(Cells(i, 33).Value) &lt;&gt; "" Then
'        Print #iFileNum, "&lt;AOP_Item&gt;"
'           Print #iFileNum, "  &lt;Redni_Broj&gt;" &amp; Trim(Cells(i, 30).Value) &amp; "&lt;/Redni_Broj&gt;"
'           Print #iFileNum, "  &lt;Iznos_1&gt;" &amp; Trim(Cells(i, 33).Value) &amp; "&lt;/Iznos_1&gt;"
'        Print #iFileNum, "&lt;/AOP_Item&gt;"
'
'           DoEvents 'OPTIONAL
'        End If
'
' ' cetvrti aop
'        If Trim(Cells(i, 40).Value) &lt;&gt; "" Then
'        Print #iFileNum, "&lt;AOP_Item&gt;"
'           Print #iFileNum, "  &lt;Redni_Broj&gt;" &amp; Trim(Cells(i, 37).Value) &amp; "&lt;/Redni_Broj&gt;"
'           Print #iFileNum, "  &lt;Iznos_1&gt;" &amp; Trim(Cells(i, 40).Value) &amp; "&lt;/Iznos_1&gt;"
'        Print #iFileNum, "&lt;/AOP_Item&gt;"
'
'           DoEvents 'OPTIONAL
'        End If
'   ' Next j
'    'Print #iFileNum, " &lt;/" &amp; RowName &amp; "&gt;"
Next i



' MsgBox "Promene na kapitalu", vbOKOnly, "Promene na kapitalu_vp750"




'Statisticki aneks
For i = 270 To 274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For i = 282 To 286 'lRows
' If Trim(Cells(i, 1).Value) = "" Then Exit For

  
    'For j = 1 To lCols
     
        If Trim(Cells(i, 32).Value) &lt;&gt; "" Or Trim(Cells(i, 36).Value) &lt;&gt; "" Or Trim(Cells(i, 40).Value) &lt;&gt; "" Then
        Print #iFileNum, "&lt;AOP_Item&gt;"
           Print #iFileNum, "  &lt;Redni_Broj&gt;" &amp; Trim(Cells(i, 29).Value) &amp; "&lt;/Redni_Broj&gt;"
           Print #iFileNum, "  &lt;Iznos_1&gt;" &amp; Trim(Cells(i, 32).Value) &amp; "&lt;/Iznos_1&gt;"
           Print #iFileNum, "  &lt;Iznos_2&gt;" &amp; Trim(Cells(i, 36).Value) &amp; "&lt;/Iznos_2&gt;"
           Print #iFileNum, "  &lt;Iznos_3&gt;" &amp; Trim(Cells(i, 40).Value) &amp; "&lt;/Iznos_3&gt;"
        Print #iFileNum, "&lt;/AOP_Item&gt;"
           
           
           DoEvents 'OPTIONAL
        End If
   ' Next j
    'Print #iFileNum, " &lt;/" &amp; RowName &amp; "&gt;"
Next i

For i = 288 To 292 'lRows
' If Trim(Cells(i, 1).Value) = "" Then Exit For

  
    'For j = 1 To lCols
     
        If Trim(Cells(i, 32).Value) &lt;&gt; "" Or Trim(Cells(i, 36).Value) &lt;&gt; "" Or Trim(Cells(i, 40).Value) &lt;&gt; "" Then
        Print #iFileNum, "&lt;AOP_Item&gt;"
           Print #iFileNum, "  &lt;Redni_Broj&gt;" &amp; Trim(Cells(i, 29).Value) &amp; "&lt;/Redni_Broj&gt;"
           Print #iFileNum, "  &lt;Iznos_1&gt;" &amp; Trim(Cells(i, 32).Value) &amp; "&lt;/Iznos_1&gt;"
           Print #iFileNum, "  &lt;Iznos_2&gt;" &amp; Trim(Cells(i, 36).Value) &amp; "&lt;/Iznos_2&gt;"
           Print #iFileNum, "  &lt;Iznos_3&gt;" &amp; Trim(Cells(i, 40).Value) &amp; "&lt;/Iznos_3&gt;"
        Print #iFileNum, "&lt;/AOP_Item&gt;"
           
           
           DoEvents 'OPTIONAL
        End If
   ' Next j
    'Print #iFileNum, " &lt;/" &amp; RowName &amp; "&gt;"
Next i

For i = 299 To 305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For i = 312 To 322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For i = 331 To 332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For i = 335 To 336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For i = 343 To 354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For i = 361 To 381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For i = 388 To 396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For i = 403 To 410 'lRows
' If Trim(Cells(i, 1).Value) = "" Then Exit For

  
    'For j = 1 To lCols
     
        If Trim(Cells(i, 32).Value) &lt;&gt; "" Or Trim(Cells(i, 38).Value) &lt;&gt; "" Then
        Print #iFileNum, "&lt;AOP_Item&gt;"
           Print #iFileNum, "  &lt;Redni_Broj&gt;" &amp; Trim(Cells(i, 29).Value) &amp; "&lt;/Redni_Broj&gt;"
           Print #iFileNum, "  &lt;Iznos_1&gt;" &amp; Trim(Cells(i, 32).Value) &amp; "&lt;/Iznos_1&gt;"
           Print #iFileNum, "  &lt;Iznos_2&gt;" &amp; Trim(Cells(i, 38).Value) &amp; "&lt;/Iznos_2&gt;"
        Print #iFileNum, "&lt;/AOP_Item&gt;"
           
           
           DoEvents 'OPTIONAL
        End If
   ' Next j
    'Print #iFileNum, " &lt;/" &amp; RowName &amp; "&gt;"
Next i

' MsgBox "Statisticki aneks", vbOKOnly, "Statisticki aneks_vp750"

Print #iFileNum, "&lt;/ZR_Izvestaj&gt;"
ExportToXML = True
ErrorHandler:
If iFileNum &gt; 0 Then
    Close #iFileNum
Else
   bUspelo = False
   Unload test
   Exit Function
End If
Unload tes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ObradaXML06"/>
  <library:element library:name="test"/>
  <library:element library:name="ModBrisanje06"/>
</library:library>
</file>

<file path=Basic/Standard/test.xml><?xml version="1.0" encoding="utf-8"?>
<!DOCTYPE module  PUBLIC '-//OpenOffice.org//DTD OfficeDocument 1.0//EN'  'module.dtd'>
<script:module xmlns:script="http://openoffice.org/2000/script" script:name="test" script:language="StarBasic">Rem Attribute VBA_ModuleType=VBAFormModule
Option VBASupport 1
Public FullPath As String
Public bUspelo As Boolean


Function GetAFileName(Filternames()) As String
End Function


Private Sub cmdExport_Click()
  Dim oFileDialog as Object
  Dim iAccept as Integer
  Dim InitPath as String
  Dim RefControlName as String
  Dim oUcb as object

  oFileDialog = CreateUnoService("com.sun.star.ui.dialogs.FilePicker")
  oFileDialog.Initialize ( Array(com.sun.star.ui.dialogs.TemplateDescription.FILESAVE_AUTOEXTENSION ) ) 
  oFileDialog.AppendFilter( "XML files (*.xml)", "*.xml" )

  iAccept = oFileDialog.Execute()
  If iAccept = 1 Then
    FullPath = oFileDialog.Files(0)
	ExportToXML(FullPath )
	If bUspelo = True Then
    	MsgBox "XML fajl upisan", vbOKOnly, "OBAVEŠTENJE"
	End If
  End If
  oFileDialog.Dispose()  
End Sub

Private Sub CommandButton1_Click()
 Unload Me
End Sub

Private Sub UserForm_Click()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test"/>
</library:library>
</file>

<file path=Dialogs/Standard/test.xml><?xml version="1.0" encoding="utf-8"?>
<!DOCTYPE window  PUBLIC '-//OpenOffice.org//DTD OfficeDocument 1.0//EN'  'dialog.dtd'>
<dlg:window xmlns:dlg="http://openoffice.org/2000/dialog" xmlns:script="http://openoffice.org/2000/script" dlg:id="test" dlg:left="50" dlg:top="26" dlg:width="93" dlg:height="28" dlg:closeable="true" dlg:moveable="true" dlg:title="Kreiranje XML">
  <dlg:styles>
    <dlg:style dlg:style-id="0" dlg:text-color="0x0" dlg:font-name="Tahoma" dlg:font-height="8"/>
  </dlg:styles>
  <dlg:bulletinboard>
    <dlg:button dlg:style-id="0" dlg:id="cmdExport" dlg:tab-index="0" dlg:left="6" dlg:top="9" dlg:width="38" dlg:height="12" dlg:value="Snimi XML">
      <script:event script:event-name="on-performaction" script:macro-name="vnd.sun.star.script:Standard.test.cmdExport_Click?language=Basic&amp;location=document" script:language="Script"/>
    </dlg:button>
    <dlg:button dlg:style-id="0" dlg:id="CommandButton1" dlg:tab-index="1" dlg:left="51" dlg:top="9" dlg:width="38" dlg:height="12" dlg:value="Izlaz" dlg:button-type="cancel">
      <script:event script:event-name="on-performaction" script:macro-name="vnd.sun.star.script:Standard.test.CommandButton1_Click?language=Basic&amp;location=document" script:language="Script"/>
    </dlg:button>
    <dlg:progressmeter dlg:id="CD1" dlg:tab-index="2" dlg:disabled="true" dlg:left="-47" dlg:top="-18" dlg:width="16" dlg:height="16"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